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87mm"/>
    </style:style>
    <style:style style:name="co2" style:family="table-column">
      <style:table-column-properties fo:break-before="auto" style:column-width="49.97mm"/>
    </style:style>
    <style:style style:name="co3" style:family="table-column">
      <style:table-column-properties fo:break-before="auto" style:column-width="71.08mm"/>
    </style:style>
    <style:style style:name="co4" style:family="table-column">
      <style:table-column-properties fo:break-before="auto" style:column-width="25.82mm"/>
    </style:style>
    <style:style style:name="co5" style:family="table-column">
      <style:table-column-properties fo:break-before="auto" style:column-width="10.8mm"/>
    </style:style>
    <style:style style:name="co6" style:family="table-column">
      <style:table-column-properties fo:break-before="auto" style:column-width="31.4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PI_SH.XPD.PCAP_DS2_en_csv_v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5" table:default-cell-style-name="Default"/>
        <table:table-column table:style-name="co6" table:number-columns-repeated="20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Country Name</text:p>
          </table:table-cell>
          <table:table-cell office:value-type="string" calcext:value-type="string">
            <text:p>Country Code</text:p>
          </table:table-cell>
          <table:table-cell office:value-type="string" calcext:value-type="string">
            <text:p>Indicator Name</text:p>
          </table:table-cell>
          <table:table-cell office:value-type="string" calcext:value-type="string">
            <text:p>Indicator Code</text:p>
          </table:table-cell>
          <table:table-cell office:value-type="float" office:value="1960" calcext:value-type="float">
            <text:p>1960</text:p>
          </table:table-cell>
          <table:table-cell office:value-type="float" office:value="1961" calcext:value-type="float">
            <text:p>1961</text:p>
          </table:table-cell>
          <table:table-cell office:value-type="float" office:value="1962" calcext:value-type="float">
            <text:p>1962</text:p>
          </table:table-cell>
          <table:table-cell office:value-type="float" office:value="1963" calcext:value-type="float">
            <text:p>1963</text:p>
          </table:table-cell>
          <table:table-cell office:value-type="float" office:value="1964" calcext:value-type="float">
            <text:p>1964</text:p>
          </table:table-cell>
          <table:table-cell office:value-type="float" office:value="1965" calcext:value-type="float">
            <text:p>1965</text:p>
          </table:table-cell>
          <table:table-cell office:value-type="float" office:value="1966" calcext:value-type="float">
            <text:p>1966</text:p>
          </table:table-cell>
          <table:table-cell office:value-type="float" office:value="1967" calcext:value-type="float">
            <text:p>1967</text:p>
          </table:table-cell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float" office:value="1970" calcext:value-type="float">
            <text:p>1970</text:p>
          </table:table-cell>
          <table:table-cell office:value-type="float" office:value="1971" calcext:value-type="float">
            <text:p>1971</text:p>
          </table:table-cell>
          <table:table-cell office:value-type="float" office:value="1972" calcext:value-type="float">
            <text:p>1972</text:p>
          </table:table-cell>
          <table:table-cell office:value-type="float" office:value="1973" calcext:value-type="float">
            <text:p>1973</text:p>
          </table:table-cell>
          <table:table-cell office:value-type="float" office:value="1974" calcext:value-type="float">
            <text:p>1974</text:p>
          </table:table-cell>
          <table:table-cell office:value-type="float" office:value="1975" calcext:value-type="float">
            <text:p>1975</text:p>
          </table:table-cell>
          <table:table-cell office:value-type="float" office:value="1976" calcext:value-type="float">
            <text:p>1976</text:p>
          </table:table-cell>
          <table:table-cell office:value-type="float" office:value="1977" calcext:value-type="float">
            <text:p>1977</text:p>
          </table:table-cell>
          <table:table-cell office:value-type="float" office:value="1978" calcext:value-type="float">
            <text:p>1978</text:p>
          </table:table-cell>
          <table:table-cell office:value-type="float" office:value="1979" calcext:value-type="float">
            <text:p>1979</text:p>
          </table:table-cell>
          <table:table-cell office:value-type="float" office:value="1980" calcext:value-type="float">
            <text:p>1980</text:p>
          </table:table-cell>
          <table:table-cell office:value-type="float" office:value="1981" calcext:value-type="float">
            <text:p>1981</text:p>
          </table:table-cell>
          <table:table-cell office:value-type="float" office:value="1982" calcext:value-type="float">
            <text:p>1982</text:p>
          </table:table-cell>
          <table:table-cell office:value-type="float" office:value="1983" calcext:value-type="float">
            <text:p>1983</text:p>
          </table:table-cell>
          <table:table-cell office:value-type="float" office:value="1984" calcext:value-type="float">
            <text:p>1984</text:p>
          </table:table-cell>
          <table:table-cell office:value-type="float" office:value="1985" calcext:value-type="float">
            <text:p>1985</text:p>
          </table:table-cell>
          <table:table-cell office:value-type="float" office:value="1986" calcext:value-type="float">
            <text:p>1986</text:p>
          </table:table-cell>
          <table:table-cell office:value-type="float" office:value="1987" calcext:value-type="float">
            <text:p>1987</text:p>
          </table:table-cell>
          <table:table-cell office:value-type="float" office:value="1988" calcext:value-type="float">
            <text:p>1988</text:p>
          </table:table-cell>
          <table:table-cell office:value-type="float" office:value="1989" calcext:value-type="float">
            <text:p>1989</text:p>
          </table:table-cell>
          <table:table-cell office:value-type="float" office:value="1990" calcext:value-type="float">
            <text:p>1990</text:p>
          </table:table-cell>
          <table:table-cell office:value-type="float" office:value="1991" calcext:value-type="float">
            <text:p>1991</text:p>
          </table:table-cell>
          <table:table-cell office:value-type="float" office:value="1992" calcext:value-type="float">
            <text:p>1992</text:p>
          </table:table-cell>
          <table:table-cell office:value-type="float" office:value="1993" calcext:value-type="float">
            <text:p>1993</text:p>
          </table:table-cell>
          <table:table-cell office:value-type="float" office:value="1994" calcext:value-type="float">
            <text:p>1994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ABW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42"/>
          <table:table-cell office:value-type="float" office:value="15.48190406" calcext:value-type="float">
            <text:p>15.48190406</text:p>
          </table:table-cell>
          <table:table-cell office:value-type="float" office:value="19.33236793" calcext:value-type="float">
            <text:p>19.33236793</text:p>
          </table:table-cell>
          <table:table-cell office:value-type="float" office:value="20.89000224" calcext:value-type="float">
            <text:p>20.89000224</text:p>
          </table:table-cell>
          <table:table-cell office:value-type="float" office:value="21.89580296" calcext:value-type="float">
            <text:p>21.89580296</text:p>
          </table:table-cell>
          <table:table-cell office:value-type="float" office:value="22.18140928" calcext:value-type="float">
            <text:p>22.18140928</text:p>
          </table:table-cell>
          <table:table-cell office:value-type="float" office:value="26.98894729" calcext:value-type="float">
            <text:p>26.98894729</text:p>
          </table:table-cell>
          <table:table-cell office:value-type="float" office:value="33.80518937" calcext:value-type="float">
            <text:p>33.80518937</text:p>
          </table:table-cell>
          <table:table-cell office:value-type="float" office:value="43.52543981" calcext:value-type="float">
            <text:p>43.52543981</text:p>
          </table:table-cell>
          <table:table-cell office:value-type="float" office:value="52.8857608" calcext:value-type="float">
            <text:p>52.8857608</text:p>
          </table:table-cell>
          <table:table-cell office:value-type="float" office:value="52.38254929" calcext:value-type="float">
            <text:p>52.38254929</text:p>
          </table:table-cell>
          <table:table-cell office:value-type="float" office:value="58.16803071" calcext:value-type="float">
            <text:p>58.16803071</text:p>
          </table:table-cell>
          <table:table-cell office:value-type="float" office:value="53.36597308" calcext:value-type="float">
            <text:p>53.36597308</text:p>
          </table:table-cell>
          <table:table-cell office:value-type="float" office:value="56.57452735" calcext:value-type="float">
            <text:p>56.574527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8.00618425" calcext:value-type="float">
            <text:p>18.00618425</text:p>
          </table:table-cell>
          <table:table-cell office:value-type="float" office:value="13.75622193" calcext:value-type="float">
            <text:p>13.75622193</text:p>
          </table:table-cell>
          <table:table-cell office:value-type="float" office:value="19.27911944" calcext:value-type="float">
            <text:p>19.27911944</text:p>
          </table:table-cell>
          <table:table-cell office:value-type="float" office:value="15.14206043" calcext:value-type="float">
            <text:p>15.14206043</text:p>
          </table:table-cell>
          <table:table-cell office:value-type="float" office:value="14.23259059" calcext:value-type="float">
            <text:p>14.23259059</text:p>
          </table:table-cell>
          <table:table-cell office:value-type="float" office:value="16.8991726" calcext:value-type="float">
            <text:p>16.8991726</text:p>
          </table:table-cell>
          <table:table-cell office:value-type="float" office:value="30.91774474" calcext:value-type="float">
            <text:p>30.91774474</text:p>
          </table:table-cell>
          <table:table-cell office:value-type="float" office:value="28.19059742" calcext:value-type="float">
            <text:p>28.19059742</text:p>
          </table:table-cell>
          <table:table-cell office:value-type="float" office:value="37.44842882" calcext:value-type="float">
            <text:p>37.44842882</text:p>
          </table:table-cell>
          <table:table-cell office:value-type="float" office:value="53.4564375" calcext:value-type="float">
            <text:p>53.4564375</text:p>
          </table:table-cell>
          <table:table-cell office:value-type="float" office:value="64.68519176" calcext:value-type="float">
            <text:p>64.68519176</text:p>
          </table:table-cell>
          <table:table-cell office:value-type="float" office:value="102.37922537" calcext:value-type="float">
            <text:p>102.37922537</text:p>
          </table:table-cell>
          <table:table-cell office:value-type="float" office:value="106.60251904" calcext:value-type="float">
            <text:p>106.60251904</text:p>
          </table:table-cell>
          <table:table-cell office:value-type="float" office:value="163.11605053" calcext:value-type="float">
            <text:p>163.11605053</text:p>
          </table:table-cell>
          <table:table-cell office:value-type="float" office:value="160.83547792" calcext:value-type="float">
            <text:p>160.83547792</text:p>
          </table:table-cell>
          <table:table-cell office:value-type="float" office:value="131.79621085" calcext:value-type="float">
            <text:p>131.79621085</text:p>
          </table:table-cell>
          <table:table-cell office:value-type="float" office:value="160.36072269" calcext:value-type="float">
            <text:p>160.36072269</text:p>
          </table:table-cell>
          <table:table-cell office:value-type="float" office:value="168.02721742" calcext:value-type="float">
            <text:p>168.02721742</text:p>
          </table:table-cell>
          <table:table-cell office:value-type="float" office:value="225.73659246" calcext:value-type="float">
            <text:p>225.73659246</text:p>
          </table:table-cell>
          <table:table-cell office:value-type="float" office:value="179.35785371" calcext:value-type="float">
            <text:p>179.357853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ALB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51.48380136" calcext:value-type="float">
            <text:p>51.48380136</text:p>
          </table:table-cell>
          <table:table-cell office:value-type="float" office:value="72.42532839" calcext:value-type="float">
            <text:p>72.42532839</text:p>
          </table:table-cell>
          <table:table-cell office:value-type="float" office:value="52.94161894" calcext:value-type="float">
            <text:p>52.94161894</text:p>
          </table:table-cell>
          <table:table-cell office:value-type="float" office:value="61.25168194" calcext:value-type="float">
            <text:p>61.25168194</text:p>
          </table:table-cell>
          <table:table-cell office:value-type="float" office:value="75.95312403" calcext:value-type="float">
            <text:p>75.95312403</text:p>
          </table:table-cell>
          <table:table-cell office:value-type="float" office:value="74.02882494" calcext:value-type="float">
            <text:p>74.02882494</text:p>
          </table:table-cell>
          <table:table-cell office:value-type="float" office:value="78.66819861" calcext:value-type="float">
            <text:p>78.66819861</text:p>
          </table:table-cell>
          <table:table-cell office:value-type="float" office:value="89.9161553" calcext:value-type="float">
            <text:p>89.9161553</text:p>
          </table:table-cell>
          <table:table-cell office:value-type="float" office:value="112.63011779" calcext:value-type="float">
            <text:p>112.63011779</text:p>
          </table:table-cell>
          <table:table-cell office:value-type="float" office:value="153.26255007" calcext:value-type="float">
            <text:p>153.26255007</text:p>
          </table:table-cell>
          <table:table-cell office:value-type="float" office:value="166.22792891" calcext:value-type="float">
            <text:p>166.22792891</text:p>
          </table:table-cell>
          <table:table-cell office:value-type="float" office:value="175.46111256" calcext:value-type="float">
            <text:p>175.46111256</text:p>
          </table:table-cell>
          <table:table-cell office:value-type="float" office:value="216.94308134" calcext:value-type="float">
            <text:p>216.94308134</text:p>
          </table:table-cell>
          <table:table-cell office:value-type="float" office:value="254.735035" calcext:value-type="float">
            <text:p>254.735035</text:p>
          </table:table-cell>
          <table:table-cell office:value-type="float" office:value="238.07097947" calcext:value-type="float">
            <text:p>238.07097947</text:p>
          </table:table-cell>
          <table:table-cell office:value-type="float" office:value="219.27385748" calcext:value-type="float">
            <text:p>219.27385748</text:p>
          </table:table-cell>
          <table:table-cell office:value-type="float" office:value="255.2555999" calcext:value-type="float">
            <text:p>255.2555999</text:p>
          </table:table-cell>
          <table:table-cell office:value-type="float" office:value="239.51286789" calcext:value-type="float">
            <text:p>239.51286789</text:p>
          </table:table-cell>
          <table:table-cell office:value-type="float" office:value="253.3418956" calcext:value-type="float">
            <text:p>253.3418956</text:p>
          </table:table-cell>
          <table:table-cell office:value-type="float" office:value="272.20429151" calcext:value-type="float">
            <text:p>272.20429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282.52258662" calcext:value-type="float">
            <text:p>1282.52258662</text:p>
          </table:table-cell>
          <table:table-cell office:value-type="float" office:value="1386.66114884" calcext:value-type="float">
            <text:p>1386.66114884</text:p>
          </table:table-cell>
          <table:table-cell office:value-type="float" office:value="1395.5214956" calcext:value-type="float">
            <text:p>1395.5214956</text:p>
          </table:table-cell>
          <table:table-cell office:value-type="float" office:value="1831.20946786" calcext:value-type="float">
            <text:p>1831.20946786</text:p>
          </table:table-cell>
          <table:table-cell office:value-type="float" office:value="1369.1612816" calcext:value-type="float">
            <text:p>1369.1612816</text:p>
          </table:table-cell>
          <table:table-cell office:value-type="float" office:value="1242.21097786" calcext:value-type="float">
            <text:p>1242.21097786</text:p>
          </table:table-cell>
          <table:table-cell office:value-type="float" office:value="1268.63334966" calcext:value-type="float">
            <text:p>1268.63334966</text:p>
          </table:table-cell>
          <table:table-cell office:value-type="float" office:value="1450.79647062" calcext:value-type="float">
            <text:p>1450.79647062</text:p>
          </table:table-cell>
          <table:table-cell office:value-type="float" office:value="1827.84175497" calcext:value-type="float">
            <text:p>1827.84175497</text:p>
          </table:table-cell>
          <table:table-cell office:value-type="float" office:value="2127.73674755" calcext:value-type="float">
            <text:p>2127.73674755</text:p>
          </table:table-cell>
          <table:table-cell office:value-type="float" office:value="2089.66776214" calcext:value-type="float">
            <text:p>2089.66776214</text:p>
          </table:table-cell>
          <table:table-cell office:value-type="float" office:value="2256.10300159" calcext:value-type="float">
            <text:p>2256.10300159</text:p>
          </table:table-cell>
          <table:table-cell office:value-type="float" office:value="2997.57274716" calcext:value-type="float">
            <text:p>2997.57274716</text:p>
          </table:table-cell>
          <table:table-cell office:value-type="float" office:value="3081.87021953" calcext:value-type="float">
            <text:p>3081.87021953</text:p>
          </table:table-cell>
          <table:table-cell office:value-type="float" office:value="2897.93204128" calcext:value-type="float">
            <text:p>2897.93204128</text:p>
          </table:table-cell>
          <table:table-cell office:value-type="float" office:value="3173.99169088" calcext:value-type="float">
            <text:p>3173.99169088</text:p>
          </table:table-cell>
          <table:table-cell office:value-type="float" office:value="2794.50281318" calcext:value-type="float">
            <text:p>2794.50281318</text:p>
          </table:table-cell>
          <table:table-cell office:value-type="float" office:value="2993.7301066" calcext:value-type="float">
            <text:p>2993.7301066</text:p>
          </table:table-cell>
          <table:table-cell office:value-type="float" office:value="4914.39117816" calcext:value-type="float">
            <text:p>4914.39117816</text:p>
          </table:table-cell>
          <table:table-cell office:value-type="float" office:value="3746.33415672" calcext:value-type="float">
            <text:p>3746.334156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ab World</text:p>
          </table:table-cell>
          <table:table-cell office:value-type="string" calcext:value-type="string">
            <text:p>ARB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85.9578612876967" calcext:value-type="float">
            <text:p>85.9578612877</text:p>
          </table:table-cell>
          <table:table-cell office:value-type="float" office:value="91.3205919630678" calcext:value-type="float">
            <text:p>91.3205919631</text:p>
          </table:table-cell>
          <table:table-cell office:value-type="float" office:value="97.97606405731" calcext:value-type="float">
            <text:p>97.9760640573</text:p>
          </table:table-cell>
          <table:table-cell office:value-type="float" office:value="100.171060035997" calcext:value-type="float">
            <text:p>100.171060036</text:p>
          </table:table-cell>
          <table:table-cell office:value-type="float" office:value="108.333835383841" calcext:value-type="float">
            <text:p>108.3338353838</text:p>
          </table:table-cell>
          <table:table-cell office:value-type="float" office:value="115.398514286547" calcext:value-type="float">
            <text:p>115.3985142865</text:p>
          </table:table-cell>
          <table:table-cell office:value-type="float" office:value="117.88291970471" calcext:value-type="float">
            <text:p>117.8829197047</text:p>
          </table:table-cell>
          <table:table-cell office:value-type="float" office:value="118.743177926272" calcext:value-type="float">
            <text:p>118.7431779263</text:p>
          </table:table-cell>
          <table:table-cell office:value-type="float" office:value="113.753743486798" calcext:value-type="float">
            <text:p>113.7537434868</text:p>
          </table:table-cell>
          <table:table-cell office:value-type="float" office:value="125.794683318159" calcext:value-type="float">
            <text:p>125.7946833182</text:p>
          </table:table-cell>
          <table:table-cell office:value-type="float" office:value="138.266719357252" calcext:value-type="float">
            <text:p>138.2667193573</text:p>
          </table:table-cell>
          <table:table-cell office:value-type="float" office:value="158.62014631957" calcext:value-type="float">
            <text:p>158.6201463196</text:p>
          </table:table-cell>
          <table:table-cell office:value-type="float" office:value="185.137204066148" calcext:value-type="float">
            <text:p>185.1372040661</text:p>
          </table:table-cell>
          <table:table-cell office:value-type="float" office:value="219.909221087059" calcext:value-type="float">
            <text:p>219.9092210871</text:p>
          </table:table-cell>
          <table:table-cell office:value-type="float" office:value="240.643944859376" calcext:value-type="float">
            <text:p>240.6439448594</text:p>
          </table:table-cell>
          <table:table-cell office:value-type="float" office:value="248.315642038898" calcext:value-type="float">
            <text:p>248.3156420389</text:p>
          </table:table-cell>
          <table:table-cell office:value-type="float" office:value="282.803549073691" calcext:value-type="float">
            <text:p>282.8035490737</text:p>
          </table:table-cell>
          <table:table-cell office:value-type="float" office:value="325.014530884071" calcext:value-type="float">
            <text:p>325.0145308841</text:p>
          </table:table-cell>
          <table:table-cell office:value-type="float" office:value="340.905441482892" calcext:value-type="float">
            <text:p>340.9054414829</text:p>
          </table:table-cell>
          <table:table-cell office:value-type="float" office:value="355.86220743318" calcext:value-type="float">
            <text:p>355.86220743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737.42407792" calcext:value-type="float">
            <text:p>737.42407792</text:p>
          </table:table-cell>
          <table:table-cell office:value-type="float" office:value="733.11812537" calcext:value-type="float">
            <text:p>733.11812537</text:p>
          </table:table-cell>
          <table:table-cell office:value-type="float" office:value="755.50700897" calcext:value-type="float">
            <text:p>755.50700897</text:p>
          </table:table-cell>
          <table:table-cell office:value-type="float" office:value="801.20626516" calcext:value-type="float">
            <text:p>801.20626516</text:p>
          </table:table-cell>
          <table:table-cell office:value-type="float" office:value="794.56301232" calcext:value-type="float">
            <text:p>794.56301232</text:p>
          </table:table-cell>
          <table:table-cell office:value-type="float" office:value="814.13692852" calcext:value-type="float">
            <text:p>814.13692852</text:p>
          </table:table-cell>
          <table:table-cell office:value-type="float" office:value="797.59251222" calcext:value-type="float">
            <text:p>797.59251222</text:p>
          </table:table-cell>
          <table:table-cell office:value-type="float" office:value="879.28514869" calcext:value-type="float">
            <text:p>879.28514869</text:p>
          </table:table-cell>
          <table:table-cell office:value-type="float" office:value="907.58262622" calcext:value-type="float">
            <text:p>907.58262622</text:p>
          </table:table-cell>
          <table:table-cell office:value-type="float" office:value="915.42306321" calcext:value-type="float">
            <text:p>915.42306321</text:p>
          </table:table-cell>
          <table:table-cell office:value-type="float" office:value="935.01622766" calcext:value-type="float">
            <text:p>935.01622766</text:p>
          </table:table-cell>
          <table:table-cell office:value-type="float" office:value="998.78516967" calcext:value-type="float">
            <text:p>998.78516967</text:p>
          </table:table-cell>
          <table:table-cell office:value-type="float" office:value="1101.01430073" calcext:value-type="float">
            <text:p>1101.01430073</text:p>
          </table:table-cell>
          <table:table-cell office:value-type="float" office:value="1338.92670304" calcext:value-type="float">
            <text:p>1338.92670304</text:p>
          </table:table-cell>
          <table:table-cell office:value-type="float" office:value="1332.63012978" calcext:value-type="float">
            <text:p>1332.63012978</text:p>
          </table:table-cell>
          <table:table-cell office:value-type="float" office:value="1349.44865722" calcext:value-type="float">
            <text:p>1349.44865722</text:p>
          </table:table-cell>
          <table:table-cell office:value-type="float" office:value="1473.33909581" calcext:value-type="float">
            <text:p>1473.33909581</text:p>
          </table:table-cell>
          <table:table-cell office:value-type="float" office:value="1433.10554702" calcext:value-type="float">
            <text:p>1433.10554702</text:p>
          </table:table-cell>
          <table:table-cell office:value-type="float" office:value="1551.34690283" calcext:value-type="float">
            <text:p>1551.34690283</text:p>
          </table:table-cell>
          <table:table-cell office:value-type="float" office:value="1610.79897995" calcext:value-type="float">
            <text:p>1610.798979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612.95824318" calcext:value-type="float">
            <text:p>612.95824318</text:p>
          </table:table-cell>
          <table:table-cell office:value-type="float" office:value="616.81447153" calcext:value-type="float">
            <text:p>616.81447153</text:p>
          </table:table-cell>
          <table:table-cell office:value-type="float" office:value="683.68795122" calcext:value-type="float">
            <text:p>683.68795122</text:p>
          </table:table-cell>
          <table:table-cell office:value-type="float" office:value="704.46065824" calcext:value-type="float">
            <text:p>704.46065824</text:p>
          </table:table-cell>
          <table:table-cell office:value-type="float" office:value="724.11127656" calcext:value-type="float">
            <text:p>724.11127656</text:p>
          </table:table-cell>
          <table:table-cell office:value-type="float" office:value="706.90499353" calcext:value-type="float">
            <text:p>706.90499353</text:p>
          </table:table-cell>
          <table:table-cell office:value-type="float" office:value="672.65232677" calcext:value-type="float">
            <text:p>672.65232677</text:p>
          </table:table-cell>
          <table:table-cell office:value-type="float" office:value="223.90609457" calcext:value-type="float">
            <text:p>223.90609457</text:p>
          </table:table-cell>
          <table:table-cell office:value-type="float" office:value="277.93844386" calcext:value-type="float">
            <text:p>277.93844386</text:p>
          </table:table-cell>
          <table:table-cell office:value-type="float" office:value="323.75024296" calcext:value-type="float">
            <text:p>323.75024296</text:p>
          </table:table-cell>
          <table:table-cell office:value-type="float" office:value="389.81827568" calcext:value-type="float">
            <text:p>389.81827568</text:p>
          </table:table-cell>
          <table:table-cell office:value-type="float" office:value="447.1689734" calcext:value-type="float">
            <text:p>447.1689734</text:p>
          </table:table-cell>
          <table:table-cell office:value-type="float" office:value="539.23777278" calcext:value-type="float">
            <text:p>539.23777278</text:p>
          </table:table-cell>
          <table:table-cell office:value-type="float" office:value="673.84210464" calcext:value-type="float">
            <text:p>673.84210464</text:p>
          </table:table-cell>
          <table:table-cell office:value-type="float" office:value="711.95419553" calcext:value-type="float">
            <text:p>711.95419553</text:p>
          </table:table-cell>
          <table:table-cell office:value-type="float" office:value="738.48082303" calcext:value-type="float">
            <text:p>738.48082303</text:p>
          </table:table-cell>
          <table:table-cell office:value-type="float" office:value="795.75029309" calcext:value-type="float">
            <text:p>795.75029309</text:p>
          </table:table-cell>
          <table:table-cell office:value-type="float" office:value="726.79434807" calcext:value-type="float">
            <text:p>726.79434807</text:p>
          </table:table-cell>
          <table:table-cell office:value-type="float" office:value="731.4512884" calcext:value-type="float">
            <text:p>731.4512884</text:p>
          </table:table-cell>
          <table:table-cell office:value-type="float" office:value="605.1878448" calcext:value-type="float">
            <text:p>605.1878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25.62249443" calcext:value-type="float">
            <text:p>25.62249443</text:p>
          </table:table-cell>
          <table:table-cell office:value-type="float" office:value="29.14083557" calcext:value-type="float">
            <text:p>29.14083557</text:p>
          </table:table-cell>
          <table:table-cell office:value-type="float" office:value="30.12181086" calcext:value-type="float">
            <text:p>30.12181086</text:p>
          </table:table-cell>
          <table:table-cell office:value-type="float" office:value="34.98812191" calcext:value-type="float">
            <text:p>34.98812191</text:p>
          </table:table-cell>
          <table:table-cell office:value-type="float" office:value="33.89211786" calcext:value-type="float">
            <text:p>33.89211786</text:p>
          </table:table-cell>
          <table:table-cell office:value-type="float" office:value="38.82927307" calcext:value-type="float">
            <text:p>38.82927307</text:p>
          </table:table-cell>
          <table:table-cell office:value-type="float" office:value="41.12659264" calcext:value-type="float">
            <text:p>41.12659264</text:p>
          </table:table-cell>
          <table:table-cell office:value-type="float" office:value="41.9909141" calcext:value-type="float">
            <text:p>41.9909141</text:p>
          </table:table-cell>
          <table:table-cell office:value-type="float" office:value="51.50899053" calcext:value-type="float">
            <text:p>51.50899053</text:p>
          </table:table-cell>
          <table:table-cell office:value-type="float" office:value="65.49067686" calcext:value-type="float">
            <text:p>65.49067686</text:p>
          </table:table-cell>
          <table:table-cell office:value-type="float" office:value="86.10079034" calcext:value-type="float">
            <text:p>86.10079034</text:p>
          </table:table-cell>
          <table:table-cell office:value-type="float" office:value="98.22416727" calcext:value-type="float">
            <text:p>98.22416727</text:p>
          </table:table-cell>
          <table:table-cell office:value-type="float" office:value="134.06043976" calcext:value-type="float">
            <text:p>134.06043976</text:p>
          </table:table-cell>
          <table:table-cell office:value-type="float" office:value="149.38303441" calcext:value-type="float">
            <text:p>149.38303441</text:p>
          </table:table-cell>
          <table:table-cell office:value-type="float" office:value="132.51720397" calcext:value-type="float">
            <text:p>132.51720397</text:p>
          </table:table-cell>
          <table:table-cell office:value-type="float" office:value="143.06442355" calcext:value-type="float">
            <text:p>143.06442355</text:p>
          </table:table-cell>
          <table:table-cell office:value-type="float" office:value="127.00593164" calcext:value-type="float">
            <text:p>127.00593164</text:p>
          </table:table-cell>
          <table:table-cell office:value-type="float" office:value="149.92806121" calcext:value-type="float">
            <text:p>149.92806121</text:p>
          </table:table-cell>
          <table:table-cell office:value-type="float" office:value="158.98019679" calcext:value-type="float">
            <text:p>158.98019679</text:p>
          </table:table-cell>
          <table:table-cell office:value-type="float" office:value="161.55238559" calcext:value-type="float">
            <text:p>161.552385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353.19289801" calcext:value-type="float">
            <text:p>353.19289801</text:p>
          </table:table-cell>
          <table:table-cell office:value-type="float" office:value="356.41139064" calcext:value-type="float">
            <text:p>356.41139064</text:p>
          </table:table-cell>
          <table:table-cell office:value-type="float" office:value="373.27456563" calcext:value-type="float">
            <text:p>373.27456563</text:p>
          </table:table-cell>
          <table:table-cell office:value-type="float" office:value="386.62789176" calcext:value-type="float">
            <text:p>386.62789176</text:p>
          </table:table-cell>
          <table:table-cell office:value-type="float" office:value="400.73519335" calcext:value-type="float">
            <text:p>400.73519335</text:p>
          </table:table-cell>
          <table:table-cell office:value-type="float" office:value="416.41326943" calcext:value-type="float">
            <text:p>416.41326943</text:p>
          </table:table-cell>
          <table:table-cell office:value-type="float" office:value="439.38001025" calcext:value-type="float">
            <text:p>439.38001025</text:p>
          </table:table-cell>
          <table:table-cell office:value-type="float" office:value="442.60837448" calcext:value-type="float">
            <text:p>442.60837448</text:p>
          </table:table-cell>
          <table:table-cell office:value-type="float" office:value="470.78383885" calcext:value-type="float">
            <text:p>470.78383885</text:p>
          </table:table-cell>
          <table:table-cell office:value-type="float" office:value="462.48912816" calcext:value-type="float">
            <text:p>462.48912816</text:p>
          </table:table-cell>
          <table:table-cell office:value-type="float" office:value="532.73416909" calcext:value-type="float">
            <text:p>532.73416909</text:p>
          </table:table-cell>
          <table:table-cell office:value-type="float" office:value="590.23941594" calcext:value-type="float">
            <text:p>590.23941594</text:p>
          </table:table-cell>
          <table:table-cell office:value-type="float" office:value="652.2483176" calcext:value-type="float">
            <text:p>652.2483176</text:p>
          </table:table-cell>
          <table:table-cell office:value-type="float" office:value="740.68854173" calcext:value-type="float">
            <text:p>740.68854173</text:p>
          </table:table-cell>
          <table:table-cell office:value-type="float" office:value="679.68040921" calcext:value-type="float">
            <text:p>679.68040921</text:p>
          </table:table-cell>
          <table:table-cell office:value-type="float" office:value="732.68117568" calcext:value-type="float">
            <text:p>732.68117568</text:p>
          </table:table-cell>
          <table:table-cell office:value-type="float" office:value="724.01950759" calcext:value-type="float">
            <text:p>724.01950759</text:p>
          </table:table-cell>
          <table:table-cell office:value-type="float" office:value="728.48132414" calcext:value-type="float">
            <text:p>728.48132414</text:p>
          </table:table-cell>
          <table:table-cell office:value-type="float" office:value="711.43035589" calcext:value-type="float">
            <text:p>711.43035589</text:p>
          </table:table-cell>
          <table:table-cell office:value-type="float" office:value="773.71224648" calcext:value-type="float">
            <text:p>773.712246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591.17992691" calcext:value-type="float">
            <text:p>1591.17992691</text:p>
          </table:table-cell>
          <table:table-cell office:value-type="float" office:value="1789.35369193" calcext:value-type="float">
            <text:p>1789.35369193</text:p>
          </table:table-cell>
          <table:table-cell office:value-type="float" office:value="1787.62517117" calcext:value-type="float">
            <text:p>1787.62517117</text:p>
          </table:table-cell>
          <table:table-cell office:value-type="float" office:value="1613.10676376" calcext:value-type="float">
            <text:p>1613.10676376</text:p>
          </table:table-cell>
          <table:table-cell office:value-type="float" office:value="1775.35382432" calcext:value-type="float">
            <text:p>1775.35382432</text:p>
          </table:table-cell>
          <table:table-cell office:value-type="float" office:value="1745.92530648" calcext:value-type="float">
            <text:p>1745.92530648</text:p>
          </table:table-cell>
          <table:table-cell office:value-type="float" office:value="1665.20028425" calcext:value-type="float">
            <text:p>1665.20028425</text:p>
          </table:table-cell>
          <table:table-cell office:value-type="float" office:value="1883.31574958" calcext:value-type="float">
            <text:p>1883.31574958</text:p>
          </table:table-cell>
          <table:table-cell office:value-type="float" office:value="2370.88055821" calcext:value-type="float">
            <text:p>2370.88055821</text:p>
          </table:table-cell>
          <table:table-cell office:value-type="float" office:value="2933.22886859" calcext:value-type="float">
            <text:p>2933.22886859</text:p>
          </table:table-cell>
          <table:table-cell office:value-type="float" office:value="3214.03087478" calcext:value-type="float">
            <text:p>3214.03087478</text:p>
          </table:table-cell>
          <table:table-cell office:value-type="float" office:value="3421.90797166" calcext:value-type="float">
            <text:p>3421.90797166</text:p>
          </table:table-cell>
          <table:table-cell office:value-type="float" office:value="4077.85232896" calcext:value-type="float">
            <text:p>4077.85232896</text:p>
          </table:table-cell>
          <table:table-cell office:value-type="float" office:value="4410.43770246" calcext:value-type="float">
            <text:p>4410.43770246</text:p>
          </table:table-cell>
          <table:table-cell office:value-type="float" office:value="4256.64084463" calcext:value-type="float">
            <text:p>4256.64084463</text:p>
          </table:table-cell>
          <table:table-cell office:value-type="float" office:value="5324.51741475" calcext:value-type="float">
            <text:p>5324.51741475</text:p>
          </table:table-cell>
          <table:table-cell office:value-type="float" office:value="6368.42412403" calcext:value-type="float">
            <text:p>6368.42412403</text:p>
          </table:table-cell>
          <table:table-cell office:value-type="float" office:value="6543.52388728" calcext:value-type="float">
            <text:p>6543.52388728</text:p>
          </table:table-cell>
          <table:table-cell office:value-type="float" office:value="6258.4673609" calcext:value-type="float">
            <text:p>6258.4673609</text:p>
          </table:table-cell>
          <table:table-cell office:value-type="float" office:value="6031.1074579" calcext:value-type="float">
            <text:p>6031.10745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2867.56475911" calcext:value-type="float">
            <text:p>2867.56475911</text:p>
          </table:table-cell>
          <table:table-cell office:value-type="float" office:value="2811.46105314" calcext:value-type="float">
            <text:p>2811.46105314</text:p>
          </table:table-cell>
          <table:table-cell office:value-type="float" office:value="2563.91879728" calcext:value-type="float">
            <text:p>2563.91879728</text:p>
          </table:table-cell>
          <table:table-cell office:value-type="float" office:value="2675.56255775" calcext:value-type="float">
            <text:p>2675.56255775</text:p>
          </table:table-cell>
          <table:table-cell office:value-type="float" office:value="2709.57173208" calcext:value-type="float">
            <text:p>2709.57173208</text:p>
          </table:table-cell>
          <table:table-cell office:value-type="float" office:value="2415.78238586" calcext:value-type="float">
            <text:p>2415.78238586</text:p>
          </table:table-cell>
          <table:table-cell office:value-type="float" office:value="2418.43634953" calcext:value-type="float">
            <text:p>2418.43634953</text:p>
          </table:table-cell>
          <table:table-cell office:value-type="float" office:value="2643.57683335" calcext:value-type="float">
            <text:p>2643.57683335</text:p>
          </table:table-cell>
          <table:table-cell office:value-type="float" office:value="3285.60049041" calcext:value-type="float">
            <text:p>3285.60049041</text:p>
          </table:table-cell>
          <table:table-cell office:value-type="float" office:value="3779.74711463" calcext:value-type="float">
            <text:p>3779.74711463</text:p>
          </table:table-cell>
          <table:table-cell office:value-type="float" office:value="3916.48423374" calcext:value-type="float">
            <text:p>3916.48423374</text:p>
          </table:table-cell>
          <table:table-cell office:value-type="float" office:value="4075.33464566" calcext:value-type="float">
            <text:p>4075.33464566</text:p>
          </table:table-cell>
          <table:table-cell office:value-type="float" office:value="4710.11058824" calcext:value-type="float">
            <text:p>4710.11058824</text:p>
          </table:table-cell>
          <table:table-cell office:value-type="float" office:value="5286.91522868" calcext:value-type="float">
            <text:p>5286.91522868</text:p>
          </table:table-cell>
          <table:table-cell office:value-type="float" office:value="5153.78854406" calcext:value-type="float">
            <text:p>5153.78854406</text:p>
          </table:table-cell>
          <table:table-cell office:value-type="float" office:value="5049.56233972" calcext:value-type="float">
            <text:p>5049.56233972</text:p>
          </table:table-cell>
          <table:table-cell office:value-type="float" office:value="5431.67400978" calcext:value-type="float">
            <text:p>5431.67400978</text:p>
          </table:table-cell>
          <table:table-cell office:value-type="float" office:value="5239.51757942" calcext:value-type="float">
            <text:p>5239.51757942</text:p>
          </table:table-cell>
          <table:table-cell office:value-type="float" office:value="5478.24494959" calcext:value-type="float">
            <text:p>5478.24494959</text:p>
          </table:table-cell>
          <table:table-cell office:value-type="float" office:value="5580.49394331" calcext:value-type="float">
            <text:p>5580.493943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AZE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8.01915735" calcext:value-type="float">
            <text:p>18.01915735</text:p>
          </table:table-cell>
          <table:table-cell office:value-type="float" office:value="24.7783912" calcext:value-type="float">
            <text:p>24.7783912</text:p>
          </table:table-cell>
          <table:table-cell office:value-type="float" office:value="27.2665367" calcext:value-type="float">
            <text:p>27.2665367</text:p>
          </table:table-cell>
          <table:table-cell office:value-type="float" office:value="30.26766499" calcext:value-type="float">
            <text:p>30.26766499</text:p>
          </table:table-cell>
          <table:table-cell office:value-type="float" office:value="30.49546759" calcext:value-type="float">
            <text:p>30.49546759</text:p>
          </table:table-cell>
          <table:table-cell office:value-type="float" office:value="30.29752578" calcext:value-type="float">
            <text:p>30.29752578</text:p>
          </table:table-cell>
          <table:table-cell office:value-type="float" office:value="31.16934787" calcext:value-type="float">
            <text:p>31.16934787</text:p>
          </table:table-cell>
          <table:table-cell office:value-type="float" office:value="33.61683581" calcext:value-type="float">
            <text:p>33.61683581</text:p>
          </table:table-cell>
          <table:table-cell office:value-type="float" office:value="57.03998429" calcext:value-type="float">
            <text:p>57.03998429</text:p>
          </table:table-cell>
          <table:table-cell office:value-type="float" office:value="81.25548578" calcext:value-type="float">
            <text:p>81.25548578</text:p>
          </table:table-cell>
          <table:table-cell office:value-type="float" office:value="121.89057566" calcext:value-type="float">
            <text:p>121.89057566</text:p>
          </table:table-cell>
          <table:table-cell office:value-type="float" office:value="149.73086751" calcext:value-type="float">
            <text:p>149.73086751</text:p>
          </table:table-cell>
          <table:table-cell office:value-type="float" office:value="192.38440974" calcext:value-type="float">
            <text:p>192.38440974</text:p>
          </table:table-cell>
          <table:table-cell office:value-type="float" office:value="241.55761229" calcext:value-type="float">
            <text:p>241.55761229</text:p>
          </table:table-cell>
          <table:table-cell office:value-type="float" office:value="288.53611228" calcext:value-type="float">
            <text:p>288.53611228</text:p>
          </table:table-cell>
          <table:table-cell office:value-type="float" office:value="310.14890456" calcext:value-type="float">
            <text:p>310.14890456</text:p>
          </table:table-cell>
          <table:table-cell office:value-type="float" office:value="358.2574" calcext:value-type="float">
            <text:p>358.2574</text:p>
          </table:table-cell>
          <table:table-cell office:value-type="float" office:value="399.49742884" calcext:value-type="float">
            <text:p>399.49742884</text:p>
          </table:table-cell>
          <table:table-cell office:value-type="float" office:value="432.418509" calcext:value-type="float">
            <text:p>432.418509</text:p>
          </table:table-cell>
          <table:table-cell office:value-type="float" office:value="471.41439556" calcext:value-type="float">
            <text:p>471.41439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8.6107346" calcext:value-type="float">
            <text:p>8.6107346</text:p>
          </table:table-cell>
          <table:table-cell office:value-type="float" office:value="7.57429011" calcext:value-type="float">
            <text:p>7.57429011</text:p>
          </table:table-cell>
          <table:table-cell office:value-type="float" office:value="7.65165177" calcext:value-type="float">
            <text:p>7.65165177</text:p>
          </table:table-cell>
          <table:table-cell office:value-type="float" office:value="7.58235593" calcext:value-type="float">
            <text:p>7.58235593</text:p>
          </table:table-cell>
          <table:table-cell office:value-type="float" office:value="6.57717627" calcext:value-type="float">
            <text:p>6.57717627</text:p>
          </table:table-cell>
          <table:table-cell office:value-type="float" office:value="6.40394782" calcext:value-type="float">
            <text:p>6.40394782</text:p>
          </table:table-cell>
          <table:table-cell office:value-type="float" office:value="6.26118861" calcext:value-type="float">
            <text:p>6.26118861</text:p>
          </table:table-cell>
          <table:table-cell office:value-type="float" office:value="5.94114971" calcext:value-type="float">
            <text:p>5.94114971</text:p>
          </table:table-cell>
          <table:table-cell office:value-type="float" office:value="5.56420521" calcext:value-type="float">
            <text:p>5.56420521</text:p>
          </table:table-cell>
          <table:table-cell office:value-type="float" office:value="8.48420491" calcext:value-type="float">
            <text:p>8.48420491</text:p>
          </table:table-cell>
          <table:table-cell office:value-type="float" office:value="13.85306615" calcext:value-type="float">
            <text:p>13.85306615</text:p>
          </table:table-cell>
          <table:table-cell office:value-type="float" office:value="17.80375176" calcext:value-type="float">
            <text:p>17.80375176</text:p>
          </table:table-cell>
          <table:table-cell office:value-type="float" office:value="15.97060537" calcext:value-type="float">
            <text:p>15.97060537</text:p>
          </table:table-cell>
          <table:table-cell office:value-type="float" office:value="14.36007705" calcext:value-type="float">
            <text:p>14.36007705</text:p>
          </table:table-cell>
          <table:table-cell office:value-type="float" office:value="13.53159243" calcext:value-type="float">
            <text:p>13.53159243</text:p>
          </table:table-cell>
          <table:table-cell office:value-type="float" office:value="18.9457458" calcext:value-type="float">
            <text:p>18.9457458</text:p>
          </table:table-cell>
          <table:table-cell office:value-type="float" office:value="20.77401252" calcext:value-type="float">
            <text:p>20.77401252</text:p>
          </table:table-cell>
          <table:table-cell office:value-type="float" office:value="20.34701459" calcext:value-type="float">
            <text:p>20.34701459</text:p>
          </table:table-cell>
          <table:table-cell office:value-type="float" office:value="20.85880811" calcext:value-type="float">
            <text:p>20.85880811</text:p>
          </table:table-cell>
          <table:table-cell office:value-type="float" office:value="21.55325396" calcext:value-type="float">
            <text:p>21.553253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2137.80966865" calcext:value-type="float">
            <text:p>2137.80966865</text:p>
          </table:table-cell>
          <table:table-cell office:value-type="float" office:value="2150.82765724" calcext:value-type="float">
            <text:p>2150.82765724</text:p>
          </table:table-cell>
          <table:table-cell office:value-type="float" office:value="1907.11128333" calcext:value-type="float">
            <text:p>1907.11128333</text:p>
          </table:table-cell>
          <table:table-cell office:value-type="float" office:value="1977.76610442" calcext:value-type="float">
            <text:p>1977.76610442</text:p>
          </table:table-cell>
          <table:table-cell office:value-type="float" office:value="2012.6854154" calcext:value-type="float">
            <text:p>2012.6854154</text:p>
          </table:table-cell>
          <table:table-cell office:value-type="float" office:value="1845.3381169" calcext:value-type="float">
            <text:p>1845.3381169</text:p>
          </table:table-cell>
          <table:table-cell office:value-type="float" office:value="1878.36700105" calcext:value-type="float">
            <text:p>1878.36700105</text:p>
          </table:table-cell>
          <table:table-cell office:value-type="float" office:value="2075.07377086" calcext:value-type="float">
            <text:p>2075.07377086</text:p>
          </table:table-cell>
          <table:table-cell office:value-type="float" office:value="2800.31247421" calcext:value-type="float">
            <text:p>2800.31247421</text:p>
          </table:table-cell>
          <table:table-cell office:value-type="float" office:value="3242.84230124" calcext:value-type="float">
            <text:p>3242.84230124</text:p>
          </table:table-cell>
          <table:table-cell office:value-type="float" office:value="3339.71811566" calcext:value-type="float">
            <text:p>3339.71811566</text:p>
          </table:table-cell>
          <table:table-cell office:value-type="float" office:value="3489.80673468" calcext:value-type="float">
            <text:p>3489.80673468</text:p>
          </table:table-cell>
          <table:table-cell office:value-type="float" office:value="4017.78879671" calcext:value-type="float">
            <text:p>4017.78879671</text:p>
          </table:table-cell>
          <table:table-cell office:value-type="float" office:value="4565.94842521" calcext:value-type="float">
            <text:p>4565.94842521</text:p>
          </table:table-cell>
          <table:table-cell office:value-type="float" office:value="4574.69481018" calcext:value-type="float">
            <text:p>4574.69481018</text:p>
          </table:table-cell>
          <table:table-cell office:value-type="float" office:value="4419.44425532" calcext:value-type="float">
            <text:p>4419.44425532</text:p>
          </table:table-cell>
          <table:table-cell office:value-type="float" office:value="4864.15444581" calcext:value-type="float">
            <text:p>4864.15444581</text:p>
          </table:table-cell>
          <table:table-cell office:value-type="float" office:value="4587.91448978" calcext:value-type="float">
            <text:p>4587.91448978</text:p>
          </table:table-cell>
          <table:table-cell office:value-type="float" office:value="4813.42112301" calcext:value-type="float">
            <text:p>4813.42112301</text:p>
          </table:table-cell>
          <table:table-cell office:value-type="float" office:value="4884.06626139" calcext:value-type="float">
            <text:p>4884.06626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7.0096092" calcext:value-type="float">
            <text:p>17.0096092</text:p>
          </table:table-cell>
          <table:table-cell office:value-type="float" office:value="17.53350942" calcext:value-type="float">
            <text:p>17.53350942</text:p>
          </table:table-cell>
          <table:table-cell office:value-type="float" office:value="15.37493441" calcext:value-type="float">
            <text:p>15.37493441</text:p>
          </table:table-cell>
          <table:table-cell office:value-type="float" office:value="16.44746883" calcext:value-type="float">
            <text:p>16.44746883</text:p>
          </table:table-cell>
          <table:table-cell office:value-type="float" office:value="16.93669535" calcext:value-type="float">
            <text:p>16.93669535</text:p>
          </table:table-cell>
          <table:table-cell office:value-type="float" office:value="14.72882077" calcext:value-type="float">
            <text:p>14.72882077</text:p>
          </table:table-cell>
          <table:table-cell office:value-type="float" office:value="16.32549139" calcext:value-type="float">
            <text:p>16.32549139</text:p>
          </table:table-cell>
          <table:table-cell office:value-type="float" office:value="16.18550806" calcext:value-type="float">
            <text:p>16.18550806</text:p>
          </table:table-cell>
          <table:table-cell office:value-type="float" office:value="21.48840554" calcext:value-type="float">
            <text:p>21.48840554</text:p>
          </table:table-cell>
          <table:table-cell office:value-type="float" office:value="23.32444356" calcext:value-type="float">
            <text:p>23.32444356</text:p>
          </table:table-cell>
          <table:table-cell office:value-type="float" office:value="25.21299773" calcext:value-type="float">
            <text:p>25.21299773</text:p>
          </table:table-cell>
          <table:table-cell office:value-type="float" office:value="26.47099281" calcext:value-type="float">
            <text:p>26.47099281</text:p>
          </table:table-cell>
          <table:table-cell office:value-type="float" office:value="28.77488754" calcext:value-type="float">
            <text:p>28.77488754</text:p>
          </table:table-cell>
          <table:table-cell office:value-type="float" office:value="31.01526554" calcext:value-type="float">
            <text:p>31.01526554</text:p>
          </table:table-cell>
          <table:table-cell office:value-type="float" office:value="31.80955051" calcext:value-type="float">
            <text:p>31.80955051</text:p>
          </table:table-cell>
          <table:table-cell office:value-type="float" office:value="34.14297248" calcext:value-type="float">
            <text:p>34.14297248</text:p>
          </table:table-cell>
          <table:table-cell office:value-type="float" office:value="40.01989767" calcext:value-type="float">
            <text:p>40.01989767</text:p>
          </table:table-cell>
          <table:table-cell office:value-type="float" office:value="36.45471795" calcext:value-type="float">
            <text:p>36.45471795</text:p>
          </table:table-cell>
          <table:table-cell office:value-type="float" office:value="36.95635544" calcext:value-type="float">
            <text:p>36.95635544</text:p>
          </table:table-cell>
          <table:table-cell office:value-type="float" office:value="37.88944806" calcext:value-type="float">
            <text:p>37.889448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1.5762722" calcext:value-type="float">
            <text:p>11.5762722</text:p>
          </table:table-cell>
          <table:table-cell office:value-type="float" office:value="12.80749384" calcext:value-type="float">
            <text:p>12.80749384</text:p>
          </table:table-cell>
          <table:table-cell office:value-type="float" office:value="11.77137145" calcext:value-type="float">
            <text:p>11.77137145</text:p>
          </table:table-cell>
          <table:table-cell office:value-type="float" office:value="13.45372607" calcext:value-type="float">
            <text:p>13.45372607</text:p>
          </table:table-cell>
          <table:table-cell office:value-type="float" office:value="13.92533426" calcext:value-type="float">
            <text:p>13.92533426</text:p>
          </table:table-cell>
          <table:table-cell office:value-type="float" office:value="11.47632692" calcext:value-type="float">
            <text:p>11.47632692</text:p>
          </table:table-cell>
          <table:table-cell office:value-type="float" office:value="11.51191743" calcext:value-type="float">
            <text:p>11.51191743</text:p>
          </table:table-cell>
          <table:table-cell office:value-type="float" office:value="13.72644432" calcext:value-type="float">
            <text:p>13.72644432</text:p>
          </table:table-cell>
          <table:table-cell office:value-type="float" office:value="18.64181617" calcext:value-type="float">
            <text:p>18.64181617</text:p>
          </table:table-cell>
          <table:table-cell office:value-type="float" office:value="23.95926192" calcext:value-type="float">
            <text:p>23.95926192</text:p>
          </table:table-cell>
          <table:table-cell office:value-type="float" office:value="27.97832335" calcext:value-type="float">
            <text:p>27.97832335</text:p>
          </table:table-cell>
          <table:table-cell office:value-type="float" office:value="27.65285018" calcext:value-type="float">
            <text:p>27.65285018</text:p>
          </table:table-cell>
          <table:table-cell office:value-type="float" office:value="31.47041295" calcext:value-type="float">
            <text:p>31.47041295</text:p>
          </table:table-cell>
          <table:table-cell office:value-type="float" office:value="38.51408641" calcext:value-type="float">
            <text:p>38.51408641</text:p>
          </table:table-cell>
          <table:table-cell office:value-type="float" office:value="40.86637373" calcext:value-type="float">
            <text:p>40.86637373</text:p>
          </table:table-cell>
          <table:table-cell office:value-type="float" office:value="41.18892323" calcext:value-type="float">
            <text:p>41.18892323</text:p>
          </table:table-cell>
          <table:table-cell office:value-type="float" office:value="34.41863315" calcext:value-type="float">
            <text:p>34.41863315</text:p>
          </table:table-cell>
          <table:table-cell office:value-type="float" office:value="35.8513692" calcext:value-type="float">
            <text:p>35.8513692</text:p>
          </table:table-cell>
          <table:table-cell office:value-type="float" office:value="42.2125761" calcext:value-type="float">
            <text:p>42.2125761</text:p>
          </table:table-cell>
          <table:table-cell office:value-type="float" office:value="35.19599866" calcext:value-type="float">
            <text:p>35.195998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0.30063773" calcext:value-type="float">
            <text:p>10.30063773</text:p>
          </table:table-cell>
          <table:table-cell office:value-type="float" office:value="11.13232975" calcext:value-type="float">
            <text:p>11.13232975</text:p>
          </table:table-cell>
          <table:table-cell office:value-type="float" office:value="8.54668435" calcext:value-type="float">
            <text:p>8.54668435</text:p>
          </table:table-cell>
          <table:table-cell office:value-type="float" office:value="8.63466988" calcext:value-type="float">
            <text:p>8.63466988</text:p>
          </table:table-cell>
          <table:table-cell office:value-type="float" office:value="8.94507051" calcext:value-type="float">
            <text:p>8.94507051</text:p>
          </table:table-cell>
          <table:table-cell office:value-type="float" office:value="9.12687459" calcext:value-type="float">
            <text:p>9.12687459</text:p>
          </table:table-cell>
          <table:table-cell office:value-type="float" office:value="9.63872102" calcext:value-type="float">
            <text:p>9.63872102</text:p>
          </table:table-cell>
          <table:table-cell office:value-type="float" office:value="10.33343179" calcext:value-type="float">
            <text:p>10.33343179</text:p>
          </table:table-cell>
          <table:table-cell office:value-type="float" office:value="10.84788936" calcext:value-type="float">
            <text:p>10.84788936</text:p>
          </table:table-cell>
          <table:table-cell office:value-type="float" office:value="11.96017109" calcext:value-type="float">
            <text:p>11.96017109</text:p>
          </table:table-cell>
          <table:table-cell office:value-type="float" office:value="12.43576137" calcext:value-type="float">
            <text:p>12.43576137</text:p>
          </table:table-cell>
          <table:table-cell office:value-type="float" office:value="13.50854518" calcext:value-type="float">
            <text:p>13.50854518</text:p>
          </table:table-cell>
          <table:table-cell office:value-type="float" office:value="15.2414902" calcext:value-type="float">
            <text:p>15.2414902</text:p>
          </table:table-cell>
          <table:table-cell office:value-type="float" office:value="17.59674697" calcext:value-type="float">
            <text:p>17.59674697</text:p>
          </table:table-cell>
          <table:table-cell office:value-type="float" office:value="19.82214837" calcext:value-type="float">
            <text:p>19.82214837</text:p>
          </table:table-cell>
          <table:table-cell office:value-type="float" office:value="23.13738001" calcext:value-type="float">
            <text:p>23.13738001</text:p>
          </table:table-cell>
          <table:table-cell office:value-type="float" office:value="25.40782617" calcext:value-type="float">
            <text:p>25.40782617</text:p>
          </table:table-cell>
          <table:table-cell office:value-type="float" office:value="25.58110909" calcext:value-type="float">
            <text:p>25.58110909</text:p>
          </table:table-cell>
          <table:table-cell office:value-type="float" office:value="28.15857423" calcext:value-type="float">
            <text:p>28.15857423</text:p>
          </table:table-cell>
          <table:table-cell office:value-type="float" office:value="30.83346991" calcext:value-type="float">
            <text:p>30.833469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BGR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81.37640068" calcext:value-type="float">
            <text:p>81.37640068</text:p>
          </table:table-cell>
          <table:table-cell office:value-type="float" office:value="55.9550585" calcext:value-type="float">
            <text:p>55.9550585</text:p>
          </table:table-cell>
          <table:table-cell office:value-type="float" office:value="64.20099303" calcext:value-type="float">
            <text:p>64.20099303</text:p>
          </table:table-cell>
          <table:table-cell office:value-type="float" office:value="82.65661329" calcext:value-type="float">
            <text:p>82.65661329</text:p>
          </table:table-cell>
          <table:table-cell office:value-type="float" office:value="96.15913071" calcext:value-type="float">
            <text:p>96.15913071</text:p>
          </table:table-cell>
          <table:table-cell office:value-type="float" office:value="97.88239442" calcext:value-type="float">
            <text:p>97.88239442</text:p>
          </table:table-cell>
          <table:table-cell office:value-type="float" office:value="126.03257931" calcext:value-type="float">
            <text:p>126.03257931</text:p>
          </table:table-cell>
          <table:table-cell office:value-type="float" office:value="155.17154674" calcext:value-type="float">
            <text:p>155.17154674</text:p>
          </table:table-cell>
          <table:table-cell office:value-type="float" office:value="201.88088789" calcext:value-type="float">
            <text:p>201.88088789</text:p>
          </table:table-cell>
          <table:table-cell office:value-type="float" office:value="239.47108584" calcext:value-type="float">
            <text:p>239.47108584</text:p>
          </table:table-cell>
          <table:table-cell office:value-type="float" office:value="274.97337317" calcext:value-type="float">
            <text:p>274.97337317</text:p>
          </table:table-cell>
          <table:table-cell office:value-type="float" office:value="300.386581" calcext:value-type="float">
            <text:p>300.386581</text:p>
          </table:table-cell>
          <table:table-cell office:value-type="float" office:value="379.48450348" calcext:value-type="float">
            <text:p>379.48450348</text:p>
          </table:table-cell>
          <table:table-cell office:value-type="float" office:value="483.39472307" calcext:value-type="float">
            <text:p>483.39472307</text:p>
          </table:table-cell>
          <table:table-cell office:value-type="float" office:value="471.57466704" calcext:value-type="float">
            <text:p>471.57466704</text:p>
          </table:table-cell>
          <table:table-cell office:value-type="float" office:value="488.21206822" calcext:value-type="float">
            <text:p>488.21206822</text:p>
          </table:table-cell>
          <table:table-cell office:value-type="float" office:value="532.50468494" calcext:value-type="float">
            <text:p>532.50468494</text:p>
          </table:table-cell>
          <table:table-cell office:value-type="float" office:value="519.48224259" calcext:value-type="float">
            <text:p>519.48224259</text:p>
          </table:table-cell>
          <table:table-cell office:value-type="float" office:value="606.02521341" calcext:value-type="float">
            <text:p>606.02521341</text:p>
          </table:table-cell>
          <table:table-cell office:value-type="float" office:value="661.84652732" calcext:value-type="float">
            <text:p>661.8465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495.1691674" calcext:value-type="float">
            <text:p>495.1691674</text:p>
          </table:table-cell>
          <table:table-cell office:value-type="float" office:value="491.51576395" calcext:value-type="float">
            <text:p>491.51576395</text:p>
          </table:table-cell>
          <table:table-cell office:value-type="float" office:value="532.05210217" calcext:value-type="float">
            <text:p>532.05210217</text:p>
          </table:table-cell>
          <table:table-cell office:value-type="float" office:value="488.70156865" calcext:value-type="float">
            <text:p>488.70156865</text:p>
          </table:table-cell>
          <table:table-cell office:value-type="float" office:value="495.57855433" calcext:value-type="float">
            <text:p>495.57855433</text:p>
          </table:table-cell>
          <table:table-cell office:value-type="float" office:value="476.88675431" calcext:value-type="float">
            <text:p>476.88675431</text:p>
          </table:table-cell>
          <table:table-cell office:value-type="float" office:value="490.2564085" calcext:value-type="float">
            <text:p>490.2564085</text:p>
          </table:table-cell>
          <table:table-cell office:value-type="float" office:value="515.02984522" calcext:value-type="float">
            <text:p>515.02984522</text:p>
          </table:table-cell>
          <table:table-cell office:value-type="float" office:value="543.81704368" calcext:value-type="float">
            <text:p>543.81704368</text:p>
          </table:table-cell>
          <table:table-cell office:value-type="float" office:value="547.8238566" calcext:value-type="float">
            <text:p>547.8238566</text:p>
          </table:table-cell>
          <table:table-cell office:value-type="float" office:value="581.65193609" calcext:value-type="float">
            <text:p>581.65193609</text:p>
          </table:table-cell>
          <table:table-cell office:value-type="float" office:value="605.16717182" calcext:value-type="float">
            <text:p>605.16717182</text:p>
          </table:table-cell>
          <table:table-cell office:value-type="float" office:value="651.47085327" calcext:value-type="float">
            <text:p>651.47085327</text:p>
          </table:table-cell>
          <table:table-cell office:value-type="float" office:value="730.11507581" calcext:value-type="float">
            <text:p>730.11507581</text:p>
          </table:table-cell>
          <table:table-cell office:value-type="float" office:value="725.74826487" calcext:value-type="float">
            <text:p>725.74826487</text:p>
          </table:table-cell>
          <table:table-cell office:value-type="float" office:value="741.5719713" calcext:value-type="float">
            <text:p>741.5719713</text:p>
          </table:table-cell>
          <table:table-cell office:value-type="float" office:value="756.55105445" calcext:value-type="float">
            <text:p>756.55105445</text:p>
          </table:table-cell>
          <table:table-cell office:value-type="float" office:value="1006.91174428" calcext:value-type="float">
            <text:p>1006.91174428</text:p>
          </table:table-cell>
          <table:table-cell office:value-type="float" office:value="1142.49525375" calcext:value-type="float">
            <text:p>1142.49525375</text:p>
          </table:table-cell>
          <table:table-cell office:value-type="float" office:value="1242.84417722" calcext:value-type="float">
            <text:p>1242.844177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hamas, The</text:p>
          </table:table-cell>
          <table:table-cell office:value-type="string" calcext:value-type="string">
            <text:p>BHS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838.47639309" calcext:value-type="float">
            <text:p>838.47639309</text:p>
          </table:table-cell>
          <table:table-cell office:value-type="float" office:value="879.51739302" calcext:value-type="float">
            <text:p>879.51739302</text:p>
          </table:table-cell>
          <table:table-cell office:value-type="float" office:value="959.5076803" calcext:value-type="float">
            <text:p>959.5076803</text:p>
          </table:table-cell>
          <table:table-cell office:value-type="float" office:value="1031.02525737" calcext:value-type="float">
            <text:p>1031.02525737</text:p>
          </table:table-cell>
          <table:table-cell office:value-type="float" office:value="1072.52054011" calcext:value-type="float">
            <text:p>1072.52054011</text:p>
          </table:table-cell>
          <table:table-cell office:value-type="float" office:value="1106.27712821" calcext:value-type="float">
            <text:p>1106.27712821</text:p>
          </table:table-cell>
          <table:table-cell office:value-type="float" office:value="1106.29152399" calcext:value-type="float">
            <text:p>1106.29152399</text:p>
          </table:table-cell>
          <table:table-cell office:value-type="float" office:value="1182.81298315" calcext:value-type="float">
            <text:p>1182.81298315</text:p>
          </table:table-cell>
          <table:table-cell office:value-type="float" office:value="1236.43426749" calcext:value-type="float">
            <text:p>1236.43426749</text:p>
          </table:table-cell>
          <table:table-cell office:value-type="float" office:value="1325.12768998" calcext:value-type="float">
            <text:p>1325.12768998</text:p>
          </table:table-cell>
          <table:table-cell office:value-type="float" office:value="1393.62469362" calcext:value-type="float">
            <text:p>1393.62469362</text:p>
          </table:table-cell>
          <table:table-cell office:value-type="float" office:value="1644.47339942" calcext:value-type="float">
            <text:p>1644.47339942</text:p>
          </table:table-cell>
          <table:table-cell office:value-type="float" office:value="1719.8036343" calcext:value-type="float">
            <text:p>1719.8036343</text:p>
          </table:table-cell>
          <table:table-cell office:value-type="float" office:value="1727.6913083" calcext:value-type="float">
            <text:p>1727.6913083</text:p>
          </table:table-cell>
          <table:table-cell office:value-type="float" office:value="1638.219083" calcext:value-type="float">
            <text:p>1638.219083</text:p>
          </table:table-cell>
          <table:table-cell office:value-type="float" office:value="1630.1376802" calcext:value-type="float">
            <text:p>1630.1376802</text:p>
          </table:table-cell>
          <table:table-cell office:value-type="float" office:value="1642.38655838" calcext:value-type="float">
            <text:p>1642.38655838</text:p>
          </table:table-cell>
          <table:table-cell office:value-type="float" office:value="1642.98980052" calcext:value-type="float">
            <text:p>1642.98980052</text:p>
          </table:table-cell>
          <table:table-cell office:value-type="float" office:value="1572.2566856" calcext:value-type="float">
            <text:p>1572.2566856</text:p>
          </table:table-cell>
          <table:table-cell office:value-type="float" office:value="1720.1594667" calcext:value-type="float">
            <text:p>1720.1594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BIH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46.55402722" calcext:value-type="float">
            <text:p>46.55402722</text:p>
          </table:table-cell>
          <table:table-cell office:value-type="float" office:value="73.52989563" calcext:value-type="float">
            <text:p>73.52989563</text:p>
          </table:table-cell>
          <table:table-cell office:value-type="float" office:value="81.39734793" calcext:value-type="float">
            <text:p>81.39734793</text:p>
          </table:table-cell>
          <table:table-cell office:value-type="float" office:value="91.28518957" calcext:value-type="float">
            <text:p>91.28518957</text:p>
          </table:table-cell>
          <table:table-cell office:value-type="float" office:value="110.33013565" calcext:value-type="float">
            <text:p>110.33013565</text:p>
          </table:table-cell>
          <table:table-cell office:value-type="float" office:value="103.79207055" calcext:value-type="float">
            <text:p>103.79207055</text:p>
          </table:table-cell>
          <table:table-cell office:value-type="float" office:value="109.28768834" calcext:value-type="float">
            <text:p>109.28768834</text:p>
          </table:table-cell>
          <table:table-cell office:value-type="float" office:value="123.83322058" calcext:value-type="float">
            <text:p>123.83322058</text:p>
          </table:table-cell>
          <table:table-cell office:value-type="float" office:value="176.79511584" calcext:value-type="float">
            <text:p>176.79511584</text:p>
          </table:table-cell>
          <table:table-cell office:value-type="float" office:value="240.03937977" calcext:value-type="float">
            <text:p>240.03937977</text:p>
          </table:table-cell>
          <table:table-cell office:value-type="float" office:value="248.78939818" calcext:value-type="float">
            <text:p>248.78939818</text:p>
          </table:table-cell>
          <table:table-cell office:value-type="float" office:value="277.65792549" calcext:value-type="float">
            <text:p>277.65792549</text:p>
          </table:table-cell>
          <table:table-cell office:value-type="float" office:value="343.84924954" calcext:value-type="float">
            <text:p>343.84924954</text:p>
          </table:table-cell>
          <table:table-cell office:value-type="float" office:value="426.9177068" calcext:value-type="float">
            <text:p>426.9177068</text:p>
          </table:table-cell>
          <table:table-cell office:value-type="float" office:value="442.13800467" calcext:value-type="float">
            <text:p>442.13800467</text:p>
          </table:table-cell>
          <table:table-cell office:value-type="float" office:value="428.64731846" calcext:value-type="float">
            <text:p>428.64731846</text:p>
          </table:table-cell>
          <table:table-cell office:value-type="float" office:value="472.10801693" calcext:value-type="float">
            <text:p>472.10801693</text:p>
          </table:table-cell>
          <table:table-cell office:value-type="float" office:value="446.75239012" calcext:value-type="float">
            <text:p>446.75239012</text:p>
          </table:table-cell>
          <table:table-cell office:value-type="float" office:value="449.38279161" calcext:value-type="float">
            <text:p>449.38279161</text:p>
          </table:table-cell>
          <table:table-cell office:value-type="float" office:value="463.63992785" calcext:value-type="float">
            <text:p>463.639927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BLR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69.90902831" calcext:value-type="float">
            <text:p>69.90902831</text:p>
          </table:table-cell>
          <table:table-cell office:value-type="float" office:value="89.28572446" calcext:value-type="float">
            <text:p>89.28572446</text:p>
          </table:table-cell>
          <table:table-cell office:value-type="float" office:value="92.09951399" calcext:value-type="float">
            <text:p>92.09951399</text:p>
          </table:table-cell>
          <table:table-cell office:value-type="float" office:value="90.21034481" calcext:value-type="float">
            <text:p>90.21034481</text:p>
          </table:table-cell>
          <table:table-cell office:value-type="float" office:value="74.77466174" calcext:value-type="float">
            <text:p>74.77466174</text:p>
          </table:table-cell>
          <table:table-cell office:value-type="float" office:value="74.96563964" calcext:value-type="float">
            <text:p>74.96563964</text:p>
          </table:table-cell>
          <table:table-cell office:value-type="float" office:value="82.22756341" calcext:value-type="float">
            <text:p>82.22756341</text:p>
          </table:table-cell>
          <table:table-cell office:value-type="float" office:value="95.75315276" calcext:value-type="float">
            <text:p>95.75315276</text:p>
          </table:table-cell>
          <table:table-cell office:value-type="float" office:value="119.76260105" calcext:value-type="float">
            <text:p>119.76260105</text:p>
          </table:table-cell>
          <table:table-cell office:value-type="float" office:value="157.24226058" calcext:value-type="float">
            <text:p>157.24226058</text:p>
          </table:table-cell>
          <table:table-cell office:value-type="float" office:value="215.87461505" calcext:value-type="float">
            <text:p>215.87461505</text:p>
          </table:table-cell>
          <table:table-cell office:value-type="float" office:value="244.18011302" calcext:value-type="float">
            <text:p>244.18011302</text:p>
          </table:table-cell>
          <table:table-cell office:value-type="float" office:value="304.98919382" calcext:value-type="float">
            <text:p>304.98919382</text:p>
          </table:table-cell>
          <table:table-cell office:value-type="float" office:value="379.10780381" calcext:value-type="float">
            <text:p>379.10780381</text:p>
          </table:table-cell>
          <table:table-cell office:value-type="float" office:value="313.28704175" calcext:value-type="float">
            <text:p>313.28704175</text:p>
          </table:table-cell>
          <table:table-cell office:value-type="float" office:value="322.54246097" calcext:value-type="float">
            <text:p>322.54246097</text:p>
          </table:table-cell>
          <table:table-cell office:value-type="float" office:value="293.116383" calcext:value-type="float">
            <text:p>293.116383</text:p>
          </table:table-cell>
          <table:table-cell office:value-type="float" office:value="335.96615969" calcext:value-type="float">
            <text:p>335.96615969</text:p>
          </table:table-cell>
          <table:table-cell office:value-type="float" office:value="465.16745243" calcext:value-type="float">
            <text:p>465.16745243</text:p>
          </table:table-cell>
          <table:table-cell office:value-type="float" office:value="450.21395576" calcext:value-type="float">
            <text:p>450.213955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27.20561194" calcext:value-type="float">
            <text:p>127.20561194</text:p>
          </table:table-cell>
          <table:table-cell office:value-type="float" office:value="108.98048076" calcext:value-type="float">
            <text:p>108.98048076</text:p>
          </table:table-cell>
          <table:table-cell office:value-type="float" office:value="115.72487768" calcext:value-type="float">
            <text:p>115.72487768</text:p>
          </table:table-cell>
          <table:table-cell office:value-type="float" office:value="113.55565344" calcext:value-type="float">
            <text:p>113.55565344</text:p>
          </table:table-cell>
          <table:table-cell office:value-type="float" office:value="112.39146616" calcext:value-type="float">
            <text:p>112.39146616</text:p>
          </table:table-cell>
          <table:table-cell office:value-type="float" office:value="133.72442563" calcext:value-type="float">
            <text:p>133.72442563</text:p>
          </table:table-cell>
          <table:table-cell office:value-type="float" office:value="153.94440563" calcext:value-type="float">
            <text:p>153.94440563</text:p>
          </table:table-cell>
          <table:table-cell office:value-type="float" office:value="155.77463811" calcext:value-type="float">
            <text:p>155.77463811</text:p>
          </table:table-cell>
          <table:table-cell office:value-type="float" office:value="166.87208715" calcext:value-type="float">
            <text:p>166.87208715</text:p>
          </table:table-cell>
          <table:table-cell office:value-type="float" office:value="168.3579737" calcext:value-type="float">
            <text:p>168.3579737</text:p>
          </table:table-cell>
          <table:table-cell office:value-type="float" office:value="175.13564553" calcext:value-type="float">
            <text:p>175.13564553</text:p>
          </table:table-cell>
          <table:table-cell office:value-type="float" office:value="184.26936612" calcext:value-type="float">
            <text:p>184.26936612</text:p>
          </table:table-cell>
          <table:table-cell office:value-type="float" office:value="205.88719474" calcext:value-type="float">
            <text:p>205.88719474</text:p>
          </table:table-cell>
          <table:table-cell office:value-type="float" office:value="227.66022684" calcext:value-type="float">
            <text:p>227.66022684</text:p>
          </table:table-cell>
          <table:table-cell office:value-type="float" office:value="247.33846611" calcext:value-type="float">
            <text:p>247.33846611</text:p>
          </table:table-cell>
          <table:table-cell office:value-type="float" office:value="253.95162915" calcext:value-type="float">
            <text:p>253.95162915</text:p>
          </table:table-cell>
          <table:table-cell office:value-type="float" office:value="253.19476568" calcext:value-type="float">
            <text:p>253.19476568</text:p>
          </table:table-cell>
          <table:table-cell office:value-type="float" office:value="254.89203967" calcext:value-type="float">
            <text:p>254.89203967</text:p>
          </table:table-cell>
          <table:table-cell office:value-type="float" office:value="273.26732957" calcext:value-type="float">
            <text:p>273.26732957</text:p>
          </table:table-cell>
          <table:table-cell office:value-type="float" office:value="278.57920932" calcext:value-type="float">
            <text:p>278.579209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BMU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33.09682604" calcext:value-type="float">
            <text:p>33.09682604</text:p>
          </table:table-cell>
          <table:table-cell office:value-type="float" office:value="44.36005534" calcext:value-type="float">
            <text:p>44.36005534</text:p>
          </table:table-cell>
          <table:table-cell office:value-type="float" office:value="41.98645971" calcext:value-type="float">
            <text:p>41.98645971</text:p>
          </table:table-cell>
          <table:table-cell office:value-type="float" office:value="53.99445302" calcext:value-type="float">
            <text:p>53.99445302</text:p>
          </table:table-cell>
          <table:table-cell office:value-type="float" office:value="62.74014723" calcext:value-type="float">
            <text:p>62.74014723</text:p>
          </table:table-cell>
          <table:table-cell office:value-type="float" office:value="57.09498025" calcext:value-type="float">
            <text:p>57.09498025</text:p>
          </table:table-cell>
          <table:table-cell office:value-type="float" office:value="60.4793491" calcext:value-type="float">
            <text:p>60.4793491</text:p>
          </table:table-cell>
          <table:table-cell office:value-type="float" office:value="59.65076339" calcext:value-type="float">
            <text:p>59.65076339</text:p>
          </table:table-cell>
          <table:table-cell office:value-type="float" office:value="49.37919218" calcext:value-type="float">
            <text:p>49.37919218</text:p>
          </table:table-cell>
          <table:table-cell office:value-type="float" office:value="51.7702391" calcext:value-type="float">
            <text:p>51.7702391</text:p>
          </table:table-cell>
          <table:table-cell office:value-type="float" office:value="60.16329369" calcext:value-type="float">
            <text:p>60.16329369</text:p>
          </table:table-cell>
          <table:table-cell office:value-type="float" office:value="65.04620113" calcext:value-type="float">
            <text:p>65.04620113</text:p>
          </table:table-cell>
          <table:table-cell office:value-type="float" office:value="70.05347817" calcext:value-type="float">
            <text:p>70.05347817</text:p>
          </table:table-cell>
          <table:table-cell office:value-type="float" office:value="88.30533886" calcext:value-type="float">
            <text:p>88.30533886</text:p>
          </table:table-cell>
          <table:table-cell office:value-type="float" office:value="104.13262766" calcext:value-type="float">
            <text:p>104.13262766</text:p>
          </table:table-cell>
          <table:table-cell office:value-type="float" office:value="109.7640013" calcext:value-type="float">
            <text:p>109.7640013</text:p>
          </table:table-cell>
          <table:table-cell office:value-type="float" office:value="132.827973" calcext:value-type="float">
            <text:p>132.827973</text:p>
          </table:table-cell>
          <table:table-cell office:value-type="float" office:value="149.33998013" calcext:value-type="float">
            <text:p>149.33998013</text:p>
          </table:table-cell>
          <table:table-cell office:value-type="float" office:value="178.727251" calcext:value-type="float">
            <text:p>178.727251</text:p>
          </table:table-cell>
          <table:table-cell office:value-type="float" office:value="208.78419416" calcext:value-type="float">
            <text:p>208.784194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314.29574548" calcext:value-type="float">
            <text:p>314.29574548</text:p>
          </table:table-cell>
          <table:table-cell office:value-type="float" office:value="346.29741186" calcext:value-type="float">
            <text:p>346.29741186</text:p>
          </table:table-cell>
          <table:table-cell office:value-type="float" office:value="353.30487142" calcext:value-type="float">
            <text:p>353.30487142</text:p>
          </table:table-cell>
          <table:table-cell office:value-type="float" office:value="333.46925024" calcext:value-type="float">
            <text:p>333.46925024</text:p>
          </table:table-cell>
          <table:table-cell office:value-type="float" office:value="240.29981289" calcext:value-type="float">
            <text:p>240.29981289</text:p>
          </table:table-cell>
          <table:table-cell office:value-type="float" office:value="262.75871702" calcext:value-type="float">
            <text:p>262.75871702</text:p>
          </table:table-cell>
          <table:table-cell office:value-type="float" office:value="225.78060687" calcext:value-type="float">
            <text:p>225.78060687</text:p>
          </table:table-cell>
          <table:table-cell office:value-type="float" office:value="201.09410168" calcext:value-type="float">
            <text:p>201.09410168</text:p>
          </table:table-cell>
          <table:table-cell office:value-type="float" office:value="211.32890012" calcext:value-type="float">
            <text:p>211.32890012</text:p>
          </table:table-cell>
          <table:table-cell office:value-type="float" office:value="254.29243197" calcext:value-type="float">
            <text:p>254.29243197</text:p>
          </table:table-cell>
          <table:table-cell office:value-type="float" office:value="391.29355366" calcext:value-type="float">
            <text:p>391.29355366</text:p>
          </table:table-cell>
          <table:table-cell office:value-type="float" office:value="485.39290018" calcext:value-type="float">
            <text:p>485.39290018</text:p>
          </table:table-cell>
          <table:table-cell office:value-type="float" office:value="599.60405404" calcext:value-type="float">
            <text:p>599.60405404</text:p>
          </table:table-cell>
          <table:table-cell office:value-type="float" office:value="716.75561525" calcext:value-type="float">
            <text:p>716.75561525</text:p>
          </table:table-cell>
          <table:table-cell office:value-type="float" office:value="731.9202567" calcext:value-type="float">
            <text:p>731.9202567</text:p>
          </table:table-cell>
          <table:table-cell office:value-type="float" office:value="919.66852266" calcext:value-type="float">
            <text:p>919.66852266</text:p>
          </table:table-cell>
          <table:table-cell office:value-type="float" office:value="1055.13616868" calcext:value-type="float">
            <text:p>1055.13616868</text:p>
          </table:table-cell>
          <table:table-cell office:value-type="float" office:value="984.92254668" calcext:value-type="float">
            <text:p>984.92254668</text:p>
          </table:table-cell>
          <table:table-cell office:value-type="float" office:value="993.4641213" calcext:value-type="float">
            <text:p>993.4641213</text:p>
          </table:table-cell>
          <table:table-cell office:value-type="float" office:value="947.42769597" calcext:value-type="float">
            <text:p>947.427695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BRB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447.47926118" calcext:value-type="float">
            <text:p>447.47926118</text:p>
          </table:table-cell>
          <table:table-cell office:value-type="float" office:value="462.00082725" calcext:value-type="float">
            <text:p>462.00082725</text:p>
          </table:table-cell>
          <table:table-cell office:value-type="float" office:value="490.43994246" calcext:value-type="float">
            <text:p>490.43994246</text:p>
          </table:table-cell>
          <table:table-cell office:value-type="float" office:value="526.20647959" calcext:value-type="float">
            <text:p>526.20647959</text:p>
          </table:table-cell>
          <table:table-cell office:value-type="float" office:value="564.43366057" calcext:value-type="float">
            <text:p>564.43366057</text:p>
          </table:table-cell>
          <table:table-cell office:value-type="float" office:value="595.96869233" calcext:value-type="float">
            <text:p>595.96869233</text:p>
          </table:table-cell>
          <table:table-cell office:value-type="float" office:value="629.15148918" calcext:value-type="float">
            <text:p>629.15148918</text:p>
          </table:table-cell>
          <table:table-cell office:value-type="float" office:value="672.50621043" calcext:value-type="float">
            <text:p>672.50621043</text:p>
          </table:table-cell>
          <table:table-cell office:value-type="float" office:value="698.67264684" calcext:value-type="float">
            <text:p>698.67264684</text:p>
          </table:table-cell>
          <table:table-cell office:value-type="float" office:value="734.16243853" calcext:value-type="float">
            <text:p>734.16243853</text:p>
          </table:table-cell>
          <table:table-cell office:value-type="float" office:value="763.73567022" calcext:value-type="float">
            <text:p>763.73567022</text:p>
          </table:table-cell>
          <table:table-cell office:value-type="float" office:value="825.33785711" calcext:value-type="float">
            <text:p>825.33785711</text:p>
          </table:table-cell>
          <table:table-cell office:value-type="float" office:value="928.2949345" calcext:value-type="float">
            <text:p>928.2949345</text:p>
          </table:table-cell>
          <table:table-cell office:value-type="float" office:value="996.65561603" calcext:value-type="float">
            <text:p>996.65561603</text:p>
          </table:table-cell>
          <table:table-cell office:value-type="float" office:value="1026.93619314" calcext:value-type="float">
            <text:p>1026.93619314</text:p>
          </table:table-cell>
          <table:table-cell office:value-type="float" office:value="980.95802595" calcext:value-type="float">
            <text:p>980.95802595</text:p>
          </table:table-cell>
          <table:table-cell office:value-type="float" office:value="1035.87240864" calcext:value-type="float">
            <text:p>1035.87240864</text:p>
          </table:table-cell>
          <table:table-cell office:value-type="float" office:value="1137.94885959" calcext:value-type="float">
            <text:p>1137.94885959</text:p>
          </table:table-cell>
          <table:table-cell office:value-type="float" office:value="1146.95193125" calcext:value-type="float">
            <text:p>1146.95193125</text:p>
          </table:table-cell>
          <table:table-cell office:value-type="float" office:value="1146.04169074" calcext:value-type="float">
            <text:p>1146.041690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string" calcext:value-type="string">
            <text:p>BRN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475.80475431" calcext:value-type="float">
            <text:p>475.80475431</text:p>
          </table:table-cell>
          <table:table-cell office:value-type="float" office:value="629.83039123" calcext:value-type="float">
            <text:p>629.83039123</text:p>
          </table:table-cell>
          <table:table-cell office:value-type="float" office:value="626.74769117" calcext:value-type="float">
            <text:p>626.74769117</text:p>
          </table:table-cell>
          <table:table-cell office:value-type="float" office:value="569.41747061" calcext:value-type="float">
            <text:p>569.41747061</text:p>
          </table:table-cell>
          <table:table-cell office:value-type="float" office:value="542.02507101" calcext:value-type="float">
            <text:p>542.02507101</text:p>
          </table:table-cell>
          <table:table-cell office:value-type="float" office:value="554.44713015" calcext:value-type="float">
            <text:p>554.44713015</text:p>
          </table:table-cell>
          <table:table-cell office:value-type="float" office:value="508.30374721" calcext:value-type="float">
            <text:p>508.30374721</text:p>
          </table:table-cell>
          <table:table-cell office:value-type="float" office:value="516.67610392" calcext:value-type="float">
            <text:p>516.67610392</text:p>
          </table:table-cell>
          <table:table-cell office:value-type="float" office:value="579.79060657" calcext:value-type="float">
            <text:p>579.79060657</text:p>
          </table:table-cell>
          <table:table-cell office:value-type="float" office:value="665.2179303" calcext:value-type="float">
            <text:p>665.2179303</text:p>
          </table:table-cell>
          <table:table-cell office:value-type="float" office:value="691.28688514" calcext:value-type="float">
            <text:p>691.28688514</text:p>
          </table:table-cell>
          <table:table-cell office:value-type="float" office:value="699.00076497" calcext:value-type="float">
            <text:p>699.00076497</text:p>
          </table:table-cell>
          <table:table-cell office:value-type="float" office:value="758.09649105" calcext:value-type="float">
            <text:p>758.09649105</text:p>
          </table:table-cell>
          <table:table-cell office:value-type="float" office:value="842.71856864" calcext:value-type="float">
            <text:p>842.71856864</text:p>
          </table:table-cell>
          <table:table-cell office:value-type="float" office:value="789.85048953" calcext:value-type="float">
            <text:p>789.85048953</text:p>
          </table:table-cell>
          <table:table-cell office:value-type="float" office:value="859.66173542" calcext:value-type="float">
            <text:p>859.66173542</text:p>
          </table:table-cell>
          <table:table-cell office:value-type="float" office:value="938.48472101" calcext:value-type="float">
            <text:p>938.48472101</text:p>
          </table:table-cell>
          <table:table-cell office:value-type="float" office:value="961.89376061" calcext:value-type="float">
            <text:p>961.89376061</text:p>
          </table:table-cell>
          <table:table-cell office:value-type="float" office:value="1022.86920561" calcext:value-type="float">
            <text:p>1022.86920561</text:p>
          </table:table-cell>
          <table:table-cell office:value-type="float" office:value="957.60599801" calcext:value-type="float">
            <text:p>957.605998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23.6875586" calcext:value-type="float">
            <text:p>23.6875586</text:p>
          </table:table-cell>
          <table:table-cell office:value-type="float" office:value="38.97348351" calcext:value-type="float">
            <text:p>38.97348351</text:p>
          </table:table-cell>
          <table:table-cell office:value-type="float" office:value="51.63753261" calcext:value-type="float">
            <text:p>51.63753261</text:p>
          </table:table-cell>
          <table:table-cell office:value-type="float" office:value="51.1295446" calcext:value-type="float">
            <text:p>51.1295446</text:p>
          </table:table-cell>
          <table:table-cell office:value-type="float" office:value="53.03179568" calcext:value-type="float">
            <text:p>53.03179568</text:p>
          </table:table-cell>
          <table:table-cell office:value-type="float" office:value="53.80294856" calcext:value-type="float">
            <text:p>53.80294856</text:p>
          </table:table-cell>
          <table:table-cell office:value-type="float" office:value="48.50597329" calcext:value-type="float">
            <text:p>48.50597329</text:p>
          </table:table-cell>
          <table:table-cell office:value-type="float" office:value="69.56595849" calcext:value-type="float">
            <text:p>69.56595849</text:p>
          </table:table-cell>
          <table:table-cell office:value-type="float" office:value="49.47924229" calcext:value-type="float">
            <text:p>49.47924229</text:p>
          </table:table-cell>
          <table:table-cell office:value-type="float" office:value="48.83543061" calcext:value-type="float">
            <text:p>48.83543061</text:p>
          </table:table-cell>
          <table:table-cell office:value-type="float" office:value="66.41020899" calcext:value-type="float">
            <text:p>66.41020899</text:p>
          </table:table-cell>
          <table:table-cell office:value-type="float" office:value="70.92105204" calcext:value-type="float">
            <text:p>70.92105204</text:p>
          </table:table-cell>
          <table:table-cell office:value-type="float" office:value="103.17991674" calcext:value-type="float">
            <text:p>103.17991674</text:p>
          </table:table-cell>
          <table:table-cell office:value-type="float" office:value="119.13277535" calcext:value-type="float">
            <text:p>119.13277535</text:p>
          </table:table-cell>
          <table:table-cell office:value-type="float" office:value="107.70620341" calcext:value-type="float">
            <text:p>107.70620341</text:p>
          </table:table-cell>
          <table:table-cell office:value-type="float" office:value="113.8456025" calcext:value-type="float">
            <text:p>113.8456025</text:p>
          </table:table-cell>
          <table:table-cell office:value-type="float" office:value="117.61404531" calcext:value-type="float">
            <text:p>117.61404531</text:p>
          </table:table-cell>
          <table:table-cell office:value-type="float" office:value="90.82385575" calcext:value-type="float">
            <text:p>90.82385575</text:p>
          </table:table-cell>
          <table:table-cell office:value-type="float" office:value="90.3048197" calcext:value-type="float">
            <text:p>90.3048197</text:p>
          </table:table-cell>
          <table:table-cell office:value-type="float" office:value="88.79259723" calcext:value-type="float">
            <text:p>88.792597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BWA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25.96851903" calcext:value-type="float">
            <text:p>125.96851903</text:p>
          </table:table-cell>
          <table:table-cell office:value-type="float" office:value="125.6657195" calcext:value-type="float">
            <text:p>125.6657195</text:p>
          </table:table-cell>
          <table:table-cell office:value-type="float" office:value="138.61191717" calcext:value-type="float">
            <text:p>138.61191717</text:p>
          </table:table-cell>
          <table:table-cell office:value-type="float" office:value="127.46658711" calcext:value-type="float">
            <text:p>127.46658711</text:p>
          </table:table-cell>
          <table:table-cell office:value-type="float" office:value="132.11474526" calcext:value-type="float">
            <text:p>132.11474526</text:p>
          </table:table-cell>
          <table:table-cell office:value-type="float" office:value="154.78565733" calcext:value-type="float">
            <text:p>154.78565733</text:p>
          </table:table-cell>
          <table:table-cell office:value-type="float" office:value="178.44845835" calcext:value-type="float">
            <text:p>178.44845835</text:p>
          </table:table-cell>
          <table:table-cell office:value-type="float" office:value="197.06371022" calcext:value-type="float">
            <text:p>197.06371022</text:p>
          </table:table-cell>
          <table:table-cell office:value-type="float" office:value="192.8375504" calcext:value-type="float">
            <text:p>192.8375504</text:p>
          </table:table-cell>
          <table:table-cell office:value-type="float" office:value="271.23338338" calcext:value-type="float">
            <text:p>271.23338338</text:p>
          </table:table-cell>
          <table:table-cell office:value-type="float" office:value="299.62537779" calcext:value-type="float">
            <text:p>299.62537779</text:p>
          </table:table-cell>
          <table:table-cell office:value-type="float" office:value="263.34446263" calcext:value-type="float">
            <text:p>263.34446263</text:p>
          </table:table-cell>
          <table:table-cell office:value-type="float" office:value="267.07285268" calcext:value-type="float">
            <text:p>267.07285268</text:p>
          </table:table-cell>
          <table:table-cell office:value-type="float" office:value="313.44303556" calcext:value-type="float">
            <text:p>313.44303556</text:p>
          </table:table-cell>
          <table:table-cell office:value-type="float" office:value="321.66194177" calcext:value-type="float">
            <text:p>321.66194177</text:p>
          </table:table-cell>
          <table:table-cell office:value-type="float" office:value="378.78103239" calcext:value-type="float">
            <text:p>378.78103239</text:p>
          </table:table-cell>
          <table:table-cell office:value-type="float" office:value="384.13222682" calcext:value-type="float">
            <text:p>384.13222682</text:p>
          </table:table-cell>
          <table:table-cell office:value-type="float" office:value="427.51677594" calcext:value-type="float">
            <text:p>427.51677594</text:p>
          </table:table-cell>
          <table:table-cell office:value-type="float" office:value="396.6018688" calcext:value-type="float">
            <text:p>396.6018688</text:p>
          </table:table-cell>
          <table:table-cell office:value-type="float" office:value="385.31409704" calcext:value-type="float">
            <text:p>385.31409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2.04944123" calcext:value-type="float">
            <text:p>12.04944123</text:p>
          </table:table-cell>
          <table:table-cell office:value-type="float" office:value="13.24873828" calcext:value-type="float">
            <text:p>13.24873828</text:p>
          </table:table-cell>
          <table:table-cell office:value-type="float" office:value="9.62285807" calcext:value-type="float">
            <text:p>9.62285807</text:p>
          </table:table-cell>
          <table:table-cell office:value-type="float" office:value="10.13627889" calcext:value-type="float">
            <text:p>10.13627889</text:p>
          </table:table-cell>
          <table:table-cell office:value-type="float" office:value="11.141831" calcext:value-type="float">
            <text:p>11.141831</text:p>
          </table:table-cell>
          <table:table-cell office:value-type="float" office:value="10.39547393" calcext:value-type="float">
            <text:p>10.39547393</text:p>
          </table:table-cell>
          <table:table-cell office:value-type="float" office:value="9.69905428" calcext:value-type="float">
            <text:p>9.69905428</text:p>
          </table:table-cell>
          <table:table-cell office:value-type="float" office:value="10.69780249" calcext:value-type="float">
            <text:p>10.69780249</text:p>
          </table:table-cell>
          <table:table-cell office:value-type="float" office:value="12.51866139" calcext:value-type="float">
            <text:p>12.51866139</text:p>
          </table:table-cell>
          <table:table-cell office:value-type="float" office:value="13.06244806" calcext:value-type="float">
            <text:p>13.06244806</text:p>
          </table:table-cell>
          <table:table-cell office:value-type="float" office:value="14.28373981" calcext:value-type="float">
            <text:p>14.28373981</text:p>
          </table:table-cell>
          <table:table-cell office:value-type="float" office:value="14.24307254" calcext:value-type="float">
            <text:p>14.24307254</text:p>
          </table:table-cell>
          <table:table-cell office:value-type="float" office:value="16.34316897" calcext:value-type="float">
            <text:p>16.34316897</text:p>
          </table:table-cell>
          <table:table-cell office:value-type="float" office:value="19.96737755" calcext:value-type="float">
            <text:p>19.96737755</text:p>
          </table:table-cell>
          <table:table-cell office:value-type="float" office:value="16.25205752" calcext:value-type="float">
            <text:p>16.25205752</text:p>
          </table:table-cell>
          <table:table-cell office:value-type="float" office:value="17.41374391" calcext:value-type="float">
            <text:p>17.41374391</text:p>
          </table:table-cell>
          <table:table-cell office:value-type="float" office:value="18.08817508" calcext:value-type="float">
            <text:p>18.08817508</text:p>
          </table:table-cell>
          <table:table-cell office:value-type="float" office:value="17.01594078" calcext:value-type="float">
            <text:p>17.01594078</text:p>
          </table:table-cell>
          <table:table-cell office:value-type="float" office:value="12.53258889" calcext:value-type="float">
            <text:p>12.53258889</text:p>
          </table:table-cell>
          <table:table-cell office:value-type="float" office:value="15.5874302" calcext:value-type="float">
            <text:p>15.5874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830.54180168" calcext:value-type="float">
            <text:p>1830.54180168</text:p>
          </table:table-cell>
          <table:table-cell office:value-type="float" office:value="1838.85455731" calcext:value-type="float">
            <text:p>1838.85455731</text:p>
          </table:table-cell>
          <table:table-cell office:value-type="float" office:value="1882.62620626" calcext:value-type="float">
            <text:p>1882.62620626</text:p>
          </table:table-cell>
          <table:table-cell office:value-type="float" office:value="1856.22915297" calcext:value-type="float">
            <text:p>1856.22915297</text:p>
          </table:table-cell>
          <table:table-cell office:value-type="float" office:value="1945.36654491" calcext:value-type="float">
            <text:p>1945.36654491</text:p>
          </table:table-cell>
          <table:table-cell office:value-type="float" office:value="2099.84145463" calcext:value-type="float">
            <text:p>2099.84145463</text:p>
          </table:table-cell>
          <table:table-cell office:value-type="float" office:value="2162.23376173" calcext:value-type="float">
            <text:p>2162.23376173</text:p>
          </table:table-cell>
          <table:table-cell office:value-type="float" office:value="2262.07146894" calcext:value-type="float">
            <text:p>2262.07146894</text:p>
          </table:table-cell>
          <table:table-cell office:value-type="float" office:value="2690.51265964" calcext:value-type="float">
            <text:p>2690.51265964</text:p>
          </table:table-cell>
          <table:table-cell office:value-type="float" office:value="3062.66880719" calcext:value-type="float">
            <text:p>3062.66880719</text:p>
          </table:table-cell>
          <table:table-cell office:value-type="float" office:value="3474.43596898" calcext:value-type="float">
            <text:p>3474.43596898</text:p>
          </table:table-cell>
          <table:table-cell office:value-type="float" office:value="3945.45715331" calcext:value-type="float">
            <text:p>3945.45715331</text:p>
          </table:table-cell>
          <table:table-cell office:value-type="float" office:value="4382.43080006" calcext:value-type="float">
            <text:p>4382.43080006</text:p>
          </table:table-cell>
          <table:table-cell office:value-type="float" office:value="4682.04169035" calcext:value-type="float">
            <text:p>4682.04169035</text:p>
          </table:table-cell>
          <table:table-cell office:value-type="float" office:value="4582.08033632" calcext:value-type="float">
            <text:p>4582.08033632</text:p>
          </table:table-cell>
          <table:table-cell office:value-type="float" office:value="5347.69456998" calcext:value-type="float">
            <text:p>5347.69456998</text:p>
          </table:table-cell>
          <table:table-cell office:value-type="float" office:value="5665.42451698" calcext:value-type="float">
            <text:p>5665.42451698</text:p>
          </table:table-cell>
          <table:table-cell office:value-type="float" office:value="5719.02738741" calcext:value-type="float">
            <text:p>5719.02738741</text:p>
          </table:table-cell>
          <table:table-cell office:value-type="float" office:value="5619.37646293" calcext:value-type="float">
            <text:p>5619.37646293</text:p>
          </table:table-cell>
          <table:table-cell office:value-type="float" office:value="5291.74613048" calcext:value-type="float">
            <text:p>5291.746130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ral Europe and the Baltics</text:p>
          </table:table-cell>
          <table:table-cell office:value-type="string" calcext:value-type="string">
            <text:p>CEB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98.882348647074" calcext:value-type="float">
            <text:p>198.8823486471</text:p>
          </table:table-cell>
          <table:table-cell office:value-type="float" office:value="219.081862515899" calcext:value-type="float">
            <text:p>219.0818625159</text:p>
          </table:table-cell>
          <table:table-cell office:value-type="float" office:value="212.978139045219" calcext:value-type="float">
            <text:p>212.9781390452</text:p>
          </table:table-cell>
          <table:table-cell office:value-type="float" office:value="238.402531834578" calcext:value-type="float">
            <text:p>238.4025318346</text:p>
          </table:table-cell>
          <table:table-cell office:value-type="float" office:value="233.810143400391" calcext:value-type="float">
            <text:p>233.8101434004</text:p>
          </table:table-cell>
          <table:table-cell office:value-type="float" office:value="229.097460876952" calcext:value-type="float">
            <text:p>229.097460877</text:p>
          </table:table-cell>
          <table:table-cell office:value-type="float" office:value="260.384619705552" calcext:value-type="float">
            <text:p>260.3846197056</text:p>
          </table:table-cell>
          <table:table-cell office:value-type="float" office:value="309.71445312068" calcext:value-type="float">
            <text:p>309.7144531207</text:p>
          </table:table-cell>
          <table:table-cell office:value-type="float" office:value="387.315184386785" calcext:value-type="float">
            <text:p>387.3151843868</text:p>
          </table:table-cell>
          <table:table-cell office:value-type="float" office:value="464.150230687967" calcext:value-type="float">
            <text:p>464.150230688</text:p>
          </table:table-cell>
          <table:table-cell office:value-type="float" office:value="542.833929557403" calcext:value-type="float">
            <text:p>542.8339295574</text:p>
          </table:table-cell>
          <table:table-cell office:value-type="float" office:value="604.226721666027" calcext:value-type="float">
            <text:p>604.226721666</text:p>
          </table:table-cell>
          <table:table-cell office:value-type="float" office:value="764.822127139309" calcext:value-type="float">
            <text:p>764.8221271393</text:p>
          </table:table-cell>
          <table:table-cell office:value-type="float" office:value="977.360367380042" calcext:value-type="float">
            <text:p>977.36036738</text:p>
          </table:table-cell>
          <table:table-cell office:value-type="float" office:value="886.109546626717" calcext:value-type="float">
            <text:p>886.1095466267</text:p>
          </table:table-cell>
          <table:table-cell office:value-type="float" office:value="893.74896713629" calcext:value-type="float">
            <text:p>893.7489671363</text:p>
          </table:table-cell>
          <table:table-cell office:value-type="float" office:value="957.591009516674" calcext:value-type="float">
            <text:p>957.5910095167</text:p>
          </table:table-cell>
          <table:table-cell office:value-type="float" office:value="894.384450674518" calcext:value-type="float">
            <text:p>894.3844506745</text:p>
          </table:table-cell>
          <table:table-cell office:value-type="float" office:value="930.530036645149" calcext:value-type="float">
            <text:p>930.5300366451</text:p>
          </table:table-cell>
          <table:table-cell office:value-type="float" office:value="952.600750192812" calcext:value-type="float">
            <text:p>952.60075019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4308.47711494" calcext:value-type="float">
            <text:p>4308.47711494</text:p>
          </table:table-cell>
          <table:table-cell office:value-type="float" office:value="4292.36122604" calcext:value-type="float">
            <text:p>4292.36122604</text:p>
          </table:table-cell>
          <table:table-cell office:value-type="float" office:value="3717.91939765" calcext:value-type="float">
            <text:p>3717.91939765</text:p>
          </table:table-cell>
          <table:table-cell office:value-type="float" office:value="3869.84622054" calcext:value-type="float">
            <text:p>3869.84622054</text:p>
          </table:table-cell>
          <table:table-cell office:value-type="float" office:value="3841.31436161" calcext:value-type="float">
            <text:p>3841.31436161</text:p>
          </table:table-cell>
          <table:table-cell office:value-type="float" office:value="3540.85552818" calcext:value-type="float">
            <text:p>3540.85552818</text:p>
          </table:table-cell>
          <table:table-cell office:value-type="float" office:value="3751.83727585" calcext:value-type="float">
            <text:p>3751.83727585</text:p>
          </table:table-cell>
          <table:table-cell office:value-type="float" office:value="4190.44595558" calcext:value-type="float">
            <text:p>4190.44595558</text:p>
          </table:table-cell>
          <table:table-cell office:value-type="float" office:value="5001.94538676" calcext:value-type="float">
            <text:p>5001.94538676</text:p>
          </table:table-cell>
          <table:table-cell office:value-type="float" office:value="5570.15899745" calcext:value-type="float">
            <text:p>5570.15899745</text:p>
          </table:table-cell>
          <table:table-cell office:value-type="float" office:value="5636.55036955" calcext:value-type="float">
            <text:p>5636.55036955</text:p>
          </table:table-cell>
          <table:table-cell office:value-type="float" office:value="5642.66766191" calcext:value-type="float">
            <text:p>5642.66766191</text:p>
          </table:table-cell>
          <table:table-cell office:value-type="float" office:value="6125.96531777" calcext:value-type="float">
            <text:p>6125.96531777</text:p>
          </table:table-cell>
          <table:table-cell office:value-type="float" office:value="7103.95757869" calcext:value-type="float">
            <text:p>7103.95757869</text:p>
          </table:table-cell>
          <table:table-cell office:value-type="float" office:value="7276.70470633" calcext:value-type="float">
            <text:p>7276.70470633</text:p>
          </table:table-cell>
          <table:table-cell office:value-type="float" office:value="7807.62313333" calcext:value-type="float">
            <text:p>7807.62313333</text:p>
          </table:table-cell>
          <table:table-cell office:value-type="float" office:value="9386.51427661" calcext:value-type="float">
            <text:p>9386.51427661</text:p>
          </table:table-cell>
          <table:table-cell office:value-type="float" office:value="9195.74952894" calcext:value-type="float">
            <text:p>9195.74952894</text:p>
          </table:table-cell>
          <table:table-cell office:value-type="float" office:value="9471.53560309" calcext:value-type="float">
            <text:p>9471.53560309</text:p>
          </table:table-cell>
          <table:table-cell office:value-type="float" office:value="9673.5235346" calcext:value-type="float">
            <text:p>9673.52353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nel Islands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266.96669287" calcext:value-type="float">
            <text:p>266.96669287</text:p>
          </table:table-cell>
          <table:table-cell office:value-type="float" office:value="303.30875345" calcext:value-type="float">
            <text:p>303.30875345</text:p>
          </table:table-cell>
          <table:table-cell office:value-type="float" office:value="333.67606028" calcext:value-type="float">
            <text:p>333.67606028</text:p>
          </table:table-cell>
          <table:table-cell office:value-type="float" office:value="341.34366838" calcext:value-type="float">
            <text:p>341.34366838</text:p>
          </table:table-cell>
          <table:table-cell office:value-type="float" office:value="318.9346881" calcext:value-type="float">
            <text:p>318.9346881</text:p>
          </table:table-cell>
          <table:table-cell office:value-type="float" office:value="326.1556361" calcext:value-type="float">
            <text:p>326.1556361</text:p>
          </table:table-cell>
          <table:table-cell office:value-type="float" office:value="299.80658929" calcext:value-type="float">
            <text:p>299.80658929</text:p>
          </table:table-cell>
          <table:table-cell office:value-type="float" office:value="290.11023489" calcext:value-type="float">
            <text:p>290.11023489</text:p>
          </table:table-cell>
          <table:table-cell office:value-type="float" office:value="352.96302381" calcext:value-type="float">
            <text:p>352.96302381</text:p>
          </table:table-cell>
          <table:table-cell office:value-type="float" office:value="430.30855744" calcext:value-type="float">
            <text:p>430.30855744</text:p>
          </table:table-cell>
          <table:table-cell office:value-type="float" office:value="508.88413256" calcext:value-type="float">
            <text:p>508.88413256</text:p>
          </table:table-cell>
          <table:table-cell office:value-type="float" office:value="584.73052011" calcext:value-type="float">
            <text:p>584.73052011</text:p>
          </table:table-cell>
          <table:table-cell office:value-type="float" office:value="664.98275703" calcext:value-type="float">
            <text:p>664.98275703</text:p>
          </table:table-cell>
          <table:table-cell office:value-type="float" office:value="739.61790022" calcext:value-type="float">
            <text:p>739.61790022</text:p>
          </table:table-cell>
          <table:table-cell office:value-type="float" office:value="754.59078507" calcext:value-type="float">
            <text:p>754.59078507</text:p>
          </table:table-cell>
          <table:table-cell office:value-type="float" office:value="891.1223738" calcext:value-type="float">
            <text:p>891.1223738</text:p>
          </table:table-cell>
          <table:table-cell office:value-type="float" office:value="1023.22133476" calcext:value-type="float">
            <text:p>1023.22133476</text:p>
          </table:table-cell>
          <table:table-cell office:value-type="float" office:value="1108.00711313" calcext:value-type="float">
            <text:p>1108.00711313</text:p>
          </table:table-cell>
          <table:table-cell office:value-type="float" office:value="1192.05409445" calcext:value-type="float">
            <text:p>1192.05409445</text:p>
          </table:table-cell>
          <table:table-cell office:value-type="float" office:value="1137.35626532" calcext:value-type="float">
            <text:p>1137.356265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21.01694786" calcext:value-type="float">
            <text:p>21.01694786</text:p>
          </table:table-cell>
          <table:table-cell office:value-type="float" office:value="26.31809144" calcext:value-type="float">
            <text:p>26.31809144</text:p>
          </table:table-cell>
          <table:table-cell office:value-type="float" office:value="30.91737908" calcext:value-type="float">
            <text:p>30.91737908</text:p>
          </table:table-cell>
          <table:table-cell office:value-type="float" office:value="35.39876146" calcext:value-type="float">
            <text:p>35.39876146</text:p>
          </table:table-cell>
          <table:table-cell office:value-type="float" office:value="38.72079198" calcext:value-type="float">
            <text:p>38.72079198</text:p>
          </table:table-cell>
          <table:table-cell office:value-type="float" office:value="43.62610863" calcext:value-type="float">
            <text:p>43.62610863</text:p>
          </table:table-cell>
          <table:table-cell office:value-type="float" office:value="47.54280541" calcext:value-type="float">
            <text:p>47.54280541</text:p>
          </table:table-cell>
          <table:table-cell office:value-type="float" office:value="54.46619273" calcext:value-type="float">
            <text:p>54.46619273</text:p>
          </table:table-cell>
          <table:table-cell office:value-type="float" office:value="61.59306848" calcext:value-type="float">
            <text:p>61.59306848</text:p>
          </table:table-cell>
          <table:table-cell office:value-type="float" office:value="70.62028579" calcext:value-type="float">
            <text:p>70.62028579</text:p>
          </table:table-cell>
          <table:table-cell office:value-type="float" office:value="80.94495253" calcext:value-type="float">
            <text:p>80.94495253</text:p>
          </table:table-cell>
          <table:table-cell office:value-type="float" office:value="94.0511609" calcext:value-type="float">
            <text:p>94.0511609</text:p>
          </table:table-cell>
          <table:table-cell office:value-type="float" office:value="115.28901709" calcext:value-type="float">
            <text:p>115.28901709</text:p>
          </table:table-cell>
          <table:table-cell office:value-type="float" office:value="157.6781461" calcext:value-type="float">
            <text:p>157.6781461</text:p>
          </table:table-cell>
          <table:table-cell office:value-type="float" office:value="192.51879062" calcext:value-type="float">
            <text:p>192.51879062</text:p>
          </table:table-cell>
          <table:table-cell office:value-type="float" office:value="220.07939757" calcext:value-type="float">
            <text:p>220.07939757</text:p>
          </table:table-cell>
          <table:table-cell office:value-type="float" office:value="279.4790104" calcext:value-type="float">
            <text:p>279.4790104</text:p>
          </table:table-cell>
          <table:table-cell office:value-type="float" office:value="328.65976529" calcext:value-type="float">
            <text:p>328.65976529</text:p>
          </table:table-cell>
          <table:table-cell office:value-type="float" office:value="375.144115" calcext:value-type="float">
            <text:p>375.144115</text:p>
          </table:table-cell>
          <table:table-cell office:value-type="float" office:value="419.73424056" calcext:value-type="float">
            <text:p>419.734240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te d'Ivoire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48.63813073" calcext:value-type="float">
            <text:p>48.63813073</text:p>
          </table:table-cell>
          <table:table-cell office:value-type="float" office:value="55.09319182" calcext:value-type="float">
            <text:p>55.09319182</text:p>
          </table:table-cell>
          <table:table-cell office:value-type="float" office:value="54.150682" calcext:value-type="float">
            <text:p>54.150682</text:p>
          </table:table-cell>
          <table:table-cell office:value-type="float" office:value="58.52134326" calcext:value-type="float">
            <text:p>58.52134326</text:p>
          </table:table-cell>
          <table:table-cell office:value-type="float" office:value="50.0169346" calcext:value-type="float">
            <text:p>50.0169346</text:p>
          </table:table-cell>
          <table:table-cell office:value-type="float" office:value="38.93627735" calcext:value-type="float">
            <text:p>38.93627735</text:p>
          </table:table-cell>
          <table:table-cell office:value-type="float" office:value="32.16328939" calcext:value-type="float">
            <text:p>32.16328939</text:p>
          </table:table-cell>
          <table:table-cell office:value-type="float" office:value="32.0916423" calcext:value-type="float">
            <text:p>32.0916423</text:p>
          </table:table-cell>
          <table:table-cell office:value-type="float" office:value="40.70976225" calcext:value-type="float">
            <text:p>40.70976225</text:p>
          </table:table-cell>
          <table:table-cell office:value-type="float" office:value="48.70226189" calcext:value-type="float">
            <text:p>48.70226189</text:p>
          </table:table-cell>
          <table:table-cell office:value-type="float" office:value="50.78175921" calcext:value-type="float">
            <text:p>50.78175921</text:p>
          </table:table-cell>
          <table:table-cell office:value-type="float" office:value="56.53290777" calcext:value-type="float">
            <text:p>56.53290777</text:p>
          </table:table-cell>
          <table:table-cell office:value-type="float" office:value="68.44300006" calcext:value-type="float">
            <text:p>68.44300006</text:p>
          </table:table-cell>
          <table:table-cell office:value-type="float" office:value="78.04509303" calcext:value-type="float">
            <text:p>78.04509303</text:p>
          </table:table-cell>
          <table:table-cell office:value-type="float" office:value="79.09834668" calcext:value-type="float">
            <text:p>79.09834668</text:p>
          </table:table-cell>
          <table:table-cell office:value-type="float" office:value="78.1680569" calcext:value-type="float">
            <text:p>78.1680569</text:p>
          </table:table-cell>
          <table:table-cell office:value-type="float" office:value="79.09238797" calcext:value-type="float">
            <text:p>79.09238797</text:p>
          </table:table-cell>
          <table:table-cell office:value-type="float" office:value="78.7182038" calcext:value-type="float">
            <text:p>78.7182038</text:p>
          </table:table-cell>
          <table:table-cell office:value-type="float" office:value="84.07703434" calcext:value-type="float">
            <text:p>84.07703434</text:p>
          </table:table-cell>
          <table:table-cell office:value-type="float" office:value="88.37029761" calcext:value-type="float">
            <text:p>88.370297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25.15316247" calcext:value-type="float">
            <text:p>25.15316247</text:p>
          </table:table-cell>
          <table:table-cell office:value-type="float" office:value="34.45893385" calcext:value-type="float">
            <text:p>34.45893385</text:p>
          </table:table-cell>
          <table:table-cell office:value-type="float" office:value="28.80586819" calcext:value-type="float">
            <text:p>28.80586819</text:p>
          </table:table-cell>
          <table:table-cell office:value-type="float" office:value="28.77197867" calcext:value-type="float">
            <text:p>28.77197867</text:p>
          </table:table-cell>
          <table:table-cell office:value-type="float" office:value="28.64365579" calcext:value-type="float">
            <text:p>28.64365579</text:p>
          </table:table-cell>
          <table:table-cell office:value-type="float" office:value="26.11833904" calcext:value-type="float">
            <text:p>26.11833904</text:p>
          </table:table-cell>
          <table:table-cell office:value-type="float" office:value="27.69670068" calcext:value-type="float">
            <text:p>27.69670068</text:p>
          </table:table-cell>
          <table:table-cell office:value-type="float" office:value="31.53243555" calcext:value-type="float">
            <text:p>31.53243555</text:p>
          </table:table-cell>
          <table:table-cell office:value-type="float" office:value="39.34488626" calcext:value-type="float">
            <text:p>39.34488626</text:p>
          </table:table-cell>
          <table:table-cell office:value-type="float" office:value="42.23896544" calcext:value-type="float">
            <text:p>42.23896544</text:p>
          </table:table-cell>
          <table:table-cell office:value-type="float" office:value="43.47728738" calcext:value-type="float">
            <text:p>43.47728738</text:p>
          </table:table-cell>
          <table:table-cell office:value-type="float" office:value="45.23234431" calcext:value-type="float">
            <text:p>45.23234431</text:p>
          </table:table-cell>
          <table:table-cell office:value-type="float" office:value="50.94214029" calcext:value-type="float">
            <text:p>50.94214029</text:p>
          </table:table-cell>
          <table:table-cell office:value-type="float" office:value="61.68511416" calcext:value-type="float">
            <text:p>61.68511416</text:p>
          </table:table-cell>
          <table:table-cell office:value-type="float" office:value="59.05103438" calcext:value-type="float">
            <text:p>59.05103438</text:p>
          </table:table-cell>
          <table:table-cell office:value-type="float" office:value="60.62989094" calcext:value-type="float">
            <text:p>60.62989094</text:p>
          </table:table-cell>
          <table:table-cell office:value-type="float" office:value="49.87450321" calcext:value-type="float">
            <text:p>49.87450321</text:p>
          </table:table-cell>
          <table:table-cell office:value-type="float" office:value="53.03231424" calcext:value-type="float">
            <text:p>53.03231424</text:p>
          </table:table-cell>
          <table:table-cell office:value-type="float" office:value="57.1497078" calcext:value-type="float">
            <text:p>57.1497078</text:p>
          </table:table-cell>
          <table:table-cell office:value-type="float" office:value="58.6522027" calcext:value-type="float">
            <text:p>58.65220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go, Dem. Rep.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4.34881291" calcext:value-type="float">
            <text:p>4.34881291</text:p>
          </table:table-cell>
          <table:table-cell office:value-type="float" office:value="4.03214264" calcext:value-type="float">
            <text:p>4.03214264</text:p>
          </table:table-cell>
          <table:table-cell office:value-type="float" office:value="4.94645714" calcext:value-type="float">
            <text:p>4.94645714</text:p>
          </table:table-cell>
          <table:table-cell office:value-type="float" office:value="5.80572862" calcext:value-type="float">
            <text:p>5.80572862</text:p>
          </table:table-cell>
          <table:table-cell office:value-type="float" office:value="10.48020021" calcext:value-type="float">
            <text:p>10.48020021</text:p>
          </table:table-cell>
          <table:table-cell office:value-type="float" office:value="18.15912266" calcext:value-type="float">
            <text:p>18.15912266</text:p>
          </table:table-cell>
          <table:table-cell office:value-type="float" office:value="5.82115672" calcext:value-type="float">
            <text:p>5.82115672</text:p>
          </table:table-cell>
          <table:table-cell office:value-type="float" office:value="4.4301042" calcext:value-type="float">
            <text:p>4.4301042</text:p>
          </table:table-cell>
          <table:table-cell office:value-type="float" office:value="5.44347433" calcext:value-type="float">
            <text:p>5.44347433</text:p>
          </table:table-cell>
          <table:table-cell office:value-type="float" office:value="6.33218184" calcext:value-type="float">
            <text:p>6.33218184</text:p>
          </table:table-cell>
          <table:table-cell office:value-type="float" office:value="6.70779502" calcext:value-type="float">
            <text:p>6.70779502</text:p>
          </table:table-cell>
          <table:table-cell office:value-type="float" office:value="8.35595561" calcext:value-type="float">
            <text:p>8.35595561</text:p>
          </table:table-cell>
          <table:table-cell office:value-type="float" office:value="9.87487932" calcext:value-type="float">
            <text:p>9.87487932</text:p>
          </table:table-cell>
          <table:table-cell office:value-type="float" office:value="13.85171454" calcext:value-type="float">
            <text:p>13.85171454</text:p>
          </table:table-cell>
          <table:table-cell office:value-type="float" office:value="16.05641988" calcext:value-type="float">
            <text:p>16.05641988</text:p>
          </table:table-cell>
          <table:table-cell office:value-type="float" office:value="12.58368712" calcext:value-type="float">
            <text:p>12.58368712</text:p>
          </table:table-cell>
          <table:table-cell office:value-type="float" office:value="12.38158278" calcext:value-type="float">
            <text:p>12.38158278</text:p>
          </table:table-cell>
          <table:table-cell office:value-type="float" office:value="14.71114279" calcext:value-type="float">
            <text:p>14.71114279</text:p>
          </table:table-cell>
          <table:table-cell office:value-type="float" office:value="16.07942622" calcext:value-type="float">
            <text:p>16.07942622</text:p>
          </table:table-cell>
          <table:table-cell office:value-type="float" office:value="19.0536902" calcext:value-type="float">
            <text:p>19.05369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go, Rep.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24.59524883" calcext:value-type="float">
            <text:p>24.59524883</text:p>
          </table:table-cell>
          <table:table-cell office:value-type="float" office:value="26.01592719" calcext:value-type="float">
            <text:p>26.01592719</text:p>
          </table:table-cell>
          <table:table-cell office:value-type="float" office:value="25.04618095" calcext:value-type="float">
            <text:p>25.04618095</text:p>
          </table:table-cell>
          <table:table-cell office:value-type="float" office:value="24.67954425" calcext:value-type="float">
            <text:p>24.67954425</text:p>
          </table:table-cell>
          <table:table-cell office:value-type="float" office:value="23.79554978" calcext:value-type="float">
            <text:p>23.79554978</text:p>
          </table:table-cell>
          <table:table-cell office:value-type="float" office:value="22.00668395" calcext:value-type="float">
            <text:p>22.00668395</text:p>
          </table:table-cell>
          <table:table-cell office:value-type="float" office:value="21.3819341" calcext:value-type="float">
            <text:p>21.3819341</text:p>
          </table:table-cell>
          <table:table-cell office:value-type="float" office:value="22.74373961" calcext:value-type="float">
            <text:p>22.74373961</text:p>
          </table:table-cell>
          <table:table-cell office:value-type="float" office:value="27.392514" calcext:value-type="float">
            <text:p>27.392514</text:p>
          </table:table-cell>
          <table:table-cell office:value-type="float" office:value="34.80821201" calcext:value-type="float">
            <text:p>34.80821201</text:p>
          </table:table-cell>
          <table:table-cell office:value-type="float" office:value="42.08005738" calcext:value-type="float">
            <text:p>42.08005738</text:p>
          </table:table-cell>
          <table:table-cell office:value-type="float" office:value="50.8906731" calcext:value-type="float">
            <text:p>50.8906731</text:p>
          </table:table-cell>
          <table:table-cell office:value-type="float" office:value="57.33356376" calcext:value-type="float">
            <text:p>57.33356376</text:p>
          </table:table-cell>
          <table:table-cell office:value-type="float" office:value="64.51657847" calcext:value-type="float">
            <text:p>64.51657847</text:p>
          </table:table-cell>
          <table:table-cell office:value-type="float" office:value="55.01432043" calcext:value-type="float">
            <text:p>55.01432043</text:p>
          </table:table-cell>
          <table:table-cell office:value-type="float" office:value="67.71205555" calcext:value-type="float">
            <text:p>67.71205555</text:p>
          </table:table-cell>
          <table:table-cell office:value-type="float" office:value="96.35010667" calcext:value-type="float">
            <text:p>96.35010667</text:p>
          </table:table-cell>
          <table:table-cell office:value-type="float" office:value="126.89174115" calcext:value-type="float">
            <text:p>126.89174115</text:p>
          </table:table-cell>
          <table:table-cell office:value-type="float" office:value="163.30655726" calcext:value-type="float">
            <text:p>163.30655726</text:p>
          </table:table-cell>
          <table:table-cell office:value-type="float" office:value="161.63860055" calcext:value-type="float">
            <text:p>161.638600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66.93250796" calcext:value-type="float">
            <text:p>166.93250796</text:p>
          </table:table-cell>
          <table:table-cell office:value-type="float" office:value="208.3591882" calcext:value-type="float">
            <text:p>208.3591882</text:p>
          </table:table-cell>
          <table:table-cell office:value-type="float" office:value="247.19503201" calcext:value-type="float">
            <text:p>247.19503201</text:p>
          </table:table-cell>
          <table:table-cell office:value-type="float" office:value="219.11293771" calcext:value-type="float">
            <text:p>219.11293771</text:p>
          </table:table-cell>
          <table:table-cell office:value-type="float" office:value="187.94799259" calcext:value-type="float">
            <text:p>187.94799259</text:p>
          </table:table-cell>
          <table:table-cell office:value-type="float" office:value="146.00666596" calcext:value-type="float">
            <text:p>146.00666596</text:p>
          </table:table-cell>
          <table:table-cell office:value-type="float" office:value="142.8050767" calcext:value-type="float">
            <text:p>142.8050767</text:p>
          </table:table-cell>
          <table:table-cell office:value-type="float" office:value="133.58622858" calcext:value-type="float">
            <text:p>133.58622858</text:p>
          </table:table-cell>
          <table:table-cell office:value-type="float" office:value="132.97824584" calcext:value-type="float">
            <text:p>132.97824584</text:p>
          </table:table-cell>
          <table:table-cell office:value-type="float" office:value="147.18106594" calcext:value-type="float">
            <text:p>147.18106594</text:p>
          </table:table-cell>
          <table:table-cell office:value-type="float" office:value="196.92570476" calcext:value-type="float">
            <text:p>196.92570476</text:p>
          </table:table-cell>
          <table:table-cell office:value-type="float" office:value="226.6878277" calcext:value-type="float">
            <text:p>226.6878277</text:p>
          </table:table-cell>
          <table:table-cell office:value-type="float" office:value="292.29559253" calcext:value-type="float">
            <text:p>292.29559253</text:p>
          </table:table-cell>
          <table:table-cell office:value-type="float" office:value="359.70788439" calcext:value-type="float">
            <text:p>359.70788439</text:p>
          </table:table-cell>
          <table:table-cell office:value-type="float" office:value="361.02757176" calcext:value-type="float">
            <text:p>361.02757176</text:p>
          </table:table-cell>
          <table:table-cell office:value-type="float" office:value="422.38951589" calcext:value-type="float">
            <text:p>422.38951589</text:p>
          </table:table-cell>
          <table:table-cell office:value-type="float" office:value="479.6196164" calcext:value-type="float">
            <text:p>479.6196164</text:p>
          </table:table-cell>
          <table:table-cell office:value-type="float" office:value="546.70837744" calcext:value-type="float">
            <text:p>546.70837744</text:p>
          </table:table-cell>
          <table:table-cell office:value-type="float" office:value="549.37060753" calcext:value-type="float">
            <text:p>549.37060753</text:p>
          </table:table-cell>
          <table:table-cell office:value-type="float" office:value="569.18529029" calcext:value-type="float">
            <text:p>569.185290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22.30768219" calcext:value-type="float">
            <text:p>22.30768219</text:p>
          </table:table-cell>
          <table:table-cell office:value-type="float" office:value="20.94772167" calcext:value-type="float">
            <text:p>20.94772167</text:p>
          </table:table-cell>
          <table:table-cell office:value-type="float" office:value="18.81200518" calcext:value-type="float">
            <text:p>18.81200518</text:p>
          </table:table-cell>
          <table:table-cell office:value-type="float" office:value="16.74611332" calcext:value-type="float">
            <text:p>16.74611332</text:p>
          </table:table-cell>
          <table:table-cell office:value-type="float" office:value="16.12569591" calcext:value-type="float">
            <text:p>16.12569591</text:p>
          </table:table-cell>
          <table:table-cell office:value-type="float" office:value="13.10718446" calcext:value-type="float">
            <text:p>13.10718446</text:p>
          </table:table-cell>
          <table:table-cell office:value-type="float" office:value="11.20770359" calcext:value-type="float">
            <text:p>11.20770359</text:p>
          </table:table-cell>
          <table:table-cell office:value-type="float" office:value="14.52705911" calcext:value-type="float">
            <text:p>14.52705911</text:p>
          </table:table-cell>
          <table:table-cell office:value-type="float" office:value="19.66169374" calcext:value-type="float">
            <text:p>19.66169374</text:p>
          </table:table-cell>
          <table:table-cell office:value-type="float" office:value="24.13613917" calcext:value-type="float">
            <text:p>24.13613917</text:p>
          </table:table-cell>
          <table:table-cell office:value-type="float" office:value="26.5404512" calcext:value-type="float">
            <text:p>26.5404512</text:p>
          </table:table-cell>
          <table:table-cell office:value-type="float" office:value="29.29066293" calcext:value-type="float">
            <text:p>29.29066293</text:p>
          </table:table-cell>
          <table:table-cell office:value-type="float" office:value="35.11074903" calcext:value-type="float">
            <text:p>35.11074903</text:p>
          </table:table-cell>
          <table:table-cell office:value-type="float" office:value="40.33558805" calcext:value-type="float">
            <text:p>40.33558805</text:p>
          </table:table-cell>
          <table:table-cell office:value-type="float" office:value="29.33445451" calcext:value-type="float">
            <text:p>29.33445451</text:p>
          </table:table-cell>
          <table:table-cell office:value-type="float" office:value="44.22559193" calcext:value-type="float">
            <text:p>44.22559193</text:p>
          </table:table-cell>
          <table:table-cell office:value-type="float" office:value="49.9263871" calcext:value-type="float">
            <text:p>49.9263871</text:p>
          </table:table-cell>
          <table:table-cell office:value-type="float" office:value="55.30182126" calcext:value-type="float">
            <text:p>55.30182126</text:p>
          </table:table-cell>
          <table:table-cell office:value-type="float" office:value="53.57380017" calcext:value-type="float">
            <text:p>53.57380017</text:p>
          </table:table-cell>
          <table:table-cell office:value-type="float" office:value="56.76149624" calcext:value-type="float">
            <text:p>56.761496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o Verde</text:p>
          </table:table-cell>
          <table:table-cell office:value-type="string" calcext:value-type="string">
            <text:p>CPV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66.64807171" calcext:value-type="float">
            <text:p>66.64807171</text:p>
          </table:table-cell>
          <table:table-cell office:value-type="float" office:value="60.96200677" calcext:value-type="float">
            <text:p>60.96200677</text:p>
          </table:table-cell>
          <table:table-cell office:value-type="float" office:value="57.01116574" calcext:value-type="float">
            <text:p>57.01116574</text:p>
          </table:table-cell>
          <table:table-cell office:value-type="float" office:value="65.58086991" calcext:value-type="float">
            <text:p>65.58086991</text:p>
          </table:table-cell>
          <table:table-cell office:value-type="float" office:value="64.61232373" calcext:value-type="float">
            <text:p>64.61232373</text:p>
          </table:table-cell>
          <table:table-cell office:value-type="float" office:value="59.1059178" calcext:value-type="float">
            <text:p>59.1059178</text:p>
          </table:table-cell>
          <table:table-cell office:value-type="float" office:value="65.31787238" calcext:value-type="float">
            <text:p>65.31787238</text:p>
          </table:table-cell>
          <table:table-cell office:value-type="float" office:value="70.57829328" calcext:value-type="float">
            <text:p>70.57829328</text:p>
          </table:table-cell>
          <table:table-cell office:value-type="float" office:value="87.91660186" calcext:value-type="float">
            <text:p>87.91660186</text:p>
          </table:table-cell>
          <table:table-cell office:value-type="float" office:value="99.75229306" calcext:value-type="float">
            <text:p>99.75229306</text:p>
          </table:table-cell>
          <table:table-cell office:value-type="float" office:value="103.61719673" calcext:value-type="float">
            <text:p>103.61719673</text:p>
          </table:table-cell>
          <table:table-cell office:value-type="float" office:value="126.40835742" calcext:value-type="float">
            <text:p>126.40835742</text:p>
          </table:table-cell>
          <table:table-cell office:value-type="float" office:value="135.32055847" calcext:value-type="float">
            <text:p>135.32055847</text:p>
          </table:table-cell>
          <table:table-cell office:value-type="float" office:value="146.54934854" calcext:value-type="float">
            <text:p>146.54934854</text:p>
          </table:table-cell>
          <table:table-cell office:value-type="float" office:value="149.22579278" calcext:value-type="float">
            <text:p>149.22579278</text:p>
          </table:table-cell>
          <table:table-cell office:value-type="float" office:value="163.97801653" calcext:value-type="float">
            <text:p>163.97801653</text:p>
          </table:table-cell>
          <table:table-cell office:value-type="float" office:value="173.17317694" calcext:value-type="float">
            <text:p>173.17317694</text:p>
          </table:table-cell>
          <table:table-cell office:value-type="float" office:value="161.16235028" calcext:value-type="float">
            <text:p>161.16235028</text:p>
          </table:table-cell>
          <table:table-cell office:value-type="float" office:value="155.55972512" calcext:value-type="float">
            <text:p>155.55972512</text:p>
          </table:table-cell>
          <table:table-cell office:value-type="float" office:value="173.30567196" calcext:value-type="float">
            <text:p>173.30567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217.31470316" calcext:value-type="float">
            <text:p>217.31470316</text:p>
          </table:table-cell>
          <table:table-cell office:value-type="float" office:value="219.01734896" calcext:value-type="float">
            <text:p>219.01734896</text:p>
          </table:table-cell>
          <table:table-cell office:value-type="float" office:value="221.22721208" calcext:value-type="float">
            <text:p>221.22721208</text:p>
          </table:table-cell>
          <table:table-cell office:value-type="float" office:value="266.92396987" calcext:value-type="float">
            <text:p>266.92396987</text:p>
          </table:table-cell>
          <table:table-cell office:value-type="float" office:value="280.35987558" calcext:value-type="float">
            <text:p>280.35987558</text:p>
          </table:table-cell>
          <table:table-cell office:value-type="float" office:value="289.40743982" calcext:value-type="float">
            <text:p>289.40743982</text:p>
          </table:table-cell>
          <table:table-cell office:value-type="float" office:value="297.42460638" calcext:value-type="float">
            <text:p>297.42460638</text:p>
          </table:table-cell>
          <table:table-cell office:value-type="float" office:value="339.93382505" calcext:value-type="float">
            <text:p>339.93382505</text:p>
          </table:table-cell>
          <table:table-cell office:value-type="float" office:value="358.11814317" calcext:value-type="float">
            <text:p>358.11814317</text:p>
          </table:table-cell>
          <table:table-cell office:value-type="float" office:value="346.17740007" calcext:value-type="float">
            <text:p>346.17740007</text:p>
          </table:table-cell>
          <table:table-cell office:value-type="float" office:value="364.01246433" calcext:value-type="float">
            <text:p>364.01246433</text:p>
          </table:table-cell>
          <table:table-cell office:value-type="float" office:value="409.92954195" calcext:value-type="float">
            <text:p>409.92954195</text:p>
          </table:table-cell>
          <table:table-cell office:value-type="float" office:value="524.55106399" calcext:value-type="float">
            <text:p>524.55106399</text:p>
          </table:table-cell>
          <table:table-cell office:value-type="float" office:value="606.60224048" calcext:value-type="float">
            <text:p>606.60224048</text:p>
          </table:table-cell>
          <table:table-cell office:value-type="float" office:value="634.13887921" calcext:value-type="float">
            <text:p>634.13887921</text:p>
          </table:table-cell>
          <table:table-cell office:value-type="float" office:value="771.24097407" calcext:value-type="float">
            <text:p>771.24097407</text:p>
          </table:table-cell>
          <table:table-cell office:value-type="float" office:value="872.11226017" calcext:value-type="float">
            <text:p>872.11226017</text:p>
          </table:table-cell>
          <table:table-cell office:value-type="float" office:value="930.48199733" calcext:value-type="float">
            <text:p>930.48199733</text:p>
          </table:table-cell>
          <table:table-cell office:value-type="float" office:value="990.34772764" calcext:value-type="float">
            <text:p>990.34772764</text:p>
          </table:table-cell>
          <table:table-cell office:value-type="float" office:value="970.00203198" calcext:value-type="float">
            <text:p>970.002031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ibbean small states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75.281727387947" calcext:value-type="float">
            <text:p>175.2817273879</text:p>
          </table:table-cell>
          <table:table-cell office:value-type="float" office:value="192.005018052938" calcext:value-type="float">
            <text:p>192.0050180529</text:p>
          </table:table-cell>
          <table:table-cell office:value-type="float" office:value="222.730286683044" calcext:value-type="float">
            <text:p>222.730286683</text:p>
          </table:table-cell>
          <table:table-cell office:value-type="float" office:value="231.76889377664" calcext:value-type="float">
            <text:p>231.7688937766</text:p>
          </table:table-cell>
          <table:table-cell office:value-type="float" office:value="237.113773729461" calcext:value-type="float">
            <text:p>237.1137737295</text:p>
          </table:table-cell>
          <table:table-cell office:value-type="float" office:value="258.223344290652" calcext:value-type="float">
            <text:p>258.2233442907</text:p>
          </table:table-cell>
          <table:table-cell office:value-type="float" office:value="260.095447287111" calcext:value-type="float">
            <text:p>260.0954472871</text:p>
          </table:table-cell>
          <table:table-cell office:value-type="float" office:value="274.712218377893" calcext:value-type="float">
            <text:p>274.7122183779</text:p>
          </table:table-cell>
          <table:table-cell office:value-type="float" office:value="292.805102714955" calcext:value-type="float">
            <text:p>292.805102715</text:p>
          </table:table-cell>
          <table:table-cell office:value-type="float" office:value="324.946899318385" calcext:value-type="float">
            <text:p>324.9468993184</text:p>
          </table:table-cell>
          <table:table-cell office:value-type="float" office:value="356.939475723178" calcext:value-type="float">
            <text:p>356.9394757232</text:p>
          </table:table-cell>
          <table:table-cell office:value-type="float" office:value="388.799869064545" calcext:value-type="float">
            <text:p>388.7998690645</text:p>
          </table:table-cell>
          <table:table-cell office:value-type="float" office:value="458.762160374112" calcext:value-type="float">
            <text:p>458.7621603741</text:p>
          </table:table-cell>
          <table:table-cell office:value-type="float" office:value="520.506109057695" calcext:value-type="float">
            <text:p>520.5061090577</text:p>
          </table:table-cell>
          <table:table-cell office:value-type="float" office:value="506.936723280194" calcext:value-type="float">
            <text:p>506.9367232802</text:p>
          </table:table-cell>
          <table:table-cell office:value-type="float" office:value="497.113837968549" calcext:value-type="float">
            <text:p>497.1138379685</text:p>
          </table:table-cell>
          <table:table-cell office:value-type="float" office:value="526.083070545115" calcext:value-type="float">
            <text:p>526.0830705451</text:p>
          </table:table-cell>
          <table:table-cell office:value-type="float" office:value="575.550018188548" calcext:value-type="float">
            <text:p>575.5500181885</text:p>
          </table:table-cell>
          <table:table-cell office:value-type="float" office:value="583.473839423557" calcext:value-type="float">
            <text:p>583.4738394236</text:p>
          </table:table-cell>
          <table:table-cell office:value-type="float" office:value="589.913027809174" calcext:value-type="float">
            <text:p>589.91302780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11.84480168" calcext:value-type="float">
            <text:p>111.84480168</text:p>
          </table:table-cell>
          <table:table-cell office:value-type="float" office:value="119.35522402" calcext:value-type="float">
            <text:p>119.35522402</text:p>
          </table:table-cell>
          <table:table-cell office:value-type="float" office:value="126.06320077" calcext:value-type="float">
            <text:p>126.06320077</text:p>
          </table:table-cell>
          <table:table-cell office:value-type="float" office:value="133.58504294" calcext:value-type="float">
            <text:p>133.58504294</text:p>
          </table:table-cell>
          <table:table-cell office:value-type="float" office:value="152.59868937" calcext:value-type="float">
            <text:p>152.59868937</text:p>
          </table:table-cell>
          <table:table-cell office:value-type="float" office:value="166.33471497" calcext:value-type="float">
            <text:p>166.33471497</text:p>
          </table:table-cell>
          <table:table-cell office:value-type="float" office:value="177.87515781" calcext:value-type="float">
            <text:p>177.87515781</text:p>
          </table:table-cell>
          <table:table-cell office:value-type="float" office:value="194.79661441" calcext:value-type="float">
            <text:p>194.79661441</text:p>
          </table:table-cell>
          <table:table-cell office:value-type="float" office:value="201.87709816" calcext:value-type="float">
            <text:p>201.87709816</text:p>
          </table:table-cell>
          <table:table-cell office:value-type="float" office:value="208.58352682" calcext:value-type="float">
            <text:p>208.58352682</text:p>
          </table:table-cell>
          <table:table-cell office:value-type="float" office:value="356.29413543" calcext:value-type="float">
            <text:p>356.29413543</text:p>
          </table:table-cell>
          <table:table-cell office:value-type="float" office:value="359.99199217" calcext:value-type="float">
            <text:p>359.99199217</text:p>
          </table:table-cell>
          <table:table-cell office:value-type="float" office:value="586.90985509" calcext:value-type="float">
            <text:p>586.90985509</text:p>
          </table:table-cell>
          <table:table-cell office:value-type="float" office:value="584.09946512" calcext:value-type="float">
            <text:p>584.09946512</text:p>
          </table:table-cell>
          <table:table-cell office:value-type="float" office:value="650.55236333" calcext:value-type="float">
            <text:p>650.55236333</text:p>
          </table:table-cell>
          <table:table-cell office:value-type="float" office:value="583.37188201" calcext:value-type="float">
            <text:p>583.37188201</text:p>
          </table:table-cell>
          <table:table-cell office:value-type="float" office:value="645.6289845" calcext:value-type="float">
            <text:p>645.6289845</text:p>
          </table:table-cell>
          <table:table-cell office:value-type="float" office:value="554.72138695" calcext:value-type="float">
            <text:p>554.72138695</text:p>
          </table:table-cell>
          <table:table-cell office:value-type="float" office:value="656.70273142" calcext:value-type="float">
            <text:p>656.70273142</text:p>
          </table:table-cell>
          <table:table-cell office:value-type="float" office:value="816.62353691" calcext:value-type="float">
            <text:p>816.623536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CUW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CYM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CYP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680.67311224" calcext:value-type="float">
            <text:p>680.67311224</text:p>
          </table:table-cell>
          <table:table-cell office:value-type="float" office:value="744.08794503" calcext:value-type="float">
            <text:p>744.08794503</text:p>
          </table:table-cell>
          <table:table-cell office:value-type="float" office:value="728.26972217" calcext:value-type="float">
            <text:p>728.26972217</text:p>
          </table:table-cell>
          <table:table-cell office:value-type="float" office:value="775.91212405" calcext:value-type="float">
            <text:p>775.91212405</text:p>
          </table:table-cell>
          <table:table-cell office:value-type="float" office:value="787.90673957" calcext:value-type="float">
            <text:p>787.90673957</text:p>
          </table:table-cell>
          <table:table-cell office:value-type="float" office:value="753.35384428" calcext:value-type="float">
            <text:p>753.35384428</text:p>
          </table:table-cell>
          <table:table-cell office:value-type="float" office:value="783.70599554" calcext:value-type="float">
            <text:p>783.70599554</text:p>
          </table:table-cell>
          <table:table-cell office:value-type="float" office:value="894.65963822" calcext:value-type="float">
            <text:p>894.65963822</text:p>
          </table:table-cell>
          <table:table-cell office:value-type="float" office:value="1260.40628788" calcext:value-type="float">
            <text:p>1260.40628788</text:p>
          </table:table-cell>
          <table:table-cell office:value-type="float" office:value="1384.66595844" calcext:value-type="float">
            <text:p>1384.66595844</text:p>
          </table:table-cell>
          <table:table-cell office:value-type="float" office:value="1448.75450071" calcext:value-type="float">
            <text:p>1448.75450071</text:p>
          </table:table-cell>
          <table:table-cell office:value-type="float" office:value="1529.20501126" calcext:value-type="float">
            <text:p>1529.20501126</text:p>
          </table:table-cell>
          <table:table-cell office:value-type="float" office:value="1734.48164308" calcext:value-type="float">
            <text:p>1734.48164308</text:p>
          </table:table-cell>
          <table:table-cell office:value-type="float" office:value="2241.26539227" calcext:value-type="float">
            <text:p>2241.26539227</text:p>
          </table:table-cell>
          <table:table-cell office:value-type="float" office:value="2185.84204145" calcext:value-type="float">
            <text:p>2185.84204145</text:p>
          </table:table-cell>
          <table:table-cell office:value-type="float" office:value="2038.20278592" calcext:value-type="float">
            <text:p>2038.20278592</text:p>
          </table:table-cell>
          <table:table-cell office:value-type="float" office:value="2235.66938582" calcext:value-type="float">
            <text:p>2235.66938582</text:p>
          </table:table-cell>
          <table:table-cell office:value-type="float" office:value="1964.81533761" calcext:value-type="float">
            <text:p>1964.81533761</text:p>
          </table:table-cell>
          <table:table-cell office:value-type="float" office:value="1889.86788875" calcext:value-type="float">
            <text:p>1889.86788875</text:p>
          </table:table-cell>
          <table:table-cell office:value-type="float" office:value="1819.11299603" calcext:value-type="float">
            <text:p>1819.11299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374.3513158" calcext:value-type="float">
            <text:p>374.3513158</text:p>
          </table:table-cell>
          <table:table-cell office:value-type="float" office:value="403.11960887" calcext:value-type="float">
            <text:p>403.11960887</text:p>
          </table:table-cell>
          <table:table-cell office:value-type="float" office:value="369.22528643" calcext:value-type="float">
            <text:p>369.22528643</text:p>
          </table:table-cell>
          <table:table-cell office:value-type="float" office:value="397.97682443" calcext:value-type="float">
            <text:p>397.97682443</text:p>
          </table:table-cell>
          <table:table-cell office:value-type="float" office:value="383.60055934" calcext:value-type="float">
            <text:p>383.60055934</text:p>
          </table:table-cell>
          <table:table-cell office:value-type="float" office:value="361.22501663" calcext:value-type="float">
            <text:p>361.22501663</text:p>
          </table:table-cell>
          <table:table-cell office:value-type="float" office:value="404.05997371" calcext:value-type="float">
            <text:p>404.05997371</text:p>
          </table:table-cell>
          <table:table-cell office:value-type="float" office:value="522.58358759" calcext:value-type="float">
            <text:p>522.58358759</text:p>
          </table:table-cell>
          <table:table-cell office:value-type="float" office:value="666.80620983" calcext:value-type="float">
            <text:p>666.80620983</text:p>
          </table:table-cell>
          <table:table-cell office:value-type="float" office:value="771.78306605" calcext:value-type="float">
            <text:p>771.78306605</text:p>
          </table:table-cell>
          <table:table-cell office:value-type="float" office:value="884.36359664" calcext:value-type="float">
            <text:p>884.36359664</text:p>
          </table:table-cell>
          <table:table-cell office:value-type="float" office:value="971.50672415" calcext:value-type="float">
            <text:p>971.50672415</text:p>
          </table:table-cell>
          <table:table-cell office:value-type="float" office:value="1147.98211913" calcext:value-type="float">
            <text:p>1147.98211913</text:p>
          </table:table-cell>
          <table:table-cell office:value-type="float" office:value="1486.18278529" calcext:value-type="float">
            <text:p>1486.18278529</text:p>
          </table:table-cell>
          <table:table-cell office:value-type="float" office:value="1483.94367422" calcext:value-type="float">
            <text:p>1483.94367422</text:p>
          </table:table-cell>
          <table:table-cell office:value-type="float" office:value="1410.03658939" calcext:value-type="float">
            <text:p>1410.03658939</text:p>
          </table:table-cell>
          <table:table-cell office:value-type="float" office:value="1545.57474709" calcext:value-type="float">
            <text:p>1545.57474709</text:p>
          </table:table-cell>
          <table:table-cell office:value-type="float" office:value="1411.4846676" calcext:value-type="float">
            <text:p>1411.4846676</text:p>
          </table:table-cell>
          <table:table-cell office:value-type="float" office:value="1412.7926857" calcext:value-type="float">
            <text:p>1412.7926857</text:p>
          </table:table-cell>
          <table:table-cell office:value-type="float" office:value="1378.52120249" calcext:value-type="float">
            <text:p>1378.521202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3128.73741825" calcext:value-type="float">
            <text:p>3128.73741825</text:p>
          </table:table-cell>
          <table:table-cell office:value-type="float" office:value="3107.36972697" calcext:value-type="float">
            <text:p>3107.36972697</text:p>
          </table:table-cell>
          <table:table-cell office:value-type="float" office:value="2702.66308922" calcext:value-type="float">
            <text:p>2702.66308922</text:p>
          </table:table-cell>
          <table:table-cell office:value-type="float" office:value="2728.65954148" calcext:value-type="float">
            <text:p>2728.65954148</text:p>
          </table:table-cell>
          <table:table-cell office:value-type="float" office:value="2694.63928379" calcext:value-type="float">
            <text:p>2694.63928379</text:p>
          </table:table-cell>
          <table:table-cell office:value-type="float" office:value="2397.7536764" calcext:value-type="float">
            <text:p>2397.7536764</text:p>
          </table:table-cell>
          <table:table-cell office:value-type="float" office:value="2407.86939026" calcext:value-type="float">
            <text:p>2407.86939026</text:p>
          </table:table-cell>
          <table:table-cell office:value-type="float" office:value="2622.9779821" calcext:value-type="float">
            <text:p>2622.9779821</text:p>
          </table:table-cell>
          <table:table-cell office:value-type="float" office:value="3222.75341171" calcext:value-type="float">
            <text:p>3222.75341171</text:p>
          </table:table-cell>
          <table:table-cell office:value-type="float" office:value="3542.8248693" calcext:value-type="float">
            <text:p>3542.8248693</text:p>
          </table:table-cell>
          <table:table-cell office:value-type="float" office:value="3647.78964092" calcext:value-type="float">
            <text:p>3647.78964092</text:p>
          </table:table-cell>
          <table:table-cell office:value-type="float" office:value="3766.11259222" calcext:value-type="float">
            <text:p>3766.11259222</text:p>
          </table:table-cell>
          <table:table-cell office:value-type="float" office:value="4254.23350071" calcext:value-type="float">
            <text:p>4254.23350071</text:p>
          </table:table-cell>
          <table:table-cell office:value-type="float" office:value="4743.27281956" calcext:value-type="float">
            <text:p>4743.27281956</text:p>
          </table:table-cell>
          <table:table-cell office:value-type="float" office:value="4752.81769821" calcext:value-type="float">
            <text:p>4752.81769821</text:p>
          </table:table-cell>
          <table:table-cell office:value-type="float" office:value="4700.08584063" calcext:value-type="float">
            <text:p>4700.08584063</text:p>
          </table:table-cell>
          <table:table-cell office:value-type="float" office:value="5025.25253912" calcext:value-type="float">
            <text:p>5025.25253912</text:p>
          </table:table-cell>
          <table:table-cell office:value-type="float" office:value="4753.87592082" calcext:value-type="float">
            <text:p>4753.87592082</text:p>
          </table:table-cell>
          <table:table-cell office:value-type="float" office:value="5098.23693369" calcext:value-type="float">
            <text:p>5098.23693369</text:p>
          </table:table-cell>
          <table:table-cell office:value-type="float" office:value="5410.63463897" calcext:value-type="float">
            <text:p>5410.634638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jibouti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30.45794934" calcext:value-type="float">
            <text:p>30.45794934</text:p>
          </table:table-cell>
          <table:table-cell office:value-type="float" office:value="29.29275417" calcext:value-type="float">
            <text:p>29.29275417</text:p>
          </table:table-cell>
          <table:table-cell office:value-type="float" office:value="32.9384714" calcext:value-type="float">
            <text:p>32.9384714</text:p>
          </table:table-cell>
          <table:table-cell office:value-type="float" office:value="38.88120402" calcext:value-type="float">
            <text:p>38.88120402</text:p>
          </table:table-cell>
          <table:table-cell office:value-type="float" office:value="46.90785061" calcext:value-type="float">
            <text:p>46.90785061</text:p>
          </table:table-cell>
          <table:table-cell office:value-type="float" office:value="44.26610626" calcext:value-type="float">
            <text:p>44.26610626</text:p>
          </table:table-cell>
          <table:table-cell office:value-type="float" office:value="42.26491946" calcext:value-type="float">
            <text:p>42.26491946</text:p>
          </table:table-cell>
          <table:table-cell office:value-type="float" office:value="43.57429979" calcext:value-type="float">
            <text:p>43.57429979</text:p>
          </table:table-cell>
          <table:table-cell office:value-type="float" office:value="51.59655053" calcext:value-type="float">
            <text:p>51.59655053</text:p>
          </table:table-cell>
          <table:table-cell office:value-type="float" office:value="58.70000454" calcext:value-type="float">
            <text:p>58.70000454</text:p>
          </table:table-cell>
          <table:table-cell office:value-type="float" office:value="65.68084109" calcext:value-type="float">
            <text:p>65.68084109</text:p>
          </table:table-cell>
          <table:table-cell office:value-type="float" office:value="68.69802908" calcext:value-type="float">
            <text:p>68.69802908</text:p>
          </table:table-cell>
          <table:table-cell office:value-type="float" office:value="81.90366465" calcext:value-type="float">
            <text:p>81.90366465</text:p>
          </table:table-cell>
          <table:table-cell office:value-type="float" office:value="97.6853806" calcext:value-type="float">
            <text:p>97.6853806</text:p>
          </table:table-cell>
          <table:table-cell office:value-type="float" office:value="107.10088611" calcext:value-type="float">
            <text:p>107.10088611</text:p>
          </table:table-cell>
          <table:table-cell office:value-type="float" office:value="120.10781217" calcext:value-type="float">
            <text:p>120.10781217</text:p>
          </table:table-cell>
          <table:table-cell office:value-type="float" office:value="128.23038769" calcext:value-type="float">
            <text:p>128.23038769</text:p>
          </table:table-cell>
          <table:table-cell office:value-type="float" office:value="141.97108572" calcext:value-type="float">
            <text:p>141.97108572</text:p>
          </table:table-cell>
          <table:table-cell office:value-type="float" office:value="153.96072227" calcext:value-type="float">
            <text:p>153.96072227</text:p>
          </table:table-cell>
          <table:table-cell office:value-type="float" office:value="190.76010741" calcext:value-type="float">
            <text:p>190.760107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83.67822649" calcext:value-type="float">
            <text:p>183.67822649</text:p>
          </table:table-cell>
          <table:table-cell office:value-type="float" office:value="195.05396742" calcext:value-type="float">
            <text:p>195.05396742</text:p>
          </table:table-cell>
          <table:table-cell office:value-type="float" office:value="208.08965088" calcext:value-type="float">
            <text:p>208.08965088</text:p>
          </table:table-cell>
          <table:table-cell office:value-type="float" office:value="211.03853568" calcext:value-type="float">
            <text:p>211.03853568</text:p>
          </table:table-cell>
          <table:table-cell office:value-type="float" office:value="221.28270069" calcext:value-type="float">
            <text:p>221.28270069</text:p>
          </table:table-cell>
          <table:table-cell office:value-type="float" office:value="225.4175594" calcext:value-type="float">
            <text:p>225.4175594</text:p>
          </table:table-cell>
          <table:table-cell office:value-type="float" office:value="227.31545403" calcext:value-type="float">
            <text:p>227.31545403</text:p>
          </table:table-cell>
          <table:table-cell office:value-type="float" office:value="227.9018004" calcext:value-type="float">
            <text:p>227.9018004</text:p>
          </table:table-cell>
          <table:table-cell office:value-type="float" office:value="229.2898541" calcext:value-type="float">
            <text:p>229.2898541</text:p>
          </table:table-cell>
          <table:table-cell office:value-type="float" office:value="230.13074543" calcext:value-type="float">
            <text:p>230.13074543</text:p>
          </table:table-cell>
          <table:table-cell office:value-type="float" office:value="241.03304432" calcext:value-type="float">
            <text:p>241.03304432</text:p>
          </table:table-cell>
          <table:table-cell office:value-type="float" office:value="255.49170954" calcext:value-type="float">
            <text:p>255.49170954</text:p>
          </table:table-cell>
          <table:table-cell office:value-type="float" office:value="282.78444624" calcext:value-type="float">
            <text:p>282.78444624</text:p>
          </table:table-cell>
          <table:table-cell office:value-type="float" office:value="300.55772779" calcext:value-type="float">
            <text:p>300.55772779</text:p>
          </table:table-cell>
          <table:table-cell office:value-type="float" office:value="369.57459155" calcext:value-type="float">
            <text:p>369.57459155</text:p>
          </table:table-cell>
          <table:table-cell office:value-type="float" office:value="396.19965137" calcext:value-type="float">
            <text:p>396.19965137</text:p>
          </table:table-cell>
          <table:table-cell office:value-type="float" office:value="401.18554349" calcext:value-type="float">
            <text:p>401.18554349</text:p>
          </table:table-cell>
          <table:table-cell office:value-type="float" office:value="384.58372604" calcext:value-type="float">
            <text:p>384.58372604</text:p>
          </table:table-cell>
          <table:table-cell office:value-type="float" office:value="400.39166605" calcext:value-type="float">
            <text:p>400.39166605</text:p>
          </table:table-cell>
          <table:table-cell office:value-type="float" office:value="407.8128301" calcext:value-type="float">
            <text:p>407.8128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2835.43207919" calcext:value-type="float">
            <text:p>2835.43207919</text:p>
          </table:table-cell>
          <table:table-cell office:value-type="float" office:value="2884.21731196" calcext:value-type="float">
            <text:p>2884.21731196</text:p>
          </table:table-cell>
          <table:table-cell office:value-type="float" office:value="2633.57875753" calcext:value-type="float">
            <text:p>2633.57875753</text:p>
          </table:table-cell>
          <table:table-cell office:value-type="float" office:value="2675.35325058" calcext:value-type="float">
            <text:p>2675.35325058</text:p>
          </table:table-cell>
          <table:table-cell office:value-type="float" office:value="2931.35550756" calcext:value-type="float">
            <text:p>2931.35550756</text:p>
          </table:table-cell>
          <table:table-cell office:value-type="float" office:value="2612.69268618" calcext:value-type="float">
            <text:p>2612.69268618</text:p>
          </table:table-cell>
          <table:table-cell office:value-type="float" office:value="2730.15225094" calcext:value-type="float">
            <text:p>2730.15225094</text:p>
          </table:table-cell>
          <table:table-cell office:value-type="float" office:value="3023.11507429" calcext:value-type="float">
            <text:p>3023.11507429</text:p>
          </table:table-cell>
          <table:table-cell office:value-type="float" office:value="3756.10944088" calcext:value-type="float">
            <text:p>3756.10944088</text:p>
          </table:table-cell>
          <table:table-cell office:value-type="float" office:value="4387.0878451" calcext:value-type="float">
            <text:p>4387.0878451</text:p>
          </table:table-cell>
          <table:table-cell office:value-type="float" office:value="4652.52225738" calcext:value-type="float">
            <text:p>4652.52225738</text:p>
          </table:table-cell>
          <table:table-cell office:value-type="float" office:value="5017.51049449" calcext:value-type="float">
            <text:p>5017.51049449</text:p>
          </table:table-cell>
          <table:table-cell office:value-type="float" office:value="5709.96740193" calcext:value-type="float">
            <text:p>5709.96740193</text:p>
          </table:table-cell>
          <table:table-cell office:value-type="float" office:value="6395.89846014" calcext:value-type="float">
            <text:p>6395.89846014</text:p>
          </table:table-cell>
          <table:table-cell office:value-type="float" office:value="6464.58133216" calcext:value-type="float">
            <text:p>6464.58133216</text:p>
          </table:table-cell>
          <table:table-cell office:value-type="float" office:value="6266.80800969" calcext:value-type="float">
            <text:p>6266.80800969</text:p>
          </table:table-cell>
          <table:table-cell office:value-type="float" office:value="6522.13492256" calcext:value-type="float">
            <text:p>6522.13492256</text:p>
          </table:table-cell>
          <table:table-cell office:value-type="float" office:value="6203.77410189" calcext:value-type="float">
            <text:p>6203.77410189</text:p>
          </table:table-cell>
          <table:table-cell office:value-type="float" office:value="6637.65553157" calcext:value-type="float">
            <text:p>6637.65553157</text:p>
          </table:table-cell>
          <table:table-cell office:value-type="float" office:value="6463.24321801" calcext:value-type="float">
            <text:p>6463.243218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02.45561893" calcext:value-type="float">
            <text:p>102.45561893</text:p>
          </table:table-cell>
          <table:table-cell office:value-type="float" office:value="106.02215328" calcext:value-type="float">
            <text:p>106.02215328</text:p>
          </table:table-cell>
          <table:table-cell office:value-type="float" office:value="124.17457287" calcext:value-type="float">
            <text:p>124.17457287</text:p>
          </table:table-cell>
          <table:table-cell office:value-type="float" office:value="133.70768367" calcext:value-type="float">
            <text:p>133.70768367</text:p>
          </table:table-cell>
          <table:table-cell office:value-type="float" office:value="144.06574339" calcext:value-type="float">
            <text:p>144.06574339</text:p>
          </table:table-cell>
          <table:table-cell office:value-type="float" office:value="163.05457265" calcext:value-type="float">
            <text:p>163.05457265</text:p>
          </table:table-cell>
          <table:table-cell office:value-type="float" office:value="157.66601046" calcext:value-type="float">
            <text:p>157.66601046</text:p>
          </table:table-cell>
          <table:table-cell office:value-type="float" office:value="163.27753813" calcext:value-type="float">
            <text:p>163.27753813</text:p>
          </table:table-cell>
          <table:table-cell office:value-type="float" office:value="123.69581188" calcext:value-type="float">
            <text:p>123.69581188</text:p>
          </table:table-cell>
          <table:table-cell office:value-type="float" office:value="101.54194018" calcext:value-type="float">
            <text:p>101.54194018</text:p>
          </table:table-cell>
          <table:table-cell office:value-type="float" office:value="154.22558011" calcext:value-type="float">
            <text:p>154.22558011</text:p>
          </table:table-cell>
          <table:table-cell office:value-type="float" office:value="165.86643201" calcext:value-type="float">
            <text:p>165.86643201</text:p>
          </table:table-cell>
          <table:table-cell office:value-type="float" office:value="199.64652489" calcext:value-type="float">
            <text:p>199.64652489</text:p>
          </table:table-cell>
          <table:table-cell office:value-type="float" office:value="206.94732321" calcext:value-type="float">
            <text:p>206.94732321</text:p>
          </table:table-cell>
          <table:table-cell office:value-type="float" office:value="216.25442839" calcext:value-type="float">
            <text:p>216.25442839</text:p>
          </table:table-cell>
          <table:table-cell office:value-type="float" office:value="217.70644418" calcext:value-type="float">
            <text:p>217.70644418</text:p>
          </table:table-cell>
          <table:table-cell office:value-type="float" office:value="244.14572173" calcext:value-type="float">
            <text:p>244.14572173</text:p>
          </table:table-cell>
          <table:table-cell office:value-type="float" office:value="253.79529697" calcext:value-type="float">
            <text:p>253.79529697</text:p>
          </table:table-cell>
          <table:table-cell office:value-type="float" office:value="245.17786209" calcext:value-type="float">
            <text:p>245.17786209</text:p>
          </table:table-cell>
          <table:table-cell office:value-type="float" office:value="268.9943173" calcext:value-type="float">
            <text:p>268.99431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DZA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53.87082951" calcext:value-type="float">
            <text:p>53.87082951</text:p>
          </table:table-cell>
          <table:table-cell office:value-type="float" office:value="53.4514481" calcext:value-type="float">
            <text:p>53.4514481</text:p>
          </table:table-cell>
          <table:table-cell office:value-type="float" office:value="57.94416343" calcext:value-type="float">
            <text:p>57.94416343</text:p>
          </table:table-cell>
          <table:table-cell office:value-type="float" office:value="57.08920215" calcext:value-type="float">
            <text:p>57.08920215</text:p>
          </table:table-cell>
          <table:table-cell office:value-type="float" office:value="54.28883852" calcext:value-type="float">
            <text:p>54.28883852</text:p>
          </table:table-cell>
          <table:table-cell office:value-type="float" office:value="61.30289682" calcext:value-type="float">
            <text:p>61.30289682</text:p>
          </table:table-cell>
          <table:table-cell office:value-type="float" office:value="66.508593" calcext:value-type="float">
            <text:p>66.508593</text:p>
          </table:table-cell>
          <table:table-cell office:value-type="float" office:value="66.18230218" calcext:value-type="float">
            <text:p>66.18230218</text:p>
          </table:table-cell>
          <table:table-cell office:value-type="float" office:value="75.43769203" calcext:value-type="float">
            <text:p>75.43769203</text:p>
          </table:table-cell>
          <table:table-cell office:value-type="float" office:value="92.1539956" calcext:value-type="float">
            <text:p>92.1539956</text:p>
          </table:table-cell>
          <table:table-cell office:value-type="float" office:value="100.35610741" calcext:value-type="float">
            <text:p>100.35610741</text:p>
          </table:table-cell>
          <table:table-cell office:value-type="float" office:value="116.33972015" calcext:value-type="float">
            <text:p>116.33972015</text:p>
          </table:table-cell>
          <table:table-cell office:value-type="float" office:value="150.54703923" calcext:value-type="float">
            <text:p>150.54703923</text:p>
          </table:table-cell>
          <table:table-cell office:value-type="float" office:value="206.40840341" calcext:value-type="float">
            <text:p>206.40840341</text:p>
          </table:table-cell>
          <table:table-cell office:value-type="float" office:value="207.72120828" calcext:value-type="float">
            <text:p>207.72120828</text:p>
          </table:table-cell>
          <table:table-cell office:value-type="float" office:value="228.91595202" calcext:value-type="float">
            <text:p>228.91595202</text:p>
          </table:table-cell>
          <table:table-cell office:value-type="float" office:value="286.968847" calcext:value-type="float">
            <text:p>286.968847</text:p>
          </table:table-cell>
          <table:table-cell office:value-type="float" office:value="335.26909118" calcext:value-type="float">
            <text:p>335.26909118</text:p>
          </table:table-cell>
          <table:table-cell office:value-type="float" office:value="345.65370409" calcext:value-type="float">
            <text:p>345.65370409</text:p>
          </table:table-cell>
          <table:table-cell office:value-type="float" office:value="361.7291743" calcext:value-type="float">
            <text:p>361.72917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 Asia &amp; Pacific (excluding high income)</text:p>
          </table:table-cell>
          <table:table-cell office:value-type="string" calcext:value-type="string">
            <text:p>EAP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24.9179370916759" calcext:value-type="float">
            <text:p>24.9179370917</text:p>
          </table:table-cell>
          <table:table-cell office:value-type="float" office:value="30.0476925016533" calcext:value-type="float">
            <text:p>30.0476925017</text:p>
          </table:table-cell>
          <table:table-cell office:value-type="float" office:value="32.3000604221519" calcext:value-type="float">
            <text:p>32.3000604222</text:p>
          </table:table-cell>
          <table:table-cell office:value-type="float" office:value="32.2327853264893" calcext:value-type="float">
            <text:p>32.2327853265</text:p>
          </table:table-cell>
          <table:table-cell office:value-type="float" office:value="35.5834240504366" calcext:value-type="float">
            <text:p>35.5834240504</text:p>
          </table:table-cell>
          <table:table-cell office:value-type="float" office:value="39.2943283394827" calcext:value-type="float">
            <text:p>39.2943283395</text:p>
          </table:table-cell>
          <table:table-cell office:value-type="float" office:value="42.0221086381398" calcext:value-type="float">
            <text:p>42.0221086381</text:p>
          </table:table-cell>
          <table:table-cell office:value-type="float" office:value="47.8458714563645" calcext:value-type="float">
            <text:p>47.8458714564</text:p>
          </table:table-cell>
          <table:table-cell office:value-type="float" office:value="54.7118631882614" calcext:value-type="float">
            <text:p>54.7118631883</text:p>
          </table:table-cell>
          <table:table-cell office:value-type="float" office:value="61.8522199121451" calcext:value-type="float">
            <text:p>61.8522199121</text:p>
          </table:table-cell>
          <table:table-cell office:value-type="float" office:value="71.116621616518" calcext:value-type="float">
            <text:p>71.1166216165</text:p>
          </table:table-cell>
          <table:table-cell office:value-type="float" office:value="83.3384813825498" calcext:value-type="float">
            <text:p>83.3384813825</text:p>
          </table:table-cell>
          <table:table-cell office:value-type="float" office:value="101.814906955026" calcext:value-type="float">
            <text:p>101.814906955</text:p>
          </table:table-cell>
          <table:table-cell office:value-type="float" office:value="134.188046326151" calcext:value-type="float">
            <text:p>134.1880463262</text:p>
          </table:table-cell>
          <table:table-cell office:value-type="float" office:value="159.265670344238" calcext:value-type="float">
            <text:p>159.2656703442</text:p>
          </table:table-cell>
          <table:table-cell office:value-type="float" office:value="183.566052598181" calcext:value-type="float">
            <text:p>183.5660525982</text:p>
          </table:table-cell>
          <table:table-cell office:value-type="float" office:value="228.769697488282" calcext:value-type="float">
            <text:p>228.7696974883</text:p>
          </table:table-cell>
          <table:table-cell office:value-type="float" office:value="266.366297145424" calcext:value-type="float">
            <text:p>266.3662971454</text:p>
          </table:table-cell>
          <table:table-cell office:value-type="float" office:value="298.97922945292" calcext:value-type="float">
            <text:p>298.9792294529</text:p>
          </table:table-cell>
          <table:table-cell office:value-type="float" office:value="329.427405053198" calcext:value-type="float">
            <text:p>329.42740505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rly-demographic dividend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52.7831847802598" calcext:value-type="float">
            <text:p>52.7831847803</text:p>
          </table:table-cell>
          <table:table-cell office:value-type="float" office:value="54.9216160958602" calcext:value-type="float">
            <text:p>54.9216160959</text:p>
          </table:table-cell>
          <table:table-cell office:value-type="float" office:value="60.3795644547673" calcext:value-type="float">
            <text:p>60.3795644548</text:p>
          </table:table-cell>
          <table:table-cell office:value-type="float" office:value="60.7686545434083" calcext:value-type="float">
            <text:p>60.7686545434</text:p>
          </table:table-cell>
          <table:table-cell office:value-type="float" office:value="65.9582939368138" calcext:value-type="float">
            <text:p>65.9582939368</text:p>
          </table:table-cell>
          <table:table-cell office:value-type="float" office:value="71.1929898027416" calcext:value-type="float">
            <text:p>71.1929898027</text:p>
          </table:table-cell>
          <table:table-cell office:value-type="float" office:value="73.3441839073323" calcext:value-type="float">
            <text:p>73.3441839073</text:p>
          </table:table-cell>
          <table:table-cell office:value-type="float" office:value="62.2744014597476" calcext:value-type="float">
            <text:p>62.2744014597</text:p>
          </table:table-cell>
          <table:table-cell office:value-type="float" office:value="69.3035639452613" calcext:value-type="float">
            <text:p>69.3035639453</text:p>
          </table:table-cell>
          <table:table-cell office:value-type="float" office:value="78.4782870664133" calcext:value-type="float">
            <text:p>78.4782870664</text:p>
          </table:table-cell>
          <table:table-cell office:value-type="float" office:value="90.294622857362" calcext:value-type="float">
            <text:p>90.2946228574</text:p>
          </table:table-cell>
          <table:table-cell office:value-type="float" office:value="100.740171878133" calcext:value-type="float">
            <text:p>100.7401718781</text:p>
          </table:table-cell>
          <table:table-cell office:value-type="float" office:value="117.83346125718" calcext:value-type="float">
            <text:p>117.8334612572</text:p>
          </table:table-cell>
          <table:table-cell office:value-type="float" office:value="130.717346671003" calcext:value-type="float">
            <text:p>130.717346671</text:p>
          </table:table-cell>
          <table:table-cell office:value-type="float" office:value="133.306130655513" calcext:value-type="float">
            <text:p>133.3061306555</text:p>
          </table:table-cell>
          <table:table-cell office:value-type="float" office:value="151.745581512699" calcext:value-type="float">
            <text:p>151.7455815127</text:p>
          </table:table-cell>
          <table:table-cell office:value-type="float" office:value="165.144097215796" calcext:value-type="float">
            <text:p>165.1440972158</text:p>
          </table:table-cell>
          <table:table-cell office:value-type="float" office:value="170.068562428153" calcext:value-type="float">
            <text:p>170.0685624282</text:p>
          </table:table-cell>
          <table:table-cell office:value-type="float" office:value="173.832431109759" calcext:value-type="float">
            <text:p>173.8324311098</text:p>
          </table:table-cell>
          <table:table-cell office:value-type="float" office:value="177.895429301016" calcext:value-type="float">
            <text:p>177.895429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 Asia &amp; Pacific</text:p>
          </table:table-cell>
          <table:table-cell office:value-type="string" calcext:value-type="string">
            <text:p>EAS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241.251886242521" calcext:value-type="float">
            <text:p>241.2518862425</text:p>
          </table:table-cell>
          <table:table-cell office:value-type="float" office:value="222.053766654337" calcext:value-type="float">
            <text:p>222.0537666543</text:p>
          </table:table-cell>
          <table:table-cell office:value-type="float" office:value="213.768255094329" calcext:value-type="float">
            <text:p>213.7682550943</text:p>
          </table:table-cell>
          <table:table-cell office:value-type="float" office:value="197.915419000711" calcext:value-type="float">
            <text:p>197.9154190007</text:p>
          </table:table-cell>
          <table:table-cell office:value-type="float" office:value="229.790318085944" calcext:value-type="float">
            <text:p>229.7903180859</text:p>
          </table:table-cell>
          <table:table-cell office:value-type="float" office:value="248.308030091764" calcext:value-type="float">
            <text:p>248.3080300918</text:p>
          </table:table-cell>
          <table:table-cell office:value-type="float" office:value="229.868728040967" calcext:value-type="float">
            <text:p>229.868728041</text:p>
          </table:table-cell>
          <table:table-cell office:value-type="float" office:value="233.132680666913" calcext:value-type="float">
            <text:p>233.1326806669</text:p>
          </table:table-cell>
          <table:table-cell office:value-type="float" office:value="262.147927093931" calcext:value-type="float">
            <text:p>262.1479270939</text:p>
          </table:table-cell>
          <table:table-cell office:value-type="float" office:value="290.214766266745" calcext:value-type="float">
            <text:p>290.2147662667</text:p>
          </table:table-cell>
          <table:table-cell office:value-type="float" office:value="305.970137628077" calcext:value-type="float">
            <text:p>305.9701376281</text:p>
          </table:table-cell>
          <table:table-cell office:value-type="float" office:value="314.882024799214" calcext:value-type="float">
            <text:p>314.8820247992</text:p>
          </table:table-cell>
          <table:table-cell office:value-type="float" office:value="343.254939098809" calcext:value-type="float">
            <text:p>343.2549390988</text:p>
          </table:table-cell>
          <table:table-cell office:value-type="float" office:value="401.407731618858" calcext:value-type="float">
            <text:p>401.4077316189</text:p>
          </table:table-cell>
          <table:table-cell office:value-type="float" office:value="449.894217866155" calcext:value-type="float">
            <text:p>449.8942178662</text:p>
          </table:table-cell>
          <table:table-cell office:value-type="float" office:value="511.937722812086" calcext:value-type="float">
            <text:p>511.9377228121</text:p>
          </table:table-cell>
          <table:table-cell office:value-type="float" office:value="599.110491275757" calcext:value-type="float">
            <text:p>599.1104912758</text:p>
          </table:table-cell>
          <table:table-cell office:value-type="float" office:value="641.423270711341" calcext:value-type="float">
            <text:p>641.4232707113</text:p>
          </table:table-cell>
          <table:table-cell office:value-type="float" office:value="625.078030466789" calcext:value-type="float">
            <text:p>625.0780304668</text:p>
          </table:table-cell>
          <table:table-cell office:value-type="float" office:value="639.599722554694" calcext:value-type="float">
            <text:p>639.59972255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ope &amp; Central Asia (excluding high income)</text:p>
          </table:table-cell>
          <table:table-cell office:value-type="string" calcext:value-type="string">
            <text:p>ECA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83.3399488094645" calcext:value-type="float">
            <text:p>83.3399488095</text:p>
          </table:table-cell>
          <table:table-cell office:value-type="float" office:value="103.744480548306" calcext:value-type="float">
            <text:p>103.7444805483</text:p>
          </table:table-cell>
          <table:table-cell office:value-type="float" office:value="125.869141873467" calcext:value-type="float">
            <text:p>125.8691418735</text:p>
          </table:table-cell>
          <table:table-cell office:value-type="float" office:value="101.156610436676" calcext:value-type="float">
            <text:p>101.1566104367</text:p>
          </table:table-cell>
          <table:table-cell office:value-type="float" office:value="85.6308404957417" calcext:value-type="float">
            <text:p>85.6308404957</text:p>
          </table:table-cell>
          <table:table-cell office:value-type="float" office:value="95.3774410666682" calcext:value-type="float">
            <text:p>95.3774410667</text:p>
          </table:table-cell>
          <table:table-cell office:value-type="float" office:value="99.3776952199811" calcext:value-type="float">
            <text:p>99.37769522</text:p>
          </table:table-cell>
          <table:table-cell office:value-type="float" office:value="118.69328647041" calcext:value-type="float">
            <text:p>118.6932864704</text:p>
          </table:table-cell>
          <table:table-cell office:value-type="float" office:value="148.609554587394" calcext:value-type="float">
            <text:p>148.6095545874</text:p>
          </table:table-cell>
          <table:table-cell office:value-type="float" office:value="189.839682947142" calcext:value-type="float">
            <text:p>189.8396829471</text:p>
          </table:table-cell>
          <table:table-cell office:value-type="float" office:value="239.452569936472" calcext:value-type="float">
            <text:p>239.4525699365</text:p>
          </table:table-cell>
          <table:table-cell office:value-type="float" office:value="295.898084798678" calcext:value-type="float">
            <text:p>295.8980847987</text:p>
          </table:table-cell>
          <table:table-cell office:value-type="float" office:value="385.517982829423" calcext:value-type="float">
            <text:p>385.5179828294</text:p>
          </table:table-cell>
          <table:table-cell office:value-type="float" office:value="508.955623408848" calcext:value-type="float">
            <text:p>508.9556234088</text:p>
          </table:table-cell>
          <table:table-cell office:value-type="float" office:value="444.555470790152" calcext:value-type="float">
            <text:p>444.5554707902</text:p>
          </table:table-cell>
          <table:table-cell office:value-type="float" office:value="495.3254223205" calcext:value-type="float">
            <text:p>495.3254223205</text:p>
          </table:table-cell>
          <table:table-cell office:value-type="float" office:value="557.852643215551" calcext:value-type="float">
            <text:p>557.8526432156</text:p>
          </table:table-cell>
          <table:table-cell office:value-type="float" office:value="593.141035933065" calcext:value-type="float">
            <text:p>593.1410359331</text:p>
          </table:table-cell>
          <table:table-cell office:value-type="float" office:value="635.855820850776" calcext:value-type="float">
            <text:p>635.8558208508</text:p>
          </table:table-cell>
          <table:table-cell office:value-type="float" office:value="574.741425883383" calcext:value-type="float">
            <text:p>574.74142588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ope &amp; Central Asia</text:p>
          </table:table-cell>
          <table:table-cell office:value-type="string" calcext:value-type="string">
            <text:p>ECS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020.3549471849" calcext:value-type="float">
            <text:p>1020.3549471849</text:p>
          </table:table-cell>
          <table:table-cell office:value-type="float" office:value="1056.25266724955" calcext:value-type="float">
            <text:p>1056.2526672496</text:p>
          </table:table-cell>
          <table:table-cell office:value-type="float" office:value="986.305193009597" calcext:value-type="float">
            <text:p>986.3051930096</text:p>
          </table:table-cell>
          <table:table-cell office:value-type="float" office:value="1005.02159085374" calcext:value-type="float">
            <text:p>1005.0215908537</text:p>
          </table:table-cell>
          <table:table-cell office:value-type="float" office:value="1007.55306201954" calcext:value-type="float">
            <text:p>1007.5530620195</text:p>
          </table:table-cell>
          <table:table-cell office:value-type="float" office:value="940.10313059765" calcext:value-type="float">
            <text:p>940.1031305977</text:p>
          </table:table-cell>
          <table:table-cell office:value-type="float" office:value="972.447889202384" calcext:value-type="float">
            <text:p>972.4478892024</text:p>
          </table:table-cell>
          <table:table-cell office:value-type="float" office:value="1092.35183603527" calcext:value-type="float">
            <text:p>1092.3518360353</text:p>
          </table:table-cell>
          <table:table-cell office:value-type="float" office:value="1358.94830424824" calcext:value-type="float">
            <text:p>1358.9483042482</text:p>
          </table:table-cell>
          <table:table-cell office:value-type="float" office:value="1574.53789112729" calcext:value-type="float">
            <text:p>1574.5378911273</text:p>
          </table:table-cell>
          <table:table-cell office:value-type="float" office:value="1683.5973258282" calcext:value-type="float">
            <text:p>1683.5973258282</text:p>
          </table:table-cell>
          <table:table-cell office:value-type="float" office:value="1796.17218886193" calcext:value-type="float">
            <text:p>1796.1721888619</text:p>
          </table:table-cell>
          <table:table-cell office:value-type="float" office:value="2069.0564031562" calcext:value-type="float">
            <text:p>2069.0564031562</text:p>
          </table:table-cell>
          <table:table-cell office:value-type="float" office:value="2330.33041806104" calcext:value-type="float">
            <text:p>2330.330418061</text:p>
          </table:table-cell>
          <table:table-cell office:value-type="float" office:value="2230.35484516071" calcext:value-type="float">
            <text:p>2230.3548451607</text:p>
          </table:table-cell>
          <table:table-cell office:value-type="float" office:value="2218.98376535022" calcext:value-type="float">
            <text:p>2218.9837653502</text:p>
          </table:table-cell>
          <table:table-cell office:value-type="float" office:value="2400.5451460209" calcext:value-type="float">
            <text:p>2400.5451460209</text:p>
          </table:table-cell>
          <table:table-cell office:value-type="float" office:value="2301.44733754641" calcext:value-type="float">
            <text:p>2301.4473375464</text:p>
          </table:table-cell>
          <table:table-cell office:value-type="float" office:value="2403.54153817214" calcext:value-type="float">
            <text:p>2403.5415381721</text:p>
          </table:table-cell>
          <table:table-cell office:value-type="float" office:value="2420.75124265386" calcext:value-type="float">
            <text:p>2420.75124265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72.54614642" calcext:value-type="float">
            <text:p>72.54614642</text:p>
          </table:table-cell>
          <table:table-cell office:value-type="float" office:value="80.73372946" calcext:value-type="float">
            <text:p>80.73372946</text:p>
          </table:table-cell>
          <table:table-cell office:value-type="float" office:value="87.73836634" calcext:value-type="float">
            <text:p>87.73836634</text:p>
          </table:table-cell>
          <table:table-cell office:value-type="float" office:value="82.2754366" calcext:value-type="float">
            <text:p>82.2754366</text:p>
          </table:table-cell>
          <table:table-cell office:value-type="float" office:value="60.32354553" calcext:value-type="float">
            <text:p>60.32354553</text:p>
          </table:table-cell>
          <table:table-cell office:value-type="float" office:value="49.00947091" calcext:value-type="float">
            <text:p>49.00947091</text:p>
          </table:table-cell>
          <table:table-cell office:value-type="float" office:value="73.44541612" calcext:value-type="float">
            <text:p>73.44541612</text:p>
          </table:table-cell>
          <table:table-cell office:value-type="float" office:value="100.79592805" calcext:value-type="float">
            <text:p>100.79592805</text:p>
          </table:table-cell>
          <table:table-cell office:value-type="float" office:value="157.74741151" calcext:value-type="float">
            <text:p>157.74741151</text:p>
          </table:table-cell>
          <table:table-cell office:value-type="float" office:value="168.39893917" calcext:value-type="float">
            <text:p>168.39893917</text:p>
          </table:table-cell>
          <table:table-cell office:value-type="float" office:value="177.47724343" calcext:value-type="float">
            <text:p>177.47724343</text:p>
          </table:table-cell>
          <table:table-cell office:value-type="float" office:value="196.26289333" calcext:value-type="float">
            <text:p>196.26289333</text:p>
          </table:table-cell>
          <table:table-cell office:value-type="float" office:value="213.17830958" calcext:value-type="float">
            <text:p>213.17830958</text:p>
          </table:table-cell>
          <table:table-cell office:value-type="float" office:value="241.97444558" calcext:value-type="float">
            <text:p>241.97444558</text:p>
          </table:table-cell>
          <table:table-cell office:value-type="float" office:value="237.24738658" calcext:value-type="float">
            <text:p>237.24738658</text:p>
          </table:table-cell>
          <table:table-cell office:value-type="float" office:value="274.8808741" calcext:value-type="float">
            <text:p>274.8808741</text:p>
          </table:table-cell>
          <table:table-cell office:value-type="float" office:value="308.97154302" calcext:value-type="float">
            <text:p>308.97154302</text:p>
          </table:table-cell>
          <table:table-cell office:value-type="float" office:value="368.19868202" calcext:value-type="float">
            <text:p>368.19868202</text:p>
          </table:table-cell>
          <table:table-cell office:value-type="float" office:value="439.56215163" calcext:value-type="float">
            <text:p>439.56215163</text:p>
          </table:table-cell>
          <table:table-cell office:value-type="float" office:value="579.19244452" calcext:value-type="float">
            <text:p>579.192444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gypt, Arab Rep.</text:p>
          </table:table-cell>
          <table:table-cell office:value-type="string" calcext:value-type="string">
            <text:p>EGY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37.24760709" calcext:value-type="float">
            <text:p>37.24760709</text:p>
          </table:table-cell>
          <table:table-cell office:value-type="float" office:value="45.31963227" calcext:value-type="float">
            <text:p>45.31963227</text:p>
          </table:table-cell>
          <table:table-cell office:value-type="float" office:value="58.07362558" calcext:value-type="float">
            <text:p>58.07362558</text:p>
          </table:table-cell>
          <table:table-cell office:value-type="float" office:value="65.12627474" calcext:value-type="float">
            <text:p>65.12627474</text:p>
          </table:table-cell>
          <table:table-cell office:value-type="float" office:value="71.99613871" calcext:value-type="float">
            <text:p>71.99613871</text:p>
          </table:table-cell>
          <table:table-cell office:value-type="float" office:value="77.72252205" calcext:value-type="float">
            <text:p>77.72252205</text:p>
          </table:table-cell>
          <table:table-cell office:value-type="float" office:value="74.95902799" calcext:value-type="float">
            <text:p>74.95902799</text:p>
          </table:table-cell>
          <table:table-cell office:value-type="float" office:value="72.84004589" calcext:value-type="float">
            <text:p>72.84004589</text:p>
          </table:table-cell>
          <table:table-cell office:value-type="float" office:value="55.49039108" calcext:value-type="float">
            <text:p>55.49039108</text:p>
          </table:table-cell>
          <table:table-cell office:value-type="float" office:value="56.06795155" calcext:value-type="float">
            <text:p>56.06795155</text:p>
          </table:table-cell>
          <table:table-cell office:value-type="float" office:value="63.80857754" calcext:value-type="float">
            <text:p>63.80857754</text:p>
          </table:table-cell>
          <table:table-cell office:value-type="float" office:value="74.01172409" calcext:value-type="float">
            <text:p>74.01172409</text:p>
          </table:table-cell>
          <table:table-cell office:value-type="float" office:value="84.30810186" calcext:value-type="float">
            <text:p>84.30810186</text:p>
          </table:table-cell>
          <table:table-cell office:value-type="float" office:value="100.60325668" calcext:value-type="float">
            <text:p>100.60325668</text:p>
          </table:table-cell>
          <table:table-cell office:value-type="float" office:value="117.04777787" calcext:value-type="float">
            <text:p>117.04777787</text:p>
          </table:table-cell>
          <table:table-cell office:value-type="float" office:value="125.50239757" calcext:value-type="float">
            <text:p>125.50239757</text:p>
          </table:table-cell>
          <table:table-cell office:value-type="float" office:value="139.00244005" calcext:value-type="float">
            <text:p>139.00244005</text:p>
          </table:table-cell>
          <table:table-cell office:value-type="float" office:value="160.76476572" calcext:value-type="float">
            <text:p>160.76476572</text:p>
          </table:table-cell>
          <table:table-cell office:value-type="float" office:value="159.11056812" calcext:value-type="float">
            <text:p>159.11056812</text:p>
          </table:table-cell>
          <table:table-cell office:value-type="float" office:value="177.76836063" calcext:value-type="float">
            <text:p>177.768360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o area</text:p>
          </table:table-cell>
          <table:table-cell office:value-type="string" calcext:value-type="string">
            <text:p>EMU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2102.19632010487" calcext:value-type="float">
            <text:p>2102.1963201049</text:p>
          </table:table-cell>
          <table:table-cell office:value-type="float" office:value="2141.03600836905" calcext:value-type="float">
            <text:p>2141.0360083691</text:p>
          </table:table-cell>
          <table:table-cell office:value-type="float" office:value="1929.2242330819" calcext:value-type="float">
            <text:p>1929.2242330819</text:p>
          </table:table-cell>
          <table:table-cell office:value-type="float" office:value="1972.85418354651" calcext:value-type="float">
            <text:p>1972.8541835465</text:p>
          </table:table-cell>
          <table:table-cell office:value-type="float" office:value="1970.18606956604" calcext:value-type="float">
            <text:p>1970.186069566</text:p>
          </table:table-cell>
          <table:table-cell office:value-type="float" office:value="1792.65333060288" calcext:value-type="float">
            <text:p>1792.6533306029</text:p>
          </table:table-cell>
          <table:table-cell office:value-type="float" office:value="1838.17219619578" calcext:value-type="float">
            <text:p>1838.1721961958</text:p>
          </table:table-cell>
          <table:table-cell office:value-type="float" office:value="2037.57060000383" calcext:value-type="float">
            <text:p>2037.5706000038</text:p>
          </table:table-cell>
          <table:table-cell office:value-type="float" office:value="2556.02394856933" calcext:value-type="float">
            <text:p>2556.0239485693</text:p>
          </table:table-cell>
          <table:table-cell office:value-type="float" office:value="2922.75309388331" calcext:value-type="float">
            <text:p>2922.7530938833</text:p>
          </table:table-cell>
          <table:table-cell office:value-type="float" office:value="3072.60549198858" calcext:value-type="float">
            <text:p>3072.6054919886</text:p>
          </table:table-cell>
          <table:table-cell office:value-type="float" office:value="3222.37157144675" calcext:value-type="float">
            <text:p>3222.3715714468</text:p>
          </table:table-cell>
          <table:table-cell office:value-type="float" office:value="3650.38252337128" calcext:value-type="float">
            <text:p>3650.3825233713</text:p>
          </table:table-cell>
          <table:table-cell office:value-type="float" office:value="4099.84708541722" calcext:value-type="float">
            <text:p>4099.8470854172</text:p>
          </table:table-cell>
          <table:table-cell office:value-type="float" office:value="4020.59088668042" calcext:value-type="float">
            <text:p>4020.5908866804</text:p>
          </table:table-cell>
          <table:table-cell office:value-type="float" office:value="3899.75295759014" calcext:value-type="float">
            <text:p>3899.7529575901</text:p>
          </table:table-cell>
          <table:table-cell office:value-type="float" office:value="4158.35152103432" calcext:value-type="float">
            <text:p>4158.3515210343</text:p>
          </table:table-cell>
          <table:table-cell office:value-type="float" office:value="3881.27173769692" calcext:value-type="float">
            <text:p>3881.2717376969</text:p>
          </table:table-cell>
          <table:table-cell office:value-type="float" office:value="4058.85486398973" calcext:value-type="float">
            <text:p>4058.8548639897</text:p>
          </table:table-cell>
          <table:table-cell office:value-type="float" office:value="4134.71687970431" calcext:value-type="float">
            <text:p>4134.71687970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8.58015739" calcext:value-type="float">
            <text:p>8.58015739</text:p>
          </table:table-cell>
          <table:table-cell office:value-type="float" office:value="7.82086576" calcext:value-type="float">
            <text:p>7.82086576</text:p>
          </table:table-cell>
          <table:table-cell office:value-type="float" office:value="9.3089478" calcext:value-type="float">
            <text:p>9.3089478</text:p>
          </table:table-cell>
          <table:table-cell office:value-type="float" office:value="10.01754279" calcext:value-type="float">
            <text:p>10.01754279</text:p>
          </table:table-cell>
          <table:table-cell office:value-type="float" office:value="10.05471968" calcext:value-type="float">
            <text:p>10.05471968</text:p>
          </table:table-cell>
          <table:table-cell office:value-type="float" office:value="8.86090326" calcext:value-type="float">
            <text:p>8.86090326</text:p>
          </table:table-cell>
          <table:table-cell office:value-type="float" office:value="8.1284852" calcext:value-type="float">
            <text:p>8.1284852</text:p>
          </table:table-cell>
          <table:table-cell office:value-type="float" office:value="7.74379278" calcext:value-type="float">
            <text:p>7.74379278</text:p>
          </table:table-cell>
          <table:table-cell office:value-type="float" office:value="7.75890298" calcext:value-type="float">
            <text:p>7.75890298</text:p>
          </table:table-cell>
          <table:table-cell office:value-type="float" office:value="8.57337444" calcext:value-type="float">
            <text:p>8.57337444</text:p>
          </table:table-cell>
          <table:table-cell office:value-type="float" office:value="7.77815813" calcext:value-type="float">
            <text:p>7.77815813</text:p>
          </table:table-cell>
          <table:table-cell office:value-type="float" office:value="9.28247988" calcext:value-type="float">
            <text:p>9.28247988</text:p>
          </table:table-cell>
          <table:table-cell office:value-type="float" office:value="9.84547663" calcext:value-type="float">
            <text:p>9.84547663</text:p>
          </table:table-cell>
          <table:table-cell office:value-type="float" office:value="11.31124213" calcext:value-type="float">
            <text:p>11.31124213</text:p>
          </table:table-cell>
          <table:table-cell office:value-type="float" office:value="13.34631705" calcext:value-type="float">
            <text:p>13.34631705</text:p>
          </table:table-cell>
          <table:table-cell office:value-type="float" office:value="14.62766471" calcext:value-type="float">
            <text:p>14.62766471</text:p>
          </table:table-cell>
          <table:table-cell office:value-type="float" office:value="16.66539605" calcext:value-type="float">
            <text:p>16.66539605</text:p>
          </table:table-cell>
          <table:table-cell office:value-type="float" office:value="18.81139232" calcext:value-type="float">
            <text:p>18.81139232</text:p>
          </table:table-cell>
          <table:table-cell office:value-type="float" office:value="20.75363693" calcext:value-type="float">
            <text:p>20.75363693</text:p>
          </table:table-cell>
          <table:table-cell office:value-type="float" office:value="25.20042878" calcext:value-type="float">
            <text:p>25.200428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129.19450562" calcext:value-type="float">
            <text:p>1129.19450562</text:p>
          </table:table-cell>
          <table:table-cell office:value-type="float" office:value="1178.1437706" calcext:value-type="float">
            <text:p>1178.1437706</text:p>
          </table:table-cell>
          <table:table-cell office:value-type="float" office:value="1062.57186639" calcext:value-type="float">
            <text:p>1062.57186639</text:p>
          </table:table-cell>
          <table:table-cell office:value-type="float" office:value="1109.46131929" calcext:value-type="float">
            <text:p>1109.46131929</text:p>
          </table:table-cell>
          <table:table-cell office:value-type="float" office:value="1135.73668125" calcext:value-type="float">
            <text:p>1135.73668125</text:p>
          </table:table-cell>
          <table:table-cell office:value-type="float" office:value="1045.48200839" calcext:value-type="float">
            <text:p>1045.48200839</text:p>
          </table:table-cell>
          <table:table-cell office:value-type="float" office:value="1089.29711511" calcext:value-type="float">
            <text:p>1089.29711511</text:p>
          </table:table-cell>
          <table:table-cell office:value-type="float" office:value="1212.66269185" calcext:value-type="float">
            <text:p>1212.66269185</text:p>
          </table:table-cell>
          <table:table-cell office:value-type="float" office:value="1687.89690064" calcext:value-type="float">
            <text:p>1687.89690064</text:p>
          </table:table-cell>
          <table:table-cell office:value-type="float" office:value="1975.37570291" calcext:value-type="float">
            <text:p>1975.37570291</text:p>
          </table:table-cell>
          <table:table-cell office:value-type="float" office:value="2120.50497277" calcext:value-type="float">
            <text:p>2120.50497277</text:p>
          </table:table-cell>
          <table:table-cell office:value-type="float" office:value="2312.7949718" calcext:value-type="float">
            <text:p>2312.7949718</text:p>
          </table:table-cell>
          <table:table-cell office:value-type="float" office:value="2690.00050394" calcext:value-type="float">
            <text:p>2690.00050394</text:p>
          </table:table-cell>
          <table:table-cell office:value-type="float" office:value="3072.17457317" calcext:value-type="float">
            <text:p>3072.17457317</text:p>
          </table:table-cell>
          <table:table-cell office:value-type="float" office:value="2994.72793981" calcext:value-type="float">
            <text:p>2994.72793981</text:p>
          </table:table-cell>
          <table:table-cell office:value-type="float" office:value="2846.71003853" calcext:value-type="float">
            <text:p>2846.71003853</text:p>
          </table:table-cell>
          <table:table-cell office:value-type="float" office:value="2954.25070357" calcext:value-type="float">
            <text:p>2954.25070357</text:p>
          </table:table-cell>
          <table:table-cell office:value-type="float" office:value="2651.38039793" calcext:value-type="float">
            <text:p>2651.38039793</text:p>
          </table:table-cell>
          <table:table-cell office:value-type="float" office:value="2643.95007588" calcext:value-type="float">
            <text:p>2643.95007588</text:p>
          </table:table-cell>
          <table:table-cell office:value-type="float" office:value="2658.27042388" calcext:value-type="float">
            <text:p>2658.270423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64.79722929" calcext:value-type="float">
            <text:p>164.79722929</text:p>
          </table:table-cell>
          <table:table-cell office:value-type="float" office:value="218.11690313" calcext:value-type="float">
            <text:p>218.11690313</text:p>
          </table:table-cell>
          <table:table-cell office:value-type="float" office:value="222.44294003" calcext:value-type="float">
            <text:p>222.44294003</text:p>
          </table:table-cell>
          <table:table-cell office:value-type="float" office:value="223.10452453" calcext:value-type="float">
            <text:p>223.10452453</text:p>
          </table:table-cell>
          <table:table-cell office:value-type="float" office:value="242.57380721" calcext:value-type="float">
            <text:p>242.57380721</text:p>
          </table:table-cell>
          <table:table-cell office:value-type="float" office:value="214.37603713" calcext:value-type="float">
            <text:p>214.37603713</text:p>
          </table:table-cell>
          <table:table-cell office:value-type="float" office:value="217.70622304" calcext:value-type="float">
            <text:p>217.70622304</text:p>
          </table:table-cell>
          <table:table-cell office:value-type="float" office:value="256.66176225" calcext:value-type="float">
            <text:p>256.66176225</text:p>
          </table:table-cell>
          <table:table-cell office:value-type="float" office:value="352.39590119" calcext:value-type="float">
            <text:p>352.39590119</text:p>
          </table:table-cell>
          <table:table-cell office:value-type="float" office:value="452.33266711" calcext:value-type="float">
            <text:p>452.33266711</text:p>
          </table:table-cell>
          <table:table-cell office:value-type="float" office:value="514.22143996" calcext:value-type="float">
            <text:p>514.22143996</text:p>
          </table:table-cell>
          <table:table-cell office:value-type="float" office:value="624.61811702" calcext:value-type="float">
            <text:p>624.61811702</text:p>
          </table:table-cell>
          <table:table-cell office:value-type="float" office:value="845.46719735" calcext:value-type="float">
            <text:p>845.46719735</text:p>
          </table:table-cell>
          <table:table-cell office:value-type="float" office:value="1075.40513902" calcext:value-type="float">
            <text:p>1075.40513902</text:p>
          </table:table-cell>
          <table:table-cell office:value-type="float" office:value="1008.52217679" calcext:value-type="float">
            <text:p>1008.52217679</text:p>
          </table:table-cell>
          <table:table-cell office:value-type="float" office:value="902.6732824" calcext:value-type="float">
            <text:p>902.6732824</text:p>
          </table:table-cell>
          <table:table-cell office:value-type="float" office:value="988.0989429" calcext:value-type="float">
            <text:p>988.0989429</text:p>
          </table:table-cell>
          <table:table-cell office:value-type="float" office:value="1077.54862308" calcext:value-type="float">
            <text:p>1077.54862308</text:p>
          </table:table-cell>
          <table:table-cell office:value-type="float" office:value="1213.55619426" calcext:value-type="float">
            <text:p>1213.55619426</text:p>
          </table:table-cell>
          <table:table-cell office:value-type="float" office:value="1248.27963176" calcext:value-type="float">
            <text:p>1248.27963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4.01984268" calcext:value-type="float">
            <text:p>4.01984268</text:p>
          </table:table-cell>
          <table:table-cell office:value-type="float" office:value="4.20077323" calcext:value-type="float">
            <text:p>4.20077323</text:p>
          </table:table-cell>
          <table:table-cell office:value-type="float" office:value="4.37286279" calcext:value-type="float">
            <text:p>4.37286279</text:p>
          </table:table-cell>
          <table:table-cell office:value-type="float" office:value="4.50325999" calcext:value-type="float">
            <text:p>4.50325999</text:p>
          </table:table-cell>
          <table:table-cell office:value-type="float" office:value="4.4630391" calcext:value-type="float">
            <text:p>4.4630391</text:p>
          </table:table-cell>
          <table:table-cell office:value-type="float" office:value="5.36828664" calcext:value-type="float">
            <text:p>5.36828664</text:p>
          </table:table-cell>
          <table:table-cell office:value-type="float" office:value="5.05148399" calcext:value-type="float">
            <text:p>5.05148399</text:p>
          </table:table-cell>
          <table:table-cell office:value-type="float" office:value="5.25939701" calcext:value-type="float">
            <text:p>5.25939701</text:p>
          </table:table-cell>
          <table:table-cell office:value-type="float" office:value="5.50649733" calcext:value-type="float">
            <text:p>5.50649733</text:p>
          </table:table-cell>
          <table:table-cell office:value-type="float" office:value="5.74732909" calcext:value-type="float">
            <text:p>5.74732909</text:p>
          </table:table-cell>
          <table:table-cell office:value-type="float" office:value="6.78994895" calcext:value-type="float">
            <text:p>6.78994895</text:p>
          </table:table-cell>
          <table:table-cell office:value-type="float" office:value="8.65132225" calcext:value-type="float">
            <text:p>8.65132225</text:p>
          </table:table-cell>
          <table:table-cell office:value-type="float" office:value="11.20782555" calcext:value-type="float">
            <text:p>11.20782555</text:p>
          </table:table-cell>
          <table:table-cell office:value-type="float" office:value="13.42946544" calcext:value-type="float">
            <text:p>13.42946544</text:p>
          </table:table-cell>
          <table:table-cell office:value-type="float" office:value="14.83285372" calcext:value-type="float">
            <text:p>14.83285372</text:p>
          </table:table-cell>
          <table:table-cell office:value-type="float" office:value="20.98433993" calcext:value-type="float">
            <text:p>20.98433993</text:p>
          </table:table-cell>
          <table:table-cell office:value-type="float" office:value="22.20933287" calcext:value-type="float">
            <text:p>22.20933287</text:p>
          </table:table-cell>
          <table:table-cell office:value-type="float" office:value="26.41542192" calcext:value-type="float">
            <text:p>26.41542192</text:p>
          </table:table-cell>
          <table:table-cell office:value-type="float" office:value="25.0417972" calcext:value-type="float">
            <text:p>25.0417972</text:p>
          </table:table-cell>
          <table:table-cell office:value-type="float" office:value="26.64777614" calcext:value-type="float">
            <text:p>26.647776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opean Union</text:p>
          </table:table-cell>
          <table:table-cell office:value-type="string" calcext:value-type="string">
            <text:p>EUU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650.35103490165" calcext:value-type="float">
            <text:p>1650.3510349017</text:p>
          </table:table-cell>
          <table:table-cell office:value-type="float" office:value="1695.25194684777" calcext:value-type="float">
            <text:p>1695.2519468478</text:p>
          </table:table-cell>
          <table:table-cell office:value-type="float" office:value="1560.80746604614" calcext:value-type="float">
            <text:p>1560.8074660461</text:p>
          </table:table-cell>
          <table:table-cell office:value-type="float" office:value="1611.00445486231" calcext:value-type="float">
            <text:p>1611.0044548623</text:p>
          </table:table-cell>
          <table:table-cell office:value-type="float" office:value="1625.96195236837" calcext:value-type="float">
            <text:p>1625.9619523684</text:p>
          </table:table-cell>
          <table:table-cell office:value-type="float" office:value="1504.80179163524" calcext:value-type="float">
            <text:p>1504.8017916352</text:p>
          </table:table-cell>
          <table:table-cell office:value-type="float" office:value="1553.87984760249" calcext:value-type="float">
            <text:p>1553.8798476025</text:p>
          </table:table-cell>
          <table:table-cell office:value-type="float" office:value="1734.89122360696" calcext:value-type="float">
            <text:p>1734.891223607</text:p>
          </table:table-cell>
          <table:table-cell office:value-type="float" office:value="2161.5577352875" calcext:value-type="float">
            <text:p>2161.5577352875</text:p>
          </table:table-cell>
          <table:table-cell office:value-type="float" office:value="2494.94922327163" calcext:value-type="float">
            <text:p>2494.9492232716</text:p>
          </table:table-cell>
          <table:table-cell office:value-type="float" office:value="2642.09553097931" calcext:value-type="float">
            <text:p>2642.0955309793</text:p>
          </table:table-cell>
          <table:table-cell office:value-type="float" office:value="2792.22972810596" calcext:value-type="float">
            <text:p>2792.229728106</text:p>
          </table:table-cell>
          <table:table-cell office:value-type="float" office:value="3188.14615314372" calcext:value-type="float">
            <text:p>3188.1461531437</text:p>
          </table:table-cell>
          <table:table-cell office:value-type="float" office:value="3533.66341054838" calcext:value-type="float">
            <text:p>3533.6634105484</text:p>
          </table:table-cell>
          <table:table-cell office:value-type="float" office:value="3410.31759115958" calcext:value-type="float">
            <text:p>3410.3175911596</text:p>
          </table:table-cell>
          <table:table-cell office:value-type="float" office:value="3340.96189075516" calcext:value-type="float">
            <text:p>3340.9618907552</text:p>
          </table:table-cell>
          <table:table-cell office:value-type="float" office:value="3584.31020284489" calcext:value-type="float">
            <text:p>3584.3102028449</text:p>
          </table:table-cell>
          <table:table-cell office:value-type="float" office:value="3384.03483175691" calcext:value-type="float">
            <text:p>3384.0348317569</text:p>
          </table:table-cell>
          <table:table-cell office:value-type="float" office:value="3529.31922525855" calcext:value-type="float">
            <text:p>3529.3192252586</text:p>
          </table:table-cell>
          <table:table-cell office:value-type="float" office:value="3612.45021948635" calcext:value-type="float">
            <text:p>3612.45021948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gile and conflict affected situations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27.1884571254641" calcext:value-type="float">
            <text:p>27.1884571255</text:p>
          </table:table-cell>
          <table:table-cell office:value-type="float" office:value="28.4718028278979" calcext:value-type="float">
            <text:p>28.4718028279</text:p>
          </table:table-cell>
          <table:table-cell office:value-type="float" office:value="29.8432818282667" calcext:value-type="float">
            <text:p>29.8432818283</text:p>
          </table:table-cell>
          <table:table-cell office:value-type="float" office:value="29.3132027280576" calcext:value-type="float">
            <text:p>29.3132027281</text:p>
          </table:table-cell>
          <table:table-cell office:value-type="float" office:value="29.4129358571457" calcext:value-type="float">
            <text:p>29.4129358571</text:p>
          </table:table-cell>
          <table:table-cell office:value-type="float" office:value="30.7130720607084" calcext:value-type="float">
            <text:p>30.7130720607</text:p>
          </table:table-cell>
          <table:table-cell office:value-type="float" office:value="28.3817825019511" calcext:value-type="float">
            <text:p>28.381782502</text:p>
          </table:table-cell>
          <table:table-cell office:value-type="float" office:value="26.3779258118042" calcext:value-type="float">
            <text:p>26.3779258118</text:p>
          </table:table-cell>
          <table:table-cell office:value-type="float" office:value="27.4462505380536" calcext:value-type="float">
            <text:p>27.4462505381</text:p>
          </table:table-cell>
          <table:table-cell office:value-type="float" office:value="33.3282980897709" calcext:value-type="float">
            <text:p>33.3282980898</text:p>
          </table:table-cell>
          <table:table-cell office:value-type="float" office:value="34.5994937263115" calcext:value-type="float">
            <text:p>34.5994937263</text:p>
          </table:table-cell>
          <table:table-cell office:value-type="float" office:value="38.7750639776" calcext:value-type="float">
            <text:p>38.7750639776</text:p>
          </table:table-cell>
          <table:table-cell office:value-type="float" office:value="47.8753841843154" calcext:value-type="float">
            <text:p>47.8753841843</text:p>
          </table:table-cell>
          <table:table-cell office:value-type="float" office:value="59.2349075320453" calcext:value-type="float">
            <text:p>59.234907532</text:p>
          </table:table-cell>
          <table:table-cell office:value-type="float" office:value="62.5995427537361" calcext:value-type="float">
            <text:p>62.5995427537</text:p>
          </table:table-cell>
          <table:table-cell office:value-type="float" office:value="64.5924744681216" calcext:value-type="float">
            <text:p>64.5924744681</text:p>
          </table:table-cell>
          <table:table-cell office:value-type="float" office:value="67.8295348098009" calcext:value-type="float">
            <text:p>67.8295348098</text:p>
          </table:table-cell>
          <table:table-cell office:value-type="float" office:value="82.8102429468658" calcext:value-type="float">
            <text:p>82.8102429469</text:p>
          </table:table-cell>
          <table:table-cell office:value-type="float" office:value="85.4243034457653" calcext:value-type="float">
            <text:p>85.4243034458</text:p>
          </table:table-cell>
          <table:table-cell office:value-type="float" office:value="82.3088816864278" calcext:value-type="float">
            <text:p>82.30888168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2014.08400933" calcext:value-type="float">
            <text:p>2014.08400933</text:p>
          </table:table-cell>
          <table:table-cell office:value-type="float" office:value="2014.74582091" calcext:value-type="float">
            <text:p>2014.74582091</text:p>
          </table:table-cell>
          <table:table-cell office:value-type="float" office:value="1848.76771607" calcext:value-type="float">
            <text:p>1848.76771607</text:p>
          </table:table-cell>
          <table:table-cell office:value-type="float" office:value="1853.03395854" calcext:value-type="float">
            <text:p>1853.03395854</text:p>
          </table:table-cell>
          <table:table-cell office:value-type="float" office:value="1862.52721996" calcext:value-type="float">
            <text:p>1862.52721996</text:p>
          </table:table-cell>
          <table:table-cell office:value-type="float" office:value="1700.31972826" calcext:value-type="float">
            <text:p>1700.31972826</text:p>
          </table:table-cell>
          <table:table-cell office:value-type="float" office:value="1786.26444392" calcext:value-type="float">
            <text:p>1786.26444392</text:p>
          </table:table-cell>
          <table:table-cell office:value-type="float" office:value="2032.22834638" calcext:value-type="float">
            <text:p>2032.22834638</text:p>
          </table:table-cell>
          <table:table-cell office:value-type="float" office:value="2571.71159143" calcext:value-type="float">
            <text:p>2571.71159143</text:p>
          </table:table-cell>
          <table:table-cell office:value-type="float" office:value="2973.99924526" calcext:value-type="float">
            <text:p>2973.99924526</text:p>
          </table:table-cell>
          <table:table-cell office:value-type="float" office:value="3151.84064292" calcext:value-type="float">
            <text:p>3151.84064292</text:p>
          </table:table-cell>
          <table:table-cell office:value-type="float" office:value="3316.63475768" calcext:value-type="float">
            <text:p>3316.63475768</text:p>
          </table:table-cell>
          <table:table-cell office:value-type="float" office:value="3775.57932798" calcext:value-type="float">
            <text:p>3775.57932798</text:p>
          </table:table-cell>
          <table:table-cell office:value-type="float" office:value="4287.01742797" calcext:value-type="float">
            <text:p>4287.01742797</text:p>
          </table:table-cell>
          <table:table-cell office:value-type="float" office:value="4136.65690298" calcext:value-type="float">
            <text:p>4136.65690298</text:p>
          </table:table-cell>
          <table:table-cell office:value-type="float" office:value="4001.32569162" calcext:value-type="float">
            <text:p>4001.32569162</text:p>
          </table:table-cell>
          <table:table-cell office:value-type="float" office:value="4398.94233066" calcext:value-type="float">
            <text:p>4398.94233066</text:p>
          </table:table-cell>
          <table:table-cell office:value-type="float" office:value="4254.75866481" calcext:value-type="float">
            <text:p>4254.75866481</text:p>
          </table:table-cell>
          <table:table-cell office:value-type="float" office:value="4518.96928241" calcext:value-type="float">
            <text:p>4518.96928241</text:p>
          </table:table-cell>
          <table:table-cell office:value-type="float" office:value="4612.29045597" calcext:value-type="float">
            <text:p>4612.290455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FJI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79.10781019" calcext:value-type="float">
            <text:p>79.10781019</text:p>
          </table:table-cell>
          <table:table-cell office:value-type="float" office:value="88.81849817" calcext:value-type="float">
            <text:p>88.81849817</text:p>
          </table:table-cell>
          <table:table-cell office:value-type="float" office:value="93.27957818" calcext:value-type="float">
            <text:p>93.27957818</text:p>
          </table:table-cell>
          <table:table-cell office:value-type="float" office:value="65.92817332" calcext:value-type="float">
            <text:p>65.92817332</text:p>
          </table:table-cell>
          <table:table-cell office:value-type="float" office:value="75.72505811" calcext:value-type="float">
            <text:p>75.72505811</text:p>
          </table:table-cell>
          <table:table-cell office:value-type="float" office:value="80.31479696" calcext:value-type="float">
            <text:p>80.31479696</text:p>
          </table:table-cell>
          <table:table-cell office:value-type="float" office:value="66.90517405" calcext:value-type="float">
            <text:p>66.90517405</text:p>
          </table:table-cell>
          <table:table-cell office:value-type="float" office:value="78.65789789" calcext:value-type="float">
            <text:p>78.65789789</text:p>
          </table:table-cell>
          <table:table-cell office:value-type="float" office:value="95.08163275" calcext:value-type="float">
            <text:p>95.08163275</text:p>
          </table:table-cell>
          <table:table-cell office:value-type="float" office:value="120.24649697" calcext:value-type="float">
            <text:p>120.24649697</text:p>
          </table:table-cell>
          <table:table-cell office:value-type="float" office:value="131.99677859" calcext:value-type="float">
            <text:p>131.99677859</text:p>
          </table:table-cell>
          <table:table-cell office:value-type="float" office:value="143.85430401" calcext:value-type="float">
            <text:p>143.85430401</text:p>
          </table:table-cell>
          <table:table-cell office:value-type="float" office:value="152.5712481" calcext:value-type="float">
            <text:p>152.5712481</text:p>
          </table:table-cell>
          <table:table-cell office:value-type="float" office:value="153.70515429" calcext:value-type="float">
            <text:p>153.70515429</text:p>
          </table:table-cell>
          <table:table-cell office:value-type="float" office:value="143.4860915" calcext:value-type="float">
            <text:p>143.4860915</text:p>
          </table:table-cell>
          <table:table-cell office:value-type="float" office:value="154.40033533" calcext:value-type="float">
            <text:p>154.40033533</text:p>
          </table:table-cell>
          <table:table-cell office:value-type="float" office:value="170.51212304" calcext:value-type="float">
            <text:p>170.51212304</text:p>
          </table:table-cell>
          <table:table-cell office:value-type="float" office:value="183.37510903" calcext:value-type="float">
            <text:p>183.37510903</text:p>
          </table:table-cell>
          <table:table-cell office:value-type="float" office:value="186.64025801" calcext:value-type="float">
            <text:p>186.64025801</text:p>
          </table:table-cell>
          <table:table-cell office:value-type="float" office:value="204.01121166" calcext:value-type="float">
            <text:p>204.011211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2744.52266856" calcext:value-type="float">
            <text:p>2744.52266856</text:p>
          </table:table-cell>
          <table:table-cell office:value-type="float" office:value="2741.65885492" calcext:value-type="float">
            <text:p>2741.65885492</text:p>
          </table:table-cell>
          <table:table-cell office:value-type="float" office:value="2439.58829018" calcext:value-type="float">
            <text:p>2439.58829018</text:p>
          </table:table-cell>
          <table:table-cell office:value-type="float" office:value="2486.67542158" calcext:value-type="float">
            <text:p>2486.67542158</text:p>
          </table:table-cell>
          <table:table-cell office:value-type="float" office:value="2458.13372851" calcext:value-type="float">
            <text:p>2458.13372851</text:p>
          </table:table-cell>
          <table:table-cell office:value-type="float" office:value="2209.24373002" calcext:value-type="float">
            <text:p>2209.24373002</text:p>
          </table:table-cell>
          <table:table-cell office:value-type="float" office:value="2241.05623471" calcext:value-type="float">
            <text:p>2241.05623471</text:p>
          </table:table-cell>
          <table:table-cell office:value-type="float" office:value="2496.52207757" calcext:value-type="float">
            <text:p>2496.52207757</text:p>
          </table:table-cell>
          <table:table-cell office:value-type="float" office:value="3115.23632447" calcext:value-type="float">
            <text:p>3115.23632447</text:p>
          </table:table-cell>
          <table:table-cell office:value-type="float" office:value="3592.4217979" calcext:value-type="float">
            <text:p>3592.4217979</text:p>
          </table:table-cell>
          <table:table-cell office:value-type="float" office:value="3721.11160896" calcext:value-type="float">
            <text:p>3721.11160896</text:p>
          </table:table-cell>
          <table:table-cell office:value-type="float" office:value="3871.53094659" calcext:value-type="float">
            <text:p>3871.53094659</text:p>
          </table:table-cell>
          <table:table-cell office:value-type="float" office:value="4371.96682174" calcext:value-type="float">
            <text:p>4371.96682174</text:p>
          </table:table-cell>
          <table:table-cell office:value-type="float" office:value="4827.87566626" calcext:value-type="float">
            <text:p>4827.87566626</text:p>
          </table:table-cell>
          <table:table-cell office:value-type="float" office:value="4722.0138303" calcext:value-type="float">
            <text:p>4722.0138303</text:p>
          </table:table-cell>
          <table:table-cell office:value-type="float" office:value="4583.68860701" calcext:value-type="float">
            <text:p>4583.68860701</text:p>
          </table:table-cell>
          <table:table-cell office:value-type="float" office:value="4993.71731121" calcext:value-type="float">
            <text:p>4993.71731121</text:p>
          </table:table-cell>
          <table:table-cell office:value-type="float" office:value="4698.92062503" calcext:value-type="float">
            <text:p>4698.92062503</text:p>
          </table:table-cell>
          <table:table-cell office:value-type="float" office:value="4955.35152387" calcext:value-type="float">
            <text:p>4955.35152387</text:p>
          </table:table-cell>
          <table:table-cell office:value-type="float" office:value="4958.98922627" calcext:value-type="float">
            <text:p>4958.989226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oe Islands</text:p>
          </table:table-cell>
          <table:table-cell office:value-type="string" calcext:value-type="string">
            <text:p>FRO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icronesia, Fed. Sts.</text:p>
          </table:table-cell>
          <table:table-cell office:value-type="string" calcext:value-type="string">
            <text:p>FSM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89.00374081" calcext:value-type="float">
            <text:p>189.00374081</text:p>
          </table:table-cell>
          <table:table-cell office:value-type="float" office:value="174.33738711" calcext:value-type="float">
            <text:p>174.33738711</text:p>
          </table:table-cell>
          <table:table-cell office:value-type="float" office:value="148.43126851" calcext:value-type="float">
            <text:p>148.43126851</text:p>
          </table:table-cell>
          <table:table-cell office:value-type="float" office:value="141.22088402" calcext:value-type="float">
            <text:p>141.22088402</text:p>
          </table:table-cell>
          <table:table-cell office:value-type="float" office:value="155.35093073" calcext:value-type="float">
            <text:p>155.35093073</text:p>
          </table:table-cell>
          <table:table-cell office:value-type="float" office:value="170.94323211" calcext:value-type="float">
            <text:p>170.94323211</text:p>
          </table:table-cell>
          <table:table-cell office:value-type="float" office:value="192.22190993" calcext:value-type="float">
            <text:p>192.22190993</text:p>
          </table:table-cell>
          <table:table-cell office:value-type="float" office:value="180.6555139" calcext:value-type="float">
            <text:p>180.6555139</text:p>
          </table:table-cell>
          <table:table-cell office:value-type="float" office:value="222.26805982" calcext:value-type="float">
            <text:p>222.26805982</text:p>
          </table:table-cell>
          <table:table-cell office:value-type="float" office:value="238.52091099" calcext:value-type="float">
            <text:p>238.52091099</text:p>
          </table:table-cell>
          <table:table-cell office:value-type="float" office:value="285.12778018" calcext:value-type="float">
            <text:p>285.12778018</text:p>
          </table:table-cell>
          <table:table-cell office:value-type="float" office:value="285.4655564" calcext:value-type="float">
            <text:p>285.4655564</text:p>
          </table:table-cell>
          <table:table-cell office:value-type="float" office:value="292.11077274" calcext:value-type="float">
            <text:p>292.11077274</text:p>
          </table:table-cell>
          <table:table-cell office:value-type="float" office:value="323.33065319" calcext:value-type="float">
            <text:p>323.33065319</text:p>
          </table:table-cell>
          <table:table-cell office:value-type="float" office:value="358.12229026" calcext:value-type="float">
            <text:p>358.12229026</text:p>
          </table:table-cell>
          <table:table-cell office:value-type="float" office:value="392.41364287" calcext:value-type="float">
            <text:p>392.41364287</text:p>
          </table:table-cell>
          <table:table-cell office:value-type="float" office:value="410.81140555" calcext:value-type="float">
            <text:p>410.81140555</text:p>
          </table:table-cell>
          <table:table-cell office:value-type="float" office:value="402.07926873" calcext:value-type="float">
            <text:p>402.07926873</text:p>
          </table:table-cell>
          <table:table-cell office:value-type="float" office:value="406.49068233" calcext:value-type="float">
            <text:p>406.49068233</text:p>
          </table:table-cell>
          <table:table-cell office:value-type="float" office:value="414.98578282" calcext:value-type="float">
            <text:p>414.985782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58.97567797" calcext:value-type="float">
            <text:p>158.97567797</text:p>
          </table:table-cell>
          <table:table-cell office:value-type="float" office:value="173.48296373" calcext:value-type="float">
            <text:p>173.48296373</text:p>
          </table:table-cell>
          <table:table-cell office:value-type="float" office:value="140.00262037" calcext:value-type="float">
            <text:p>140.00262037</text:p>
          </table:table-cell>
          <table:table-cell office:value-type="float" office:value="162.1804824" calcext:value-type="float">
            <text:p>162.1804824</text:p>
          </table:table-cell>
          <table:table-cell office:value-type="float" office:value="136.51971085" calcext:value-type="float">
            <text:p>136.51971085</text:p>
          </table:table-cell>
          <table:table-cell office:value-type="float" office:value="118.89168861" calcext:value-type="float">
            <text:p>118.89168861</text:p>
          </table:table-cell>
          <table:table-cell office:value-type="float" office:value="128.61198297" calcext:value-type="float">
            <text:p>128.61198297</text:p>
          </table:table-cell>
          <table:table-cell office:value-type="float" office:value="132.58224114" calcext:value-type="float">
            <text:p>132.58224114</text:p>
          </table:table-cell>
          <table:table-cell office:value-type="float" office:value="171.49215857" calcext:value-type="float">
            <text:p>171.49215857</text:p>
          </table:table-cell>
          <table:table-cell office:value-type="float" office:value="187.36433245" calcext:value-type="float">
            <text:p>187.36433245</text:p>
          </table:table-cell>
          <table:table-cell office:value-type="float" office:value="189.15361319" calcext:value-type="float">
            <text:p>189.15361319</text:p>
          </table:table-cell>
          <table:table-cell office:value-type="float" office:value="207.70599775" calcext:value-type="float">
            <text:p>207.70599775</text:p>
          </table:table-cell>
          <table:table-cell office:value-type="float" office:value="246.75179269" calcext:value-type="float">
            <text:p>246.75179269</text:p>
          </table:table-cell>
          <table:table-cell office:value-type="float" office:value="266.85732156" calcext:value-type="float">
            <text:p>266.85732156</text:p>
          </table:table-cell>
          <table:table-cell office:value-type="float" office:value="276.34582289" calcext:value-type="float">
            <text:p>276.34582289</text:p>
          </table:table-cell>
          <table:table-cell office:value-type="float" office:value="319.73593759" calcext:value-type="float">
            <text:p>319.73593759</text:p>
          </table:table-cell>
          <table:table-cell office:value-type="float" office:value="352.99717087" calcext:value-type="float">
            <text:p>352.99717087</text:p>
          </table:table-cell>
          <table:table-cell office:value-type="float" office:value="343.24197596" calcext:value-type="float">
            <text:p>343.24197596</text:p>
          </table:table-cell>
          <table:table-cell office:value-type="float" office:value="380.25873312" calcext:value-type="float">
            <text:p>380.25873312</text:p>
          </table:table-cell>
          <table:table-cell office:value-type="float" office:value="321.33009074" calcext:value-type="float">
            <text:p>321.330090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364.12318162" calcext:value-type="float">
            <text:p>1364.12318162</text:p>
          </table:table-cell>
          <table:table-cell office:value-type="float" office:value="1436.86932937" calcext:value-type="float">
            <text:p>1436.86932937</text:p>
          </table:table-cell>
          <table:table-cell office:value-type="float" office:value="1542.68363069" calcext:value-type="float">
            <text:p>1542.68363069</text:p>
          </table:table-cell>
          <table:table-cell office:value-type="float" office:value="1660.74458725" calcext:value-type="float">
            <text:p>1660.74458725</text:p>
          </table:table-cell>
          <table:table-cell office:value-type="float" office:value="1769.17749767" calcext:value-type="float">
            <text:p>1769.17749767</text:p>
          </table:table-cell>
          <table:table-cell office:value-type="float" office:value="1763.46127917" calcext:value-type="float">
            <text:p>1763.46127917</text:p>
          </table:table-cell>
          <table:table-cell office:value-type="float" office:value="1840.43894415" calcext:value-type="float">
            <text:p>1840.43894415</text:p>
          </table:table-cell>
          <table:table-cell office:value-type="float" office:value="2070.69322445" calcext:value-type="float">
            <text:p>2070.69322445</text:p>
          </table:table-cell>
          <table:table-cell office:value-type="float" office:value="2462.0571798" calcext:value-type="float">
            <text:p>2462.0571798</text:p>
          </table:table-cell>
          <table:table-cell office:value-type="float" office:value="2963.50983978" calcext:value-type="float">
            <text:p>2963.50983978</text:p>
          </table:table-cell>
          <table:table-cell office:value-type="float" office:value="3176.57297279" calcext:value-type="float">
            <text:p>3176.57297279</text:p>
          </table:table-cell>
          <table:table-cell office:value-type="float" office:value="3425.61038268" calcext:value-type="float">
            <text:p>3425.61038268</text:p>
          </table:table-cell>
          <table:table-cell office:value-type="float" office:value="3937.18789433" calcext:value-type="float">
            <text:p>3937.18789433</text:p>
          </table:table-cell>
          <table:table-cell office:value-type="float" office:value="3863.73637452" calcext:value-type="float">
            <text:p>3863.73637452</text:p>
          </table:table-cell>
          <table:table-cell office:value-type="float" office:value="3491.24951634" calcext:value-type="float">
            <text:p>3491.24951634</text:p>
          </table:table-cell>
          <table:table-cell office:value-type="float" office:value="3491.21979734" calcext:value-type="float">
            <text:p>3491.21979734</text:p>
          </table:table-cell>
          <table:table-cell office:value-type="float" office:value="3648.94756377" calcext:value-type="float">
            <text:p>3648.94756377</text:p>
          </table:table-cell>
          <table:table-cell office:value-type="float" office:value="3648.67961034" calcext:value-type="float">
            <text:p>3648.67961034</text:p>
          </table:table-cell>
          <table:table-cell office:value-type="float" office:value="3684.74751976" calcext:value-type="float">
            <text:p>3684.74751976</text:p>
          </table:table-cell>
          <table:table-cell office:value-type="float" office:value="3934.82356101" calcext:value-type="float">
            <text:p>3934.82356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29.57789661" calcext:value-type="float">
            <text:p>29.57789661</text:p>
          </table:table-cell>
          <table:table-cell office:value-type="float" office:value="45.98470818" calcext:value-type="float">
            <text:p>45.98470818</text:p>
          </table:table-cell>
          <table:table-cell office:value-type="float" office:value="56.99525159" calcext:value-type="float">
            <text:p>56.99525159</text:p>
          </table:table-cell>
          <table:table-cell office:value-type="float" office:value="48.68347258" calcext:value-type="float">
            <text:p>48.68347258</text:p>
          </table:table-cell>
          <table:table-cell office:value-type="float" office:value="36.70438657" calcext:value-type="float">
            <text:p>36.70438657</text:p>
          </table:table-cell>
          <table:table-cell office:value-type="float" office:value="44.98843071" calcext:value-type="float">
            <text:p>44.98843071</text:p>
          </table:table-cell>
          <table:table-cell office:value-type="float" office:value="54.02078648" calcext:value-type="float">
            <text:p>54.02078648</text:p>
          </table:table-cell>
          <table:table-cell office:value-type="float" office:value="64.3261154" calcext:value-type="float">
            <text:p>64.3261154</text:p>
          </table:table-cell>
          <table:table-cell office:value-type="float" office:value="74.42193978" calcext:value-type="float">
            <text:p>74.42193978</text:p>
          </table:table-cell>
          <table:table-cell office:value-type="float" office:value="96.98255655" calcext:value-type="float">
            <text:p>96.98255655</text:p>
          </table:table-cell>
          <table:table-cell office:value-type="float" office:value="123.40380517" calcext:value-type="float">
            <text:p>123.40380517</text:p>
          </table:table-cell>
          <table:table-cell office:value-type="float" office:value="147.34678246" calcext:value-type="float">
            <text:p>147.34678246</text:p>
          </table:table-cell>
          <table:table-cell office:value-type="float" office:value="189.92874952" calcext:value-type="float">
            <text:p>189.92874952</text:p>
          </table:table-cell>
          <table:table-cell office:value-type="float" office:value="264.7580109" calcext:value-type="float">
            <text:p>264.7580109</text:p>
          </table:table-cell>
          <table:table-cell office:value-type="float" office:value="255.27717099" calcext:value-type="float">
            <text:p>255.27717099</text:p>
          </table:table-cell>
          <table:table-cell office:value-type="float" office:value="274.8616084" calcext:value-type="float">
            <text:p>274.8616084</text:p>
          </table:table-cell>
          <table:table-cell office:value-type="float" office:value="323.43470195" calcext:value-type="float">
            <text:p>323.43470195</text:p>
          </table:table-cell>
          <table:table-cell office:value-type="float" office:value="327.68790333" calcext:value-type="float">
            <text:p>327.68790333</text:p>
          </table:table-cell>
          <table:table-cell office:value-type="float" office:value="286.07282837" calcext:value-type="float">
            <text:p>286.07282837</text:p>
          </table:table-cell>
          <table:table-cell office:value-type="float" office:value="302.6006332" calcext:value-type="float">
            <text:p>302.60063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9.07131288" calcext:value-type="float">
            <text:p>19.07131288</text:p>
          </table:table-cell>
          <table:table-cell office:value-type="float" office:value="22.29240153" calcext:value-type="float">
            <text:p>22.29240153</text:p>
          </table:table-cell>
          <table:table-cell office:value-type="float" office:value="18.83242362" calcext:value-type="float">
            <text:p>18.83242362</text:p>
          </table:table-cell>
          <table:table-cell office:value-type="float" office:value="20.55406192" calcext:value-type="float">
            <text:p>20.55406192</text:p>
          </table:table-cell>
          <table:table-cell office:value-type="float" office:value="19.87014001" calcext:value-type="float">
            <text:p>19.87014001</text:p>
          </table:table-cell>
          <table:table-cell office:value-type="float" office:value="12.26656521" calcext:value-type="float">
            <text:p>12.26656521</text:p>
          </table:table-cell>
          <table:table-cell office:value-type="float" office:value="15.24726004" calcext:value-type="float">
            <text:p>15.24726004</text:p>
          </table:table-cell>
          <table:table-cell office:value-type="float" office:value="14.98250706" calcext:value-type="float">
            <text:p>14.98250706</text:p>
          </table:table-cell>
          <table:table-cell office:value-type="float" office:value="18.48245054" calcext:value-type="float">
            <text:p>18.48245054</text:p>
          </table:table-cell>
          <table:table-cell office:value-type="float" office:value="26.70497519" calcext:value-type="float">
            <text:p>26.70497519</text:p>
          </table:table-cell>
          <table:table-cell office:value-type="float" office:value="36.03047454" calcext:value-type="float">
            <text:p>36.03047454</text:p>
          </table:table-cell>
          <table:table-cell office:value-type="float" office:value="43.11005603" calcext:value-type="float">
            <text:p>43.11005603</text:p>
          </table:table-cell>
          <table:table-cell office:value-type="float" office:value="58.24894864" calcext:value-type="float">
            <text:p>58.24894864</text:p>
          </table:table-cell>
          <table:table-cell office:value-type="float" office:value="59.8645213" calcext:value-type="float">
            <text:p>59.8645213</text:p>
          </table:table-cell>
          <table:table-cell office:value-type="float" office:value="56.67149658" calcext:value-type="float">
            <text:p>56.67149658</text:p>
          </table:table-cell>
          <table:table-cell office:value-type="float" office:value="70.57961572" calcext:value-type="float">
            <text:p>70.57961572</text:p>
          </table:table-cell>
          <table:table-cell office:value-type="float" office:value="76.29999038" calcext:value-type="float">
            <text:p>76.29999038</text:p>
          </table:table-cell>
          <table:table-cell office:value-type="float" office:value="78.6432553" calcext:value-type="float">
            <text:p>78.6432553</text:p>
          </table:table-cell>
          <table:table-cell office:value-type="float" office:value="84.52763507" calcext:value-type="float">
            <text:p>84.52763507</text:p>
          </table:table-cell>
          <table:table-cell office:value-type="float" office:value="57.89263246" calcext:value-type="float">
            <text:p>57.89263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braltar</text:p>
          </table:table-cell>
          <table:table-cell office:value-type="string" calcext:value-type="string">
            <text:p>GIB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6.58821237" calcext:value-type="float">
            <text:p>16.58821237</text:p>
          </table:table-cell>
          <table:table-cell office:value-type="float" office:value="14.90104723" calcext:value-type="float">
            <text:p>14.90104723</text:p>
          </table:table-cell>
          <table:table-cell office:value-type="float" office:value="13.86535545" calcext:value-type="float">
            <text:p>13.86535545</text:p>
          </table:table-cell>
          <table:table-cell office:value-type="float" office:value="14.3277284" calcext:value-type="float">
            <text:p>14.3277284</text:p>
          </table:table-cell>
          <table:table-cell office:value-type="float" office:value="13.67363912" calcext:value-type="float">
            <text:p>13.67363912</text:p>
          </table:table-cell>
          <table:table-cell office:value-type="float" office:value="11.76528967" calcext:value-type="float">
            <text:p>11.76528967</text:p>
          </table:table-cell>
          <table:table-cell office:value-type="float" office:value="11.54214333" calcext:value-type="float">
            <text:p>11.54214333</text:p>
          </table:table-cell>
          <table:table-cell office:value-type="float" office:value="12.17895008" calcext:value-type="float">
            <text:p>12.17895008</text:p>
          </table:table-cell>
          <table:table-cell office:value-type="float" office:value="12.79614406" calcext:value-type="float">
            <text:p>12.79614406</text:p>
          </table:table-cell>
          <table:table-cell office:value-type="float" office:value="12.05116935" calcext:value-type="float">
            <text:p>12.05116935</text:p>
          </table:table-cell>
          <table:table-cell office:value-type="float" office:value="8.57058119" calcext:value-type="float">
            <text:p>8.57058119</text:p>
          </table:table-cell>
          <table:table-cell office:value-type="float" office:value="8.94533392" calcext:value-type="float">
            <text:p>8.94533392</text:p>
          </table:table-cell>
          <table:table-cell office:value-type="float" office:value="12.5343166" calcext:value-type="float">
            <text:p>12.5343166</text:p>
          </table:table-cell>
          <table:table-cell office:value-type="float" office:value="13.8889073" calcext:value-type="float">
            <text:p>13.8889073</text:p>
          </table:table-cell>
          <table:table-cell office:value-type="float" office:value="16.55630561" calcext:value-type="float">
            <text:p>16.55630561</text:p>
          </table:table-cell>
          <table:table-cell office:value-type="float" office:value="19.55526596" calcext:value-type="float">
            <text:p>19.55526596</text:p>
          </table:table-cell>
          <table:table-cell office:value-type="float" office:value="21.18498009" calcext:value-type="float">
            <text:p>21.18498009</text:p>
          </table:table-cell>
          <table:table-cell office:value-type="float" office:value="26.27447832" calcext:value-type="float">
            <text:p>26.27447832</text:p>
          </table:table-cell>
          <table:table-cell office:value-type="float" office:value="28.64896871" calcext:value-type="float">
            <text:p>28.64896871</text:p>
          </table:table-cell>
          <table:table-cell office:value-type="float" office:value="30.46022073" calcext:value-type="float">
            <text:p>30.460220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bia, The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24.0269989" calcext:value-type="float">
            <text:p>24.0269989</text:p>
          </table:table-cell>
          <table:table-cell office:value-type="float" office:value="26.06056626" calcext:value-type="float">
            <text:p>26.06056626</text:p>
          </table:table-cell>
          <table:table-cell office:value-type="float" office:value="22.21316202" calcext:value-type="float">
            <text:p>22.21316202</text:p>
          </table:table-cell>
          <table:table-cell office:value-type="float" office:value="25.63568016" calcext:value-type="float">
            <text:p>25.63568016</text:p>
          </table:table-cell>
          <table:table-cell office:value-type="float" office:value="24.33864676" calcext:value-type="float">
            <text:p>24.33864676</text:p>
          </table:table-cell>
          <table:table-cell office:value-type="float" office:value="23.02191333" calcext:value-type="float">
            <text:p>23.02191333</text:p>
          </table:table-cell>
          <table:table-cell office:value-type="float" office:value="20.11918153" calcext:value-type="float">
            <text:p>20.11918153</text:p>
          </table:table-cell>
          <table:table-cell office:value-type="float" office:value="16.58607401" calcext:value-type="float">
            <text:p>16.58607401</text:p>
          </table:table-cell>
          <table:table-cell office:value-type="float" office:value="15.21714528" calcext:value-type="float">
            <text:p>15.21714528</text:p>
          </table:table-cell>
          <table:table-cell office:value-type="float" office:value="18.05986653" calcext:value-type="float">
            <text:p>18.05986653</text:p>
          </table:table-cell>
          <table:table-cell office:value-type="float" office:value="21.52090965" calcext:value-type="float">
            <text:p>21.52090965</text:p>
          </table:table-cell>
          <table:table-cell office:value-type="float" office:value="24.31759774" calcext:value-type="float">
            <text:p>24.31759774</text:p>
          </table:table-cell>
          <table:table-cell office:value-type="float" office:value="29.95689555" calcext:value-type="float">
            <text:p>29.95689555</text:p>
          </table:table-cell>
          <table:table-cell office:value-type="float" office:value="36.18793869" calcext:value-type="float">
            <text:p>36.18793869</text:p>
          </table:table-cell>
          <table:table-cell office:value-type="float" office:value="32.14718961" calcext:value-type="float">
            <text:p>32.14718961</text:p>
          </table:table-cell>
          <table:table-cell office:value-type="float" office:value="32.33065903" calcext:value-type="float">
            <text:p>32.33065903</text:p>
          </table:table-cell>
          <table:table-cell office:value-type="float" office:value="32.26657498" calcext:value-type="float">
            <text:p>32.26657498</text:p>
          </table:table-cell>
          <table:table-cell office:value-type="float" office:value="30.91778552" calcext:value-type="float">
            <text:p>30.91778552</text:p>
          </table:table-cell>
          <table:table-cell office:value-type="float" office:value="30.98856445" calcext:value-type="float">
            <text:p>30.98856445</text:p>
          </table:table-cell>
          <table:table-cell office:value-type="float" office:value="30.72368182" calcext:value-type="float">
            <text:p>30.72368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24.31091439" calcext:value-type="float">
            <text:p>24.31091439</text:p>
          </table:table-cell>
          <table:table-cell office:value-type="float" office:value="19.28779566" calcext:value-type="float">
            <text:p>19.28779566</text:p>
          </table:table-cell>
          <table:table-cell office:value-type="float" office:value="15.22241271" calcext:value-type="float">
            <text:p>15.22241271</text:p>
          </table:table-cell>
          <table:table-cell office:value-type="float" office:value="11.56717086" calcext:value-type="float">
            <text:p>11.56717086</text:p>
          </table:table-cell>
          <table:table-cell office:value-type="float" office:value="10.03201598" calcext:value-type="float">
            <text:p>10.03201598</text:p>
          </table:table-cell>
          <table:table-cell office:value-type="float" office:value="15.69059494" calcext:value-type="float">
            <text:p>15.69059494</text:p>
          </table:table-cell>
          <table:table-cell office:value-type="float" office:value="14.62608442" calcext:value-type="float">
            <text:p>14.62608442</text:p>
          </table:table-cell>
          <table:table-cell office:value-type="float" office:value="16.84942164" calcext:value-type="float">
            <text:p>16.84942164</text:p>
          </table:table-cell>
          <table:table-cell office:value-type="float" office:value="19.0974767" calcext:value-type="float">
            <text:p>19.0974767</text:p>
          </table:table-cell>
          <table:table-cell office:value-type="float" office:value="20.07966311" calcext:value-type="float">
            <text:p>20.07966311</text:p>
          </table:table-cell>
          <table:table-cell office:value-type="float" office:value="22.93014792" calcext:value-type="float">
            <text:p>22.93014792</text:p>
          </table:table-cell>
          <table:table-cell office:value-type="float" office:value="23.26233877" calcext:value-type="float">
            <text:p>23.26233877</text:p>
          </table:table-cell>
          <table:table-cell office:value-type="float" office:value="27.79757068" calcext:value-type="float">
            <text:p>27.79757068</text:p>
          </table:table-cell>
          <table:table-cell office:value-type="float" office:value="33.48277734" calcext:value-type="float">
            <text:p>33.48277734</text:p>
          </table:table-cell>
          <table:table-cell office:value-type="float" office:value="35.1993739" calcext:value-type="float">
            <text:p>35.1993739</text:p>
          </table:table-cell>
          <table:table-cell office:value-type="float" office:value="34.73659589" calcext:value-type="float">
            <text:p>34.73659589</text:p>
          </table:table-cell>
          <table:table-cell office:value-type="float" office:value="35.98244453" calcext:value-type="float">
            <text:p>35.98244453</text:p>
          </table:table-cell>
          <table:table-cell office:value-type="float" office:value="37.26439469" calcext:value-type="float">
            <text:p>37.26439469</text:p>
          </table:table-cell>
          <table:table-cell office:value-type="float" office:value="40.45593686" calcext:value-type="float">
            <text:p>40.45593686</text:p>
          </table:table-cell>
          <table:table-cell office:value-type="float" office:value="37.27708811" calcext:value-type="float">
            <text:p>37.277088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GNQ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7.02825398" calcext:value-type="float">
            <text:p>17.02825398</text:p>
          </table:table-cell>
          <table:table-cell office:value-type="float" office:value="22.25595332" calcext:value-type="float">
            <text:p>22.25595332</text:p>
          </table:table-cell>
          <table:table-cell office:value-type="float" office:value="29.35366207" calcext:value-type="float">
            <text:p>29.35366207</text:p>
          </table:table-cell>
          <table:table-cell office:value-type="float" office:value="31.95002686" calcext:value-type="float">
            <text:p>31.95002686</text:p>
          </table:table-cell>
          <table:table-cell office:value-type="float" office:value="33.37448265" calcext:value-type="float">
            <text:p>33.37448265</text:p>
          </table:table-cell>
          <table:table-cell office:value-type="float" office:value="53.84462571" calcext:value-type="float">
            <text:p>53.84462571</text:p>
          </table:table-cell>
          <table:table-cell office:value-type="float" office:value="47.45536976" calcext:value-type="float">
            <text:p>47.45536976</text:p>
          </table:table-cell>
          <table:table-cell office:value-type="float" office:value="65.27940037" calcext:value-type="float">
            <text:p>65.27940037</text:p>
          </table:table-cell>
          <table:table-cell office:value-type="float" office:value="94.4201561" calcext:value-type="float">
            <text:p>94.4201561</text:p>
          </table:table-cell>
          <table:table-cell office:value-type="float" office:value="174.45448816" calcext:value-type="float">
            <text:p>174.45448816</text:p>
          </table:table-cell>
          <table:table-cell office:value-type="float" office:value="214.09503537" calcext:value-type="float">
            <text:p>214.09503537</text:p>
          </table:table-cell>
          <table:table-cell office:value-type="float" office:value="266.45098551" calcext:value-type="float">
            <text:p>266.45098551</text:p>
          </table:table-cell>
          <table:table-cell office:value-type="float" office:value="344.1751553" calcext:value-type="float">
            <text:p>344.1751553</text:p>
          </table:table-cell>
          <table:table-cell office:value-type="float" office:value="519.90009418" calcext:value-type="float">
            <text:p>519.90009418</text:p>
          </table:table-cell>
          <table:table-cell office:value-type="float" office:value="702.63228926" calcext:value-type="float">
            <text:p>702.63228926</text:p>
          </table:table-cell>
          <table:table-cell office:value-type="float" office:value="609.26671932" calcext:value-type="float">
            <text:p>609.26671932</text:p>
          </table:table-cell>
          <table:table-cell office:value-type="float" office:value="688.82153294" calcext:value-type="float">
            <text:p>688.82153294</text:p>
          </table:table-cell>
          <table:table-cell office:value-type="float" office:value="852.45778619" calcext:value-type="float">
            <text:p>852.45778619</text:p>
          </table:table-cell>
          <table:table-cell office:value-type="float" office:value="729.74788482" calcext:value-type="float">
            <text:p>729.74788482</text:p>
          </table:table-cell>
          <table:table-cell office:value-type="float" office:value="663.05422937" calcext:value-type="float">
            <text:p>663.054229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067.86781155" calcext:value-type="float">
            <text:p>1067.86781155</text:p>
          </table:table-cell>
          <table:table-cell office:value-type="float" office:value="1116.37197524" calcext:value-type="float">
            <text:p>1116.37197524</text:p>
          </table:table-cell>
          <table:table-cell office:value-type="float" office:value="1067.17573809" calcext:value-type="float">
            <text:p>1067.17573809</text:p>
          </table:table-cell>
          <table:table-cell office:value-type="float" office:value="1057.21688255" calcext:value-type="float">
            <text:p>1057.21688255</text:p>
          </table:table-cell>
          <table:table-cell office:value-type="float" office:value="1115.87461318" calcext:value-type="float">
            <text:p>1115.87461318</text:p>
          </table:table-cell>
          <table:table-cell office:value-type="float" office:value="918.42963741" calcext:value-type="float">
            <text:p>918.42963741</text:p>
          </table:table-cell>
          <table:table-cell office:value-type="float" office:value="1055.0089315" calcext:value-type="float">
            <text:p>1055.0089315</text:p>
          </table:table-cell>
          <table:table-cell office:value-type="float" office:value="1222.75111459" calcext:value-type="float">
            <text:p>1222.75111459</text:p>
          </table:table-cell>
          <table:table-cell office:value-type="float" office:value="1580.46474691" calcext:value-type="float">
            <text:p>1580.46474691</text:p>
          </table:table-cell>
          <table:table-cell office:value-type="float" office:value="1809.35277716" calcext:value-type="float">
            <text:p>1809.35277716</text:p>
          </table:table-cell>
          <table:table-cell office:value-type="float" office:value="2094.78397487" calcext:value-type="float">
            <text:p>2094.78397487</text:p>
          </table:table-cell>
          <table:table-cell office:value-type="float" office:value="2296.04741469" calcext:value-type="float">
            <text:p>2296.04741469</text:p>
          </table:table-cell>
          <table:table-cell office:value-type="float" office:value="2689.06235471" calcext:value-type="float">
            <text:p>2689.06235471</text:p>
          </table:table-cell>
          <table:table-cell office:value-type="float" office:value="3093.57726714" calcext:value-type="float">
            <text:p>3093.57726714</text:p>
          </table:table-cell>
          <table:table-cell office:value-type="float" office:value="2879.07809767" calcext:value-type="float">
            <text:p>2879.07809767</text:p>
          </table:table-cell>
          <table:table-cell office:value-type="float" office:value="2458.728117" calcext:value-type="float">
            <text:p>2458.728117</text:p>
          </table:table-cell>
          <table:table-cell office:value-type="float" office:value="2528.39162218" calcext:value-type="float">
            <text:p>2528.39162218</text:p>
          </table:table-cell>
          <table:table-cell office:value-type="float" office:value="2048.92691658" calcext:value-type="float">
            <text:p>2048.92691658</text:p>
          </table:table-cell>
          <table:table-cell office:value-type="float" office:value="2017.22275798" calcext:value-type="float">
            <text:p>2017.22275798</text:p>
          </table:table-cell>
          <table:table-cell office:value-type="float" office:value="1743.03753324" calcext:value-type="float">
            <text:p>1743.03753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90.35247877" calcext:value-type="float">
            <text:p>190.35247877</text:p>
          </table:table-cell>
          <table:table-cell office:value-type="float" office:value="203.25063963" calcext:value-type="float">
            <text:p>203.25063963</text:p>
          </table:table-cell>
          <table:table-cell office:value-type="float" office:value="218.74760388" calcext:value-type="float">
            <text:p>218.74760388</text:p>
          </table:table-cell>
          <table:table-cell office:value-type="float" office:value="247.11149262" calcext:value-type="float">
            <text:p>247.11149262</text:p>
          </table:table-cell>
          <table:table-cell office:value-type="float" office:value="291.278961" calcext:value-type="float">
            <text:p>291.278961</text:p>
          </table:table-cell>
          <table:table-cell office:value-type="float" office:value="339.02009038" calcext:value-type="float">
            <text:p>339.02009038</text:p>
          </table:table-cell>
          <table:table-cell office:value-type="float" office:value="391.88732922" calcext:value-type="float">
            <text:p>391.88732922</text:p>
          </table:table-cell>
          <table:table-cell office:value-type="float" office:value="353.17915695" calcext:value-type="float">
            <text:p>353.17915695</text:p>
          </table:table-cell>
          <table:table-cell office:value-type="float" office:value="340.27004631" calcext:value-type="float">
            <text:p>340.27004631</text:p>
          </table:table-cell>
          <table:table-cell office:value-type="float" office:value="305.52972496" calcext:value-type="float">
            <text:p>305.52972496</text:p>
          </table:table-cell>
          <table:table-cell office:value-type="float" office:value="371.77167738" calcext:value-type="float">
            <text:p>371.77167738</text:p>
          </table:table-cell>
          <table:table-cell office:value-type="float" office:value="405.41101038" calcext:value-type="float">
            <text:p>405.41101038</text:p>
          </table:table-cell>
          <table:table-cell office:value-type="float" office:value="430.27279904" calcext:value-type="float">
            <text:p>430.27279904</text:p>
          </table:table-cell>
          <table:table-cell office:value-type="float" office:value="457.98785276" calcext:value-type="float">
            <text:p>457.98785276</text:p>
          </table:table-cell>
          <table:table-cell office:value-type="float" office:value="461.68876356" calcext:value-type="float">
            <text:p>461.68876356</text:p>
          </table:table-cell>
          <table:table-cell office:value-type="float" office:value="471.94713123" calcext:value-type="float">
            <text:p>471.94713123</text:p>
          </table:table-cell>
          <table:table-cell office:value-type="float" office:value="470.46608736" calcext:value-type="float">
            <text:p>470.46608736</text:p>
          </table:table-cell>
          <table:table-cell office:value-type="float" office:value="482.12483603" calcext:value-type="float">
            <text:p>482.12483603</text:p>
          </table:table-cell>
          <table:table-cell office:value-type="float" office:value="485.41868213" calcext:value-type="float">
            <text:p>485.41868213</text:p>
          </table:table-cell>
          <table:table-cell office:value-type="float" office:value="505.8299094" calcext:value-type="float">
            <text:p>505.8299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land</text:p>
          </table:table-cell>
          <table:table-cell office:value-type="string" calcext:value-type="string">
            <text:p>GRL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55.45503546" calcext:value-type="float">
            <text:p>55.45503546</text:p>
          </table:table-cell>
          <table:table-cell office:value-type="float" office:value="57.34084596" calcext:value-type="float">
            <text:p>57.34084596</text:p>
          </table:table-cell>
          <table:table-cell office:value-type="float" office:value="65.82694104" calcext:value-type="float">
            <text:p>65.82694104</text:p>
          </table:table-cell>
          <table:table-cell office:value-type="float" office:value="67.227438" calcext:value-type="float">
            <text:p>67.227438</text:p>
          </table:table-cell>
          <table:table-cell office:value-type="float" office:value="68.8312905" calcext:value-type="float">
            <text:p>68.8312905</text:p>
          </table:table-cell>
          <table:table-cell office:value-type="float" office:value="86.66688023" calcext:value-type="float">
            <text:p>86.66688023</text:p>
          </table:table-cell>
          <table:table-cell office:value-type="float" office:value="105.5424841" calcext:value-type="float">
            <text:p>105.5424841</text:p>
          </table:table-cell>
          <table:table-cell office:value-type="float" office:value="113.54175433" calcext:value-type="float">
            <text:p>113.54175433</text:p>
          </table:table-cell>
          <table:table-cell office:value-type="float" office:value="120.00260513" calcext:value-type="float">
            <text:p>120.00260513</text:p>
          </table:table-cell>
          <table:table-cell office:value-type="float" office:value="126.0453479" calcext:value-type="float">
            <text:p>126.0453479</text:p>
          </table:table-cell>
          <table:table-cell office:value-type="float" office:value="140.13746473" calcext:value-type="float">
            <text:p>140.13746473</text:p>
          </table:table-cell>
          <table:table-cell office:value-type="float" office:value="158.48490232" calcext:value-type="float">
            <text:p>158.48490232</text:p>
          </table:table-cell>
          <table:table-cell office:value-type="float" office:value="169.50579429" calcext:value-type="float">
            <text:p>169.50579429</text:p>
          </table:table-cell>
          <table:table-cell office:value-type="float" office:value="184.4592826" calcext:value-type="float">
            <text:p>184.4592826</text:p>
          </table:table-cell>
          <table:table-cell office:value-type="float" office:value="177.64459485" calcext:value-type="float">
            <text:p>177.64459485</text:p>
          </table:table-cell>
          <table:table-cell office:value-type="float" office:value="186.27121375" calcext:value-type="float">
            <text:p>186.27121375</text:p>
          </table:table-cell>
          <table:table-cell office:value-type="float" office:value="198.9828457" calcext:value-type="float">
            <text:p>198.9828457</text:p>
          </table:table-cell>
          <table:table-cell office:value-type="float" office:value="207.5154089" calcext:value-type="float">
            <text:p>207.5154089</text:p>
          </table:table-cell>
          <table:table-cell office:value-type="float" office:value="216.09411051" calcext:value-type="float">
            <text:p>216.09411051</text:p>
          </table:table-cell>
          <table:table-cell office:value-type="float" office:value="232.62522721" calcext:value-type="float">
            <text:p>232.625227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GUM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43.33981588" calcext:value-type="float">
            <text:p>43.33981588</text:p>
          </table:table-cell>
          <table:table-cell office:value-type="float" office:value="47.78952246" calcext:value-type="float">
            <text:p>47.78952246</text:p>
          </table:table-cell>
          <table:table-cell office:value-type="float" office:value="52.52164111" calcext:value-type="float">
            <text:p>52.52164111</text:p>
          </table:table-cell>
          <table:table-cell office:value-type="float" office:value="51.29111572" calcext:value-type="float">
            <text:p>51.29111572</text:p>
          </table:table-cell>
          <table:table-cell office:value-type="float" office:value="43.92883845" calcext:value-type="float">
            <text:p>43.92883845</text:p>
          </table:table-cell>
          <table:table-cell office:value-type="float" office:value="56.14636611" calcext:value-type="float">
            <text:p>56.14636611</text:p>
          </table:table-cell>
          <table:table-cell office:value-type="float" office:value="54.57443949" calcext:value-type="float">
            <text:p>54.57443949</text:p>
          </table:table-cell>
          <table:table-cell office:value-type="float" office:value="56.72954434" calcext:value-type="float">
            <text:p>56.72954434</text:p>
          </table:table-cell>
          <table:table-cell office:value-type="float" office:value="59.63431074" calcext:value-type="float">
            <text:p>59.63431074</text:p>
          </table:table-cell>
          <table:table-cell office:value-type="float" office:value="60.66151551" calcext:value-type="float">
            <text:p>60.66151551</text:p>
          </table:table-cell>
          <table:table-cell office:value-type="float" office:value="64.74099235" calcext:value-type="float">
            <text:p>64.74099235</text:p>
          </table:table-cell>
          <table:table-cell office:value-type="float" office:value="91.56575943" calcext:value-type="float">
            <text:p>91.56575943</text:p>
          </table:table-cell>
          <table:table-cell office:value-type="float" office:value="150.62520101" calcext:value-type="float">
            <text:p>150.62520101</text:p>
          </table:table-cell>
          <table:table-cell office:value-type="float" office:value="191.82999643" calcext:value-type="float">
            <text:p>191.82999643</text:p>
          </table:table-cell>
          <table:table-cell office:value-type="float" office:value="197.50320823" calcext:value-type="float">
            <text:p>197.50320823</text:p>
          </table:table-cell>
          <table:table-cell office:value-type="float" office:value="198.01837841" calcext:value-type="float">
            <text:p>198.01837841</text:p>
          </table:table-cell>
          <table:table-cell office:value-type="float" office:value="231.69401842" calcext:value-type="float">
            <text:p>231.69401842</text:p>
          </table:table-cell>
          <table:table-cell office:value-type="float" office:value="246.80711693" calcext:value-type="float">
            <text:p>246.80711693</text:p>
          </table:table-cell>
          <table:table-cell office:value-type="float" office:value="200.22173387" calcext:value-type="float">
            <text:p>200.22173387</text:p>
          </table:table-cell>
          <table:table-cell office:value-type="float" office:value="221.78327027" calcext:value-type="float">
            <text:p>221.783270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h income</text:p>
          </table:table-cell>
          <table:table-cell office:value-type="string" calcext:value-type="string">
            <text:p>HIC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2329.27860171598" calcext:value-type="float">
            <text:p>2329.278601716</text:p>
          </table:table-cell>
          <table:table-cell office:value-type="float" office:value="2353.25565462421" calcext:value-type="float">
            <text:p>2353.2556546242</text:p>
          </table:table-cell>
          <table:table-cell office:value-type="float" office:value="2318.33340698952" calcext:value-type="float">
            <text:p>2318.3334069895</text:p>
          </table:table-cell>
          <table:table-cell office:value-type="float" office:value="2367.0324939852" calcext:value-type="float">
            <text:p>2367.0324939852</text:p>
          </table:table-cell>
          <table:table-cell office:value-type="float" office:value="2496.93281306378" calcext:value-type="float">
            <text:p>2496.9328130638</text:p>
          </table:table-cell>
          <table:table-cell office:value-type="float" office:value="2549.49569951397" calcext:value-type="float">
            <text:p>2549.495699514</text:p>
          </table:table-cell>
          <table:table-cell office:value-type="float" office:value="2634.65070755677" calcext:value-type="float">
            <text:p>2634.6507075568</text:p>
          </table:table-cell>
          <table:table-cell office:value-type="float" office:value="2844.28453113268" calcext:value-type="float">
            <text:p>2844.2845311327</text:p>
          </table:table-cell>
          <table:table-cell office:value-type="float" office:value="3226.37901968658" calcext:value-type="float">
            <text:p>3226.3790196866</text:p>
          </table:table-cell>
          <table:table-cell office:value-type="float" office:value="3546.85022918714" calcext:value-type="float">
            <text:p>3546.8502291871</text:p>
          </table:table-cell>
          <table:table-cell office:value-type="float" office:value="3750.74960462472" calcext:value-type="float">
            <text:p>3750.7496046247</text:p>
          </table:table-cell>
          <table:table-cell office:value-type="float" office:value="3940.22242098649" calcext:value-type="float">
            <text:p>3940.2224209865</text:p>
          </table:table-cell>
          <table:table-cell office:value-type="float" office:value="4273.62441166625" calcext:value-type="float">
            <text:p>4273.6244116663</text:p>
          </table:table-cell>
          <table:table-cell office:value-type="float" office:value="4582.19111347265" calcext:value-type="float">
            <text:p>4582.1911134727</text:p>
          </table:table-cell>
          <table:table-cell office:value-type="float" office:value="4640.1372369459" calcext:value-type="float">
            <text:p>4640.1372369459</text:p>
          </table:table-cell>
          <table:table-cell office:value-type="float" office:value="4786.6529861762" calcext:value-type="float">
            <text:p>4786.6529861762</text:p>
          </table:table-cell>
          <table:table-cell office:value-type="float" office:value="5094.35158692628" calcext:value-type="float">
            <text:p>5094.3515869263</text:p>
          </table:table-cell>
          <table:table-cell office:value-type="float" office:value="5104.11076223145" calcext:value-type="float">
            <text:p>5104.1107622315</text:p>
          </table:table-cell>
          <table:table-cell office:value-type="float" office:value="5143.33355486485" calcext:value-type="float">
            <text:p>5143.3335548649</text:p>
          </table:table-cell>
          <table:table-cell office:value-type="float" office:value="5265.98913016694" calcext:value-type="float">
            <text:p>5265.98913016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ng Kong SAR, China</text:p>
          </table:table-cell>
          <table:table-cell office:value-type="string" calcext:value-type="string">
            <text:p>HKG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37.81029322" calcext:value-type="float">
            <text:p>37.81029322</text:p>
          </table:table-cell>
          <table:table-cell office:value-type="float" office:value="35.37160844" calcext:value-type="float">
            <text:p>35.37160844</text:p>
          </table:table-cell>
          <table:table-cell office:value-type="float" office:value="39.33244265" calcext:value-type="float">
            <text:p>39.33244265</text:p>
          </table:table-cell>
          <table:table-cell office:value-type="float" office:value="49.51426958" calcext:value-type="float">
            <text:p>49.51426958</text:p>
          </table:table-cell>
          <table:table-cell office:value-type="float" office:value="55.12104803" calcext:value-type="float">
            <text:p>55.12104803</text:p>
          </table:table-cell>
          <table:table-cell office:value-type="float" office:value="76.28351689" calcext:value-type="float">
            <text:p>76.28351689</text:p>
          </table:table-cell>
          <table:table-cell office:value-type="float" office:value="82.59961938" calcext:value-type="float">
            <text:p>82.59961938</text:p>
          </table:table-cell>
          <table:table-cell office:value-type="float" office:value="88.0798664" calcext:value-type="float">
            <text:p>88.0798664</text:p>
          </table:table-cell>
          <table:table-cell office:value-type="float" office:value="103.06505735" calcext:value-type="float">
            <text:p>103.06505735</text:p>
          </table:table-cell>
          <table:table-cell office:value-type="float" office:value="103.625989" calcext:value-type="float">
            <text:p>103.625989</text:p>
          </table:table-cell>
          <table:table-cell office:value-type="float" office:value="110.8210247" calcext:value-type="float">
            <text:p>110.8210247</text:p>
          </table:table-cell>
          <table:table-cell office:value-type="float" office:value="118.91928463" calcext:value-type="float">
            <text:p>118.91928463</text:p>
          </table:table-cell>
          <table:table-cell office:value-type="float" office:value="136.79081374" calcext:value-type="float">
            <text:p>136.79081374</text:p>
          </table:table-cell>
          <table:table-cell office:value-type="float" office:value="160.65316789" calcext:value-type="float">
            <text:p>160.65316789</text:p>
          </table:table-cell>
          <table:table-cell office:value-type="float" office:value="174.67233226" calcext:value-type="float">
            <text:p>174.67233226</text:p>
          </table:table-cell>
          <table:table-cell office:value-type="float" office:value="178.38605372" calcext:value-type="float">
            <text:p>178.38605372</text:p>
          </table:table-cell>
          <table:table-cell office:value-type="float" office:value="199.09968952" calcext:value-type="float">
            <text:p>199.09968952</text:p>
          </table:table-cell>
          <table:table-cell office:value-type="float" office:value="234.23389395" calcext:value-type="float">
            <text:p>234.23389395</text:p>
          </table:table-cell>
          <table:table-cell office:value-type="float" office:value="214.18674244" calcext:value-type="float">
            <text:p>214.18674244</text:p>
          </table:table-cell>
          <table:table-cell office:value-type="float" office:value="212.31515084" calcext:value-type="float">
            <text:p>212.315150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vily indebted poor countries (HIPC)</text:p>
          </table:table-cell>
          <table:table-cell office:value-type="string" calcext:value-type="string">
            <text:p>HPC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4.8507410154069" calcext:value-type="float">
            <text:p>14.8507410154</text:p>
          </table:table-cell>
          <table:table-cell office:value-type="float" office:value="15.9658981720908" calcext:value-type="float">
            <text:p>15.9658981721</text:p>
          </table:table-cell>
          <table:table-cell office:value-type="float" office:value="15.7883969547267" calcext:value-type="float">
            <text:p>15.7883969547</text:p>
          </table:table-cell>
          <table:table-cell office:value-type="float" office:value="16.5474684661482" calcext:value-type="float">
            <text:p>16.5474684661</text:p>
          </table:table-cell>
          <table:table-cell office:value-type="float" office:value="16.835291515232" calcext:value-type="float">
            <text:p>16.8352915152</text:p>
          </table:table-cell>
          <table:table-cell office:value-type="float" office:value="16.8728413074663" calcext:value-type="float">
            <text:p>16.8728413075</text:p>
          </table:table-cell>
          <table:table-cell office:value-type="float" office:value="16.0027696313715" calcext:value-type="float">
            <text:p>16.0027696314</text:p>
          </table:table-cell>
          <table:table-cell office:value-type="float" office:value="16.7556306750791" calcext:value-type="float">
            <text:p>16.7556306751</text:p>
          </table:table-cell>
          <table:table-cell office:value-type="float" office:value="19.1914176224008" calcext:value-type="float">
            <text:p>19.1914176224</text:p>
          </table:table-cell>
          <table:table-cell office:value-type="float" office:value="22.117528704074" calcext:value-type="float">
            <text:p>22.1175287041</text:p>
          </table:table-cell>
          <table:table-cell office:value-type="float" office:value="25.0953122477327" calcext:value-type="float">
            <text:p>25.0953122477</text:p>
          </table:table-cell>
          <table:table-cell office:value-type="float" office:value="29.4675862917303" calcext:value-type="float">
            <text:p>29.4675862917</text:p>
          </table:table-cell>
          <table:table-cell office:value-type="float" office:value="34.0649386319301" calcext:value-type="float">
            <text:p>34.0649386319</text:p>
          </table:table-cell>
          <table:table-cell office:value-type="float" office:value="40.5992966420953" calcext:value-type="float">
            <text:p>40.5992966421</text:p>
          </table:table-cell>
          <table:table-cell office:value-type="float" office:value="41.1169659901009" calcext:value-type="float">
            <text:p>41.1169659901</text:p>
          </table:table-cell>
          <table:table-cell office:value-type="float" office:value="45.1772295956359" calcext:value-type="float">
            <text:p>45.1772295956</text:p>
          </table:table-cell>
          <table:table-cell office:value-type="float" office:value="47.7432634746776" calcext:value-type="float">
            <text:p>47.7432634747</text:p>
          </table:table-cell>
          <table:table-cell office:value-type="float" office:value="49.7693367265576" calcext:value-type="float">
            <text:p>49.7693367266</text:p>
          </table:table-cell>
          <table:table-cell office:value-type="float" office:value="51.6443872066412" calcext:value-type="float">
            <text:p>51.6443872066</text:p>
          </table:table-cell>
          <table:table-cell office:value-type="float" office:value="53.112865335007" calcext:value-type="float">
            <text:p>53.112865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324.13283717" calcext:value-type="float">
            <text:p>324.13283717</text:p>
          </table:table-cell>
          <table:table-cell office:value-type="float" office:value="362.08093444" calcext:value-type="float">
            <text:p>362.08093444</text:p>
          </table:table-cell>
          <table:table-cell office:value-type="float" office:value="304.43615845" calcext:value-type="float">
            <text:p>304.43615845</text:p>
          </table:table-cell>
          <table:table-cell office:value-type="float" office:value="369.31070867" calcext:value-type="float">
            <text:p>369.31070867</text:p>
          </table:table-cell>
          <table:table-cell office:value-type="float" office:value="374.15184891" calcext:value-type="float">
            <text:p>374.15184891</text:p>
          </table:table-cell>
          <table:table-cell office:value-type="float" office:value="371.22439979" calcext:value-type="float">
            <text:p>371.22439979</text:p>
          </table:table-cell>
          <table:table-cell office:value-type="float" office:value="387.77313992" calcext:value-type="float">
            <text:p>387.77313992</text:p>
          </table:table-cell>
          <table:table-cell office:value-type="float" office:value="388.07505012" calcext:value-type="float">
            <text:p>388.07505012</text:p>
          </table:table-cell>
          <table:table-cell office:value-type="float" office:value="512.01735269" calcext:value-type="float">
            <text:p>512.01735269</text:p>
          </table:table-cell>
          <table:table-cell office:value-type="float" office:value="633.90256005" calcext:value-type="float">
            <text:p>633.90256005</text:p>
          </table:table-cell>
          <table:table-cell office:value-type="float" office:value="726.52282975" calcext:value-type="float">
            <text:p>726.52282975</text:p>
          </table:table-cell>
          <table:table-cell office:value-type="float" office:value="813.87325024" calcext:value-type="float">
            <text:p>813.87325024</text:p>
          </table:table-cell>
          <table:table-cell office:value-type="float" office:value="1038.92389106" calcext:value-type="float">
            <text:p>1038.92389106</text:p>
          </table:table-cell>
          <table:table-cell office:value-type="float" office:value="1265.14237914" calcext:value-type="float">
            <text:p>1265.14237914</text:p>
          </table:table-cell>
          <table:table-cell office:value-type="float" office:value="1193.48703926" calcext:value-type="float">
            <text:p>1193.48703926</text:p>
          </table:table-cell>
          <table:table-cell office:value-type="float" office:value="1143.85123514" calcext:value-type="float">
            <text:p>1143.85123514</text:p>
          </table:table-cell>
          <table:table-cell office:value-type="float" office:value="1131.66741907" calcext:value-type="float">
            <text:p>1131.66741907</text:p>
          </table:table-cell>
          <table:table-cell office:value-type="float" office:value="1029.52105326" calcext:value-type="float">
            <text:p>1029.52105326</text:p>
          </table:table-cell>
          <table:table-cell office:value-type="float" office:value="1060.83388217" calcext:value-type="float">
            <text:p>1060.83388217</text:p>
          </table:table-cell>
          <table:table-cell office:value-type="float" office:value="1050.33439069" calcext:value-type="float">
            <text:p>1050.33439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22.76666905" calcext:value-type="float">
            <text:p>22.76666905</text:p>
          </table:table-cell>
          <table:table-cell office:value-type="float" office:value="24.04287" calcext:value-type="float">
            <text:p>24.04287</text:p>
          </table:table-cell>
          <table:table-cell office:value-type="float" office:value="24.78894787" calcext:value-type="float">
            <text:p>24.78894787</text:p>
          </table:table-cell>
          <table:table-cell office:value-type="float" office:value="27.26439024" calcext:value-type="float">
            <text:p>27.26439024</text:p>
          </table:table-cell>
          <table:table-cell office:value-type="float" office:value="27.49507951" calcext:value-type="float">
            <text:p>27.49507951</text:p>
          </table:table-cell>
          <table:table-cell office:value-type="float" office:value="25.96795585" calcext:value-type="float">
            <text:p>25.96795585</text:p>
          </table:table-cell>
          <table:table-cell office:value-type="float" office:value="22.72648434" calcext:value-type="float">
            <text:p>22.72648434</text:p>
          </table:table-cell>
          <table:table-cell office:value-type="float" office:value="19.88943448" calcext:value-type="float">
            <text:p>19.88943448</text:p>
          </table:table-cell>
          <table:table-cell office:value-type="float" office:value="16.74324607" calcext:value-type="float">
            <text:p>16.74324607</text:p>
          </table:table-cell>
          <table:table-cell office:value-type="float" office:value="22.52487445" calcext:value-type="float">
            <text:p>22.52487445</text:p>
          </table:table-cell>
          <table:table-cell office:value-type="float" office:value="19.76559525" calcext:value-type="float">
            <text:p>19.76559525</text:p>
          </table:table-cell>
          <table:table-cell office:value-type="float" office:value="29.55896296" calcext:value-type="float">
            <text:p>29.55896296</text:p>
          </table:table-cell>
          <table:table-cell office:value-type="float" office:value="34.72088776" calcext:value-type="float">
            <text:p>34.72088776</text:p>
          </table:table-cell>
          <table:table-cell office:value-type="float" office:value="39.10258573" calcext:value-type="float">
            <text:p>39.10258573</text:p>
          </table:table-cell>
          <table:table-cell office:value-type="float" office:value="44.07477635" calcext:value-type="float">
            <text:p>44.07477635</text:p>
          </table:table-cell>
          <table:table-cell office:value-type="float" office:value="54.29907255" calcext:value-type="float">
            <text:p>54.29907255</text:p>
          </table:table-cell>
          <table:table-cell office:value-type="float" office:value="76.72563362" calcext:value-type="float">
            <text:p>76.72563362</text:p>
          </table:table-cell>
          <table:table-cell office:value-type="float" office:value="75.12031035" calcext:value-type="float">
            <text:p>75.12031035</text:p>
          </table:table-cell>
          <table:table-cell office:value-type="float" office:value="65.14928614" calcext:value-type="float">
            <text:p>65.14928614</text:p>
          </table:table-cell>
          <table:table-cell office:value-type="float" office:value="61.45512168" calcext:value-type="float">
            <text:p>61.45512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323.0080546" calcext:value-type="float">
            <text:p>323.0080546</text:p>
          </table:table-cell>
          <table:table-cell office:value-type="float" office:value="315.01716205" calcext:value-type="float">
            <text:p>315.01716205</text:p>
          </table:table-cell>
          <table:table-cell office:value-type="float" office:value="308.5057086" calcext:value-type="float">
            <text:p>308.5057086</text:p>
          </table:table-cell>
          <table:table-cell office:value-type="float" office:value="334.76007396" calcext:value-type="float">
            <text:p>334.76007396</text:p>
          </table:table-cell>
          <table:table-cell office:value-type="float" office:value="344.63849887" calcext:value-type="float">
            <text:p>344.63849887</text:p>
          </table:table-cell>
          <table:table-cell office:value-type="float" office:value="325.70724136" calcext:value-type="float">
            <text:p>325.70724136</text:p>
          </table:table-cell>
          <table:table-cell office:value-type="float" office:value="374.27513033" calcext:value-type="float">
            <text:p>374.27513033</text:p>
          </table:table-cell>
          <table:table-cell office:value-type="float" office:value="495.37678086" calcext:value-type="float">
            <text:p>495.37678086</text:p>
          </table:table-cell>
          <table:table-cell office:value-type="float" office:value="705.82648671" calcext:value-type="float">
            <text:p>705.82648671</text:p>
          </table:table-cell>
          <table:table-cell office:value-type="float" office:value="828.14127645" calcext:value-type="float">
            <text:p>828.14127645</text:p>
          </table:table-cell>
          <table:table-cell office:value-type="float" office:value="922.78401698" calcext:value-type="float">
            <text:p>922.78401698</text:p>
          </table:table-cell>
          <table:table-cell office:value-type="float" office:value="922.32804533" calcext:value-type="float">
            <text:p>922.32804533</text:p>
          </table:table-cell>
          <table:table-cell office:value-type="float" office:value="1037.57516488" calcext:value-type="float">
            <text:p>1037.57516488</text:p>
          </table:table-cell>
          <table:table-cell office:value-type="float" office:value="1145.80239946" calcext:value-type="float">
            <text:p>1145.80239946</text:p>
          </table:table-cell>
          <table:table-cell office:value-type="float" office:value="976.77579016" calcext:value-type="float">
            <text:p>976.77579016</text:p>
          </table:table-cell>
          <table:table-cell office:value-type="float" office:value="1019.85168839" calcext:value-type="float">
            <text:p>1019.85168839</text:p>
          </table:table-cell>
          <table:table-cell office:value-type="float" office:value="1098.7113912" calcext:value-type="float">
            <text:p>1098.7113912</text:p>
          </table:table-cell>
          <table:table-cell office:value-type="float" office:value="991.26782994" calcext:value-type="float">
            <text:p>991.26782994</text:p>
          </table:table-cell>
          <table:table-cell office:value-type="float" office:value="1021.07311581" calcext:value-type="float">
            <text:p>1021.07311581</text:p>
          </table:table-cell>
          <table:table-cell office:value-type="float" office:value="1036.62385868" calcext:value-type="float">
            <text:p>1036.623858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RD only</text:p>
          </table:table-cell>
          <table:table-cell office:value-type="string" calcext:value-type="string">
            <text:p>IBD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63.8861296176683" calcext:value-type="float">
            <text:p>63.8861296177</text:p>
          </table:table-cell>
          <table:table-cell office:value-type="float" office:value="71.0989521507047" calcext:value-type="float">
            <text:p>71.0989521507</text:p>
          </table:table-cell>
          <table:table-cell office:value-type="float" office:value="78.3606112075741" calcext:value-type="float">
            <text:p>78.3606112076</text:p>
          </table:table-cell>
          <table:table-cell office:value-type="float" office:value="75.9492231759561" calcext:value-type="float">
            <text:p>75.949223176</text:p>
          </table:table-cell>
          <table:table-cell office:value-type="float" office:value="73.1492657180541" calcext:value-type="float">
            <text:p>73.1492657181</text:p>
          </table:table-cell>
          <table:table-cell office:value-type="float" office:value="79.0346722110902" calcext:value-type="float">
            <text:p>79.0346722111</text:p>
          </table:table-cell>
          <table:table-cell office:value-type="float" office:value="81.5369295594051" calcext:value-type="float">
            <text:p>81.5369295594</text:p>
          </table:table-cell>
          <table:table-cell office:value-type="float" office:value="77.7573502323057" calcext:value-type="float">
            <text:p>77.7573502323</text:p>
          </table:table-cell>
          <table:table-cell office:value-type="float" office:value="87.1240560940654" calcext:value-type="float">
            <text:p>87.1240560941</text:p>
          </table:table-cell>
          <table:table-cell office:value-type="float" office:value="101.822527903123" calcext:value-type="float">
            <text:p>101.8225279031</text:p>
          </table:table-cell>
          <table:table-cell office:value-type="float" office:value="123.144383752653" calcext:value-type="float">
            <text:p>123.1443837527</text:p>
          </table:table-cell>
          <table:table-cell office:value-type="float" office:value="143.282367208197" calcext:value-type="float">
            <text:p>143.2823672082</text:p>
          </table:table-cell>
          <table:table-cell office:value-type="float" office:value="174.816525065943" calcext:value-type="float">
            <text:p>174.8165250659</text:p>
          </table:table-cell>
          <table:table-cell office:value-type="float" office:value="215.347627909978" calcext:value-type="float">
            <text:p>215.34762791</text:p>
          </table:table-cell>
          <table:table-cell office:value-type="float" office:value="222.374598366661" calcext:value-type="float">
            <text:p>222.3745983667</text:p>
          </table:table-cell>
          <table:table-cell office:value-type="float" office:value="256.452000828064" calcext:value-type="float">
            <text:p>256.4520008281</text:p>
          </table:table-cell>
          <table:table-cell office:value-type="float" office:value="295.732104468272" calcext:value-type="float">
            <text:p>295.7321044683</text:p>
          </table:table-cell>
          <table:table-cell office:value-type="float" office:value="314.334646059579" calcext:value-type="float">
            <text:p>314.3346460596</text:p>
          </table:table-cell>
          <table:table-cell office:value-type="float" office:value="334.21783033659" calcext:value-type="float">
            <text:p>334.2178303366</text:p>
          </table:table-cell>
          <table:table-cell office:value-type="float" office:value="341.385880772847" calcext:value-type="float">
            <text:p>341.38588077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A &amp; IBRD total</text:p>
          </table:table-cell>
          <table:table-cell office:value-type="string" calcext:value-type="string">
            <text:p>IBT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54.8175627694323" calcext:value-type="float">
            <text:p>54.8175627694</text:p>
          </table:table-cell>
          <table:table-cell office:value-type="float" office:value="61.0747472525408" calcext:value-type="float">
            <text:p>61.0747472525</text:p>
          </table:table-cell>
          <table:table-cell office:value-type="float" office:value="66.7046394572549" calcext:value-type="float">
            <text:p>66.7046394573</text:p>
          </table:table-cell>
          <table:table-cell office:value-type="float" office:value="64.8670973050702" calcext:value-type="float">
            <text:p>64.8670973051</text:p>
          </table:table-cell>
          <table:table-cell office:value-type="float" office:value="61.4318362196653" calcext:value-type="float">
            <text:p>61.4318362197</text:p>
          </table:table-cell>
          <table:table-cell office:value-type="float" office:value="65.9180692910221" calcext:value-type="float">
            <text:p>65.918069291</text:p>
          </table:table-cell>
          <table:table-cell office:value-type="float" office:value="67.6570080677358" calcext:value-type="float">
            <text:p>67.6570080677</text:p>
          </table:table-cell>
          <table:table-cell office:value-type="float" office:value="64.484807697365" calcext:value-type="float">
            <text:p>64.4848076974</text:p>
          </table:table-cell>
          <table:table-cell office:value-type="float" office:value="72.6371799245532" calcext:value-type="float">
            <text:p>72.6371799246</text:p>
          </table:table-cell>
          <table:table-cell office:value-type="float" office:value="84.5971927854585" calcext:value-type="float">
            <text:p>84.5971927855</text:p>
          </table:table-cell>
          <table:table-cell office:value-type="float" office:value="101.744544245437" calcext:value-type="float">
            <text:p>101.7445442454</text:p>
          </table:table-cell>
          <table:table-cell office:value-type="float" office:value="118.200550222938" calcext:value-type="float">
            <text:p>118.2005502229</text:p>
          </table:table-cell>
          <table:table-cell office:value-type="float" office:value="143.6981059951" calcext:value-type="float">
            <text:p>143.6981059951</text:p>
          </table:table-cell>
          <table:table-cell office:value-type="float" office:value="175.860861266834" calcext:value-type="float">
            <text:p>175.8608612668</text:p>
          </table:table-cell>
          <table:table-cell office:value-type="float" office:value="180.743382039122" calcext:value-type="float">
            <text:p>180.7433820391</text:p>
          </table:table-cell>
          <table:table-cell office:value-type="float" office:value="207.319606510984" calcext:value-type="float">
            <text:p>207.319606511</text:p>
          </table:table-cell>
          <table:table-cell office:value-type="float" office:value="238.003170495003" calcext:value-type="float">
            <text:p>238.003170495</text:p>
          </table:table-cell>
          <table:table-cell office:value-type="float" office:value="251.559997468888" calcext:value-type="float">
            <text:p>251.5599974689</text:p>
          </table:table-cell>
          <table:table-cell office:value-type="float" office:value="266.899329496169" calcext:value-type="float">
            <text:p>266.8993294962</text:p>
          </table:table-cell>
          <table:table-cell office:value-type="float" office:value="272.2572015628" calcext:value-type="float">
            <text:p>272.25720156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A total</text:p>
          </table:table-cell>
          <table:table-cell office:value-type="string" calcext:value-type="string">
            <text:p>IDA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7.9902667612457" calcext:value-type="float">
            <text:p>17.9902667612</text:p>
          </table:table-cell>
          <table:table-cell office:value-type="float" office:value="20.8372451880166" calcext:value-type="float">
            <text:p>20.837245188</text:p>
          </table:table-cell>
          <table:table-cell office:value-type="float" office:value="20.4460822460405" calcext:value-type="float">
            <text:p>20.446082246</text:p>
          </table:table-cell>
          <table:table-cell office:value-type="float" office:value="21.496122290412" calcext:value-type="float">
            <text:p>21.4961222904</text:p>
          </table:table-cell>
          <table:table-cell office:value-type="float" office:value="16.1035642997902" calcext:value-type="float">
            <text:p>16.1035642998</text:p>
          </table:table-cell>
          <table:table-cell office:value-type="float" office:value="16.412377713586" calcext:value-type="float">
            <text:p>16.4123777136</text:p>
          </table:table-cell>
          <table:table-cell office:value-type="float" office:value="15.901840685178" calcext:value-type="float">
            <text:p>15.9018406852</text:p>
          </table:table-cell>
          <table:table-cell office:value-type="float" office:value="16.5579414476774" calcext:value-type="float">
            <text:p>16.5579414477</text:p>
          </table:table-cell>
          <table:table-cell office:value-type="float" office:value="20.6690545198819" calcext:value-type="float">
            <text:p>20.6690545199</text:p>
          </table:table-cell>
          <table:table-cell office:value-type="float" office:value="23.5880136327961" calcext:value-type="float">
            <text:p>23.5880136328</text:p>
          </table:table-cell>
          <table:table-cell office:value-type="float" office:value="26.9045166127056" calcext:value-type="float">
            <text:p>26.9045166127</text:p>
          </table:table-cell>
          <table:table-cell office:value-type="float" office:value="31.589759904475" calcext:value-type="float">
            <text:p>31.5897599045</text:p>
          </table:table-cell>
          <table:table-cell office:value-type="float" office:value="37.6070314729888" calcext:value-type="float">
            <text:p>37.607031473</text:p>
          </table:table-cell>
          <table:table-cell office:value-type="float" office:value="42.9457175171351" calcext:value-type="float">
            <text:p>42.9457175171</text:p>
          </table:table-cell>
          <table:table-cell office:value-type="float" office:value="42.3736861027272" calcext:value-type="float">
            <text:p>42.3736861027</text:p>
          </table:table-cell>
          <table:table-cell office:value-type="float" office:value="46.1314491425939" calcext:value-type="float">
            <text:p>46.1314491426</text:p>
          </table:table-cell>
          <table:table-cell office:value-type="float" office:value="51.0561535219428" calcext:value-type="float">
            <text:p>51.0561535219</text:p>
          </table:table-cell>
          <table:table-cell office:value-type="float" office:value="52.3537620369279" calcext:value-type="float">
            <text:p>52.3537620369</text:p>
          </table:table-cell>
          <table:table-cell office:value-type="float" office:value="55.980930783312" calcext:value-type="float">
            <text:p>55.9809307833</text:p>
          </table:table-cell>
          <table:table-cell office:value-type="float" office:value="58.4252364846383" calcext:value-type="float">
            <text:p>58.4252364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A blend</text:p>
          </table:table-cell>
          <table:table-cell office:value-type="string" calcext:value-type="string">
            <text:p>IDB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25.556505485019" calcext:value-type="float">
            <text:p>25.556505485</text:p>
          </table:table-cell>
          <table:table-cell office:value-type="float" office:value="33.0907358116988" calcext:value-type="float">
            <text:p>33.0907358117</text:p>
          </table:table-cell>
          <table:table-cell office:value-type="float" office:value="33.1031692518766" calcext:value-type="float">
            <text:p>33.1031692519</text:p>
          </table:table-cell>
          <table:table-cell office:value-type="float" office:value="35.5878334368016" calcext:value-type="float">
            <text:p>35.5878334368</text:p>
          </table:table-cell>
          <table:table-cell office:value-type="float" office:value="19.2196831281232" calcext:value-type="float">
            <text:p>19.2196831281</text:p>
          </table:table-cell>
          <table:table-cell office:value-type="float" office:value="19.2543139893772" calcext:value-type="float">
            <text:p>19.2543139894</text:p>
          </table:table-cell>
          <table:table-cell office:value-type="float" office:value="18.6855567233144" calcext:value-type="float">
            <text:p>18.6855567233</text:p>
          </table:table-cell>
          <table:table-cell office:value-type="float" office:value="19.2966214349128" calcext:value-type="float">
            <text:p>19.2966214349</text:p>
          </table:table-cell>
          <table:table-cell office:value-type="float" office:value="27.1388973754659" calcext:value-type="float">
            <text:p>27.1388973755</text:p>
          </table:table-cell>
          <table:table-cell office:value-type="float" office:value="30.9810533543926" calcext:value-type="float">
            <text:p>30.9810533544</text:p>
          </table:table-cell>
          <table:table-cell office:value-type="float" office:value="36.1792403190054" calcext:value-type="float">
            <text:p>36.179240319</text:p>
          </table:table-cell>
          <table:table-cell office:value-type="float" office:value="43.11369647943" calcext:value-type="float">
            <text:p>43.1136964794</text:p>
          </table:table-cell>
          <table:table-cell office:value-type="float" office:value="52.7789285993437" calcext:value-type="float">
            <text:p>52.7789285993</text:p>
          </table:table-cell>
          <table:table-cell office:value-type="float" office:value="57.0373511598262" calcext:value-type="float">
            <text:p>57.0373511598</text:p>
          </table:table-cell>
          <table:table-cell office:value-type="float" office:value="52.963299113918" calcext:value-type="float">
            <text:p>52.9632991139</text:p>
          </table:table-cell>
          <table:table-cell office:value-type="float" office:value="56.5715037732981" calcext:value-type="float">
            <text:p>56.5715037733</text:p>
          </table:table-cell>
          <table:table-cell office:value-type="float" office:value="66.4979245598823" calcext:value-type="float">
            <text:p>66.4979245599</text:p>
          </table:table-cell>
          <table:table-cell office:value-type="float" office:value="68.2484316705219" calcext:value-type="float">
            <text:p>68.2484316705</text:p>
          </table:table-cell>
          <table:table-cell office:value-type="float" office:value="76.8386263959699" calcext:value-type="float">
            <text:p>76.838626396</text:p>
          </table:table-cell>
          <table:table-cell office:value-type="float" office:value="80.9979076371486" calcext:value-type="float">
            <text:p>80.99790763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20.07598174" calcext:value-type="float">
            <text:p>20.07598174</text:p>
          </table:table-cell>
          <table:table-cell office:value-type="float" office:value="22.5932437" calcext:value-type="float">
            <text:p>22.5932437</text:p>
          </table:table-cell>
          <table:table-cell office:value-type="float" office:value="20.47684915" calcext:value-type="float">
            <text:p>20.47684915</text:p>
          </table:table-cell>
          <table:table-cell office:value-type="float" office:value="9.53444402" calcext:value-type="float">
            <text:p>9.53444402</text:p>
          </table:table-cell>
          <table:table-cell office:value-type="float" office:value="14.88604559" calcext:value-type="float">
            <text:p>14.88604559</text:p>
          </table:table-cell>
          <table:table-cell office:value-type="float" office:value="15.43281432" calcext:value-type="float">
            <text:p>15.43281432</text:p>
          </table:table-cell>
          <table:table-cell office:value-type="float" office:value="16.69935137" calcext:value-type="float">
            <text:p>16.69935137</text:p>
          </table:table-cell>
          <table:table-cell office:value-type="float" office:value="20.42059894" calcext:value-type="float">
            <text:p>20.42059894</text:p>
          </table:table-cell>
          <table:table-cell office:value-type="float" office:value="27.00079571" calcext:value-type="float">
            <text:p>27.00079571</text:p>
          </table:table-cell>
          <table:table-cell office:value-type="float" office:value="27.23737567" calcext:value-type="float">
            <text:p>27.23737567</text:p>
          </table:table-cell>
          <table:table-cell office:value-type="float" office:value="35.24583569" calcext:value-type="float">
            <text:p>35.24583569</text:p>
          </table:table-cell>
          <table:table-cell office:value-type="float" office:value="46.19701995" calcext:value-type="float">
            <text:p>46.19701995</text:p>
          </table:table-cell>
          <table:table-cell office:value-type="float" office:value="57.65031451" calcext:value-type="float">
            <text:p>57.65031451</text:p>
          </table:table-cell>
          <table:table-cell office:value-type="float" office:value="60.82888938" calcext:value-type="float">
            <text:p>60.82888938</text:p>
          </table:table-cell>
          <table:table-cell office:value-type="float" office:value="63.93225832" calcext:value-type="float">
            <text:p>63.93225832</text:p>
          </table:table-cell>
          <table:table-cell office:value-type="float" office:value="85.65213133" calcext:value-type="float">
            <text:p>85.65213133</text:p>
          </table:table-cell>
          <table:table-cell office:value-type="float" office:value="98.96610041" calcext:value-type="float">
            <text:p>98.96610041</text:p>
          </table:table-cell>
          <table:table-cell office:value-type="float" office:value="107.23637689" calcext:value-type="float">
            <text:p>107.23637689</text:p>
          </table:table-cell>
          <table:table-cell office:value-type="float" office:value="106.02155458" calcext:value-type="float">
            <text:p>106.02155458</text:p>
          </table:table-cell>
          <table:table-cell office:value-type="float" office:value="99.41035911" calcext:value-type="float">
            <text:p>99.410359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A only</text:p>
          </table:table-cell>
          <table:table-cell office:value-type="string" calcext:value-type="string">
            <text:p>IDX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4.1317118313228" calcext:value-type="float">
            <text:p>14.1317118313</text:p>
          </table:table-cell>
          <table:table-cell office:value-type="float" office:value="14.5937832199149" calcext:value-type="float">
            <text:p>14.5937832199</text:p>
          </table:table-cell>
          <table:table-cell office:value-type="float" office:value="14.0006023406162" calcext:value-type="float">
            <text:p>14.0006023406</text:p>
          </table:table-cell>
          <table:table-cell office:value-type="float" office:value="14.352014792673" calcext:value-type="float">
            <text:p>14.3520147927</text:p>
          </table:table-cell>
          <table:table-cell office:value-type="float" office:value="14.5256277161859" calcext:value-type="float">
            <text:p>14.5256277162</text:p>
          </table:table-cell>
          <table:table-cell office:value-type="float" office:value="14.9206748267583" calcext:value-type="float">
            <text:p>14.9206748268</text:p>
          </table:table-cell>
          <table:table-cell office:value-type="float" office:value="14.4430257763145" calcext:value-type="float">
            <text:p>14.4430257763</text:p>
          </table:table-cell>
          <table:table-cell office:value-type="float" office:value="15.1674437257505" calcext:value-type="float">
            <text:p>15.1674437258</text:p>
          </table:table-cell>
          <table:table-cell office:value-type="float" office:value="17.3918432653165" calcext:value-type="float">
            <text:p>17.3918432653</text:p>
          </table:table-cell>
          <table:table-cell office:value-type="float" office:value="19.8507838587906" calcext:value-type="float">
            <text:p>19.8507838588</text:p>
          </table:table-cell>
          <table:table-cell office:value-type="float" office:value="22.2231868862393" calcext:value-type="float">
            <text:p>22.2231868862</text:p>
          </table:table-cell>
          <table:table-cell office:value-type="float" office:value="25.7788018257349" calcext:value-type="float">
            <text:p>25.7788018257</text:p>
          </table:table-cell>
          <table:table-cell office:value-type="float" office:value="29.9596816096705" calcext:value-type="float">
            <text:p>29.9596816097</text:p>
          </table:table-cell>
          <table:table-cell office:value-type="float" office:value="35.8420622463209" calcext:value-type="float">
            <text:p>35.8420622463</text:p>
          </table:table-cell>
          <table:table-cell office:value-type="float" office:value="37.032663625001" calcext:value-type="float">
            <text:p>37.032663625</text:p>
          </table:table-cell>
          <table:table-cell office:value-type="float" office:value="40.8579367438151" calcext:value-type="float">
            <text:p>40.8579367438</text:p>
          </table:table-cell>
          <table:table-cell office:value-type="float" office:value="43.243027494413" calcext:value-type="float">
            <text:p>43.2430274944</text:p>
          </table:table-cell>
          <table:table-cell office:value-type="float" office:value="44.3944084911157" calcext:value-type="float">
            <text:p>44.3944084911</text:p>
          </table:table-cell>
          <table:table-cell office:value-type="float" office:value="45.525006039304" calcext:value-type="float">
            <text:p>45.5250060393</text:p>
          </table:table-cell>
          <table:table-cell office:value-type="float" office:value="47.0977155999892" calcext:value-type="float">
            <text:p>47.09771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le of Man</text:p>
          </table:table-cell>
          <table:table-cell office:value-type="string" calcext:value-type="string">
            <text:p>IMN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5.82160735" calcext:value-type="float">
            <text:p>15.82160735</text:p>
          </table:table-cell>
          <table:table-cell office:value-type="float" office:value="15.93961592" calcext:value-type="float">
            <text:p>15.93961592</text:p>
          </table:table-cell>
          <table:table-cell office:value-type="float" office:value="18.43471538" calcext:value-type="float">
            <text:p>18.43471538</text:p>
          </table:table-cell>
          <table:table-cell office:value-type="float" office:value="18.47519167" calcext:value-type="float">
            <text:p>18.47519167</text:p>
          </table:table-cell>
          <table:table-cell office:value-type="float" office:value="18.27838023" calcext:value-type="float">
            <text:p>18.27838023</text:p>
          </table:table-cell>
          <table:table-cell office:value-type="float" office:value="19.60910784" calcext:value-type="float">
            <text:p>19.60910784</text:p>
          </table:table-cell>
          <table:table-cell office:value-type="float" office:value="20.94381975" calcext:value-type="float">
            <text:p>20.94381975</text:p>
          </table:table-cell>
          <table:table-cell office:value-type="float" office:value="21.06363291" calcext:value-type="float">
            <text:p>21.06363291</text:p>
          </table:table-cell>
          <table:table-cell office:value-type="float" office:value="23.64568952" calcext:value-type="float">
            <text:p>23.64568952</text:p>
          </table:table-cell>
          <table:table-cell office:value-type="float" office:value="26.80475703" calcext:value-type="float">
            <text:p>26.80475703</text:p>
          </table:table-cell>
          <table:table-cell office:value-type="float" office:value="31.33998843" calcext:value-type="float">
            <text:p>31.33998843</text:p>
          </table:table-cell>
          <table:table-cell office:value-type="float" office:value="34.64005687" calcext:value-type="float">
            <text:p>34.64005687</text:p>
          </table:table-cell>
          <table:table-cell office:value-type="float" office:value="43.21204716" calcext:value-type="float">
            <text:p>43.21204716</text:p>
          </table:table-cell>
          <table:table-cell office:value-type="float" office:value="46.91282666" calcext:value-type="float">
            <text:p>46.91282666</text:p>
          </table:table-cell>
          <table:table-cell office:value-type="float" office:value="48.22854553" calcext:value-type="float">
            <text:p>48.22854553</text:p>
          </table:table-cell>
          <table:table-cell office:value-type="float" office:value="59.18429667" calcext:value-type="float">
            <text:p>59.18429667</text:p>
          </table:table-cell>
          <table:table-cell office:value-type="float" office:value="65.70508993" calcext:value-type="float">
            <text:p>65.70508993</text:p>
          </table:table-cell>
          <table:table-cell office:value-type="float" office:value="64.92645947" calcext:value-type="float">
            <text:p>64.92645947</text:p>
          </table:table-cell>
          <table:table-cell office:value-type="float" office:value="68.53283666" calcext:value-type="float">
            <text:p>68.53283666</text:p>
          </table:table-cell>
          <table:table-cell office:value-type="float" office:value="74.99460433" calcext:value-type="float">
            <text:p>74.994604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 classified</text:p>
          </table:table-cell>
          <table:table-cell office:value-type="string" calcext:value-type="string">
            <text:p>INX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RL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239.14295786" calcext:value-type="float">
            <text:p>1239.14295786</text:p>
          </table:table-cell>
          <table:table-cell office:value-type="float" office:value="1330.35792585" calcext:value-type="float">
            <text:p>1330.35792585</text:p>
          </table:table-cell>
          <table:table-cell office:value-type="float" office:value="1404.67483734" calcext:value-type="float">
            <text:p>1404.67483734</text:p>
          </table:table-cell>
          <table:table-cell office:value-type="float" office:value="1467.94055683" calcext:value-type="float">
            <text:p>1467.94055683</text:p>
          </table:table-cell>
          <table:table-cell office:value-type="float" office:value="1567.81873836" calcext:value-type="float">
            <text:p>1567.81873836</text:p>
          </table:table-cell>
          <table:table-cell office:value-type="float" office:value="1593.34337154" calcext:value-type="float">
            <text:p>1593.34337154</text:p>
          </table:table-cell>
          <table:table-cell office:value-type="float" office:value="1878.19710045" calcext:value-type="float">
            <text:p>1878.19710045</text:p>
          </table:table-cell>
          <table:table-cell office:value-type="float" office:value="2248.67602468" calcext:value-type="float">
            <text:p>2248.67602468</text:p>
          </table:table-cell>
          <table:table-cell office:value-type="float" office:value="2925.19971998" calcext:value-type="float">
            <text:p>2925.19971998</text:p>
          </table:table-cell>
          <table:table-cell office:value-type="float" office:value="3532.97270841" calcext:value-type="float">
            <text:p>3532.97270841</text:p>
          </table:table-cell>
          <table:table-cell office:value-type="float" office:value="3736.5340329" calcext:value-type="float">
            <text:p>3736.5340329</text:p>
          </table:table-cell>
          <table:table-cell office:value-type="float" office:value="3982.26860511" calcext:value-type="float">
            <text:p>3982.26860511</text:p>
          </table:table-cell>
          <table:table-cell office:value-type="float" office:value="4704.24017512" calcext:value-type="float">
            <text:p>4704.24017512</text:p>
          </table:table-cell>
          <table:table-cell office:value-type="float" office:value="5326.22123181" calcext:value-type="float">
            <text:p>5326.22123181</text:p>
          </table:table-cell>
          <table:table-cell office:value-type="float" office:value="4961.57511369" calcext:value-type="float">
            <text:p>4961.57511369</text:p>
          </table:table-cell>
          <table:table-cell office:value-type="float" office:value="4238.21621984" calcext:value-type="float">
            <text:p>4238.21621984</text:p>
          </table:table-cell>
          <table:table-cell office:value-type="float" office:value="4309.72032095" calcext:value-type="float">
            <text:p>4309.72032095</text:p>
          </table:table-cell>
          <table:table-cell office:value-type="float" office:value="4079.47718267" calcext:value-type="float">
            <text:p>4079.47718267</text:p>
          </table:table-cell>
          <table:table-cell office:value-type="float" office:value="4156.5902661" calcext:value-type="float">
            <text:p>4156.5902661</text:p>
          </table:table-cell>
          <table:table-cell office:value-type="float" office:value="4239.15448853" calcext:value-type="float">
            <text:p>4239.154488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an, Islamic Rep.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67.59382066" calcext:value-type="float">
            <text:p>67.59382066</text:p>
          </table:table-cell>
          <table:table-cell office:value-type="float" office:value="85.51547136" calcext:value-type="float">
            <text:p>85.51547136</text:p>
          </table:table-cell>
          <table:table-cell office:value-type="float" office:value="109.22751915" calcext:value-type="float">
            <text:p>109.22751915</text:p>
          </table:table-cell>
          <table:table-cell office:value-type="float" office:value="133.21175539" calcext:value-type="float">
            <text:p>133.21175539</text:p>
          </table:table-cell>
          <table:table-cell office:value-type="float" office:value="176.52468075" calcext:value-type="float">
            <text:p>176.52468075</text:p>
          </table:table-cell>
          <table:table-cell office:value-type="float" office:value="229.49977325" calcext:value-type="float">
            <text:p>229.49977325</text:p>
          </table:table-cell>
          <table:table-cell office:value-type="float" office:value="291.6830722" calcext:value-type="float">
            <text:p>291.6830722</text:p>
          </table:table-cell>
          <table:table-cell office:value-type="float" office:value="107.58724037" calcext:value-type="float">
            <text:p>107.58724037</text:p>
          </table:table-cell>
          <table:table-cell office:value-type="float" office:value="110.83071103" calcext:value-type="float">
            <text:p>110.83071103</text:p>
          </table:table-cell>
          <table:table-cell office:value-type="float" office:value="144.95581039" calcext:value-type="float">
            <text:p>144.95581039</text:p>
          </table:table-cell>
          <table:table-cell office:value-type="float" office:value="177.77368509" calcext:value-type="float">
            <text:p>177.77368509</text:p>
          </table:table-cell>
          <table:table-cell office:value-type="float" office:value="204.26132443" calcext:value-type="float">
            <text:p>204.26132443</text:p>
          </table:table-cell>
          <table:table-cell office:value-type="float" office:value="254.34593823" calcext:value-type="float">
            <text:p>254.34593823</text:p>
          </table:table-cell>
          <table:table-cell office:value-type="float" office:value="314.54788736" calcext:value-type="float">
            <text:p>314.54788736</text:p>
          </table:table-cell>
          <table:table-cell office:value-type="float" office:value="380.76167723" calcext:value-type="float">
            <text:p>380.76167723</text:p>
          </table:table-cell>
          <table:table-cell office:value-type="float" office:value="455.44662392" calcext:value-type="float">
            <text:p>455.44662392</text:p>
          </table:table-cell>
          <table:table-cell office:value-type="float" office:value="545.22789095" calcext:value-type="float">
            <text:p>545.22789095</text:p>
          </table:table-cell>
          <table:table-cell office:value-type="float" office:value="510.59283654" calcext:value-type="float">
            <text:p>510.59283654</text:p>
          </table:table-cell>
          <table:table-cell office:value-type="float" office:value="414.70165034" calcext:value-type="float">
            <text:p>414.70165034</text:p>
          </table:table-cell>
          <table:table-cell office:value-type="float" office:value="350.7386071" calcext:value-type="float">
            <text:p>350.73860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43"/>
          <table:table-cell office:value-type="float" office:value="16.40646005" calcext:value-type="float">
            <text:p>16.40646005</text:p>
          </table:table-cell>
          <table:table-cell office:value-type="float" office:value="55.83232516" calcext:value-type="float">
            <text:p>55.83232516</text:p>
          </table:table-cell>
          <table:table-cell office:value-type="float" office:value="55.48573263" calcext:value-type="float">
            <text:p>55.48573263</text:p>
          </table:table-cell>
          <table:table-cell office:value-type="float" office:value="59.32829852" calcext:value-type="float">
            <text:p>59.32829852</text:p>
          </table:table-cell>
          <table:table-cell office:value-type="float" office:value="97.29871306" calcext:value-type="float">
            <text:p>97.29871306</text:p>
          </table:table-cell>
          <table:table-cell office:value-type="float" office:value="146.59172255" calcext:value-type="float">
            <text:p>146.59172255</text:p>
          </table:table-cell>
          <table:table-cell office:value-type="float" office:value="146.76029064" calcext:value-type="float">
            <text:p>146.76029064</text:p>
          </table:table-cell>
          <table:table-cell office:value-type="float" office:value="144.97832897" calcext:value-type="float">
            <text:p>144.97832897</text:p>
          </table:table-cell>
          <table:table-cell office:value-type="float" office:value="164.05134989" calcext:value-type="float">
            <text:p>164.05134989</text:p>
          </table:table-cell>
          <table:table-cell office:value-type="float" office:value="294.15665313" calcext:value-type="float">
            <text:p>294.15665313</text:p>
          </table:table-cell>
          <table:table-cell office:value-type="float" office:value="339.35302449" calcext:value-type="float">
            <text:p>339.35302449</text:p>
          </table:table-cell>
          <table:table-cell office:value-type="float" office:value="292.00437883" calcext:value-type="float">
            <text:p>292.004378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2156.8158155" calcext:value-type="float">
            <text:p>2156.8158155</text:p>
          </table:table-cell>
          <table:table-cell office:value-type="float" office:value="2225.11669508" calcext:value-type="float">
            <text:p>2225.11669508</text:p>
          </table:table-cell>
          <table:table-cell office:value-type="float" office:value="2217.89524053" calcext:value-type="float">
            <text:p>2217.89524053</text:p>
          </table:table-cell>
          <table:table-cell office:value-type="float" office:value="2718.15915079" calcext:value-type="float">
            <text:p>2718.15915079</text:p>
          </table:table-cell>
          <table:table-cell office:value-type="float" office:value="3055.93428184" calcext:value-type="float">
            <text:p>3055.93428184</text:p>
          </table:table-cell>
          <table:table-cell office:value-type="float" office:value="2966.40425909" calcext:value-type="float">
            <text:p>2966.40425909</text:p>
          </table:table-cell>
          <table:table-cell office:value-type="float" office:value="2616.09602778" calcext:value-type="float">
            <text:p>2616.09602778</text:p>
          </table:table-cell>
          <table:table-cell office:value-type="float" office:value="3150.76655273" calcext:value-type="float">
            <text:p>3150.76655273</text:p>
          </table:table-cell>
          <table:table-cell office:value-type="float" office:value="3945.29740254" calcext:value-type="float">
            <text:p>3945.29740254</text:p>
          </table:table-cell>
          <table:table-cell office:value-type="float" office:value="4521.67504718" calcext:value-type="float">
            <text:p>4521.67504718</text:p>
          </table:table-cell>
          <table:table-cell office:value-type="float" office:value="5254.4009496" calcext:value-type="float">
            <text:p>5254.4009496</text:p>
          </table:table-cell>
          <table:table-cell office:value-type="float" office:value="5094.191166" calcext:value-type="float">
            <text:p>5094.191166</text:p>
          </table:table-cell>
          <table:table-cell office:value-type="float" office:value="6057.85744594" calcext:value-type="float">
            <text:p>6057.85744594</text:p>
          </table:table-cell>
          <table:table-cell office:value-type="float" office:value="4892.20022173" calcext:value-type="float">
            <text:p>4892.20022173</text:p>
          </table:table-cell>
          <table:table-cell office:value-type="float" office:value="3671.31393933" calcext:value-type="float">
            <text:p>3671.31393933</text:p>
          </table:table-cell>
          <table:table-cell office:value-type="float" office:value="3690.42334685" calcext:value-type="float">
            <text:p>3690.42334685</text:p>
          </table:table-cell>
          <table:table-cell office:value-type="float" office:value="3985.00264633" calcext:value-type="float">
            <text:p>3985.00264633</text:p>
          </table:table-cell>
          <table:table-cell office:value-type="float" office:value="3856.83198162" calcext:value-type="float">
            <text:p>3856.83198162</text:p>
          </table:table-cell>
          <table:table-cell office:value-type="float" office:value="4182.43583325" calcext:value-type="float">
            <text:p>4182.43583325</text:p>
          </table:table-cell>
          <table:table-cell office:value-type="float" office:value="4661.62136172" calcext:value-type="float">
            <text:p>4661.62136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315.72022194" calcext:value-type="float">
            <text:p>1315.72022194</text:p>
          </table:table-cell>
          <table:table-cell office:value-type="float" office:value="1421.05845231" calcext:value-type="float">
            <text:p>1421.05845231</text:p>
          </table:table-cell>
          <table:table-cell office:value-type="float" office:value="1470.44064321" calcext:value-type="float">
            <text:p>1470.44064321</text:p>
          </table:table-cell>
          <table:table-cell office:value-type="float" office:value="1429.03981542" calcext:value-type="float">
            <text:p>1429.03981542</text:p>
          </table:table-cell>
          <table:table-cell office:value-type="float" office:value="1359.27719552" calcext:value-type="float">
            <text:p>1359.27719552</text:p>
          </table:table-cell>
          <table:table-cell office:value-type="float" office:value="1490.0482411" calcext:value-type="float">
            <text:p>1490.0482411</text:p>
          </table:table-cell>
          <table:table-cell office:value-type="float" office:value="1531.7320248" calcext:value-type="float">
            <text:p>1531.7320248</text:p>
          </table:table-cell>
          <table:table-cell office:value-type="float" office:value="1366.90537451" calcext:value-type="float">
            <text:p>1366.90537451</text:p>
          </table:table-cell>
          <table:table-cell office:value-type="float" office:value="1394.66502482" calcext:value-type="float">
            <text:p>1394.66502482</text:p>
          </table:table-cell>
          <table:table-cell office:value-type="float" office:value="1445.93309299" calcext:value-type="float">
            <text:p>1445.93309299</text:p>
          </table:table-cell>
          <table:table-cell office:value-type="float" office:value="1515.13434969" calcext:value-type="float">
            <text:p>1515.13434969</text:p>
          </table:table-cell>
          <table:table-cell office:value-type="float" office:value="1592.64947276" calcext:value-type="float">
            <text:p>1592.64947276</text:p>
          </table:table-cell>
          <table:table-cell office:value-type="float" office:value="1813.20436272" calcext:value-type="float">
            <text:p>1813.20436272</text:p>
          </table:table-cell>
          <table:table-cell office:value-type="float" office:value="2145.39124108" calcext:value-type="float">
            <text:p>2145.39124108</text:p>
          </table:table-cell>
          <table:table-cell office:value-type="float" office:value="2057.35008558" calcext:value-type="float">
            <text:p>2057.35008558</text:p>
          </table:table-cell>
          <table:table-cell office:value-type="float" office:value="2247.64603052" calcext:value-type="float">
            <text:p>2247.64603052</text:p>
          </table:table-cell>
          <table:table-cell office:value-type="float" office:value="2460.49939112" calcext:value-type="float">
            <text:p>2460.49939112</text:p>
          </table:table-cell>
          <table:table-cell office:value-type="float" office:value="2514.56780376" calcext:value-type="float">
            <text:p>2514.56780376</text:p>
          </table:table-cell>
          <table:table-cell office:value-type="float" office:value="2853.69244395" calcext:value-type="float">
            <text:p>2853.69244395</text:p>
          </table:table-cell>
          <table:table-cell office:value-type="float" office:value="2910.28863726" calcext:value-type="float">
            <text:p>2910.288637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461.9435349" calcext:value-type="float">
            <text:p>1461.9435349</text:p>
          </table:table-cell>
          <table:table-cell office:value-type="float" office:value="1657.16942723" calcext:value-type="float">
            <text:p>1657.16942723</text:p>
          </table:table-cell>
          <table:table-cell office:value-type="float" office:value="1628.34510067" calcext:value-type="float">
            <text:p>1628.34510067</text:p>
          </table:table-cell>
          <table:table-cell office:value-type="float" office:value="1681.17136241" calcext:value-type="float">
            <text:p>1681.17136241</text:p>
          </table:table-cell>
          <table:table-cell office:value-type="float" office:value="1674.54428529" calcext:value-type="float">
            <text:p>1674.54428529</text:p>
          </table:table-cell>
          <table:table-cell office:value-type="float" office:value="1587.96201092" calcext:value-type="float">
            <text:p>1587.96201092</text:p>
          </table:table-cell>
          <table:table-cell office:value-type="float" office:value="1656.2203138" calcext:value-type="float">
            <text:p>1656.2203138</text:p>
          </table:table-cell>
          <table:table-cell office:value-type="float" office:value="1829.92886685" calcext:value-type="float">
            <text:p>1829.92886685</text:p>
          </table:table-cell>
          <table:table-cell office:value-type="float" office:value="2246.10766211" calcext:value-type="float">
            <text:p>2246.10766211</text:p>
          </table:table-cell>
          <table:table-cell office:value-type="float" office:value="2658.14553546" calcext:value-type="float">
            <text:p>2658.14553546</text:p>
          </table:table-cell>
          <table:table-cell office:value-type="float" office:value="2788.51694126" calcext:value-type="float">
            <text:p>2788.51694126</text:p>
          </table:table-cell>
          <table:table-cell office:value-type="float" office:value="2951.5916807" calcext:value-type="float">
            <text:p>2951.5916807</text:p>
          </table:table-cell>
          <table:table-cell office:value-type="float" office:value="3210.65347894" calcext:value-type="float">
            <text:p>3210.65347894</text:p>
          </table:table-cell>
          <table:table-cell office:value-type="float" office:value="3623.85312635" calcext:value-type="float">
            <text:p>3623.85312635</text:p>
          </table:table-cell>
          <table:table-cell office:value-type="float" office:value="3488.47269061" calcext:value-type="float">
            <text:p>3488.47269061</text:p>
          </table:table-cell>
          <table:table-cell office:value-type="float" office:value="3384.45359682" calcext:value-type="float">
            <text:p>3384.45359682</text:p>
          </table:table-cell>
          <table:table-cell office:value-type="float" office:value="3559.49674092" calcext:value-type="float">
            <text:p>3559.49674092</text:p>
          </table:table-cell>
          <table:table-cell office:value-type="float" office:value="3242.22329875" calcext:value-type="float">
            <text:p>3242.22329875</text:p>
          </table:table-cell>
          <table:table-cell office:value-type="float" office:value="3294.848511" calcext:value-type="float">
            <text:p>3294.848511</text:p>
          </table:table-cell>
          <table:table-cell office:value-type="float" office:value="3257.7534099" calcext:value-type="float">
            <text:p>3257.75340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97.23829212" calcext:value-type="float">
            <text:p>97.23829212</text:p>
          </table:table-cell>
          <table:table-cell office:value-type="float" office:value="122.88917279" calcext:value-type="float">
            <text:p>122.88917279</text:p>
          </table:table-cell>
          <table:table-cell office:value-type="float" office:value="175.97628168" calcext:value-type="float">
            <text:p>175.97628168</text:p>
          </table:table-cell>
          <table:table-cell office:value-type="float" office:value="187.3717913" calcext:value-type="float">
            <text:p>187.3717913</text:p>
          </table:table-cell>
          <table:table-cell office:value-type="float" office:value="172.56573064" calcext:value-type="float">
            <text:p>172.56573064</text:p>
          </table:table-cell>
          <table:table-cell office:value-type="float" office:value="199.94432115" calcext:value-type="float">
            <text:p>199.94432115</text:p>
          </table:table-cell>
          <table:table-cell office:value-type="float" office:value="185.60803567" calcext:value-type="float">
            <text:p>185.60803567</text:p>
          </table:table-cell>
          <table:table-cell office:value-type="float" office:value="179.11609316" calcext:value-type="float">
            <text:p>179.11609316</text:p>
          </table:table-cell>
          <table:table-cell office:value-type="float" office:value="162.21865693" calcext:value-type="float">
            <text:p>162.21865693</text:p>
          </table:table-cell>
          <table:table-cell office:value-type="float" office:value="183.47279882" calcext:value-type="float">
            <text:p>183.47279882</text:p>
          </table:table-cell>
          <table:table-cell office:value-type="float" office:value="170.74928948" calcext:value-type="float">
            <text:p>170.74928948</text:p>
          </table:table-cell>
          <table:table-cell office:value-type="float" office:value="187.06848565" calcext:value-type="float">
            <text:p>187.06848565</text:p>
          </table:table-cell>
          <table:table-cell office:value-type="float" office:value="230.49139195" calcext:value-type="float">
            <text:p>230.49139195</text:p>
          </table:table-cell>
          <table:table-cell office:value-type="float" office:value="272.61925723" calcext:value-type="float">
            <text:p>272.61925723</text:p>
          </table:table-cell>
          <table:table-cell office:value-type="float" office:value="229.12732279" calcext:value-type="float">
            <text:p>229.12732279</text:p>
          </table:table-cell>
          <table:table-cell office:value-type="float" office:value="255.65730574" calcext:value-type="float">
            <text:p>255.65730574</text:p>
          </table:table-cell>
          <table:table-cell office:value-type="float" office:value="273.30519289" calcext:value-type="float">
            <text:p>273.30519289</text:p>
          </table:table-cell>
          <table:table-cell office:value-type="float" office:value="302.92071233" calcext:value-type="float">
            <text:p>302.92071233</text:p>
          </table:table-cell>
          <table:table-cell office:value-type="float" office:value="305.85417674" calcext:value-type="float">
            <text:p>305.85417674</text:p>
          </table:table-cell>
          <table:table-cell office:value-type="float" office:value="266.19011641" calcext:value-type="float">
            <text:p>266.190116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31.95668437" calcext:value-type="float">
            <text:p>131.95668437</text:p>
          </table:table-cell>
          <table:table-cell office:value-type="float" office:value="138.76295348" calcext:value-type="float">
            <text:p>138.76295348</text:p>
          </table:table-cell>
          <table:table-cell office:value-type="float" office:value="142.99059184" calcext:value-type="float">
            <text:p>142.99059184</text:p>
          </table:table-cell>
          <table:table-cell office:value-type="float" office:value="159.36872889" calcext:value-type="float">
            <text:p>159.36872889</text:p>
          </table:table-cell>
          <table:table-cell office:value-type="float" office:value="162.57993177" calcext:value-type="float">
            <text:p>162.57993177</text:p>
          </table:table-cell>
          <table:table-cell office:value-type="float" office:value="171.33885098" calcext:value-type="float">
            <text:p>171.33885098</text:p>
          </table:table-cell>
          <table:table-cell office:value-type="float" office:value="183.2467845" calcext:value-type="float">
            <text:p>183.2467845</text:p>
          </table:table-cell>
          <table:table-cell office:value-type="float" office:value="187.83549667" calcext:value-type="float">
            <text:p>187.83549667</text:p>
          </table:table-cell>
          <table:table-cell office:value-type="float" office:value="185.09947118" calcext:value-type="float">
            <text:p>185.09947118</text:p>
          </table:table-cell>
          <table:table-cell office:value-type="float" office:value="199.7528181" calcext:value-type="float">
            <text:p>199.7528181</text:p>
          </table:table-cell>
          <table:table-cell office:value-type="float" office:value="209.67503514" calcext:value-type="float">
            <text:p>209.67503514</text:p>
          </table:table-cell>
          <table:table-cell office:value-type="float" office:value="220.1255759" calcext:value-type="float">
            <text:p>220.1255759</text:p>
          </table:table-cell>
          <table:table-cell office:value-type="float" office:value="247.93547271" calcext:value-type="float">
            <text:p>247.93547271</text:p>
          </table:table-cell>
          <table:table-cell office:value-type="float" office:value="320.87017999" calcext:value-type="float">
            <text:p>320.87017999</text:p>
          </table:table-cell>
          <table:table-cell office:value-type="float" office:value="362.72512678" calcext:value-type="float">
            <text:p>362.72512678</text:p>
          </table:table-cell>
          <table:table-cell office:value-type="float" office:value="341.27324975" calcext:value-type="float">
            <text:p>341.27324975</text:p>
          </table:table-cell>
          <table:table-cell office:value-type="float" office:value="357.75833291" calcext:value-type="float">
            <text:p>357.75833291</text:p>
          </table:table-cell>
          <table:table-cell office:value-type="float" office:value="354.05588298" calcext:value-type="float">
            <text:p>354.05588298</text:p>
          </table:table-cell>
          <table:table-cell office:value-type="float" office:value="336.79188459" calcext:value-type="float">
            <text:p>336.79188459</text:p>
          </table:table-cell>
          <table:table-cell office:value-type="float" office:value="358.9124715" calcext:value-type="float">
            <text:p>358.91247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2844.84682989" calcext:value-type="float">
            <text:p>2844.84682989</text:p>
          </table:table-cell>
          <table:table-cell office:value-type="float" office:value="2455.15181166" calcext:value-type="float">
            <text:p>2455.15181166</text:p>
          </table:table-cell>
          <table:table-cell office:value-type="float" office:value="2333.36950719" calcext:value-type="float">
            <text:p>2333.36950719</text:p>
          </table:table-cell>
          <table:table-cell office:value-type="float" office:value="2195.83911607" calcext:value-type="float">
            <text:p>2195.83911607</text:p>
          </table:table-cell>
          <table:table-cell office:value-type="float" office:value="2597.75851006" calcext:value-type="float">
            <text:p>2597.75851006</text:p>
          </table:table-cell>
          <table:table-cell office:value-type="float" office:value="2838.59924418" calcext:value-type="float">
            <text:p>2838.59924418</text:p>
          </table:table-cell>
          <table:table-cell office:value-type="float" office:value="2531.11146199" calcext:value-type="float">
            <text:p>2531.11146199</text:p>
          </table:table-cell>
          <table:table-cell office:value-type="float" office:value="2450.73003946" calcext:value-type="float">
            <text:p>2450.73003946</text:p>
          </table:table-cell>
          <table:table-cell office:value-type="float" office:value="2694.42649204" calcext:value-type="float">
            <text:p>2694.42649204</text:p>
          </table:table-cell>
          <table:table-cell office:value-type="float" office:value="2927.43451424" calcext:value-type="float">
            <text:p>2927.43451424</text:p>
          </table:table-cell>
          <table:table-cell office:value-type="float" office:value="2927.57155493" calcext:value-type="float">
            <text:p>2927.57155493</text:p>
          </table:table-cell>
          <table:table-cell office:value-type="float" office:value="2791.22357466" calcext:value-type="float">
            <text:p>2791.22357466</text:p>
          </table:table-cell>
          <table:table-cell office:value-type="float" office:value="2806.5745978" calcext:value-type="float">
            <text:p>2806.5745978</text:p>
          </table:table-cell>
          <table:table-cell office:value-type="float" office:value="3255.55652263" calcext:value-type="float">
            <text:p>3255.55652263</text:p>
          </table:table-cell>
          <table:table-cell office:value-type="float" office:value="3741.59008597" calcext:value-type="float">
            <text:p>3741.59008597</text:p>
          </table:table-cell>
          <table:table-cell office:value-type="float" office:value="4110.46410653" calcext:value-type="float">
            <text:p>4110.46410653</text:p>
          </table:table-cell>
          <table:table-cell office:value-type="float" office:value="4654.23371723" calcext:value-type="float">
            <text:p>4654.23371723</text:p>
          </table:table-cell>
          <table:table-cell office:value-type="float" office:value="4748.91860209" calcext:value-type="float">
            <text:p>4748.91860209</text:p>
          </table:table-cell>
          <table:table-cell office:value-type="float" office:value="3960.20307293" calcext:value-type="float">
            <text:p>3960.20307293</text:p>
          </table:table-cell>
          <table:table-cell office:value-type="float" office:value="3702.95277544" calcext:value-type="float">
            <text:p>3702.952775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48.24803899" calcext:value-type="float">
            <text:p>48.24803899</text:p>
          </table:table-cell>
          <table:table-cell office:value-type="float" office:value="58.17405281" calcext:value-type="float">
            <text:p>58.17405281</text:p>
          </table:table-cell>
          <table:table-cell office:value-type="float" office:value="66.96821697" calcext:value-type="float">
            <text:p>66.96821697</text:p>
          </table:table-cell>
          <table:table-cell office:value-type="float" office:value="70.17699656" calcext:value-type="float">
            <text:p>70.17699656</text:p>
          </table:table-cell>
          <table:table-cell office:value-type="float" office:value="49.0230326" calcext:value-type="float">
            <text:p>49.0230326</text:p>
          </table:table-cell>
          <table:table-cell office:value-type="float" office:value="50.81343348" calcext:value-type="float">
            <text:p>50.81343348</text:p>
          </table:table-cell>
          <table:table-cell office:value-type="float" office:value="51.40540825" calcext:value-type="float">
            <text:p>51.40540825</text:p>
          </table:table-cell>
          <table:table-cell office:value-type="float" office:value="59.31010068" calcext:value-type="float">
            <text:p>59.31010068</text:p>
          </table:table-cell>
          <table:table-cell office:value-type="float" office:value="75.35645281" calcext:value-type="float">
            <text:p>75.35645281</text:p>
          </table:table-cell>
          <table:table-cell office:value-type="float" office:value="111.70717434" calcext:value-type="float">
            <text:p>111.70717434</text:p>
          </table:table-cell>
          <table:table-cell office:value-type="float" office:value="149.99366131" calcext:value-type="float">
            <text:p>149.99366131</text:p>
          </table:table-cell>
          <table:table-cell office:value-type="float" office:value="194.01746518" calcext:value-type="float">
            <text:p>194.01746518</text:p>
          </table:table-cell>
          <table:table-cell office:value-type="float" office:value="212.10067325" calcext:value-type="float">
            <text:p>212.10067325</text:p>
          </table:table-cell>
          <table:table-cell office:value-type="float" office:value="305.81673433" calcext:value-type="float">
            <text:p>305.81673433</text:p>
          </table:table-cell>
          <table:table-cell office:value-type="float" office:value="295.31862924" calcext:value-type="float">
            <text:p>295.31862924</text:p>
          </table:table-cell>
          <table:table-cell office:value-type="float" office:value="401.207775" calcext:value-type="float">
            <text:p>401.207775</text:p>
          </table:table-cell>
          <table:table-cell office:value-type="float" office:value="460.55481369" calcext:value-type="float">
            <text:p>460.55481369</text:p>
          </table:table-cell>
          <table:table-cell office:value-type="float" office:value="521.64006276" calcext:value-type="float">
            <text:p>521.64006276</text:p>
          </table:table-cell>
          <table:table-cell office:value-type="float" office:value="582.09765059" calcext:value-type="float">
            <text:p>582.09765059</text:p>
          </table:table-cell>
          <table:table-cell office:value-type="float" office:value="538.78277714" calcext:value-type="float">
            <text:p>538.782777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4.06076302" calcext:value-type="float">
            <text:p>14.06076302</text:p>
          </table:table-cell>
          <table:table-cell office:value-type="float" office:value="17.77305628" calcext:value-type="float">
            <text:p>17.77305628</text:p>
          </table:table-cell>
          <table:table-cell office:value-type="float" office:value="18.72413933" calcext:value-type="float">
            <text:p>18.72413933</text:p>
          </table:table-cell>
          <table:table-cell office:value-type="float" office:value="21.41707874" calcext:value-type="float">
            <text:p>21.41707874</text:p>
          </table:table-cell>
          <table:table-cell office:value-type="float" office:value="17.86151124" calcext:value-type="float">
            <text:p>17.86151124</text:p>
          </table:table-cell>
          <table:table-cell office:value-type="float" office:value="19.15153877" calcext:value-type="float">
            <text:p>19.15153877</text:p>
          </table:table-cell>
          <table:table-cell office:value-type="float" office:value="18.83813091" calcext:value-type="float">
            <text:p>18.83813091</text:p>
          </table:table-cell>
          <table:table-cell office:value-type="float" office:value="18.25194579" calcext:value-type="float">
            <text:p>18.25194579</text:p>
          </table:table-cell>
          <table:table-cell office:value-type="float" office:value="19.7565643" calcext:value-type="float">
            <text:p>19.7565643</text:p>
          </table:table-cell>
          <table:table-cell office:value-type="float" office:value="20.04934047" calcext:value-type="float">
            <text:p>20.04934047</text:p>
          </table:table-cell>
          <table:table-cell office:value-type="float" office:value="23.1303791" calcext:value-type="float">
            <text:p>23.1303791</text:p>
          </table:table-cell>
          <table:table-cell office:value-type="float" office:value="30.20273541" calcext:value-type="float">
            <text:p>30.20273541</text:p>
          </table:table-cell>
          <table:table-cell office:value-type="float" office:value="34.9858061" calcext:value-type="float">
            <text:p>34.9858061</text:p>
          </table:table-cell>
          <table:table-cell office:value-type="float" office:value="36.60045187" calcext:value-type="float">
            <text:p>36.60045187</text:p>
          </table:table-cell>
          <table:table-cell office:value-type="float" office:value="39.2894476" calcext:value-type="float">
            <text:p>39.2894476</text:p>
          </table:table-cell>
          <table:table-cell office:value-type="float" office:value="39.41334629" calcext:value-type="float">
            <text:p>39.41334629</text:p>
          </table:table-cell>
          <table:table-cell office:value-type="float" office:value="52.98809604" calcext:value-type="float">
            <text:p>52.98809604</text:p>
          </table:table-cell>
          <table:table-cell office:value-type="float" office:value="65.05859332" calcext:value-type="float">
            <text:p>65.05859332</text:p>
          </table:table-cell>
          <table:table-cell office:value-type="float" office:value="69.99987383" calcext:value-type="float">
            <text:p>69.99987383</text:p>
          </table:table-cell>
          <table:table-cell office:value-type="float" office:value="77.69658603" calcext:value-type="float">
            <text:p>77.69658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rgyz Republic</text:p>
          </table:table-cell>
          <table:table-cell office:value-type="string" calcext:value-type="string">
            <text:p>KGZ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9.39714935" calcext:value-type="float">
            <text:p>19.39714935</text:p>
          </table:table-cell>
          <table:table-cell office:value-type="float" office:value="22.33119904" calcext:value-type="float">
            <text:p>22.33119904</text:p>
          </table:table-cell>
          <table:table-cell office:value-type="float" office:value="19.53619575" calcext:value-type="float">
            <text:p>19.53619575</text:p>
          </table:table-cell>
          <table:table-cell office:value-type="float" office:value="20.010429" calcext:value-type="float">
            <text:p>20.010429</text:p>
          </table:table-cell>
          <table:table-cell office:value-type="float" office:value="13.62715252" calcext:value-type="float">
            <text:p>13.62715252</text:p>
          </table:table-cell>
          <table:table-cell office:value-type="float" office:value="12.90954583" calcext:value-type="float">
            <text:p>12.90954583</text:p>
          </table:table-cell>
          <table:table-cell office:value-type="float" office:value="14.61432556" calcext:value-type="float">
            <text:p>14.61432556</text:p>
          </table:table-cell>
          <table:table-cell office:value-type="float" office:value="17.36711636" calcext:value-type="float">
            <text:p>17.36711636</text:p>
          </table:table-cell>
          <table:table-cell office:value-type="float" office:value="20.62756004" calcext:value-type="float">
            <text:p>20.62756004</text:p>
          </table:table-cell>
          <table:table-cell office:value-type="float" office:value="24.38454723" calcext:value-type="float">
            <text:p>24.38454723</text:p>
          </table:table-cell>
          <table:table-cell office:value-type="float" office:value="27.98573378" calcext:value-type="float">
            <text:p>27.98573378</text:p>
          </table:table-cell>
          <table:table-cell office:value-type="float" office:value="37.0517337" calcext:value-type="float">
            <text:p>37.0517337</text:p>
          </table:table-cell>
          <table:table-cell office:value-type="float" office:value="50.10047587" calcext:value-type="float">
            <text:p>50.10047587</text:p>
          </table:table-cell>
          <table:table-cell office:value-type="float" office:value="58.60578527" calcext:value-type="float">
            <text:p>58.60578527</text:p>
          </table:table-cell>
          <table:table-cell office:value-type="float" office:value="59.02054616" calcext:value-type="float">
            <text:p>59.02054616</text:p>
          </table:table-cell>
          <table:table-cell office:value-type="float" office:value="58.27948099" calcext:value-type="float">
            <text:p>58.27948099</text:p>
          </table:table-cell>
          <table:table-cell office:value-type="float" office:value="69.08178594" calcext:value-type="float">
            <text:p>69.08178594</text:p>
          </table:table-cell>
          <table:table-cell office:value-type="float" office:value="81.66090544" calcext:value-type="float">
            <text:p>81.66090544</text:p>
          </table:table-cell>
          <table:table-cell office:value-type="float" office:value="85.26070729" calcext:value-type="float">
            <text:p>85.26070729</text:p>
          </table:table-cell>
          <table:table-cell office:value-type="float" office:value="81.5662616" calcext:value-type="float">
            <text:p>81.56626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7.33401911" calcext:value-type="float">
            <text:p>17.33401911</text:p>
          </table:table-cell>
          <table:table-cell office:value-type="float" office:value="23.62764576" calcext:value-type="float">
            <text:p>23.62764576</text:p>
          </table:table-cell>
          <table:table-cell office:value-type="float" office:value="19.61882351" calcext:value-type="float">
            <text:p>19.61882351</text:p>
          </table:table-cell>
          <table:table-cell office:value-type="float" office:value="16.19388105" calcext:value-type="float">
            <text:p>16.19388105</text:p>
          </table:table-cell>
          <table:table-cell office:value-type="float" office:value="16.4908218" calcext:value-type="float">
            <text:p>16.4908218</text:p>
          </table:table-cell>
          <table:table-cell office:value-type="float" office:value="17.63071233" calcext:value-type="float">
            <text:p>17.63071233</text:p>
          </table:table-cell>
          <table:table-cell office:value-type="float" office:value="18.28470535" calcext:value-type="float">
            <text:p>18.28470535</text:p>
          </table:table-cell>
          <table:table-cell office:value-type="float" office:value="20.11020685" calcext:value-type="float">
            <text:p>20.11020685</text:p>
          </table:table-cell>
          <table:table-cell office:value-type="float" office:value="24.38114029" calcext:value-type="float">
            <text:p>24.38114029</text:p>
          </table:table-cell>
          <table:table-cell office:value-type="float" office:value="26.18477225" calcext:value-type="float">
            <text:p>26.18477225</text:p>
          </table:table-cell>
          <table:table-cell office:value-type="float" office:value="27.59677494" calcext:value-type="float">
            <text:p>27.59677494</text:p>
          </table:table-cell>
          <table:table-cell office:value-type="float" office:value="24.09213888" calcext:value-type="float">
            <text:p>24.09213888</text:p>
          </table:table-cell>
          <table:table-cell office:value-type="float" office:value="23.57187744" calcext:value-type="float">
            <text:p>23.57187744</text:p>
          </table:table-cell>
          <table:table-cell office:value-type="float" office:value="41.26564542" calcext:value-type="float">
            <text:p>41.26564542</text:p>
          </table:table-cell>
          <table:table-cell office:value-type="float" office:value="46.7363886" calcext:value-type="float">
            <text:p>46.7363886</text:p>
          </table:table-cell>
          <table:table-cell office:value-type="float" office:value="46.59217577" calcext:value-type="float">
            <text:p>46.59217577</text:p>
          </table:table-cell>
          <table:table-cell office:value-type="float" office:value="49.59668643" calcext:value-type="float">
            <text:p>49.59668643</text:p>
          </table:table-cell>
          <table:table-cell office:value-type="float" office:value="59.12020728" calcext:value-type="float">
            <text:p>59.12020728</text:p>
          </table:table-cell>
          <table:table-cell office:value-type="float" office:value="60.44287728" calcext:value-type="float">
            <text:p>60.44287728</text:p>
          </table:table-cell>
          <table:table-cell office:value-type="float" office:value="61.28475128" calcext:value-type="float">
            <text:p>61.28475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ibati</text:p>
          </table:table-cell>
          <table:table-cell office:value-type="string" calcext:value-type="string">
            <text:p>KIR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69.60400412" calcext:value-type="float">
            <text:p>69.60400412</text:p>
          </table:table-cell>
          <table:table-cell office:value-type="float" office:value="79.16330497" calcext:value-type="float">
            <text:p>79.16330497</text:p>
          </table:table-cell>
          <table:table-cell office:value-type="float" office:value="80.69424055" calcext:value-type="float">
            <text:p>80.69424055</text:p>
          </table:table-cell>
          <table:table-cell office:value-type="float" office:value="57.54799393" calcext:value-type="float">
            <text:p>57.54799393</text:p>
          </table:table-cell>
          <table:table-cell office:value-type="float" office:value="75.02544874" calcext:value-type="float">
            <text:p>75.02544874</text:p>
          </table:table-cell>
          <table:table-cell office:value-type="float" office:value="64.96270753" calcext:value-type="float">
            <text:p>64.96270753</text:p>
          </table:table-cell>
          <table:table-cell office:value-type="float" office:value="66.16585865" calcext:value-type="float">
            <text:p>66.16585865</text:p>
          </table:table-cell>
          <table:table-cell office:value-type="float" office:value="75.3118492" calcext:value-type="float">
            <text:p>75.3118492</text:p>
          </table:table-cell>
          <table:table-cell office:value-type="float" office:value="101.2036109" calcext:value-type="float">
            <text:p>101.2036109</text:p>
          </table:table-cell>
          <table:table-cell office:value-type="float" office:value="117.32353674" calcext:value-type="float">
            <text:p>117.32353674</text:p>
          </table:table-cell>
          <table:table-cell office:value-type="float" office:value="115.64178875" calcext:value-type="float">
            <text:p>115.64178875</text:p>
          </table:table-cell>
          <table:table-cell office:value-type="float" office:value="121.34292302" calcext:value-type="float">
            <text:p>121.34292302</text:p>
          </table:table-cell>
          <table:table-cell office:value-type="float" office:value="174.4447992" calcext:value-type="float">
            <text:p>174.4447992</text:p>
          </table:table-cell>
          <table:table-cell office:value-type="float" office:value="167.77481341" calcext:value-type="float">
            <text:p>167.77481341</text:p>
          </table:table-cell>
          <table:table-cell office:value-type="float" office:value="154.75066535" calcext:value-type="float">
            <text:p>154.75066535</text:p>
          </table:table-cell>
          <table:table-cell office:value-type="float" office:value="154.1581872" calcext:value-type="float">
            <text:p>154.1581872</text:p>
          </table:table-cell>
          <table:table-cell office:value-type="float" office:value="171.53966604" calcext:value-type="float">
            <text:p>171.53966604</text:p>
          </table:table-cell>
          <table:table-cell office:value-type="float" office:value="170.27066867" calcext:value-type="float">
            <text:p>170.27066867</text:p>
          </table:table-cell>
          <table:table-cell office:value-type="float" office:value="158.05608582" calcext:value-type="float">
            <text:p>158.05608582</text:p>
          </table:table-cell>
          <table:table-cell office:value-type="float" office:value="154.17174778" calcext:value-type="float">
            <text:p>154.17174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. Kitts and Nevis</text:p>
          </table:table-cell>
          <table:table-cell office:value-type="string" calcext:value-type="string">
            <text:p>KNA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314.96770317" calcext:value-type="float">
            <text:p>314.96770317</text:p>
          </table:table-cell>
          <table:table-cell office:value-type="float" office:value="343.00303149" calcext:value-type="float">
            <text:p>343.00303149</text:p>
          </table:table-cell>
          <table:table-cell office:value-type="float" office:value="353.75569332" calcext:value-type="float">
            <text:p>353.75569332</text:p>
          </table:table-cell>
          <table:table-cell office:value-type="float" office:value="361.65333144" calcext:value-type="float">
            <text:p>361.65333144</text:p>
          </table:table-cell>
          <table:table-cell office:value-type="float" office:value="405.17499905" calcext:value-type="float">
            <text:p>405.17499905</text:p>
          </table:table-cell>
          <table:table-cell office:value-type="float" office:value="489.81244742" calcext:value-type="float">
            <text:p>489.81244742</text:p>
          </table:table-cell>
          <table:table-cell office:value-type="float" office:value="494.89439882" calcext:value-type="float">
            <text:p>494.89439882</text:p>
          </table:table-cell>
          <table:table-cell office:value-type="float" office:value="496.52352106" calcext:value-type="float">
            <text:p>496.52352106</text:p>
          </table:table-cell>
          <table:table-cell office:value-type="float" office:value="480.46257291" calcext:value-type="float">
            <text:p>480.46257291</text:p>
          </table:table-cell>
          <table:table-cell office:value-type="float" office:value="489.42899454" calcext:value-type="float">
            <text:p>489.42899454</text:p>
          </table:table-cell>
          <table:table-cell office:value-type="float" office:value="530.66519967" calcext:value-type="float">
            <text:p>530.66519967</text:p>
          </table:table-cell>
          <table:table-cell office:value-type="float" office:value="697.0013821" calcext:value-type="float">
            <text:p>697.0013821</text:p>
          </table:table-cell>
          <table:table-cell office:value-type="float" office:value="717.40654843" calcext:value-type="float">
            <text:p>717.40654843</text:p>
          </table:table-cell>
          <table:table-cell office:value-type="float" office:value="850.35350967" calcext:value-type="float">
            <text:p>850.35350967</text:p>
          </table:table-cell>
          <table:table-cell office:value-type="float" office:value="685.64206072" calcext:value-type="float">
            <text:p>685.64206072</text:p>
          </table:table-cell>
          <table:table-cell office:value-type="float" office:value="727.47988047" calcext:value-type="float">
            <text:p>727.47988047</text:p>
          </table:table-cell>
          <table:table-cell office:value-type="float" office:value="807.90929119" calcext:value-type="float">
            <text:p>807.90929119</text:p>
          </table:table-cell>
          <table:table-cell office:value-type="float" office:value="789.52129007" calcext:value-type="float">
            <text:p>789.52129007</text:p>
          </table:table-cell>
          <table:table-cell office:value-type="float" office:value="874.66648537" calcext:value-type="float">
            <text:p>874.66648537</text:p>
          </table:table-cell>
          <table:table-cell office:value-type="float" office:value="770.53685321" calcext:value-type="float">
            <text:p>770.536853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rea, Rep.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452.96005698" calcext:value-type="float">
            <text:p>452.96005698</text:p>
          </table:table-cell>
          <table:table-cell office:value-type="float" office:value="509.24403198" calcext:value-type="float">
            <text:p>509.24403198</text:p>
          </table:table-cell>
          <table:table-cell office:value-type="float" office:value="469.22787012" calcext:value-type="float">
            <text:p>469.22787012</text:p>
          </table:table-cell>
          <table:table-cell office:value-type="float" office:value="320.69930056" calcext:value-type="float">
            <text:p>320.69930056</text:p>
          </table:table-cell>
          <table:table-cell office:value-type="float" office:value="437.4079753" calcext:value-type="float">
            <text:p>437.4079753</text:p>
          </table:table-cell>
          <table:table-cell office:value-type="float" office:value="504.90403094" calcext:value-type="float">
            <text:p>504.90403094</text:p>
          </table:table-cell>
          <table:table-cell office:value-type="float" office:value="535.74076834" calcext:value-type="float">
            <text:p>535.74076834</text:p>
          </table:table-cell>
          <table:table-cell office:value-type="float" office:value="589.8871139" calcext:value-type="float">
            <text:p>589.8871139</text:p>
          </table:table-cell>
          <table:table-cell office:value-type="float" office:value="700.3558484" calcext:value-type="float">
            <text:p>700.3558484</text:p>
          </table:table-cell>
          <table:table-cell office:value-type="float" office:value="789.63010326" calcext:value-type="float">
            <text:p>789.63010326</text:p>
          </table:table-cell>
          <table:table-cell office:value-type="float" office:value="994.16532824" calcext:value-type="float">
            <text:p>994.16532824</text:p>
          </table:table-cell>
          <table:table-cell office:value-type="float" office:value="1204.21663711" calcext:value-type="float">
            <text:p>1204.21663711</text:p>
          </table:table-cell>
          <table:table-cell office:value-type="float" office:value="1383.02730551" calcext:value-type="float">
            <text:p>1383.02730551</text:p>
          </table:table-cell>
          <table:table-cell office:value-type="float" office:value="1260.85425855" calcext:value-type="float">
            <text:p>1260.85425855</text:p>
          </table:table-cell>
          <table:table-cell office:value-type="float" office:value="1220.64759876" calcext:value-type="float">
            <text:p>1220.64759876</text:p>
          </table:table-cell>
          <table:table-cell office:value-type="float" office:value="1505.02144842" calcext:value-type="float">
            <text:p>1505.02144842</text:p>
          </table:table-cell>
          <table:table-cell office:value-type="float" office:value="1650.45694396" calcext:value-type="float">
            <text:p>1650.45694396</text:p>
          </table:table-cell>
          <table:table-cell office:value-type="float" office:value="1714.85850827" calcext:value-type="float">
            <text:p>1714.85850827</text:p>
          </table:table-cell>
          <table:table-cell office:value-type="float" office:value="1870.12576906" calcext:value-type="float">
            <text:p>1870.12576906</text:p>
          </table:table-cell>
          <table:table-cell office:value-type="float" office:value="2060.24849705" calcext:value-type="float">
            <text:p>2060.248497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KWT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618.50986152" calcext:value-type="float">
            <text:p>618.50986152</text:p>
          </table:table-cell>
          <table:table-cell office:value-type="float" office:value="666.27163497" calcext:value-type="float">
            <text:p>666.27163497</text:p>
          </table:table-cell>
          <table:table-cell office:value-type="float" office:value="664.97591029" calcext:value-type="float">
            <text:p>664.97591029</text:p>
          </table:table-cell>
          <table:table-cell office:value-type="float" office:value="651.78607783" calcext:value-type="float">
            <text:p>651.78607783</text:p>
          </table:table-cell>
          <table:table-cell office:value-type="float" office:value="596.04104673" calcext:value-type="float">
            <text:p>596.04104673</text:p>
          </table:table-cell>
          <table:table-cell office:value-type="float" office:value="490.54855266" calcext:value-type="float">
            <text:p>490.54855266</text:p>
          </table:table-cell>
          <table:table-cell office:value-type="float" office:value="632.84553188" calcext:value-type="float">
            <text:p>632.84553188</text:p>
          </table:table-cell>
          <table:table-cell office:value-type="float" office:value="665.5030839" calcext:value-type="float">
            <text:p>665.5030839</text:p>
          </table:table-cell>
          <table:table-cell office:value-type="float" office:value="737.53974387" calcext:value-type="float">
            <text:p>737.53974387</text:p>
          </table:table-cell>
          <table:table-cell office:value-type="float" office:value="756.08471383" calcext:value-type="float">
            <text:p>756.08471383</text:p>
          </table:table-cell>
          <table:table-cell office:value-type="float" office:value="848.79383051" calcext:value-type="float">
            <text:p>848.79383051</text:p>
          </table:table-cell>
          <table:table-cell office:value-type="float" office:value="957.2532629" calcext:value-type="float">
            <text:p>957.2532629</text:p>
          </table:table-cell>
          <table:table-cell office:value-type="float" office:value="963.14051015" calcext:value-type="float">
            <text:p>963.14051015</text:p>
          </table:table-cell>
          <table:table-cell office:value-type="float" office:value="1052.24177918" calcext:value-type="float">
            <text:p>1052.24177918</text:p>
          </table:table-cell>
          <table:table-cell office:value-type="float" office:value="1423.51880328" calcext:value-type="float">
            <text:p>1423.51880328</text:p>
          </table:table-cell>
          <table:table-cell office:value-type="float" office:value="1041.0251334" calcext:value-type="float">
            <text:p>1041.0251334</text:p>
          </table:table-cell>
          <table:table-cell office:value-type="float" office:value="1244.29539287" calcext:value-type="float">
            <text:p>1244.29539287</text:p>
          </table:table-cell>
          <table:table-cell office:value-type="float" office:value="1309.06660764" calcext:value-type="float">
            <text:p>1309.06660764</text:p>
          </table:table-cell>
          <table:table-cell office:value-type="float" office:value="1252.53226545" calcext:value-type="float">
            <text:p>1252.53226545</text:p>
          </table:table-cell>
          <table:table-cell office:value-type="float" office:value="1385.77693451" calcext:value-type="float">
            <text:p>1385.776934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in America &amp; Caribbean (excluding high income)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234.919276391499" calcext:value-type="float">
            <text:p>234.9192763915</text:p>
          </table:table-cell>
          <table:table-cell office:value-type="float" office:value="250.555637398688" calcext:value-type="float">
            <text:p>250.5556373987</text:p>
          </table:table-cell>
          <table:table-cell office:value-type="float" office:value="270.995548436504" calcext:value-type="float">
            <text:p>270.9955484365</text:p>
          </table:table-cell>
          <table:table-cell office:value-type="float" office:value="267.722166154552" calcext:value-type="float">
            <text:p>267.7221661546</text:p>
          </table:table-cell>
          <table:table-cell office:value-type="float" office:value="243.521418289848" calcext:value-type="float">
            <text:p>243.5214182898</text:p>
          </table:table-cell>
          <table:table-cell office:value-type="float" office:value="260.128096077714" calcext:value-type="float">
            <text:p>260.1280960777</text:p>
          </table:table-cell>
          <table:table-cell office:value-type="float" office:value="255.539830098314" calcext:value-type="float">
            <text:p>255.5398300983</text:p>
          </table:table-cell>
          <table:table-cell office:value-type="float" office:value="215.478178674245" calcext:value-type="float">
            <text:p>215.4781786742</text:p>
          </table:table-cell>
          <table:table-cell office:value-type="float" office:value="227.70638090357" calcext:value-type="float">
            <text:p>227.7063809036</text:p>
          </table:table-cell>
          <table:table-cell office:value-type="float" office:value="257.662819303206" calcext:value-type="float">
            <text:p>257.6628193032</text:p>
          </table:table-cell>
          <table:table-cell office:value-type="float" office:value="331.848108032091" calcext:value-type="float">
            <text:p>331.8481080321</text:p>
          </table:table-cell>
          <table:table-cell office:value-type="float" office:value="384.398351964681" calcext:value-type="float">
            <text:p>384.3983519647</text:p>
          </table:table-cell>
          <table:table-cell office:value-type="float" office:value="460.160246145954" calcext:value-type="float">
            <text:p>460.160246146</text:p>
          </table:table-cell>
          <table:table-cell office:value-type="float" office:value="530.458686102859" calcext:value-type="float">
            <text:p>530.4586861029</text:p>
          </table:table-cell>
          <table:table-cell office:value-type="float" office:value="537.46999385095" calcext:value-type="float">
            <text:p>537.469993851</text:p>
          </table:table-cell>
          <table:table-cell office:value-type="float" office:value="627.361828457695" calcext:value-type="float">
            <text:p>627.3618284577</text:p>
          </table:table-cell>
          <table:table-cell office:value-type="float" office:value="688.7685785081" calcext:value-type="float">
            <text:p>688.7685785081</text:p>
          </table:table-cell>
          <table:table-cell office:value-type="float" office:value="675.908105466369" calcext:value-type="float">
            <text:p>675.9081054664</text:p>
          </table:table-cell>
          <table:table-cell office:value-type="float" office:value="694.30497645512" calcext:value-type="float">
            <text:p>694.3049764551</text:p>
          </table:table-cell>
          <table:table-cell office:value-type="float" office:value="694.024389792912" calcext:value-type="float">
            <text:p>694.02438979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o PDR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4.36920452" calcext:value-type="float">
            <text:p>14.36920452</text:p>
          </table:table-cell>
          <table:table-cell office:value-type="float" office:value="14.5299938" calcext:value-type="float">
            <text:p>14.5299938</text:p>
          </table:table-cell>
          <table:table-cell office:value-type="float" office:value="16.66626966" calcext:value-type="float">
            <text:p>16.66626966</text:p>
          </table:table-cell>
          <table:table-cell office:value-type="float" office:value="13.65951713" calcext:value-type="float">
            <text:p>13.65951713</text:p>
          </table:table-cell>
          <table:table-cell office:value-type="float" office:value="10.07749984" calcext:value-type="float">
            <text:p>10.07749984</text:p>
          </table:table-cell>
          <table:table-cell office:value-type="float" office:value="10.4578659" calcext:value-type="float">
            <text:p>10.4578659</text:p>
          </table:table-cell>
          <table:table-cell office:value-type="float" office:value="13.20653713" calcext:value-type="float">
            <text:p>13.20653713</text:p>
          </table:table-cell>
          <table:table-cell office:value-type="float" office:value="12.91213311" calcext:value-type="float">
            <text:p>12.91213311</text:p>
          </table:table-cell>
          <table:table-cell office:value-type="float" office:value="17.72999475" calcext:value-type="float">
            <text:p>17.72999475</text:p>
          </table:table-cell>
          <table:table-cell office:value-type="float" office:value="19.08127472" calcext:value-type="float">
            <text:p>19.08127472</text:p>
          </table:table-cell>
          <table:table-cell office:value-type="float" office:value="20.41335503" calcext:value-type="float">
            <text:p>20.41335503</text:p>
          </table:table-cell>
          <table:table-cell office:value-type="float" office:value="25.13076593" calcext:value-type="float">
            <text:p>25.13076593</text:p>
          </table:table-cell>
          <table:table-cell office:value-type="float" office:value="29.40281233" calcext:value-type="float">
            <text:p>29.40281233</text:p>
          </table:table-cell>
          <table:table-cell office:value-type="float" office:value="24.21617793" calcext:value-type="float">
            <text:p>24.21617793</text:p>
          </table:table-cell>
          <table:table-cell office:value-type="float" office:value="34.22456308" calcext:value-type="float">
            <text:p>34.22456308</text:p>
          </table:table-cell>
          <table:table-cell office:value-type="float" office:value="30.01724366" calcext:value-type="float">
            <text:p>30.01724366</text:p>
          </table:table-cell>
          <table:table-cell office:value-type="float" office:value="27.80950229" calcext:value-type="float">
            <text:p>27.80950229</text:p>
          </table:table-cell>
          <table:table-cell office:value-type="float" office:value="30.76082793" calcext:value-type="float">
            <text:p>30.76082793</text:p>
          </table:table-cell>
          <table:table-cell office:value-type="float" office:value="32.69756618" calcext:value-type="float">
            <text:p>32.69756618</text:p>
          </table:table-cell>
          <table:table-cell office:value-type="float" office:value="32.56967352" calcext:value-type="float">
            <text:p>32.569673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LBN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460.51931116" calcext:value-type="float">
            <text:p>460.51931116</text:p>
          </table:table-cell>
          <table:table-cell office:value-type="float" office:value="568.50776196" calcext:value-type="float">
            <text:p>568.50776196</text:p>
          </table:table-cell>
          <table:table-cell office:value-type="float" office:value="665.04258285" calcext:value-type="float">
            <text:p>665.04258285</text:p>
          </table:table-cell>
          <table:table-cell office:value-type="float" office:value="634.1640462" calcext:value-type="float">
            <text:p>634.1640462</text:p>
          </table:table-cell>
          <table:table-cell office:value-type="float" office:value="599.32580443" calcext:value-type="float">
            <text:p>599.32580443</text:p>
          </table:table-cell>
          <table:table-cell office:value-type="float" office:value="579.02985405" calcext:value-type="float">
            <text:p>579.02985405</text:p>
          </table:table-cell>
          <table:table-cell office:value-type="float" office:value="571.03309887" calcext:value-type="float">
            <text:p>571.03309887</text:p>
          </table:table-cell>
          <table:table-cell office:value-type="float" office:value="544.44424389" calcext:value-type="float">
            <text:p>544.44424389</text:p>
          </table:table-cell>
          <table:table-cell office:value-type="float" office:value="496.31485517" calcext:value-type="float">
            <text:p>496.31485517</text:p>
          </table:table-cell>
          <table:table-cell office:value-type="float" office:value="483.33329002" calcext:value-type="float">
            <text:p>483.33329002</text:p>
          </table:table-cell>
          <table:table-cell office:value-type="float" office:value="449.54107719" calcext:value-type="float">
            <text:p>449.54107719</text:p>
          </table:table-cell>
          <table:table-cell office:value-type="float" office:value="474.40473606" calcext:value-type="float">
            <text:p>474.40473606</text:p>
          </table:table-cell>
          <table:table-cell office:value-type="float" office:value="535.63233678" calcext:value-type="float">
            <text:p>535.63233678</text:p>
          </table:table-cell>
          <table:table-cell office:value-type="float" office:value="566.24828665" calcext:value-type="float">
            <text:p>566.24828665</text:p>
          </table:table-cell>
          <table:table-cell office:value-type="float" office:value="623.8993783" calcext:value-type="float">
            <text:p>623.8993783</text:p>
          </table:table-cell>
          <table:table-cell office:value-type="float" office:value="630.23401555" calcext:value-type="float">
            <text:p>630.23401555</text:p>
          </table:table-cell>
          <table:table-cell office:value-type="float" office:value="621.8523933" calcext:value-type="float">
            <text:p>621.8523933</text:p>
          </table:table-cell>
          <table:table-cell office:value-type="float" office:value="626.08642193" calcext:value-type="float">
            <text:p>626.08642193</text:p>
          </table:table-cell>
          <table:table-cell office:value-type="float" office:value="597.18713684" calcext:value-type="float">
            <text:p>597.18713684</text:p>
          </table:table-cell>
          <table:table-cell office:value-type="float" office:value="568.71483189" calcext:value-type="float">
            <text:p>568.714831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8"/>
          <table:table-cell office:value-type="float" office:value="8.32850762" calcext:value-type="float">
            <text:p>8.32850762</text:p>
          </table:table-cell>
          <table:table-cell office:value-type="float" office:value="9.72853256" calcext:value-type="float">
            <text:p>9.72853256</text:p>
          </table:table-cell>
          <table:table-cell office:value-type="float" office:value="10.8176621" calcext:value-type="float">
            <text:p>10.8176621</text:p>
          </table:table-cell>
          <table:table-cell office:value-type="float" office:value="11.00431411" calcext:value-type="float">
            <text:p>11.00431411</text:p>
          </table:table-cell>
          <table:table-cell office:value-type="float" office:value="9.47151977" calcext:value-type="float">
            <text:p>9.47151977</text:p>
          </table:table-cell>
          <table:table-cell office:value-type="float" office:value="4.50122074" calcext:value-type="float">
            <text:p>4.50122074</text:p>
          </table:table-cell>
          <table:table-cell office:value-type="float" office:value="12.8675592" calcext:value-type="float">
            <text:p>12.8675592</text:p>
          </table:table-cell>
          <table:table-cell office:value-type="float" office:value="13.32028665" calcext:value-type="float">
            <text:p>13.32028665</text:p>
          </table:table-cell>
          <table:table-cell office:value-type="float" office:value="18.42372745" calcext:value-type="float">
            <text:p>18.42372745</text:p>
          </table:table-cell>
          <table:table-cell office:value-type="float" office:value="21.47472033" calcext:value-type="float">
            <text:p>21.47472033</text:p>
          </table:table-cell>
          <table:table-cell office:value-type="float" office:value="27.3681863" calcext:value-type="float">
            <text:p>27.3681863</text:p>
          </table:table-cell>
          <table:table-cell office:value-type="float" office:value="43.49805311" calcext:value-type="float">
            <text:p>43.49805311</text:p>
          </table:table-cell>
          <table:table-cell office:value-type="float" office:value="38.75852667" calcext:value-type="float">
            <text:p>38.75852667</text:p>
          </table:table-cell>
          <table:table-cell office:value-type="float" office:value="42.33896688" calcext:value-type="float">
            <text:p>42.33896688</text:p>
          </table:table-cell>
          <table:table-cell office:value-type="float" office:value="42.15033703" calcext:value-type="float">
            <text:p>42.15033703</text:p>
          </table:table-cell>
          <table:table-cell office:value-type="float" office:value="41.93196548" calcext:value-type="float">
            <text:p>41.93196548</text:p>
          </table:table-cell>
          <table:table-cell office:value-type="float" office:value="46.27042196" calcext:value-type="float">
            <text:p>46.27042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90.08956028" calcext:value-type="float">
            <text:p>190.08956028</text:p>
          </table:table-cell>
          <table:table-cell office:value-type="float" office:value="210.85851782" calcext:value-type="float">
            <text:p>210.85851782</text:p>
          </table:table-cell>
          <table:table-cell office:value-type="float" office:value="226.64868561" calcext:value-type="float">
            <text:p>226.64868561</text:p>
          </table:table-cell>
          <table:table-cell office:value-type="float" office:value="226.25880305" calcext:value-type="float">
            <text:p>226.25880305</text:p>
          </table:table-cell>
          <table:table-cell office:value-type="float" office:value="233.89026988" calcext:value-type="float">
            <text:p>233.89026988</text:p>
          </table:table-cell>
          <table:table-cell office:value-type="float" office:value="245.62061793" calcext:value-type="float">
            <text:p>245.62061793</text:p>
          </table:table-cell>
          <table:table-cell office:value-type="float" office:value="254.60896401" calcext:value-type="float">
            <text:p>254.60896401</text:p>
          </table:table-cell>
          <table:table-cell office:value-type="float" office:value="181.40405613" calcext:value-type="float">
            <text:p>181.40405613</text:p>
          </table:table-cell>
          <table:table-cell office:value-type="float" office:value="190.07338262" calcext:value-type="float">
            <text:p>190.07338262</text:p>
          </table:table-cell>
          <table:table-cell office:value-type="float" office:value="202.01462319" calcext:value-type="float">
            <text:p>202.01462319</text:p>
          </table:table-cell>
          <table:table-cell office:value-type="float" office:value="211.9497545" calcext:value-type="float">
            <text:p>211.9497545</text:p>
          </table:table-cell>
          <table:table-cell office:value-type="float" office:value="233.94455632" calcext:value-type="float">
            <text:p>233.94455632</text:p>
          </table:table-cell>
          <table:table-cell office:value-type="float" office:value="273.51019198" calcext:value-type="float">
            <text:p>273.51019198</text:p>
          </table:table-cell>
          <table:table-cell office:value-type="float" office:value="317.77461293" calcext:value-type="float">
            <text:p>317.77461293</text:p>
          </table:table-cell>
          <table:table-cell office:value-type="float" office:value="350.63993855" calcext:value-type="float">
            <text:p>350.63993855</text:p>
          </table:table-cell>
          <table:table-cell office:value-type="float" office:value="394.33971109" calcext:value-type="float">
            <text:p>394.33971109</text:p>
          </table:table-cell>
          <table:table-cell office:value-type="float" office:value="307.85857305" calcext:value-type="float">
            <text:p>307.85857305</text:p>
          </table:table-cell>
          <table:table-cell office:value-type="float" office:value="655.42854817" calcext:value-type="float">
            <text:p>655.42854817</text:p>
          </table:table-cell>
          <table:table-cell office:value-type="float" office:value="516.06693409" calcext:value-type="float">
            <text:p>516.06693409</text:p>
          </table:table-cell>
          <table:table-cell office:value-type="float" office:value="371.72187035" calcext:value-type="float">
            <text:p>371.721870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. Lucia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232.15324277" calcext:value-type="float">
            <text:p>232.15324277</text:p>
          </table:table-cell>
          <table:table-cell office:value-type="float" office:value="268.63913916" calcext:value-type="float">
            <text:p>268.63913916</text:p>
          </table:table-cell>
          <table:table-cell office:value-type="float" office:value="256.01556897" calcext:value-type="float">
            <text:p>256.01556897</text:p>
          </table:table-cell>
          <table:table-cell office:value-type="float" office:value="220.78530259" calcext:value-type="float">
            <text:p>220.78530259</text:p>
          </table:table-cell>
          <table:table-cell office:value-type="float" office:value="247.23124229" calcext:value-type="float">
            <text:p>247.23124229</text:p>
          </table:table-cell>
          <table:table-cell office:value-type="float" office:value="275.05544773" calcext:value-type="float">
            <text:p>275.05544773</text:p>
          </table:table-cell>
          <table:table-cell office:value-type="float" office:value="283.96849345" calcext:value-type="float">
            <text:p>283.96849345</text:p>
          </table:table-cell>
          <table:table-cell office:value-type="float" office:value="292.94071357" calcext:value-type="float">
            <text:p>292.94071357</text:p>
          </table:table-cell>
          <table:table-cell office:value-type="float" office:value="304.04056427" calcext:value-type="float">
            <text:p>304.04056427</text:p>
          </table:table-cell>
          <table:table-cell office:value-type="float" office:value="335.73620078" calcext:value-type="float">
            <text:p>335.73620078</text:p>
          </table:table-cell>
          <table:table-cell office:value-type="float" office:value="353.27375016" calcext:value-type="float">
            <text:p>353.27375016</text:p>
          </table:table-cell>
          <table:table-cell office:value-type="float" office:value="402.77936756" calcext:value-type="float">
            <text:p>402.77936756</text:p>
          </table:table-cell>
          <table:table-cell office:value-type="float" office:value="457.88525021" calcext:value-type="float">
            <text:p>457.88525021</text:p>
          </table:table-cell>
          <table:table-cell office:value-type="float" office:value="504.17940798" calcext:value-type="float">
            <text:p>504.17940798</text:p>
          </table:table-cell>
          <table:table-cell office:value-type="float" office:value="545.27357686" calcext:value-type="float">
            <text:p>545.27357686</text:p>
          </table:table-cell>
          <table:table-cell office:value-type="float" office:value="567.87770026" calcext:value-type="float">
            <text:p>567.87770026</text:p>
          </table:table-cell>
          <table:table-cell office:value-type="float" office:value="545.5256777" calcext:value-type="float">
            <text:p>545.5256777</text:p>
          </table:table-cell>
          <table:table-cell office:value-type="float" office:value="601.15583153" calcext:value-type="float">
            <text:p>601.15583153</text:p>
          </table:table-cell>
          <table:table-cell office:value-type="float" office:value="575.49942724" calcext:value-type="float">
            <text:p>575.49942724</text:p>
          </table:table-cell>
          <table:table-cell office:value-type="float" office:value="499.57022819" calcext:value-type="float">
            <text:p>499.570228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in America &amp; Caribbean</text:p>
          </table:table-cell>
          <table:table-cell office:value-type="string" calcext:value-type="string">
            <text:p>LCN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239.801820365099" calcext:value-type="float">
            <text:p>239.8018203651</text:p>
          </table:table-cell>
          <table:table-cell office:value-type="float" office:value="255.35723208405" calcext:value-type="float">
            <text:p>255.3572320841</text:p>
          </table:table-cell>
          <table:table-cell office:value-type="float" office:value="275.489931009361" calcext:value-type="float">
            <text:p>275.4899310094</text:p>
          </table:table-cell>
          <table:table-cell office:value-type="float" office:value="273.053515630299" calcext:value-type="float">
            <text:p>273.0535156303</text:p>
          </table:table-cell>
          <table:table-cell office:value-type="float" office:value="248.496266707225" calcext:value-type="float">
            <text:p>248.4962667072</text:p>
          </table:table-cell>
          <table:table-cell office:value-type="float" office:value="264.555356412631" calcext:value-type="float">
            <text:p>264.5553564126</text:p>
          </table:table-cell>
          <table:table-cell office:value-type="float" office:value="259.027310214112" calcext:value-type="float">
            <text:p>259.0273102141</text:p>
          </table:table-cell>
          <table:table-cell office:value-type="float" office:value="219.321539129597" calcext:value-type="float">
            <text:p>219.3215391296</text:p>
          </table:table-cell>
          <table:table-cell office:value-type="float" office:value="232.815428245582" calcext:value-type="float">
            <text:p>232.8154282456</text:p>
          </table:table-cell>
          <table:table-cell office:value-type="float" office:value="265.549070004275" calcext:value-type="float">
            <text:p>265.5490700043</text:p>
          </table:table-cell>
          <table:table-cell office:value-type="float" office:value="340.124905638569" calcext:value-type="float">
            <text:p>340.1249056386</text:p>
          </table:table-cell>
          <table:table-cell office:value-type="float" office:value="393.410791366584" calcext:value-type="float">
            <text:p>393.4107913666</text:p>
          </table:table-cell>
          <table:table-cell office:value-type="float" office:value="468.570237716569" calcext:value-type="float">
            <text:p>468.5702377166</text:p>
          </table:table-cell>
          <table:table-cell office:value-type="float" office:value="539.629233305832" calcext:value-type="float">
            <text:p>539.6292333058</text:p>
          </table:table-cell>
          <table:table-cell office:value-type="float" office:value="547.222851734559" calcext:value-type="float">
            <text:p>547.2228517346</text:p>
          </table:table-cell>
          <table:table-cell office:value-type="float" office:value="638.457873172173" calcext:value-type="float">
            <text:p>638.4578731722</text:p>
          </table:table-cell>
          <table:table-cell office:value-type="float" office:value="702.50986972186" calcext:value-type="float">
            <text:p>702.5098697219</text:p>
          </table:table-cell>
          <table:table-cell office:value-type="float" office:value="693.409206409194" calcext:value-type="float">
            <text:p>693.4092064092</text:p>
          </table:table-cell>
          <table:table-cell office:value-type="float" office:value="714.381781099217" calcext:value-type="float">
            <text:p>714.3817810992</text:p>
          </table:table-cell>
          <table:table-cell office:value-type="float" office:value="712.563543297673" calcext:value-type="float">
            <text:p>712.56354329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st developed countries: UN classification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1.4705398150638" calcext:value-type="float">
            <text:p>11.4705398151</text:p>
          </table:table-cell>
          <table:table-cell office:value-type="float" office:value="11.3855976873221" calcext:value-type="float">
            <text:p>11.3855976873</text:p>
          </table:table-cell>
          <table:table-cell office:value-type="float" office:value="11.0789347659649" calcext:value-type="float">
            <text:p>11.078934766</text:p>
          </table:table-cell>
          <table:table-cell office:value-type="float" office:value="11.085667461165" calcext:value-type="float">
            <text:p>11.0856674612</text:p>
          </table:table-cell>
          <table:table-cell office:value-type="float" office:value="11.4630743006202" calcext:value-type="float">
            <text:p>11.4630743006</text:p>
          </table:table-cell>
          <table:table-cell office:value-type="float" office:value="12.2161661973261" calcext:value-type="float">
            <text:p>12.2161661973</text:p>
          </table:table-cell>
          <table:table-cell office:value-type="float" office:value="12.1091995883486" calcext:value-type="float">
            <text:p>12.1091995883</text:p>
          </table:table-cell>
          <table:table-cell office:value-type="float" office:value="12.82212529418" calcext:value-type="float">
            <text:p>12.8221252942</text:p>
          </table:table-cell>
          <table:table-cell office:value-type="float" office:value="14.8243553135619" calcext:value-type="float">
            <text:p>14.8243553136</text:p>
          </table:table-cell>
          <table:table-cell office:value-type="float" office:value="17.3464262121951" calcext:value-type="float">
            <text:p>17.3464262122</text:p>
          </table:table-cell>
          <table:table-cell office:value-type="float" office:value="19.6295223764369" calcext:value-type="float">
            <text:p>19.6295223764</text:p>
          </table:table-cell>
          <table:table-cell office:value-type="float" office:value="23.8277242938097" calcext:value-type="float">
            <text:p>23.8277242938</text:p>
          </table:table-cell>
          <table:table-cell office:value-type="float" office:value="26.9895663412993" calcext:value-type="float">
            <text:p>26.9895663413</text:p>
          </table:table-cell>
          <table:table-cell office:value-type="float" office:value="33.766085661295" calcext:value-type="float">
            <text:p>33.7660856613</text:p>
          </table:table-cell>
          <table:table-cell office:value-type="float" office:value="34.911745859674" calcext:value-type="float">
            <text:p>34.9117458597</text:p>
          </table:table-cell>
          <table:table-cell office:value-type="float" office:value="37.8147378999067" calcext:value-type="float">
            <text:p>37.8147378999</text:p>
          </table:table-cell>
          <table:table-cell office:value-type="float" office:value="40.9253603798397" calcext:value-type="float">
            <text:p>40.9253603798</text:p>
          </table:table-cell>
          <table:table-cell office:value-type="float" office:value="42.0071521132978" calcext:value-type="float">
            <text:p>42.0071521133</text:p>
          </table:table-cell>
          <table:table-cell office:value-type="float" office:value="44.6966964813378" calcext:value-type="float">
            <text:p>44.6966964813</text:p>
          </table:table-cell>
          <table:table-cell office:value-type="float" office:value="45.5525770378863" calcext:value-type="float">
            <text:p>45.5525770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w income</text:p>
          </table:table-cell>
          <table:table-cell office:value-type="string" calcext:value-type="string">
            <text:p>LIC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9.8141421491756" calcext:value-type="float">
            <text:p>9.8141421492</text:p>
          </table:table-cell>
          <table:table-cell office:value-type="float" office:value="10.5585015072468" calcext:value-type="float">
            <text:p>10.5585015072</text:p>
          </table:table-cell>
          <table:table-cell office:value-type="float" office:value="10.7392927843176" calcext:value-type="float">
            <text:p>10.7392927843</text:p>
          </table:table-cell>
          <table:table-cell office:value-type="float" office:value="11.0455953419303" calcext:value-type="float">
            <text:p>11.0455953419</text:p>
          </table:table-cell>
          <table:table-cell office:value-type="float" office:value="11.7025608749777" calcext:value-type="float">
            <text:p>11.702560875</text:p>
          </table:table-cell>
          <table:table-cell office:value-type="float" office:value="13.3366207407727" calcext:value-type="float">
            <text:p>13.3366207408</text:p>
          </table:table-cell>
          <table:table-cell office:value-type="float" office:value="12.0491604586572" calcext:value-type="float">
            <text:p>12.0491604587</text:p>
          </table:table-cell>
          <table:table-cell office:value-type="float" office:value="12.7400659017602" calcext:value-type="float">
            <text:p>12.7400659018</text:p>
          </table:table-cell>
          <table:table-cell office:value-type="float" office:value="14.1309081372272" calcext:value-type="float">
            <text:p>14.1309081372</text:p>
          </table:table-cell>
          <table:table-cell office:value-type="float" office:value="16.3121553881673" calcext:value-type="float">
            <text:p>16.3121553882</text:p>
          </table:table-cell>
          <table:table-cell office:value-type="float" office:value="18.1444902851994" calcext:value-type="float">
            <text:p>18.1444902852</text:p>
          </table:table-cell>
          <table:table-cell office:value-type="float" office:value="20.6327823252331" calcext:value-type="float">
            <text:p>20.6327823252</text:p>
          </table:table-cell>
          <table:table-cell office:value-type="float" office:value="22.6089166339446" calcext:value-type="float">
            <text:p>22.6089166339</text:p>
          </table:table-cell>
          <table:table-cell office:value-type="float" office:value="26.207864631188" calcext:value-type="float">
            <text:p>26.2078646312</text:p>
          </table:table-cell>
          <table:table-cell office:value-type="float" office:value="28.0913960275695" calcext:value-type="float">
            <text:p>28.0913960276</text:p>
          </table:table-cell>
          <table:table-cell office:value-type="float" office:value="31.6531915416377" calcext:value-type="float">
            <text:p>31.6531915416</text:p>
          </table:table-cell>
          <table:table-cell office:value-type="float" office:value="34.2181009474742" calcext:value-type="float">
            <text:p>34.2181009475</text:p>
          </table:table-cell>
          <table:table-cell office:value-type="float" office:value="34.8346637043375" calcext:value-type="float">
            <text:p>34.8346637043</text:p>
          </table:table-cell>
          <table:table-cell office:value-type="float" office:value="35.4130172638692" calcext:value-type="float">
            <text:p>35.4130172639</text:p>
          </table:table-cell>
          <table:table-cell office:value-type="float" office:value="36.9392509676869" calcext:value-type="float">
            <text:p>36.93925096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24.56318834" calcext:value-type="float">
            <text:p>24.56318834</text:p>
          </table:table-cell>
          <table:table-cell office:value-type="float" office:value="26.17151695" calcext:value-type="float">
            <text:p>26.17151695</text:p>
          </table:table-cell>
          <table:table-cell office:value-type="float" office:value="27.31299669" calcext:value-type="float">
            <text:p>27.31299669</text:p>
          </table:table-cell>
          <table:table-cell office:value-type="float" office:value="31.57670557" calcext:value-type="float">
            <text:p>31.57670557</text:p>
          </table:table-cell>
          <table:table-cell office:value-type="float" office:value="30.64549718" calcext:value-type="float">
            <text:p>30.64549718</text:p>
          </table:table-cell>
          <table:table-cell office:value-type="float" office:value="32.82186021" calcext:value-type="float">
            <text:p>32.82186021</text:p>
          </table:table-cell>
          <table:table-cell office:value-type="float" office:value="31.69398744" calcext:value-type="float">
            <text:p>31.69398744</text:p>
          </table:table-cell>
          <table:table-cell office:value-type="float" office:value="34.88223686" calcext:value-type="float">
            <text:p>34.88223686</text:p>
          </table:table-cell>
          <table:table-cell office:value-type="float" office:value="38.84580854" calcext:value-type="float">
            <text:p>38.84580854</text:p>
          </table:table-cell>
          <table:table-cell office:value-type="float" office:value="45.67294519" calcext:value-type="float">
            <text:p>45.67294519</text:p>
          </table:table-cell>
          <table:table-cell office:value-type="float" office:value="50.75659149" calcext:value-type="float">
            <text:p>50.75659149</text:p>
          </table:table-cell>
          <table:table-cell office:value-type="float" office:value="58.39505673" calcext:value-type="float">
            <text:p>58.39505673</text:p>
          </table:table-cell>
          <table:table-cell office:value-type="float" office:value="61.36956245" calcext:value-type="float">
            <text:p>61.36956245</text:p>
          </table:table-cell>
          <table:table-cell office:value-type="float" office:value="70.30181682" calcext:value-type="float">
            <text:p>70.30181682</text:p>
          </table:table-cell>
          <table:table-cell office:value-type="float" office:value="70.58219192" calcext:value-type="float">
            <text:p>70.58219192</text:p>
          </table:table-cell>
          <table:table-cell office:value-type="float" office:value="84.22088476" calcext:value-type="float">
            <text:p>84.22088476</text:p>
          </table:table-cell>
          <table:table-cell office:value-type="float" office:value="95.59109207" calcext:value-type="float">
            <text:p>95.59109207</text:p>
          </table:table-cell>
          <table:table-cell office:value-type="float" office:value="93.34437377" calcext:value-type="float">
            <text:p>93.34437377</text:p>
          </table:table-cell>
          <table:table-cell office:value-type="float" office:value="120.41556484" calcext:value-type="float">
            <text:p>120.41556484</text:p>
          </table:table-cell>
          <table:table-cell office:value-type="float" office:value="127.33174445" calcext:value-type="float">
            <text:p>127.331744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wer middle income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21.8652761689477" calcext:value-type="float">
            <text:p>21.8652761689</text:p>
          </table:table-cell>
          <table:table-cell office:value-type="float" office:value="24.1474592214036" calcext:value-type="float">
            <text:p>24.1474592214</text:p>
          </table:table-cell>
          <table:table-cell office:value-type="float" office:value="25.5284942068875" calcext:value-type="float">
            <text:p>25.5284942069</text:p>
          </table:table-cell>
          <table:table-cell office:value-type="float" office:value="24.7869453018126" calcext:value-type="float">
            <text:p>24.7869453018</text:p>
          </table:table-cell>
          <table:table-cell office:value-type="float" office:value="22.6979864853017" calcext:value-type="float">
            <text:p>22.6979864853</text:p>
          </table:table-cell>
          <table:table-cell office:value-type="float" office:value="23.4935090579352" calcext:value-type="float">
            <text:p>23.4935090579</text:p>
          </table:table-cell>
          <table:table-cell office:value-type="float" office:value="24.4709030967502" calcext:value-type="float">
            <text:p>24.4709030968</text:p>
          </table:table-cell>
          <table:table-cell office:value-type="float" office:value="25.4529999740498" calcext:value-type="float">
            <text:p>25.452999974</text:p>
          </table:table-cell>
          <table:table-cell office:value-type="float" office:value="29.3776600410569" calcext:value-type="float">
            <text:p>29.3776600411</text:p>
          </table:table-cell>
          <table:table-cell office:value-type="float" office:value="32.9391823658061" calcext:value-type="float">
            <text:p>32.9391823658</text:p>
          </table:table-cell>
          <table:table-cell office:value-type="float" office:value="38.6380111892779" calcext:value-type="float">
            <text:p>38.6380111893</text:p>
          </table:table-cell>
          <table:table-cell office:value-type="float" office:value="44.9492888974601" calcext:value-type="float">
            <text:p>44.9492888975</text:p>
          </table:table-cell>
          <table:table-cell office:value-type="float" office:value="54.8666125464407" calcext:value-type="float">
            <text:p>54.8666125464</text:p>
          </table:table-cell>
          <table:table-cell office:value-type="float" office:value="62.1955110404447" calcext:value-type="float">
            <text:p>62.1955110404</text:p>
          </table:table-cell>
          <table:table-cell office:value-type="float" office:value="62.667740823261" calcext:value-type="float">
            <text:p>62.6677408233</text:p>
          </table:table-cell>
          <table:table-cell office:value-type="float" office:value="72.3009474116677" calcext:value-type="float">
            <text:p>72.3009474117</text:p>
          </table:table-cell>
          <table:table-cell office:value-type="float" office:value="80.558578155294" calcext:value-type="float">
            <text:p>80.5585781553</text:p>
          </table:table-cell>
          <table:table-cell office:value-type="float" office:value="84.2339741671955" calcext:value-type="float">
            <text:p>84.2339741672</text:p>
          </table:table-cell>
          <table:table-cell office:value-type="float" office:value="89.4674828918442" calcext:value-type="float">
            <text:p>89.4674828918</text:p>
          </table:table-cell>
          <table:table-cell office:value-type="float" office:value="92.0469287022352" calcext:value-type="float">
            <text:p>92.0469287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w &amp; middle income</text:p>
          </table:table-cell>
          <table:table-cell office:value-type="string" calcext:value-type="string">
            <text:p>LMY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52.5388948240726" calcext:value-type="float">
            <text:p>52.5388948241</text:p>
          </table:table-cell>
          <table:table-cell office:value-type="float" office:value="58.4999181453228" calcext:value-type="float">
            <text:p>58.4999181453</text:p>
          </table:table-cell>
          <table:table-cell office:value-type="float" office:value="64.261846103674" calcext:value-type="float">
            <text:p>64.2618461037</text:p>
          </table:table-cell>
          <table:table-cell office:value-type="float" office:value="62.0876169288758" calcext:value-type="float">
            <text:p>62.0876169289</text:p>
          </table:table-cell>
          <table:table-cell office:value-type="float" office:value="58.9512986640118" calcext:value-type="float">
            <text:p>58.951298664</text:p>
          </table:table-cell>
          <table:table-cell office:value-type="float" office:value="63.560894976601" calcext:value-type="float">
            <text:p>63.5608949766</text:p>
          </table:table-cell>
          <table:table-cell office:value-type="float" office:value="65.1439583402811" calcext:value-type="float">
            <text:p>65.1439583403</text:p>
          </table:table-cell>
          <table:table-cell office:value-type="float" office:value="61.8742015597285" calcext:value-type="float">
            <text:p>61.8742015597</text:p>
          </table:table-cell>
          <table:table-cell office:value-type="float" office:value="69.7918938312261" calcext:value-type="float">
            <text:p>69.7918938312</text:p>
          </table:table-cell>
          <table:table-cell office:value-type="float" office:value="81.0932455190382" calcext:value-type="float">
            <text:p>81.093245519</text:p>
          </table:table-cell>
          <table:table-cell office:value-type="float" office:value="97.807264376867" calcext:value-type="float">
            <text:p>97.8072643769</text:p>
          </table:table-cell>
          <table:table-cell office:value-type="float" office:value="113.761464858495" calcext:value-type="float">
            <text:p>113.7614648585</text:p>
          </table:table-cell>
          <table:table-cell office:value-type="float" office:value="138.714609338094" calcext:value-type="float">
            <text:p>138.7146093381</text:p>
          </table:table-cell>
          <table:table-cell office:value-type="float" office:value="169.133449094204" calcext:value-type="float">
            <text:p>169.1334490942</text:p>
          </table:table-cell>
          <table:table-cell office:value-type="float" office:value="175.117721205153" calcext:value-type="float">
            <text:p>175.1177212052</text:p>
          </table:table-cell>
          <table:table-cell office:value-type="float" office:value="201.004221842279" calcext:value-type="float">
            <text:p>201.0042218423</text:p>
          </table:table-cell>
          <table:table-cell office:value-type="float" office:value="231.199090205697" calcext:value-type="float">
            <text:p>231.1990902057</text:p>
          </table:table-cell>
          <table:table-cell office:value-type="float" office:value="244.829341626976" calcext:value-type="float">
            <text:p>244.829341627</text:p>
          </table:table-cell>
          <table:table-cell office:value-type="float" office:value="260.132265508696" calcext:value-type="float">
            <text:p>260.1322655087</text:p>
          </table:table-cell>
          <table:table-cell office:value-type="float" office:value="265.883558342866" calcext:value-type="float">
            <text:p>265.88355834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sotho</text:p>
          </table:table-cell>
          <table:table-cell office:value-type="string" calcext:value-type="string">
            <text:p>LSO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36.55467539" calcext:value-type="float">
            <text:p>36.55467539</text:p>
          </table:table-cell>
          <table:table-cell office:value-type="float" office:value="34.38268201" calcext:value-type="float">
            <text:p>34.38268201</text:p>
          </table:table-cell>
          <table:table-cell office:value-type="float" office:value="32.06392026" calcext:value-type="float">
            <text:p>32.06392026</text:p>
          </table:table-cell>
          <table:table-cell office:value-type="float" office:value="30.81258472" calcext:value-type="float">
            <text:p>30.81258472</text:p>
          </table:table-cell>
          <table:table-cell office:value-type="float" office:value="29.45158509" calcext:value-type="float">
            <text:p>29.45158509</text:p>
          </table:table-cell>
          <table:table-cell office:value-type="float" office:value="28.73070265" calcext:value-type="float">
            <text:p>28.73070265</text:p>
          </table:table-cell>
          <table:table-cell office:value-type="float" office:value="28.41935966" calcext:value-type="float">
            <text:p>28.41935966</text:p>
          </table:table-cell>
          <table:table-cell office:value-type="float" office:value="24.06316665" calcext:value-type="float">
            <text:p>24.06316665</text:p>
          </table:table-cell>
          <table:table-cell office:value-type="float" office:value="36.3890894" calcext:value-type="float">
            <text:p>36.3890894</text:p>
          </table:table-cell>
          <table:table-cell office:value-type="float" office:value="44.9541972" calcext:value-type="float">
            <text:p>44.9541972</text:p>
          </table:table-cell>
          <table:table-cell office:value-type="float" office:value="44.73430538" calcext:value-type="float">
            <text:p>44.73430538</text:p>
          </table:table-cell>
          <table:table-cell office:value-type="float" office:value="52.39509813" calcext:value-type="float">
            <text:p>52.39509813</text:p>
          </table:table-cell>
          <table:table-cell office:value-type="float" office:value="69.16958692" calcext:value-type="float">
            <text:p>69.16958692</text:p>
          </table:table-cell>
          <table:table-cell office:value-type="float" office:value="73.18010257" calcext:value-type="float">
            <text:p>73.18010257</text:p>
          </table:table-cell>
          <table:table-cell office:value-type="float" office:value="84.22241294" calcext:value-type="float">
            <text:p>84.22241294</text:p>
          </table:table-cell>
          <table:table-cell office:value-type="float" office:value="118.26345119" calcext:value-type="float">
            <text:p>118.26345119</text:p>
          </table:table-cell>
          <table:table-cell office:value-type="float" office:value="146.31923556" calcext:value-type="float">
            <text:p>146.31923556</text:p>
          </table:table-cell>
          <table:table-cell office:value-type="float" office:value="129.14899132" calcext:value-type="float">
            <text:p>129.14899132</text:p>
          </table:table-cell>
          <table:table-cell office:value-type="float" office:value="114.16329453" calcext:value-type="float">
            <text:p>114.16329453</text:p>
          </table:table-cell>
          <table:table-cell office:value-type="float" office:value="105.11275284" calcext:value-type="float">
            <text:p>105.112752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e-demographic dividend</text:p>
          </table:table-cell>
          <table:table-cell office:value-type="string" calcext:value-type="string">
            <text:p>LTE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74.6518621060188" calcext:value-type="float">
            <text:p>74.651862106</text:p>
          </table:table-cell>
          <table:table-cell office:value-type="float" office:value="87.0298459503678" calcext:value-type="float">
            <text:p>87.0298459504</text:p>
          </table:table-cell>
          <table:table-cell office:value-type="float" office:value="94.7654661431623" calcext:value-type="float">
            <text:p>94.7654661432</text:p>
          </table:table-cell>
          <table:table-cell office:value-type="float" office:value="89.9282053521793" calcext:value-type="float">
            <text:p>89.9282053522</text:p>
          </table:table-cell>
          <table:table-cell office:value-type="float" office:value="79.5087939807334" calcext:value-type="float">
            <text:p>79.5087939807</text:p>
          </table:table-cell>
          <table:table-cell office:value-type="float" office:value="85.4597208031104" calcext:value-type="float">
            <text:p>85.4597208031</text:p>
          </table:table-cell>
          <table:table-cell office:value-type="float" office:value="88.0282122246011" calcext:value-type="float">
            <text:p>88.0282122246</text:p>
          </table:table-cell>
          <table:table-cell office:value-type="float" office:value="94.8124718797595" calcext:value-type="float">
            <text:p>94.8124718798</text:p>
          </table:table-cell>
          <table:table-cell office:value-type="float" office:value="107.54626575539" calcext:value-type="float">
            <text:p>107.5462657554</text:p>
          </table:table-cell>
          <table:table-cell office:value-type="float" office:value="127.125030149698" calcext:value-type="float">
            <text:p>127.1250301497</text:p>
          </table:table-cell>
          <table:table-cell office:value-type="float" office:value="156.892238480864" calcext:value-type="float">
            <text:p>156.8922384809</text:p>
          </table:table-cell>
          <table:table-cell office:value-type="float" office:value="187.113070084758" calcext:value-type="float">
            <text:p>187.1130700848</text:p>
          </table:table-cell>
          <table:table-cell office:value-type="float" office:value="232.786939774865" calcext:value-type="float">
            <text:p>232.7869397749</text:p>
          </table:table-cell>
          <table:table-cell office:value-type="float" office:value="301.534141132235" calcext:value-type="float">
            <text:p>301.5341411322</text:p>
          </table:table-cell>
          <table:table-cell office:value-type="float" office:value="316.130459386305" calcext:value-type="float">
            <text:p>316.1304593863</text:p>
          </table:table-cell>
          <table:table-cell office:value-type="float" office:value="361.790715574589" calcext:value-type="float">
            <text:p>361.7907155746</text:p>
          </table:table-cell>
          <table:table-cell office:value-type="float" office:value="430.922077794061" calcext:value-type="float">
            <text:p>430.9220777941</text:p>
          </table:table-cell>
          <table:table-cell office:value-type="float" office:value="463.681066170523" calcext:value-type="float">
            <text:p>463.6810661705</text:p>
          </table:table-cell>
          <table:table-cell office:value-type="float" office:value="502.029976590521" calcext:value-type="float">
            <text:p>502.0299765905</text:p>
          </table:table-cell>
          <table:table-cell office:value-type="float" office:value="519.164763901915" calcext:value-type="float">
            <text:p>519.1647639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99.3272927" calcext:value-type="float">
            <text:p>99.3272927</text:p>
          </table:table-cell>
          <table:table-cell office:value-type="float" office:value="130.20732761" calcext:value-type="float">
            <text:p>130.20732761</text:p>
          </table:table-cell>
          <table:table-cell office:value-type="float" office:value="162.00903655" calcext:value-type="float">
            <text:p>162.00903655</text:p>
          </table:table-cell>
          <table:table-cell office:value-type="float" office:value="192.02695115" calcext:value-type="float">
            <text:p>192.02695115</text:p>
          </table:table-cell>
          <table:table-cell office:value-type="float" office:value="192.44909502" calcext:value-type="float">
            <text:p>192.44909502</text:p>
          </table:table-cell>
          <table:table-cell office:value-type="float" office:value="211.48917995" calcext:value-type="float">
            <text:p>211.48917995</text:p>
          </table:table-cell>
          <table:table-cell office:value-type="float" office:value="219.44922547" calcext:value-type="float">
            <text:p>219.44922547</text:p>
          </table:table-cell>
          <table:table-cell office:value-type="float" office:value="263.65106841" calcext:value-type="float">
            <text:p>263.65106841</text:p>
          </table:table-cell>
          <table:table-cell office:value-type="float" office:value="352.04282003" calcext:value-type="float">
            <text:p>352.04282003</text:p>
          </table:table-cell>
          <table:table-cell office:value-type="float" office:value="378.27768764" calcext:value-type="float">
            <text:p>378.27768764</text:p>
          </table:table-cell>
          <table:table-cell office:value-type="float" office:value="453.87661654" calcext:value-type="float">
            <text:p>453.87661654</text:p>
          </table:table-cell>
          <table:table-cell office:value-type="float" office:value="569.66608278" calcext:value-type="float">
            <text:p>569.66608278</text:p>
          </table:table-cell>
          <table:table-cell office:value-type="float" office:value="753.19462298" calcext:value-type="float">
            <text:p>753.19462298</text:p>
          </table:table-cell>
          <table:table-cell office:value-type="float" office:value="976.90896927" calcext:value-type="float">
            <text:p>976.90896927</text:p>
          </table:table-cell>
          <table:table-cell office:value-type="float" office:value="876.77945958" calcext:value-type="float">
            <text:p>876.77945958</text:p>
          </table:table-cell>
          <table:table-cell office:value-type="float" office:value="828.65180488" calcext:value-type="float">
            <text:p>828.65180488</text:p>
          </table:table-cell>
          <table:table-cell office:value-type="float" office:value="967.81169472" calcext:value-type="float">
            <text:p>967.81169472</text:p>
          </table:table-cell>
          <table:table-cell office:value-type="float" office:value="940.09820914" calcext:value-type="float">
            <text:p>940.09820914</text:p>
          </table:table-cell>
          <table:table-cell office:value-type="float" office:value="1019.78908502" calcext:value-type="float">
            <text:p>1019.78908502</text:p>
          </table:table-cell>
          <table:table-cell office:value-type="float" office:value="1063.42118281" calcext:value-type="float">
            <text:p>1063.421182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2841.60550381" calcext:value-type="float">
            <text:p>2841.60550381</text:p>
          </table:table-cell>
          <table:table-cell office:value-type="float" office:value="2830.06229206" calcext:value-type="float">
            <text:p>2830.06229206</text:p>
          </table:table-cell>
          <table:table-cell office:value-type="float" office:value="2489.74214958" calcext:value-type="float">
            <text:p>2489.74214958</text:p>
          </table:table-cell>
          <table:table-cell office:value-type="float" office:value="2598.89086299" calcext:value-type="float">
            <text:p>2598.89086299</text:p>
          </table:table-cell>
          <table:table-cell office:value-type="float" office:value="2891.01329727" calcext:value-type="float">
            <text:p>2891.01329727</text:p>
          </table:table-cell>
          <table:table-cell office:value-type="float" office:value="3500.00492609" calcext:value-type="float">
            <text:p>3500.00492609</text:p>
          </table:table-cell>
          <table:table-cell office:value-type="float" office:value="3405.29495152" calcext:value-type="float">
            <text:p>3405.29495152</text:p>
          </table:table-cell>
          <table:table-cell office:value-type="float" office:value="4202.19354445" calcext:value-type="float">
            <text:p>4202.19354445</text:p>
          </table:table-cell>
          <table:table-cell office:value-type="float" office:value="4987.75345704" calcext:value-type="float">
            <text:p>4987.75345704</text:p>
          </table:table-cell>
          <table:table-cell office:value-type="float" office:value="6145.31786613" calcext:value-type="float">
            <text:p>6145.31786613</text:p>
          </table:table-cell>
          <table:table-cell office:value-type="float" office:value="6488.07232773" calcext:value-type="float">
            <text:p>6488.07232773</text:p>
          </table:table-cell>
          <table:table-cell office:value-type="float" office:value="7029.82950046" calcext:value-type="float">
            <text:p>7029.82950046</text:p>
          </table:table-cell>
          <table:table-cell office:value-type="float" office:value="7329.36731448" calcext:value-type="float">
            <text:p>7329.36731448</text:p>
          </table:table-cell>
          <table:table-cell office:value-type="float" office:value="8303.74926166" calcext:value-type="float">
            <text:p>8303.74926166</text:p>
          </table:table-cell>
          <table:table-cell office:value-type="float" office:value="8126.26432288" calcext:value-type="float">
            <text:p>8126.26432288</text:p>
          </table:table-cell>
          <table:table-cell office:value-type="float" office:value="7964.45551028" calcext:value-type="float">
            <text:p>7964.45551028</text:p>
          </table:table-cell>
          <table:table-cell office:value-type="float" office:value="8333.57617859" calcext:value-type="float">
            <text:p>8333.57617859</text:p>
          </table:table-cell>
          <table:table-cell office:value-type="float" office:value="7550.70510086" calcext:value-type="float">
            <text:p>7550.70510086</text:p>
          </table:table-cell>
          <table:table-cell office:value-type="float" office:value="7980.82819175" calcext:value-type="float">
            <text:p>7980.82819175</text:p>
          </table:table-cell>
          <table:table-cell office:value-type="float" office:value="8137.5208061" calcext:value-type="float">
            <text:p>8137.52080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14.73444613" calcext:value-type="float">
            <text:p>114.73444613</text:p>
          </table:table-cell>
          <table:table-cell office:value-type="float" office:value="139.97305242" calcext:value-type="float">
            <text:p>139.97305242</text:p>
          </table:table-cell>
          <table:table-cell office:value-type="float" office:value="159.20576195" calcext:value-type="float">
            <text:p>159.20576195</text:p>
          </table:table-cell>
          <table:table-cell office:value-type="float" office:value="175.30442666" calcext:value-type="float">
            <text:p>175.30442666</text:p>
          </table:table-cell>
          <table:table-cell office:value-type="float" office:value="194.71486203" calcext:value-type="float">
            <text:p>194.71486203</text:p>
          </table:table-cell>
          <table:table-cell office:value-type="float" office:value="196.41040705" calcext:value-type="float">
            <text:p>196.41040705</text:p>
          </table:table-cell>
          <table:table-cell office:value-type="float" office:value="216.31850473" calcext:value-type="float">
            <text:p>216.31850473</text:p>
          </table:table-cell>
          <table:table-cell office:value-type="float" office:value="251.62269329" calcext:value-type="float">
            <text:p>251.62269329</text:p>
          </table:table-cell>
          <table:table-cell office:value-type="float" office:value="300.98292552" calcext:value-type="float">
            <text:p>300.98292552</text:p>
          </table:table-cell>
          <table:table-cell office:value-type="float" office:value="396.98233601" calcext:value-type="float">
            <text:p>396.98233601</text:p>
          </table:table-cell>
          <table:table-cell office:value-type="float" office:value="455.84262957" calcext:value-type="float">
            <text:p>455.84262957</text:p>
          </table:table-cell>
          <table:table-cell office:value-type="float" office:value="612.62357986" calcext:value-type="float">
            <text:p>612.62357986</text:p>
          </table:table-cell>
          <table:table-cell office:value-type="float" office:value="915.22600152" calcext:value-type="float">
            <text:p>915.22600152</text:p>
          </table:table-cell>
          <table:table-cell office:value-type="float" office:value="1018.75665121" calcext:value-type="float">
            <text:p>1018.75665121</text:p>
          </table:table-cell>
          <table:table-cell office:value-type="float" office:value="817.19829667" calcext:value-type="float">
            <text:p>817.19829667</text:p>
          </table:table-cell>
          <table:table-cell office:value-type="float" office:value="739.3775279" calcext:value-type="float">
            <text:p>739.3775279</text:p>
          </table:table-cell>
          <table:table-cell office:value-type="float" office:value="827.43762612" calcext:value-type="float">
            <text:p>827.43762612</text:p>
          </table:table-cell>
          <table:table-cell office:value-type="float" office:value="826.54964649" calcext:value-type="float">
            <text:p>826.54964649</text:p>
          </table:table-cell>
          <table:table-cell office:value-type="float" office:value="868.84844709" calcext:value-type="float">
            <text:p>868.84844709</text:p>
          </table:table-cell>
          <table:table-cell office:value-type="float" office:value="920.70376543" calcext:value-type="float">
            <text:p>920.703765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ao SAR, China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. Martin (French part)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48.23362163" calcext:value-type="float">
            <text:p>48.23362163</text:p>
          </table:table-cell>
          <table:table-cell office:value-type="float" office:value="51.81622584" calcext:value-type="float">
            <text:p>51.81622584</text:p>
          </table:table-cell>
          <table:table-cell office:value-type="float" office:value="49.59011206" calcext:value-type="float">
            <text:p>49.59011206</text:p>
          </table:table-cell>
          <table:table-cell office:value-type="float" office:value="55.38168753" calcext:value-type="float">
            <text:p>55.38168753</text:p>
          </table:table-cell>
          <table:table-cell office:value-type="float" office:value="55.30674617" calcext:value-type="float">
            <text:p>55.30674617</text:p>
          </table:table-cell>
          <table:table-cell office:value-type="float" office:value="53.46027489" calcext:value-type="float">
            <text:p>53.46027489</text:p>
          </table:table-cell>
          <table:table-cell office:value-type="float" office:value="57.24340708" calcext:value-type="float">
            <text:p>57.24340708</text:p>
          </table:table-cell>
          <table:table-cell office:value-type="float" office:value="72.64136553" calcext:value-type="float">
            <text:p>72.64136553</text:p>
          </table:table-cell>
          <table:table-cell office:value-type="float" office:value="87.76712825" calcext:value-type="float">
            <text:p>87.76712825</text:p>
          </table:table-cell>
          <table:table-cell office:value-type="float" office:value="98.6985312" calcext:value-type="float">
            <text:p>98.6985312</text:p>
          </table:table-cell>
          <table:table-cell office:value-type="float" office:value="99.08463155" calcext:value-type="float">
            <text:p>99.08463155</text:p>
          </table:table-cell>
          <table:table-cell office:value-type="float" office:value="111.93963065" calcext:value-type="float">
            <text:p>111.93963065</text:p>
          </table:table-cell>
          <table:table-cell office:value-type="float" office:value="132.80990507" calcext:value-type="float">
            <text:p>132.80990507</text:p>
          </table:table-cell>
          <table:table-cell office:value-type="float" office:value="153.51311657" calcext:value-type="float">
            <text:p>153.51311657</text:p>
          </table:table-cell>
          <table:table-cell office:value-type="float" office:value="162.39539042" calcext:value-type="float">
            <text:p>162.39539042</text:p>
          </table:table-cell>
          <table:table-cell office:value-type="float" office:value="165.63363843" calcext:value-type="float">
            <text:p>165.63363843</text:p>
          </table:table-cell>
          <table:table-cell office:value-type="float" office:value="182.63632132" calcext:value-type="float">
            <text:p>182.63632132</text:p>
          </table:table-cell>
          <table:table-cell office:value-type="float" office:value="178.7231795" calcext:value-type="float">
            <text:p>178.7231795</text:p>
          </table:table-cell>
          <table:table-cell office:value-type="float" office:value="184.23049694" calcext:value-type="float">
            <text:p>184.23049694</text:p>
          </table:table-cell>
          <table:table-cell office:value-type="float" office:value="190.05396963" calcext:value-type="float">
            <text:p>190.053969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aco</text:p>
          </table:table-cell>
          <table:table-cell office:value-type="string" calcext:value-type="string">
            <text:p>MCO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3093.24637045" calcext:value-type="float">
            <text:p>3093.24637045</text:p>
          </table:table-cell>
          <table:table-cell office:value-type="float" office:value="2991.42558998" calcext:value-type="float">
            <text:p>2991.42558998</text:p>
          </table:table-cell>
          <table:table-cell office:value-type="float" office:value="2863.78748125" calcext:value-type="float">
            <text:p>2863.78748125</text:p>
          </table:table-cell>
          <table:table-cell office:value-type="float" office:value="2889.1912918" calcext:value-type="float">
            <text:p>2889.1912918</text:p>
          </table:table-cell>
          <table:table-cell office:value-type="float" office:value="3074.52433427" calcext:value-type="float">
            <text:p>3074.52433427</text:p>
          </table:table-cell>
          <table:table-cell office:value-type="float" office:value="2683.87903656" calcext:value-type="float">
            <text:p>2683.87903656</text:p>
          </table:table-cell>
          <table:table-cell office:value-type="float" office:value="2716.10642745" calcext:value-type="float">
            <text:p>2716.10642745</text:p>
          </table:table-cell>
          <table:table-cell office:value-type="float" office:value="2986.99775128" calcext:value-type="float">
            <text:p>2986.99775128</text:p>
          </table:table-cell>
          <table:table-cell office:value-type="float" office:value="4216.80487966" calcext:value-type="float">
            <text:p>4216.80487966</text:p>
          </table:table-cell>
          <table:table-cell office:value-type="float" office:value="4901.68575583" calcext:value-type="float">
            <text:p>4901.68575583</text:p>
          </table:table-cell>
          <table:table-cell office:value-type="float" office:value="4976.42582849" calcext:value-type="float">
            <text:p>4976.42582849</text:p>
          </table:table-cell>
          <table:table-cell office:value-type="float" office:value="5095.67411349" calcext:value-type="float">
            <text:p>5095.67411349</text:p>
          </table:table-cell>
          <table:table-cell office:value-type="float" office:value="5667.97502073" calcext:value-type="float">
            <text:p>5667.97502073</text:p>
          </table:table-cell>
          <table:table-cell office:value-type="float" office:value="6619.47867629" calcext:value-type="float">
            <text:p>6619.47867629</text:p>
          </table:table-cell>
          <table:table-cell office:value-type="float" office:value="6472.14103992" calcext:value-type="float">
            <text:p>6472.14103992</text:p>
          </table:table-cell>
          <table:table-cell office:value-type="float" office:value="6410.43733826" calcext:value-type="float">
            <text:p>6410.43733826</text:p>
          </table:table-cell>
          <table:table-cell office:value-type="float" office:value="6865.21804268" calcext:value-type="float">
            <text:p>6865.21804268</text:p>
          </table:table-cell>
          <table:table-cell office:value-type="float" office:value="6551.81199507" calcext:value-type="float">
            <text:p>6551.81199507</text:p>
          </table:table-cell>
          <table:table-cell office:value-type="float" office:value="7045.02269585" calcext:value-type="float">
            <text:p>7045.02269585</text:p>
          </table:table-cell>
          <table:table-cell office:value-type="float" office:value="8148.80835769" calcext:value-type="float">
            <text:p>8148.80835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MDA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30.04066403" calcext:value-type="float">
            <text:p>30.04066403</text:p>
          </table:table-cell>
          <table:table-cell office:value-type="float" office:value="40.15600283" calcext:value-type="float">
            <text:p>40.15600283</text:p>
          </table:table-cell>
          <table:table-cell office:value-type="float" office:value="42.21988046" calcext:value-type="float">
            <text:p>42.21988046</text:p>
          </table:table-cell>
          <table:table-cell office:value-type="float" office:value="35.72319074" calcext:value-type="float">
            <text:p>35.72319074</text:p>
          </table:table-cell>
          <table:table-cell office:value-type="float" office:value="18.89391573" calcext:value-type="float">
            <text:p>18.89391573</text:p>
          </table:table-cell>
          <table:table-cell office:value-type="float" office:value="23.45363737" calcext:value-type="float">
            <text:p>23.45363737</text:p>
          </table:table-cell>
          <table:table-cell office:value-type="float" office:value="28.47277246" calcext:value-type="float">
            <text:p>28.47277246</text:p>
          </table:table-cell>
          <table:table-cell office:value-type="float" office:value="38.01031074" calcext:value-type="float">
            <text:p>38.01031074</text:p>
          </table:table-cell>
          <table:table-cell office:value-type="float" office:value="45.21007008" calcext:value-type="float">
            <text:p>45.21007008</text:p>
          </table:table-cell>
          <table:table-cell office:value-type="float" office:value="61.25186891" calcext:value-type="float">
            <text:p>61.25186891</text:p>
          </table:table-cell>
          <table:table-cell office:value-type="float" office:value="75.85007101" calcext:value-type="float">
            <text:p>75.85007101</text:p>
          </table:table-cell>
          <table:table-cell office:value-type="float" office:value="100.81442858" calcext:value-type="float">
            <text:p>100.81442858</text:p>
          </table:table-cell>
          <table:table-cell office:value-type="float" office:value="134.2654473" calcext:value-type="float">
            <text:p>134.2654473</text:p>
          </table:table-cell>
          <table:table-cell office:value-type="float" office:value="193.76078013" calcext:value-type="float">
            <text:p>193.76078013</text:p>
          </table:table-cell>
          <table:table-cell office:value-type="float" office:value="189.0509055" calcext:value-type="float">
            <text:p>189.0509055</text:p>
          </table:table-cell>
          <table:table-cell office:value-type="float" office:value="196.83055882" calcext:value-type="float">
            <text:p>196.83055882</text:p>
          </table:table-cell>
          <table:table-cell office:value-type="float" office:value="209.53318943" calcext:value-type="float">
            <text:p>209.53318943</text:p>
          </table:table-cell>
          <table:table-cell office:value-type="float" office:value="242.63063149" calcext:value-type="float">
            <text:p>242.63063149</text:p>
          </table:table-cell>
          <table:table-cell office:value-type="float" office:value="224.7383326" calcext:value-type="float">
            <text:p>224.7383326</text:p>
          </table:table-cell>
          <table:table-cell office:value-type="float" office:value="228.84667106" calcext:value-type="float">
            <text:p>228.84667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9.54875006" calcext:value-type="float">
            <text:p>9.54875006</text:p>
          </table:table-cell>
          <table:table-cell office:value-type="float" office:value="12.99897989" calcext:value-type="float">
            <text:p>12.99897989</text:p>
          </table:table-cell>
          <table:table-cell office:value-type="float" office:value="11.83049365" calcext:value-type="float">
            <text:p>11.83049365</text:p>
          </table:table-cell>
          <table:table-cell office:value-type="float" office:value="11.39618526" calcext:value-type="float">
            <text:p>11.39618526</text:p>
          </table:table-cell>
          <table:table-cell office:value-type="float" office:value="11.08617217" calcext:value-type="float">
            <text:p>11.08617217</text:p>
          </table:table-cell>
          <table:table-cell office:value-type="float" office:value="12.512631" calcext:value-type="float">
            <text:p>12.512631</text:p>
          </table:table-cell>
          <table:table-cell office:value-type="float" office:value="14.42928521" calcext:value-type="float">
            <text:p>14.42928521</text:p>
          </table:table-cell>
          <table:table-cell office:value-type="float" office:value="13.91083591" calcext:value-type="float">
            <text:p>13.91083591</text:p>
          </table:table-cell>
          <table:table-cell office:value-type="float" office:value="15.27770462" calcext:value-type="float">
            <text:p>15.27770462</text:p>
          </table:table-cell>
          <table:table-cell office:value-type="float" office:value="12.00725272" calcext:value-type="float">
            <text:p>12.00725272</text:p>
          </table:table-cell>
          <table:table-cell office:value-type="float" office:value="13.85850308" calcext:value-type="float">
            <text:p>13.85850308</text:p>
          </table:table-cell>
          <table:table-cell office:value-type="float" office:value="14.97740312" calcext:value-type="float">
            <text:p>14.97740312</text:p>
          </table:table-cell>
          <table:table-cell office:value-type="float" office:value="18.89269829" calcext:value-type="float">
            <text:p>18.89269829</text:p>
          </table:table-cell>
          <table:table-cell office:value-type="float" office:value="21.23692989" calcext:value-type="float">
            <text:p>21.23692989</text:p>
          </table:table-cell>
          <table:table-cell office:value-type="float" office:value="19.60879502" calcext:value-type="float">
            <text:p>19.60879502</text:p>
          </table:table-cell>
          <table:table-cell office:value-type="float" office:value="20.14535569" calcext:value-type="float">
            <text:p>20.14535569</text:p>
          </table:table-cell>
          <table:table-cell office:value-type="float" office:value="19.32827421" calcext:value-type="float">
            <text:p>19.32827421</text:p>
          </table:table-cell>
          <table:table-cell office:value-type="float" office:value="15.37880832" calcext:value-type="float">
            <text:p>15.37880832</text:p>
          </table:table-cell>
          <table:table-cell office:value-type="float" office:value="19.20267152" calcext:value-type="float">
            <text:p>19.20267152</text:p>
          </table:table-cell>
          <table:table-cell office:value-type="float" office:value="13.67082999" calcext:value-type="float">
            <text:p>13.67082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dives</text:p>
          </table:table-cell>
          <table:table-cell office:value-type="string" calcext:value-type="string">
            <text:p>MDV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94.59323855" calcext:value-type="float">
            <text:p>94.59323855</text:p>
          </table:table-cell>
          <table:table-cell office:value-type="float" office:value="110.50872031" calcext:value-type="float">
            <text:p>110.50872031</text:p>
          </table:table-cell>
          <table:table-cell office:value-type="float" office:value="122.45906681" calcext:value-type="float">
            <text:p>122.45906681</text:p>
          </table:table-cell>
          <table:table-cell office:value-type="float" office:value="150.11661653" calcext:value-type="float">
            <text:p>150.11661653</text:p>
          </table:table-cell>
          <table:table-cell office:value-type="float" office:value="157.79385981" calcext:value-type="float">
            <text:p>157.79385981</text:p>
          </table:table-cell>
          <table:table-cell office:value-type="float" office:value="178.0537216" calcext:value-type="float">
            <text:p>178.0537216</text:p>
          </table:table-cell>
          <table:table-cell office:value-type="float" office:value="180.9342311" calcext:value-type="float">
            <text:p>180.9342311</text:p>
          </table:table-cell>
          <table:table-cell office:value-type="float" office:value="181.36541758" calcext:value-type="float">
            <text:p>181.36541758</text:p>
          </table:table-cell>
          <table:table-cell office:value-type="float" office:value="208.57965361" calcext:value-type="float">
            <text:p>208.57965361</text:p>
          </table:table-cell>
          <table:table-cell office:value-type="float" office:value="236.05488835" calcext:value-type="float">
            <text:p>236.05488835</text:p>
          </table:table-cell>
          <table:table-cell office:value-type="float" office:value="349.72931067" calcext:value-type="float">
            <text:p>349.72931067</text:p>
          </table:table-cell>
          <table:table-cell office:value-type="float" office:value="350.46530714" calcext:value-type="float">
            <text:p>350.46530714</text:p>
          </table:table-cell>
          <table:table-cell office:value-type="float" office:value="367.52907399" calcext:value-type="float">
            <text:p>367.52907399</text:p>
          </table:table-cell>
          <table:table-cell office:value-type="float" office:value="613.81320228" calcext:value-type="float">
            <text:p>613.81320228</text:p>
          </table:table-cell>
          <table:table-cell office:value-type="float" office:value="611.23122942" calcext:value-type="float">
            <text:p>611.23122942</text:p>
          </table:table-cell>
          <table:table-cell office:value-type="float" office:value="556.10733664" calcext:value-type="float">
            <text:p>556.10733664</text:p>
          </table:table-cell>
          <table:table-cell office:value-type="float" office:value="589.64469971" calcext:value-type="float">
            <text:p>589.64469971</text:p>
          </table:table-cell>
          <table:table-cell office:value-type="float" office:value="673.55944476" calcext:value-type="float">
            <text:p>673.55944476</text:p>
          </table:table-cell>
          <table:table-cell office:value-type="float" office:value="860.1534007" calcext:value-type="float">
            <text:p>860.1534007</text:p>
          </table:table-cell>
          <table:table-cell office:value-type="float" office:value="1165.12515007" calcext:value-type="float">
            <text:p>1165.12515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dle East &amp; North Africa</text:p>
          </table:table-cell>
          <table:table-cell office:value-type="string" calcext:value-type="string">
            <text:p>MEA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14.875642098789" calcext:value-type="float">
            <text:p>114.8756420988</text:p>
          </table:table-cell>
          <table:table-cell office:value-type="float" office:value="126.683660431553" calcext:value-type="float">
            <text:p>126.6836604316</text:p>
          </table:table-cell>
          <table:table-cell office:value-type="float" office:value="138.811546623174" calcext:value-type="float">
            <text:p>138.8115466232</text:p>
          </table:table-cell>
          <table:table-cell office:value-type="float" office:value="145.440421168441" calcext:value-type="float">
            <text:p>145.4404211684</text:p>
          </table:table-cell>
          <table:table-cell office:value-type="float" office:value="161.14237259379" calcext:value-type="float">
            <text:p>161.1423725938</text:p>
          </table:table-cell>
          <table:table-cell office:value-type="float" office:value="182.315625061564" calcext:value-type="float">
            <text:p>182.3156250616</text:p>
          </table:table-cell>
          <table:table-cell office:value-type="float" office:value="199.541545955556" calcext:value-type="float">
            <text:p>199.5415459556</text:p>
          </table:table-cell>
          <table:table-cell office:value-type="float" office:value="155.087303807134" calcext:value-type="float">
            <text:p>155.0873038071</text:p>
          </table:table-cell>
          <table:table-cell office:value-type="float" office:value="149.164907412199" calcext:value-type="float">
            <text:p>149.1649074122</text:p>
          </table:table-cell>
          <table:table-cell office:value-type="float" office:value="167.310344683029" calcext:value-type="float">
            <text:p>167.310344683</text:p>
          </table:table-cell>
          <table:table-cell office:value-type="float" office:value="185.833542013619" calcext:value-type="float">
            <text:p>185.8335420136</text:p>
          </table:table-cell>
          <table:table-cell office:value-type="float" office:value="208.79045801959" calcext:value-type="float">
            <text:p>208.7904580196</text:p>
          </table:table-cell>
          <table:table-cell office:value-type="float" office:value="243.76489265069" calcext:value-type="float">
            <text:p>243.7648926507</text:p>
          </table:table-cell>
          <table:table-cell office:value-type="float" office:value="289.999688574945" calcext:value-type="float">
            <text:p>289.9996885749</text:p>
          </table:table-cell>
          <table:table-cell office:value-type="float" office:value="319.760969910985" calcext:value-type="float">
            <text:p>319.760969911</text:p>
          </table:table-cell>
          <table:table-cell office:value-type="float" office:value="343.626031675842" calcext:value-type="float">
            <text:p>343.6260316758</text:p>
          </table:table-cell>
          <table:table-cell office:value-type="float" office:value="395.654692578928" calcext:value-type="float">
            <text:p>395.6546925789</text:p>
          </table:table-cell>
          <table:table-cell office:value-type="float" office:value="427.875536994904" calcext:value-type="float">
            <text:p>427.8755369949</text:p>
          </table:table-cell>
          <table:table-cell office:value-type="float" office:value="429.871597480594" calcext:value-type="float">
            <text:p>429.8715974806</text:p>
          </table:table-cell>
          <table:table-cell office:value-type="float" office:value="431.433613162441" calcext:value-type="float">
            <text:p>431.43361316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72.44434976" calcext:value-type="float">
            <text:p>172.44434976</text:p>
          </table:table-cell>
          <table:table-cell office:value-type="float" office:value="179.25374561" calcext:value-type="float">
            <text:p>179.25374561</text:p>
          </table:table-cell>
          <table:table-cell office:value-type="float" office:value="218.91790944" calcext:value-type="float">
            <text:p>218.91790944</text:p>
          </table:table-cell>
          <table:table-cell office:value-type="float" office:value="230.91806994" calcext:value-type="float">
            <text:p>230.91806994</text:p>
          </table:table-cell>
          <table:table-cell office:value-type="float" office:value="271.47654352" calcext:value-type="float">
            <text:p>271.47654352</text:p>
          </table:table-cell>
          <table:table-cell office:value-type="float" office:value="322.08865041" calcext:value-type="float">
            <text:p>322.08865041</text:p>
          </table:table-cell>
          <table:table-cell office:value-type="float" office:value="366.30760644" calcext:value-type="float">
            <text:p>366.30760644</text:p>
          </table:table-cell>
          <table:table-cell office:value-type="float" office:value="389.26109431" calcext:value-type="float">
            <text:p>389.26109431</text:p>
          </table:table-cell>
          <table:table-cell office:value-type="float" office:value="412.98446193" calcext:value-type="float">
            <text:p>412.98446193</text:p>
          </table:table-cell>
          <table:table-cell office:value-type="float" office:value="446.92466779" calcext:value-type="float">
            <text:p>446.92466779</text:p>
          </table:table-cell>
          <table:table-cell office:value-type="float" office:value="490.72137335" calcext:value-type="float">
            <text:p>490.72137335</text:p>
          </table:table-cell>
          <table:table-cell office:value-type="float" office:value="522.31139678" calcext:value-type="float">
            <text:p>522.31139678</text:p>
          </table:table-cell>
          <table:table-cell office:value-type="float" office:value="565.52595269" calcext:value-type="float">
            <text:p>565.52595269</text:p>
          </table:table-cell>
          <table:table-cell office:value-type="float" office:value="603.92116165" calcext:value-type="float">
            <text:p>603.92116165</text:p>
          </table:table-cell>
          <table:table-cell office:value-type="float" office:value="526.08402681" calcext:value-type="float">
            <text:p>526.08402681</text:p>
          </table:table-cell>
          <table:table-cell office:value-type="float" office:value="591.71250653" calcext:value-type="float">
            <text:p>591.71250653</text:p>
          </table:table-cell>
          <table:table-cell office:value-type="float" office:value="615.1036392" calcext:value-type="float">
            <text:p>615.1036392</text:p>
          </table:table-cell>
          <table:table-cell office:value-type="float" office:value="633.08969487" calcext:value-type="float">
            <text:p>633.08969487</text:p>
          </table:table-cell>
          <table:table-cell office:value-type="float" office:value="673.81003508" calcext:value-type="float">
            <text:p>673.81003508</text:p>
          </table:table-cell>
          <table:table-cell office:value-type="float" office:value="677.18998669" calcext:value-type="float">
            <text:p>677.189986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shall Islands</text:p>
          </table:table-cell>
          <table:table-cell office:value-type="string" calcext:value-type="string">
            <text:p>MHL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712.66934228" calcext:value-type="float">
            <text:p>712.66934228</text:p>
          </table:table-cell>
          <table:table-cell office:value-type="float" office:value="411.93556166" calcext:value-type="float">
            <text:p>411.93556166</text:p>
          </table:table-cell>
          <table:table-cell office:value-type="float" office:value="407.60506264" calcext:value-type="float">
            <text:p>407.60506264</text:p>
          </table:table-cell>
          <table:table-cell office:value-type="float" office:value="384.74355829" calcext:value-type="float">
            <text:p>384.74355829</text:p>
          </table:table-cell>
          <table:table-cell office:value-type="float" office:value="374.43090508" calcext:value-type="float">
            <text:p>374.43090508</text:p>
          </table:table-cell>
          <table:table-cell office:value-type="float" office:value="465.62481778" calcext:value-type="float">
            <text:p>465.62481778</text:p>
          </table:table-cell>
          <table:table-cell office:value-type="float" office:value="411.94361849" calcext:value-type="float">
            <text:p>411.94361849</text:p>
          </table:table-cell>
          <table:table-cell office:value-type="float" office:value="418.00800899" calcext:value-type="float">
            <text:p>418.00800899</text:p>
          </table:table-cell>
          <table:table-cell office:value-type="float" office:value="411.07880078" calcext:value-type="float">
            <text:p>411.07880078</text:p>
          </table:table-cell>
          <table:table-cell office:value-type="float" office:value="448.80015859" calcext:value-type="float">
            <text:p>448.80015859</text:p>
          </table:table-cell>
          <table:table-cell office:value-type="float" office:value="461.91873327" calcext:value-type="float">
            <text:p>461.91873327</text:p>
          </table:table-cell>
          <table:table-cell office:value-type="float" office:value="547.46047002" calcext:value-type="float">
            <text:p>547.46047002</text:p>
          </table:table-cell>
          <table:table-cell office:value-type="float" office:value="587.55158713" calcext:value-type="float">
            <text:p>587.55158713</text:p>
          </table:table-cell>
          <table:table-cell office:value-type="float" office:value="569.32291735" calcext:value-type="float">
            <text:p>569.32291735</text:p>
          </table:table-cell>
          <table:table-cell office:value-type="float" office:value="551.37089508" calcext:value-type="float">
            <text:p>551.37089508</text:p>
          </table:table-cell>
          <table:table-cell office:value-type="float" office:value="542.25959983" calcext:value-type="float">
            <text:p>542.25959983</text:p>
          </table:table-cell>
          <table:table-cell office:value-type="float" office:value="565.99956196" calcext:value-type="float">
            <text:p>565.99956196</text:p>
          </table:table-cell>
          <table:table-cell office:value-type="float" office:value="582.62219197" calcext:value-type="float">
            <text:p>582.62219197</text:p>
          </table:table-cell>
          <table:table-cell office:value-type="float" office:value="623.75334002" calcext:value-type="float">
            <text:p>623.75334002</text:p>
          </table:table-cell>
          <table:table-cell office:value-type="float" office:value="625.20217954" calcext:value-type="float">
            <text:p>625.202179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dle income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55.5964055281487" calcext:value-type="float">
            <text:p>55.5964055281</text:p>
          </table:table-cell>
          <table:table-cell office:value-type="float" office:value="61.9753913016432" calcext:value-type="float">
            <text:p>61.9753913016</text:p>
          </table:table-cell>
          <table:table-cell office:value-type="float" office:value="68.1916223871281" calcext:value-type="float">
            <text:p>68.1916223871</text:p>
          </table:table-cell>
          <table:table-cell office:value-type="float" office:value="65.9132349388663" calcext:value-type="float">
            <text:p>65.9132349389</text:p>
          </table:table-cell>
          <table:table-cell office:value-type="float" office:value="62.5420046514055" calcext:value-type="float">
            <text:p>62.5420046514</text:p>
          </table:table-cell>
          <table:table-cell office:value-type="float" office:value="67.5663551530367" calcext:value-type="float">
            <text:p>67.566355153</text:p>
          </table:table-cell>
          <table:table-cell office:value-type="float" office:value="69.4407144956037" calcext:value-type="float">
            <text:p>69.4407144956</text:p>
          </table:table-cell>
          <table:table-cell office:value-type="float" office:value="66.1399926110113" calcext:value-type="float">
            <text:p>66.139992611</text:p>
          </table:table-cell>
          <table:table-cell office:value-type="float" office:value="74.6783931344373" calcext:value-type="float">
            <text:p>74.6783931344</text:p>
          </table:table-cell>
          <table:table-cell office:value-type="float" office:value="86.8749459822086" calcext:value-type="float">
            <text:p>86.8749459822</text:p>
          </table:table-cell>
          <table:table-cell office:value-type="float" office:value="105.034519855288" calcext:value-type="float">
            <text:p>105.0345198553</text:p>
          </table:table-cell>
          <table:table-cell office:value-type="float" office:value="122.348983550941" calcext:value-type="float">
            <text:p>122.3489835509</text:p>
          </table:table-cell>
          <table:table-cell office:value-type="float" office:value="149.596304721154" calcext:value-type="float">
            <text:p>149.5963047212</text:p>
          </table:table-cell>
          <table:table-cell office:value-type="float" office:value="182.747713036789" calcext:value-type="float">
            <text:p>182.7477130368</text:p>
          </table:table-cell>
          <table:table-cell office:value-type="float" office:value="189.35195413848" calcext:value-type="float">
            <text:p>189.3519541385</text:p>
          </table:table-cell>
          <table:table-cell office:value-type="float" office:value="217.67130858023" calcext:value-type="float">
            <text:p>217.6713085802</text:p>
          </table:table-cell>
          <table:table-cell office:value-type="float" office:value="250.910134261676" calcext:value-type="float">
            <text:p>250.9101342617</text:p>
          </table:table-cell>
          <table:table-cell office:value-type="float" office:value="266.621760933331" calcext:value-type="float">
            <text:p>266.6217609333</text:p>
          </table:table-cell>
          <table:table-cell office:value-type="float" office:value="283.847267644403" calcext:value-type="float">
            <text:p>283.8472676444</text:p>
          </table:table-cell>
          <table:table-cell office:value-type="float" office:value="290.451311332484" calcext:value-type="float">
            <text:p>290.45131133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edonia, FYR</text:p>
          </table:table-cell>
          <table:table-cell office:value-type="string" calcext:value-type="string">
            <text:p>MKD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98.54720799" calcext:value-type="float">
            <text:p>198.54720799</text:p>
          </table:table-cell>
          <table:table-cell office:value-type="float" office:value="200.35707133" calcext:value-type="float">
            <text:p>200.35707133</text:p>
          </table:table-cell>
          <table:table-cell office:value-type="float" office:value="176.31551003" calcext:value-type="float">
            <text:p>176.31551003</text:p>
          </table:table-cell>
          <table:table-cell office:value-type="float" office:value="185.19917135" calcext:value-type="float">
            <text:p>185.19917135</text:p>
          </table:table-cell>
          <table:table-cell office:value-type="float" office:value="161.74156157" calcext:value-type="float">
            <text:p>161.74156157</text:p>
          </table:table-cell>
          <table:table-cell office:value-type="float" office:value="160.15320568" calcext:value-type="float">
            <text:p>160.15320568</text:p>
          </table:table-cell>
          <table:table-cell office:value-type="float" office:value="150.21985191" calcext:value-type="float">
            <text:p>150.21985191</text:p>
          </table:table-cell>
          <table:table-cell office:value-type="float" office:value="178.158959" calcext:value-type="float">
            <text:p>178.158959</text:p>
          </table:table-cell>
          <table:table-cell office:value-type="float" office:value="223.69941092" calcext:value-type="float">
            <text:p>223.69941092</text:p>
          </table:table-cell>
          <table:table-cell office:value-type="float" office:value="241.47111516" calcext:value-type="float">
            <text:p>241.47111516</text:p>
          </table:table-cell>
          <table:table-cell office:value-type="float" office:value="243.72997681" calcext:value-type="float">
            <text:p>243.72997681</text:p>
          </table:table-cell>
          <table:table-cell office:value-type="float" office:value="255.49972355" calcext:value-type="float">
            <text:p>255.49972355</text:p>
          </table:table-cell>
          <table:table-cell office:value-type="float" office:value="280.9728035" calcext:value-type="float">
            <text:p>280.9728035</text:p>
          </table:table-cell>
          <table:table-cell office:value-type="float" office:value="330.65414473" calcext:value-type="float">
            <text:p>330.65414473</text:p>
          </table:table-cell>
          <table:table-cell office:value-type="float" office:value="308.7607167" calcext:value-type="float">
            <text:p>308.7607167</text:p>
          </table:table-cell>
          <table:table-cell office:value-type="float" office:value="312.22012077" calcext:value-type="float">
            <text:p>312.22012077</text:p>
          </table:table-cell>
          <table:table-cell office:value-type="float" office:value="336.33118539" calcext:value-type="float">
            <text:p>336.33118539</text:p>
          </table:table-cell>
          <table:table-cell office:value-type="float" office:value="318.51807094" calcext:value-type="float">
            <text:p>318.51807094</text:p>
          </table:table-cell>
          <table:table-cell office:value-type="float" office:value="316.14285497" calcext:value-type="float">
            <text:p>316.14285497</text:p>
          </table:table-cell>
          <table:table-cell office:value-type="float" office:value="353.92534247" calcext:value-type="float">
            <text:p>353.925342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4.68796724" calcext:value-type="float">
            <text:p>14.68796724</text:p>
          </table:table-cell>
          <table:table-cell office:value-type="float" office:value="22.00079155" calcext:value-type="float">
            <text:p>22.00079155</text:p>
          </table:table-cell>
          <table:table-cell office:value-type="float" office:value="18.59675937" calcext:value-type="float">
            <text:p>18.59675937</text:p>
          </table:table-cell>
          <table:table-cell office:value-type="float" office:value="17.33983463" calcext:value-type="float">
            <text:p>17.33983463</text:p>
          </table:table-cell>
          <table:table-cell office:value-type="float" office:value="16.55371504" calcext:value-type="float">
            <text:p>16.55371504</text:p>
          </table:table-cell>
          <table:table-cell office:value-type="float" office:value="15.12669691" calcext:value-type="float">
            <text:p>15.12669691</text:p>
          </table:table-cell>
          <table:table-cell office:value-type="float" office:value="16.95743487" calcext:value-type="float">
            <text:p>16.95743487</text:p>
          </table:table-cell>
          <table:table-cell office:value-type="float" office:value="17.18472099" calcext:value-type="float">
            <text:p>17.18472099</text:p>
          </table:table-cell>
          <table:table-cell office:value-type="float" office:value="21.82588144" calcext:value-type="float">
            <text:p>21.82588144</text:p>
          </table:table-cell>
          <table:table-cell office:value-type="float" office:value="25.0808873" calcext:value-type="float">
            <text:p>25.0808873</text:p>
          </table:table-cell>
          <table:table-cell office:value-type="float" office:value="26.98479434" calcext:value-type="float">
            <text:p>26.98479434</text:p>
          </table:table-cell>
          <table:table-cell office:value-type="float" office:value="30.1553627" calcext:value-type="float">
            <text:p>30.1553627</text:p>
          </table:table-cell>
          <table:table-cell office:value-type="float" office:value="36.20940436" calcext:value-type="float">
            <text:p>36.20940436</text:p>
          </table:table-cell>
          <table:table-cell office:value-type="float" office:value="41.3864041" calcext:value-type="float">
            <text:p>41.3864041</text:p>
          </table:table-cell>
          <table:table-cell office:value-type="float" office:value="41.78486175" calcext:value-type="float">
            <text:p>41.78486175</text:p>
          </table:table-cell>
          <table:table-cell office:value-type="float" office:value="39.46097264" calcext:value-type="float">
            <text:p>39.46097264</text:p>
          </table:table-cell>
          <table:table-cell office:value-type="float" office:value="45.61117598" calcext:value-type="float">
            <text:p>45.61117598</text:p>
          </table:table-cell>
          <table:table-cell office:value-type="float" office:value="43.17492446" calcext:value-type="float">
            <text:p>43.17492446</text:p>
          </table:table-cell>
          <table:table-cell office:value-type="float" office:value="43.87167423" calcext:value-type="float">
            <text:p>43.87167423</text:p>
          </table:table-cell>
          <table:table-cell office:value-type="float" office:value="47.76513899" calcext:value-type="float">
            <text:p>47.765138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MLT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609.64251237" calcext:value-type="float">
            <text:p>609.64251237</text:p>
          </table:table-cell>
          <table:table-cell office:value-type="float" office:value="664.1848855" calcext:value-type="float">
            <text:p>664.1848855</text:p>
          </table:table-cell>
          <table:table-cell office:value-type="float" office:value="644.72916506" calcext:value-type="float">
            <text:p>644.72916506</text:p>
          </table:table-cell>
          <table:table-cell office:value-type="float" office:value="691.34324173" calcext:value-type="float">
            <text:p>691.34324173</text:p>
          </table:table-cell>
          <table:table-cell office:value-type="float" office:value="689.68758726" calcext:value-type="float">
            <text:p>689.68758726</text:p>
          </table:table-cell>
          <table:table-cell office:value-type="float" office:value="686.93330599" calcext:value-type="float">
            <text:p>686.93330599</text:p>
          </table:table-cell>
          <table:table-cell office:value-type="float" office:value="694.67806622" calcext:value-type="float">
            <text:p>694.67806622</text:p>
          </table:table-cell>
          <table:table-cell office:value-type="float" office:value="851.06709364" calcext:value-type="float">
            <text:p>851.06709364</text:p>
          </table:table-cell>
          <table:table-cell office:value-type="float" office:value="1092.51328009" calcext:value-type="float">
            <text:p>1092.51328009</text:p>
          </table:table-cell>
          <table:table-cell office:value-type="float" office:value="1280.23346465" calcext:value-type="float">
            <text:p>1280.23346465</text:p>
          </table:table-cell>
          <table:table-cell office:value-type="float" office:value="1407.69826304" calcext:value-type="float">
            <text:p>1407.69826304</text:p>
          </table:table-cell>
          <table:table-cell office:value-type="float" office:value="1495.37495478" calcext:value-type="float">
            <text:p>1495.37495478</text:p>
          </table:table-cell>
          <table:table-cell office:value-type="float" office:value="1628.06815048" calcext:value-type="float">
            <text:p>1628.06815048</text:p>
          </table:table-cell>
          <table:table-cell office:value-type="float" office:value="1805.91974224" calcext:value-type="float">
            <text:p>1805.91974224</text:p>
          </table:table-cell>
          <table:table-cell office:value-type="float" office:value="1739.74082828" calcext:value-type="float">
            <text:p>1739.74082828</text:p>
          </table:table-cell>
          <table:table-cell office:value-type="float" office:value="1753.89488687" calcext:value-type="float">
            <text:p>1753.89488687</text:p>
          </table:table-cell>
          <table:table-cell office:value-type="float" office:value="2222.48229873" calcext:value-type="float">
            <text:p>2222.48229873</text:p>
          </table:table-cell>
          <table:table-cell office:value-type="float" office:value="2216.5969705" calcext:value-type="float">
            <text:p>2216.5969705</text:p>
          </table:table-cell>
          <table:table-cell office:value-type="float" office:value="2389.07754158" calcext:value-type="float">
            <text:p>2389.07754158</text:p>
          </table:table-cell>
          <table:table-cell office:value-type="float" office:value="2470.59850992" calcext:value-type="float">
            <text:p>2470.598509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2.41166044" calcext:value-type="float">
            <text:p>2.41166044</text:p>
          </table:table-cell>
          <table:table-cell office:value-type="float" office:value="2.38738615" calcext:value-type="float">
            <text:p>2.38738615</text:p>
          </table:table-cell>
          <table:table-cell office:value-type="float" office:value="1.82859981" calcext:value-type="float">
            <text:p>1.82859981</text:p>
          </table:table-cell>
          <table:table-cell office:value-type="float" office:value="1.90053147" calcext:value-type="float">
            <text:p>1.90053147</text:p>
          </table:table-cell>
          <table:table-cell office:value-type="float" office:value="2.44906588" calcext:value-type="float">
            <text:p>2.44906588</text:p>
          </table:table-cell>
          <table:table-cell office:value-type="float" office:value="3.19474847" calcext:value-type="float">
            <text:p>3.19474847</text:p>
          </table:table-cell>
          <table:table-cell office:value-type="float" office:value="2.46742747" calcext:value-type="float">
            <text:p>2.46742747</text:p>
          </table:table-cell>
          <table:table-cell office:value-type="float" office:value="2.81826538" calcext:value-type="float">
            <text:p>2.81826538</text:p>
          </table:table-cell>
          <table:table-cell office:value-type="float" office:value="3.71089087" calcext:value-type="float">
            <text:p>3.71089087</text:p>
          </table:table-cell>
          <table:table-cell office:value-type="float" office:value="4.57152046" calcext:value-type="float">
            <text:p>4.57152046</text:p>
          </table:table-cell>
          <table:table-cell office:value-type="float" office:value="4.74102736" calcext:value-type="float">
            <text:p>4.74102736</text:p>
          </table:table-cell>
          <table:table-cell office:value-type="float" office:value="5.36003275" calcext:value-type="float">
            <text:p>5.36003275</text:p>
          </table:table-cell>
          <table:table-cell office:value-type="float" office:value="6.93670065" calcext:value-type="float">
            <text:p>6.93670065</text:p>
          </table:table-cell>
          <table:table-cell office:value-type="float" office:value="9.82697082" calcext:value-type="float">
            <text:p>9.82697082</text:p>
          </table:table-cell>
          <table:table-cell office:value-type="float" office:value="13.19643897" calcext:value-type="float">
            <text:p>13.19643897</text:p>
          </table:table-cell>
          <table:table-cell office:value-type="float" office:value="15.24817471" calcext:value-type="float">
            <text:p>15.24817471</text:p>
          </table:table-cell>
          <table:table-cell office:value-type="float" office:value="19.07431371" calcext:value-type="float">
            <text:p>19.07431371</text:p>
          </table:table-cell>
          <table:table-cell office:value-type="float" office:value="23.66903777" calcext:value-type="float">
            <text:p>23.66903777</text:p>
          </table:table-cell>
          <table:table-cell office:value-type="float" office:value="17.93361636" calcext:value-type="float">
            <text:p>17.93361636</text:p>
          </table:table-cell>
          <table:table-cell office:value-type="float" office:value="20.28780579" calcext:value-type="float">
            <text:p>20.287805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dle East &amp; North Africa (excluding high income)</text:p>
          </table:table-cell>
          <table:table-cell office:value-type="string" calcext:value-type="string">
            <text:p>MNA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63.6926282281721" calcext:value-type="float">
            <text:p>63.6926282282</text:p>
          </table:table-cell>
          <table:table-cell office:value-type="float" office:value="72.1771891486279" calcext:value-type="float">
            <text:p>72.1771891486</text:p>
          </table:table-cell>
          <table:table-cell office:value-type="float" office:value="82.9475528387002" calcext:value-type="float">
            <text:p>82.9475528387</text:p>
          </table:table-cell>
          <table:table-cell office:value-type="float" office:value="91.807169600507" calcext:value-type="float">
            <text:p>91.8071696005</text:p>
          </table:table-cell>
          <table:table-cell office:value-type="float" office:value="104.683815308048" calcext:value-type="float">
            <text:p>104.683815308</text:p>
          </table:table-cell>
          <table:table-cell office:value-type="float" office:value="120.722148687209" calcext:value-type="float">
            <text:p>120.7221486872</text:p>
          </table:table-cell>
          <table:table-cell office:value-type="float" office:value="137.495197138365" calcext:value-type="float">
            <text:p>137.4951971384</text:p>
          </table:table-cell>
          <table:table-cell office:value-type="float" office:value="89.4792670334758" calcext:value-type="float">
            <text:p>89.4792670335</text:p>
          </table:table-cell>
          <table:table-cell office:value-type="float" office:value="83.2014247068385" calcext:value-type="float">
            <text:p>83.2014247068</text:p>
          </table:table-cell>
          <table:table-cell office:value-type="float" office:value="99.2616287514415" calcext:value-type="float">
            <text:p>99.2616287514</text:p>
          </table:table-cell>
          <table:table-cell office:value-type="float" office:value="110.098986776578" calcext:value-type="float">
            <text:p>110.0989867766</text:p>
          </table:table-cell>
          <table:table-cell office:value-type="float" office:value="124.187237771204" calcext:value-type="float">
            <text:p>124.1872377712</text:p>
          </table:table-cell>
          <table:table-cell office:value-type="float" office:value="151.174803947259" calcext:value-type="float">
            <text:p>151.1748039473</text:p>
          </table:table-cell>
          <table:table-cell office:value-type="float" office:value="186.518408722178" calcext:value-type="float">
            <text:p>186.5184087222</text:p>
          </table:table-cell>
          <table:table-cell office:value-type="float" office:value="209.089586723895" calcext:value-type="float">
            <text:p>209.0895867239</text:p>
          </table:table-cell>
          <table:table-cell office:value-type="float" office:value="231.52909690239" calcext:value-type="float">
            <text:p>231.5290969024</text:p>
          </table:table-cell>
          <table:table-cell office:value-type="float" office:value="263.658362119326" calcext:value-type="float">
            <text:p>263.6583621193</text:p>
          </table:table-cell>
          <table:table-cell office:value-type="float" office:value="284.687620399049" calcext:value-type="float">
            <text:p>284.687620399</text:p>
          </table:table-cell>
          <table:table-cell office:value-type="float" office:value="266.738333473475" calcext:value-type="float">
            <text:p>266.7383334735</text:p>
          </table:table-cell>
          <table:table-cell office:value-type="float" office:value="253.153495475245" calcext:value-type="float">
            <text:p>253.15349547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tenegro</text:p>
          </table:table-cell>
          <table:table-cell office:value-type="string" calcext:value-type="string">
            <text:p>MNE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39.20984892" calcext:value-type="float">
            <text:p>139.20984892</text:p>
          </table:table-cell>
          <table:table-cell office:value-type="float" office:value="102.38825969" calcext:value-type="float">
            <text:p>102.38825969</text:p>
          </table:table-cell>
          <table:table-cell office:value-type="float" office:value="101.86013616" calcext:value-type="float">
            <text:p>101.86013616</text:p>
          </table:table-cell>
          <table:table-cell office:value-type="float" office:value="104.13433225" calcext:value-type="float">
            <text:p>104.13433225</text:p>
          </table:table-cell>
          <table:table-cell office:value-type="float" office:value="101.78192199" calcext:value-type="float">
            <text:p>101.78192199</text:p>
          </table:table-cell>
          <table:table-cell office:value-type="float" office:value="117.37935832" calcext:value-type="float">
            <text:p>117.37935832</text:p>
          </table:table-cell>
          <table:table-cell office:value-type="float" office:value="155.63217934" calcext:value-type="float">
            <text:p>155.63217934</text:p>
          </table:table-cell>
          <table:table-cell office:value-type="float" office:value="174.68280864" calcext:value-type="float">
            <text:p>174.68280864</text:p>
          </table:table-cell>
          <table:table-cell office:value-type="float" office:value="247.80359454" calcext:value-type="float">
            <text:p>247.80359454</text:p>
          </table:table-cell>
          <table:table-cell office:value-type="float" office:value="285.17976289" calcext:value-type="float">
            <text:p>285.17976289</text:p>
          </table:table-cell>
          <table:table-cell office:value-type="float" office:value="310.00022153" calcext:value-type="float">
            <text:p>310.00022153</text:p>
          </table:table-cell>
          <table:table-cell office:value-type="float" office:value="350.14328132" calcext:value-type="float">
            <text:p>350.14328132</text:p>
          </table:table-cell>
          <table:table-cell office:value-type="float" office:value="400.37478083" calcext:value-type="float">
            <text:p>400.37478083</text:p>
          </table:table-cell>
          <table:table-cell office:value-type="float" office:value="449.17704886" calcext:value-type="float">
            <text:p>449.17704886</text:p>
          </table:table-cell>
          <table:table-cell office:value-type="float" office:value="406.79070056" calcext:value-type="float">
            <text:p>406.79070056</text:p>
          </table:table-cell>
          <table:table-cell office:value-type="float" office:value="456.62931647" calcext:value-type="float">
            <text:p>456.62931647</text:p>
          </table:table-cell>
          <table:table-cell office:value-type="float" office:value="500.41784156" calcext:value-type="float">
            <text:p>500.41784156</text:p>
          </table:table-cell>
          <table:table-cell office:value-type="float" office:value="470.00019717" calcext:value-type="float">
            <text:p>470.00019717</text:p>
          </table:table-cell>
          <table:table-cell office:value-type="float" office:value="454.48711083" calcext:value-type="float">
            <text:p>454.48711083</text:p>
          </table:table-cell>
          <table:table-cell office:value-type="float" office:value="457.66493632" calcext:value-type="float">
            <text:p>457.664936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MNG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9.91313306" calcext:value-type="float">
            <text:p>19.91313306</text:p>
          </table:table-cell>
          <table:table-cell office:value-type="float" office:value="20.6145063" calcext:value-type="float">
            <text:p>20.6145063</text:p>
          </table:table-cell>
          <table:table-cell office:value-type="float" office:value="18.4393732" calcext:value-type="float">
            <text:p>18.4393732</text:p>
          </table:table-cell>
          <table:table-cell office:value-type="float" office:value="19.28074581" calcext:value-type="float">
            <text:p>19.28074581</text:p>
          </table:table-cell>
          <table:table-cell office:value-type="float" office:value="17.97476051" calcext:value-type="float">
            <text:p>17.97476051</text:p>
          </table:table-cell>
          <table:table-cell office:value-type="float" office:value="23.34566197" calcext:value-type="float">
            <text:p>23.34566197</text:p>
          </table:table-cell>
          <table:table-cell office:value-type="float" office:value="28.58480407" calcext:value-type="float">
            <text:p>28.58480407</text:p>
          </table:table-cell>
          <table:table-cell office:value-type="float" office:value="33.21889977" calcext:value-type="float">
            <text:p>33.21889977</text:p>
          </table:table-cell>
          <table:table-cell office:value-type="float" office:value="39.92599179" calcext:value-type="float">
            <text:p>39.92599179</text:p>
          </table:table-cell>
          <table:table-cell office:value-type="float" office:value="47.83098667" calcext:value-type="float">
            <text:p>47.83098667</text:p>
          </table:table-cell>
          <table:table-cell office:value-type="float" office:value="50.7967431" calcext:value-type="float">
            <text:p>50.7967431</text:p>
          </table:table-cell>
          <table:table-cell office:value-type="float" office:value="62.39645618" calcext:value-type="float">
            <text:p>62.39645618</text:p>
          </table:table-cell>
          <table:table-cell office:value-type="float" office:value="82.70909694" calcext:value-type="float">
            <text:p>82.70909694</text:p>
          </table:table-cell>
          <table:table-cell office:value-type="float" office:value="119.2579065" calcext:value-type="float">
            <text:p>119.2579065</text:p>
          </table:table-cell>
          <table:table-cell office:value-type="float" office:value="90.83080339" calcext:value-type="float">
            <text:p>90.83080339</text:p>
          </table:table-cell>
          <table:table-cell office:value-type="float" office:value="124.48513487" calcext:value-type="float">
            <text:p>124.48513487</text:p>
          </table:table-cell>
          <table:table-cell office:value-type="float" office:value="168.05926884" calcext:value-type="float">
            <text:p>168.05926884</text:p>
          </table:table-cell>
          <table:table-cell office:value-type="float" office:value="184.71174963" calcext:value-type="float">
            <text:p>184.71174963</text:p>
          </table:table-cell>
          <table:table-cell office:value-type="float" office:value="184.78689037" calcext:value-type="float">
            <text:p>184.78689037</text:p>
          </table:table-cell>
          <table:table-cell office:value-type="float" office:value="195.33347873" calcext:value-type="float">
            <text:p>195.333478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ern Mariana Islands</text:p>
          </table:table-cell>
          <table:table-cell office:value-type="string" calcext:value-type="string">
            <text:p>MNP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7.63121896" calcext:value-type="float">
            <text:p>7.63121896</text:p>
          </table:table-cell>
          <table:table-cell office:value-type="float" office:value="8.45951486" calcext:value-type="float">
            <text:p>8.45951486</text:p>
          </table:table-cell>
          <table:table-cell office:value-type="float" office:value="10.45703892" calcext:value-type="float">
            <text:p>10.45703892</text:p>
          </table:table-cell>
          <table:table-cell office:value-type="float" office:value="11.28905686" calcext:value-type="float">
            <text:p>11.28905686</text:p>
          </table:table-cell>
          <table:table-cell office:value-type="float" office:value="13.48938964" calcext:value-type="float">
            <text:p>13.48938964</text:p>
          </table:table-cell>
          <table:table-cell office:value-type="float" office:value="14.54027927" calcext:value-type="float">
            <text:p>14.54027927</text:p>
          </table:table-cell>
          <table:table-cell office:value-type="float" office:value="12.23614726" calcext:value-type="float">
            <text:p>12.23614726</text:p>
          </table:table-cell>
          <table:table-cell office:value-type="float" office:value="14.00257337" calcext:value-type="float">
            <text:p>14.00257337</text:p>
          </table:table-cell>
          <table:table-cell office:value-type="float" office:value="14.96740174" calcext:value-type="float">
            <text:p>14.96740174</text:p>
          </table:table-cell>
          <table:table-cell office:value-type="float" office:value="16.41602839" calcext:value-type="float">
            <text:p>16.41602839</text:p>
          </table:table-cell>
          <table:table-cell office:value-type="float" office:value="21.38531197" calcext:value-type="float">
            <text:p>21.38531197</text:p>
          </table:table-cell>
          <table:table-cell office:value-type="float" office:value="21.25979085" calcext:value-type="float">
            <text:p>21.25979085</text:p>
          </table:table-cell>
          <table:table-cell office:value-type="float" office:value="21.41411052" calcext:value-type="float">
            <text:p>21.41411052</text:p>
          </table:table-cell>
          <table:table-cell office:value-type="float" office:value="23.61134593" calcext:value-type="float">
            <text:p>23.61134593</text:p>
          </table:table-cell>
          <table:table-cell office:value-type="float" office:value="24.63427787" calcext:value-type="float">
            <text:p>24.63427787</text:p>
          </table:table-cell>
          <table:table-cell office:value-type="float" office:value="22.38533897" calcext:value-type="float">
            <text:p>22.38533897</text:p>
          </table:table-cell>
          <table:table-cell office:value-type="float" office:value="32.88981437" calcext:value-type="float">
            <text:p>32.88981437</text:p>
          </table:table-cell>
          <table:table-cell office:value-type="float" office:value="32.38126824" calcext:value-type="float">
            <text:p>32.38126824</text:p>
          </table:table-cell>
          <table:table-cell office:value-type="float" office:value="34.44457522" calcext:value-type="float">
            <text:p>34.44457522</text:p>
          </table:table-cell>
          <table:table-cell office:value-type="float" office:value="41.99657338" calcext:value-type="float">
            <text:p>41.996573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28.1840739" calcext:value-type="float">
            <text:p>28.1840739</text:p>
          </table:table-cell>
          <table:table-cell office:value-type="float" office:value="22.44633587" calcext:value-type="float">
            <text:p>22.44633587</text:p>
          </table:table-cell>
          <table:table-cell office:value-type="float" office:value="22.15346571" calcext:value-type="float">
            <text:p>22.15346571</text:p>
          </table:table-cell>
          <table:table-cell office:value-type="float" office:value="24.90531305" calcext:value-type="float">
            <text:p>24.90531305</text:p>
          </table:table-cell>
          <table:table-cell office:value-type="float" office:value="28.5013831" calcext:value-type="float">
            <text:p>28.5013831</text:p>
          </table:table-cell>
          <table:table-cell office:value-type="float" office:value="25.07620861" calcext:value-type="float">
            <text:p>25.07620861</text:p>
          </table:table-cell>
          <table:table-cell office:value-type="float" office:value="20.0944021" calcext:value-type="float">
            <text:p>20.0944021</text:p>
          </table:table-cell>
          <table:table-cell office:value-type="float" office:value="24.38255815" calcext:value-type="float">
            <text:p>24.38255815</text:p>
          </table:table-cell>
          <table:table-cell office:value-type="float" office:value="23.79491757" calcext:value-type="float">
            <text:p>23.79491757</text:p>
          </table:table-cell>
          <table:table-cell office:value-type="float" office:value="28.10776496" calcext:value-type="float">
            <text:p>28.10776496</text:p>
          </table:table-cell>
          <table:table-cell office:value-type="float" office:value="29.1300942" calcext:value-type="float">
            <text:p>29.1300942</text:p>
          </table:table-cell>
          <table:table-cell office:value-type="float" office:value="30.08652511" calcext:value-type="float">
            <text:p>30.08652511</text:p>
          </table:table-cell>
          <table:table-cell office:value-type="float" office:value="35.65529516" calcext:value-type="float">
            <text:p>35.65529516</text:p>
          </table:table-cell>
          <table:table-cell office:value-type="float" office:value="38.09228463" calcext:value-type="float">
            <text:p>38.09228463</text:p>
          </table:table-cell>
          <table:table-cell office:value-type="float" office:value="39.60779267" calcext:value-type="float">
            <text:p>39.60779267</text:p>
          </table:table-cell>
          <table:table-cell office:value-type="float" office:value="39.60878015" calcext:value-type="float">
            <text:p>39.60878015</text:p>
          </table:table-cell>
          <table:table-cell office:value-type="float" office:value="39.91531539" calcext:value-type="float">
            <text:p>39.91531539</text:p>
          </table:table-cell>
          <table:table-cell office:value-type="float" office:value="43.12123478" calcext:value-type="float">
            <text:p>43.12123478</text:p>
          </table:table-cell>
          <table:table-cell office:value-type="float" office:value="47.46707483" calcext:value-type="float">
            <text:p>47.46707483</text:p>
          </table:table-cell>
          <table:table-cell office:value-type="float" office:value="48.83750877" calcext:value-type="float">
            <text:p>48.837508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29.7240265" calcext:value-type="float">
            <text:p>129.7240265</text:p>
          </table:table-cell>
          <table:table-cell office:value-type="float" office:value="136.62629327" calcext:value-type="float">
            <text:p>136.62629327</text:p>
          </table:table-cell>
          <table:table-cell office:value-type="float" office:value="128.04642548" calcext:value-type="float">
            <text:p>128.04642548</text:p>
          </table:table-cell>
          <table:table-cell office:value-type="float" office:value="127.94798884" calcext:value-type="float">
            <text:p>127.94798884</text:p>
          </table:table-cell>
          <table:table-cell office:value-type="float" office:value="127.2623028" calcext:value-type="float">
            <text:p>127.2623028</text:p>
          </table:table-cell>
          <table:table-cell office:value-type="float" office:value="146.2925535" calcext:value-type="float">
            <text:p>146.2925535</text:p>
          </table:table-cell>
          <table:table-cell office:value-type="float" office:value="146.87500978" calcext:value-type="float">
            <text:p>146.87500978</text:p>
          </table:table-cell>
          <table:table-cell office:value-type="float" office:value="168.01779699" calcext:value-type="float">
            <text:p>168.01779699</text:p>
          </table:table-cell>
          <table:table-cell office:value-type="float" office:value="192.40415039" calcext:value-type="float">
            <text:p>192.40415039</text:p>
          </table:table-cell>
          <table:table-cell office:value-type="float" office:value="225.43150776" calcext:value-type="float">
            <text:p>225.43150776</text:p>
          </table:table-cell>
          <table:table-cell office:value-type="float" office:value="229.78929037" calcext:value-type="float">
            <text:p>229.78929037</text:p>
          </table:table-cell>
          <table:table-cell office:value-type="float" office:value="240.07921547" calcext:value-type="float">
            <text:p>240.07921547</text:p>
          </table:table-cell>
          <table:table-cell office:value-type="float" office:value="268.02312317" calcext:value-type="float">
            <text:p>268.02312317</text:p>
          </table:table-cell>
          <table:table-cell office:value-type="float" office:value="358.47373772" calcext:value-type="float">
            <text:p>358.47373772</text:p>
          </table:table-cell>
          <table:table-cell office:value-type="float" office:value="353.09033077" calcext:value-type="float">
            <text:p>353.09033077</text:p>
          </table:table-cell>
          <table:table-cell office:value-type="float" office:value="411.58234331" calcext:value-type="float">
            <text:p>411.58234331</text:p>
          </table:table-cell>
          <table:table-cell office:value-type="float" office:value="451.21496225" calcext:value-type="float">
            <text:p>451.21496225</text:p>
          </table:table-cell>
          <table:table-cell office:value-type="float" office:value="432.48170279" calcext:value-type="float">
            <text:p>432.48170279</text:p>
          </table:table-cell>
          <table:table-cell office:value-type="float" office:value="455.52927878" calcext:value-type="float">
            <text:p>455.52927878</text:p>
          </table:table-cell>
          <table:table-cell office:value-type="float" office:value="482.45417272" calcext:value-type="float">
            <text:p>482.454172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7.17882728" calcext:value-type="float">
            <text:p>7.17882728</text:p>
          </table:table-cell>
          <table:table-cell office:value-type="float" office:value="10.51698659" calcext:value-type="float">
            <text:p>10.51698659</text:p>
          </table:table-cell>
          <table:table-cell office:value-type="float" office:value="13.36977299" calcext:value-type="float">
            <text:p>13.36977299</text:p>
          </table:table-cell>
          <table:table-cell office:value-type="float" office:value="9.12537869" calcext:value-type="float">
            <text:p>9.12537869</text:p>
          </table:table-cell>
          <table:table-cell office:value-type="float" office:value="10.63677835" calcext:value-type="float">
            <text:p>10.63677835</text:p>
          </table:table-cell>
          <table:table-cell office:value-type="float" office:value="9.45461422" calcext:value-type="float">
            <text:p>9.45461422</text:p>
          </table:table-cell>
          <table:table-cell office:value-type="float" office:value="7.57773078" calcext:value-type="float">
            <text:p>7.57773078</text:p>
          </table:table-cell>
          <table:table-cell office:value-type="float" office:value="10.90263928" calcext:value-type="float">
            <text:p>10.90263928</text:p>
          </table:table-cell>
          <table:table-cell office:value-type="float" office:value="12.72908405" calcext:value-type="float">
            <text:p>12.72908405</text:p>
          </table:table-cell>
          <table:table-cell office:value-type="float" office:value="16.53697096" calcext:value-type="float">
            <text:p>16.53697096</text:p>
          </table:table-cell>
          <table:table-cell office:value-type="float" office:value="17.72507053" calcext:value-type="float">
            <text:p>17.72507053</text:p>
          </table:table-cell>
          <table:table-cell office:value-type="float" office:value="21.37583068" calcext:value-type="float">
            <text:p>21.37583068</text:p>
          </table:table-cell>
          <table:table-cell office:value-type="float" office:value="25.1662094" calcext:value-type="float">
            <text:p>25.1662094</text:p>
          </table:table-cell>
          <table:table-cell office:value-type="float" office:value="32.90348873" calcext:value-type="float">
            <text:p>32.90348873</text:p>
          </table:table-cell>
          <table:table-cell office:value-type="float" office:value="35.73054653" calcext:value-type="float">
            <text:p>35.73054653</text:p>
          </table:table-cell>
          <table:table-cell office:value-type="float" office:value="36.71748149" calcext:value-type="float">
            <text:p>36.71748149</text:p>
          </table:table-cell>
          <table:table-cell office:value-type="float" office:value="43.14118238" calcext:value-type="float">
            <text:p>43.14118238</text:p>
          </table:table-cell>
          <table:table-cell office:value-type="float" office:value="32.56114954" calcext:value-type="float">
            <text:p>32.56114954</text:p>
          </table:table-cell>
          <table:table-cell office:value-type="float" office:value="26.29449749" calcext:value-type="float">
            <text:p>26.29449749</text:p>
          </table:table-cell>
          <table:table-cell office:value-type="float" office:value="29.01885819" calcext:value-type="float">
            <text:p>29.018858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27.04192957" calcext:value-type="float">
            <text:p>127.04192957</text:p>
          </table:table-cell>
          <table:table-cell office:value-type="float" office:value="139.10713197" calcext:value-type="float">
            <text:p>139.10713197</text:p>
          </table:table-cell>
          <table:table-cell office:value-type="float" office:value="125.14375784" calcext:value-type="float">
            <text:p>125.14375784</text:p>
          </table:table-cell>
          <table:table-cell office:value-type="float" office:value="94.49330134" calcext:value-type="float">
            <text:p>94.49330134</text:p>
          </table:table-cell>
          <table:table-cell office:value-type="float" office:value="104.82753583" calcext:value-type="float">
            <text:p>104.82753583</text:p>
          </table:table-cell>
          <table:table-cell office:value-type="float" office:value="121.61868024" calcext:value-type="float">
            <text:p>121.61868024</text:p>
          </table:table-cell>
          <table:table-cell office:value-type="float" office:value="131.77798725" calcext:value-type="float">
            <text:p>131.77798725</text:p>
          </table:table-cell>
          <table:table-cell office:value-type="float" office:value="140.65044781" calcext:value-type="float">
            <text:p>140.65044781</text:p>
          </table:table-cell>
          <table:table-cell office:value-type="float" office:value="175.20771568" calcext:value-type="float">
            <text:p>175.20771568</text:p>
          </table:table-cell>
          <table:table-cell office:value-type="float" office:value="184.42204381" calcext:value-type="float">
            <text:p>184.42204381</text:p>
          </table:table-cell>
          <table:table-cell office:value-type="float" office:value="183.16222694" calcext:value-type="float">
            <text:p>183.16222694</text:p>
          </table:table-cell>
          <table:table-cell office:value-type="float" office:value="226.36911589" calcext:value-type="float">
            <text:p>226.36911589</text:p>
          </table:table-cell>
          <table:table-cell office:value-type="float" office:value="261.0748353" calcext:value-type="float">
            <text:p>261.0748353</text:p>
          </table:table-cell>
          <table:table-cell office:value-type="float" office:value="294.59201806" calcext:value-type="float">
            <text:p>294.59201806</text:p>
          </table:table-cell>
          <table:table-cell office:value-type="float" office:value="290.61920614" calcext:value-type="float">
            <text:p>290.61920614</text:p>
          </table:table-cell>
          <table:table-cell office:value-type="float" office:value="351.27503373" calcext:value-type="float">
            <text:p>351.27503373</text:p>
          </table:table-cell>
          <table:table-cell office:value-type="float" office:value="393.67312512" calcext:value-type="float">
            <text:p>393.67312512</text:p>
          </table:table-cell>
          <table:table-cell office:value-type="float" office:value="421.51012619" calcext:value-type="float">
            <text:p>421.51012619</text:p>
          </table:table-cell>
          <table:table-cell office:value-type="float" office:value="427.04570399" calcext:value-type="float">
            <text:p>427.04570399</text:p>
          </table:table-cell>
          <table:table-cell office:value-type="float" office:value="455.82552547" calcext:value-type="float">
            <text:p>455.825525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3593.91842592597" calcext:value-type="float">
            <text:p>3593.918425926</text:p>
          </table:table-cell>
          <table:table-cell office:value-type="float" office:value="3735.39078189309" calcext:value-type="float">
            <text:p>3735.3907818931</text:p>
          </table:table-cell>
          <table:table-cell office:value-type="float" office:value="3894.93040157213" calcext:value-type="float">
            <text:p>3894.9304015721</text:p>
          </table:table-cell>
          <table:table-cell office:value-type="float" office:value="4060.71514330746" calcext:value-type="float">
            <text:p>4060.7151433075</text:p>
          </table:table-cell>
          <table:table-cell office:value-type="float" office:value="4267.84086429593" calcext:value-type="float">
            <text:p>4267.8408642959</text:p>
          </table:table-cell>
          <table:table-cell office:value-type="float" office:value="4523.96215132969" calcext:value-type="float">
            <text:p>4523.9621513297</text:p>
          </table:table-cell>
          <table:table-cell office:value-type="float" office:value="4847.35952741369" calcext:value-type="float">
            <text:p>4847.3595274137</text:p>
          </table:table-cell>
          <table:table-cell office:value-type="float" office:value="5250.02963543196" calcext:value-type="float">
            <text:p>5250.029635432</text:p>
          </table:table-cell>
          <table:table-cell office:value-type="float" office:value="5669.78461237244" calcext:value-type="float">
            <text:p>5669.7846123724</text:p>
          </table:table-cell>
          <table:table-cell office:value-type="float" office:value="6043.6929221654" calcext:value-type="float">
            <text:p>6043.6929221654</text:p>
          </table:table-cell>
          <table:table-cell office:value-type="float" office:value="6419.06572075534" calcext:value-type="float">
            <text:p>6419.0657207553</text:p>
          </table:table-cell>
          <table:table-cell office:value-type="float" office:value="6809.71072462739" calcext:value-type="float">
            <text:p>6809.7107246274</text:p>
          </table:table-cell>
          <table:table-cell office:value-type="float" office:value="7203.91768810682" calcext:value-type="float">
            <text:p>7203.9176881068</text:p>
          </table:table-cell>
          <table:table-cell office:value-type="float" office:value="7480.2872616796" calcext:value-type="float">
            <text:p>7480.2872616796</text:p>
          </table:table-cell>
          <table:table-cell office:value-type="float" office:value="7683.06526667303" calcext:value-type="float">
            <text:p>7683.065266673</text:p>
          </table:table-cell>
          <table:table-cell office:value-type="float" office:value="7980.00678194796" calcext:value-type="float">
            <text:p>7980.006781948</text:p>
          </table:table-cell>
          <table:table-cell office:value-type="float" office:value="8240.12277284441" calcext:value-type="float">
            <text:p>8240.1227728444</text:p>
          </table:table-cell>
          <table:table-cell office:value-type="float" office:value="8483.78838153681" calcext:value-type="float">
            <text:p>8483.7883815368</text:p>
          </table:table-cell>
          <table:table-cell office:value-type="float" office:value="8650.86285029032" calcext:value-type="float">
            <text:p>8650.8628502903</text:p>
          </table:table-cell>
          <table:table-cell office:value-type="float" office:value="8989.90506275813" calcext:value-type="float">
            <text:p>8989.90506275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M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31.45709029" calcext:value-type="float">
            <text:p>131.45709029</text:p>
          </table:table-cell>
          <table:table-cell office:value-type="float" office:value="134.66349179" calcext:value-type="float">
            <text:p>134.66349179</text:p>
          </table:table-cell>
          <table:table-cell office:value-type="float" office:value="141.49433686" calcext:value-type="float">
            <text:p>141.49433686</text:p>
          </table:table-cell>
          <table:table-cell office:value-type="float" office:value="128.38231423" calcext:value-type="float">
            <text:p>128.38231423</text:p>
          </table:table-cell>
          <table:table-cell office:value-type="float" office:value="127.06805483" calcext:value-type="float">
            <text:p>127.06805483</text:p>
          </table:table-cell>
          <table:table-cell office:value-type="float" office:value="125.9105567" calcext:value-type="float">
            <text:p>125.9105567</text:p>
          </table:table-cell>
          <table:table-cell office:value-type="float" office:value="113.49460951" calcext:value-type="float">
            <text:p>113.49460951</text:p>
          </table:table-cell>
          <table:table-cell office:value-type="float" office:value="105.88864128" calcext:value-type="float">
            <text:p>105.88864128</text:p>
          </table:table-cell>
          <table:table-cell office:value-type="float" office:value="162.44082645" calcext:value-type="float">
            <text:p>162.44082645</text:p>
          </table:table-cell>
          <table:table-cell office:value-type="float" office:value="213.50274867" calcext:value-type="float">
            <text:p>213.50274867</text:p>
          </table:table-cell>
          <table:table-cell office:value-type="float" office:value="262.17406419" calcext:value-type="float">
            <text:p>262.17406419</text:p>
          </table:table-cell>
          <table:table-cell office:value-type="float" office:value="279.66485749" calcext:value-type="float">
            <text:p>279.66485749</text:p>
          </table:table-cell>
          <table:table-cell office:value-type="float" office:value="293.43263674" calcext:value-type="float">
            <text:p>293.43263674</text:p>
          </table:table-cell>
          <table:table-cell office:value-type="float" office:value="285.98162465" calcext:value-type="float">
            <text:p>285.98162465</text:p>
          </table:table-cell>
          <table:table-cell office:value-type="float" office:value="332.04679535" calcext:value-type="float">
            <text:p>332.04679535</text:p>
          </table:table-cell>
          <table:table-cell office:value-type="float" office:value="405.64109962" calcext:value-type="float">
            <text:p>405.64109962</text:p>
          </table:table-cell>
          <table:table-cell office:value-type="float" office:value="486.4689706" calcext:value-type="float">
            <text:p>486.4689706</text:p>
          </table:table-cell>
          <table:table-cell office:value-type="float" office:value="467.89893267" calcext:value-type="float">
            <text:p>467.89893267</text:p>
          </table:table-cell>
          <table:table-cell office:value-type="float" office:value="470.04414484" calcext:value-type="float">
            <text:p>470.04414484</text:p>
          </table:table-cell>
          <table:table-cell office:value-type="float" office:value="499.01568382" calcext:value-type="float">
            <text:p>499.015683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Caledonia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2.47358633" calcext:value-type="float">
            <text:p>12.47358633</text:p>
          </table:table-cell>
          <table:table-cell office:value-type="float" office:value="12.20641302" calcext:value-type="float">
            <text:p>12.20641302</text:p>
          </table:table-cell>
          <table:table-cell office:value-type="float" office:value="11.57563097" calcext:value-type="float">
            <text:p>11.57563097</text:p>
          </table:table-cell>
          <table:table-cell office:value-type="float" office:value="12.87562905" calcext:value-type="float">
            <text:p>12.87562905</text:p>
          </table:table-cell>
          <table:table-cell office:value-type="float" office:value="12.05349981" calcext:value-type="float">
            <text:p>12.05349981</text:p>
          </table:table-cell>
          <table:table-cell office:value-type="float" office:value="8.91440488" calcext:value-type="float">
            <text:p>8.91440488</text:p>
          </table:table-cell>
          <table:table-cell office:value-type="float" office:value="10.91922388" calcext:value-type="float">
            <text:p>10.91922388</text:p>
          </table:table-cell>
          <table:table-cell office:value-type="float" office:value="11.20318479" calcext:value-type="float">
            <text:p>11.20318479</text:p>
          </table:table-cell>
          <table:table-cell office:value-type="float" office:value="13.13456569" calcext:value-type="float">
            <text:p>13.13456569</text:p>
          </table:table-cell>
          <table:table-cell office:value-type="float" office:value="14.73464519" calcext:value-type="float">
            <text:p>14.73464519</text:p>
          </table:table-cell>
          <table:table-cell office:value-type="float" office:value="17.86071119" calcext:value-type="float">
            <text:p>17.86071119</text:p>
          </table:table-cell>
          <table:table-cell office:value-type="float" office:value="19.26720113" calcext:value-type="float">
            <text:p>19.26720113</text:p>
          </table:table-cell>
          <table:table-cell office:value-type="float" office:value="20.46123656" calcext:value-type="float">
            <text:p>20.46123656</text:p>
          </table:table-cell>
          <table:table-cell office:value-type="float" office:value="24.20611728" calcext:value-type="float">
            <text:p>24.20611728</text:p>
          </table:table-cell>
          <table:table-cell office:value-type="float" office:value="24.03162107" calcext:value-type="float">
            <text:p>24.03162107</text:p>
          </table:table-cell>
          <table:table-cell office:value-type="float" office:value="22.32965392" calcext:value-type="float">
            <text:p>22.32965392</text:p>
          </table:table-cell>
          <table:table-cell office:value-type="float" office:value="25.19986153" calcext:value-type="float">
            <text:p>25.19986153</text:p>
          </table:table-cell>
          <table:table-cell office:value-type="float" office:value="23.16416045" calcext:value-type="float">
            <text:p>23.16416045</text:p>
          </table:table-cell>
          <table:table-cell office:value-type="float" office:value="20.7793519" calcext:value-type="float">
            <text:p>20.7793519</text:p>
          </table:table-cell>
          <table:table-cell office:value-type="float" office:value="24.39611462" calcext:value-type="float">
            <text:p>24.396114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37.68386627" calcext:value-type="float">
            <text:p>37.68386627</text:p>
          </table:table-cell>
          <table:table-cell office:value-type="float" office:value="53.95092573" calcext:value-type="float">
            <text:p>53.95092573</text:p>
          </table:table-cell>
          <table:table-cell office:value-type="float" office:value="54.63839372" calcext:value-type="float">
            <text:p>54.63839372</text:p>
          </table:table-cell>
          <table:table-cell office:value-type="float" office:value="61.41708976" calcext:value-type="float">
            <text:p>61.41708976</text:p>
          </table:table-cell>
          <table:table-cell office:value-type="float" office:value="16.25837008" calcext:value-type="float">
            <text:p>16.25837008</text:p>
          </table:table-cell>
          <table:table-cell office:value-type="float" office:value="17.2219134" calcext:value-type="float">
            <text:p>17.2219134</text:p>
          </table:table-cell>
          <table:table-cell office:value-type="float" office:value="18.2840199" calcext:value-type="float">
            <text:p>18.2840199</text:p>
          </table:table-cell>
          <table:table-cell office:value-type="float" office:value="17.88547038" calcext:value-type="float">
            <text:p>17.88547038</text:p>
          </table:table-cell>
          <table:table-cell office:value-type="float" office:value="38.50264864" calcext:value-type="float">
            <text:p>38.50264864</text:p>
          </table:table-cell>
          <table:table-cell office:value-type="float" office:value="44.93786051" calcext:value-type="float">
            <text:p>44.93786051</text:p>
          </table:table-cell>
          <table:table-cell office:value-type="float" office:value="53.08567883" calcext:value-type="float">
            <text:p>53.08567883</text:p>
          </table:table-cell>
          <table:table-cell office:value-type="float" office:value="61.01491269" calcext:value-type="float">
            <text:p>61.01491269</text:p>
          </table:table-cell>
          <table:table-cell office:value-type="float" office:value="81.36762333" calcext:value-type="float">
            <text:p>81.36762333</text:p>
          </table:table-cell>
          <table:table-cell office:value-type="float" office:value="88.52018851" calcext:value-type="float">
            <text:p>88.52018851</text:p>
          </table:table-cell>
          <table:table-cell office:value-type="float" office:value="74.36452452" calcext:value-type="float">
            <text:p>74.36452452</text:p>
          </table:table-cell>
          <table:table-cell office:value-type="float" office:value="80.34139448" calcext:value-type="float">
            <text:p>80.34139448</text:p>
          </table:table-cell>
          <table:table-cell office:value-type="float" office:value="93.22631449" calcext:value-type="float">
            <text:p>93.22631449</text:p>
          </table:table-cell>
          <table:table-cell office:value-type="float" office:value="90.38961745" calcext:value-type="float">
            <text:p>90.38961745</text:p>
          </table:table-cell>
          <table:table-cell office:value-type="float" office:value="110.37120288" calcext:value-type="float">
            <text:p>110.37120288</text:p>
          </table:table-cell>
          <table:table-cell office:value-type="float" office:value="117.52054496" calcext:value-type="float">
            <text:p>117.520544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58.07712624" calcext:value-type="float">
            <text:p>58.07712624</text:p>
          </table:table-cell>
          <table:table-cell office:value-type="float" office:value="58.73392203" calcext:value-type="float">
            <text:p>58.73392203</text:p>
          </table:table-cell>
          <table:table-cell office:value-type="float" office:value="48.3254891" calcext:value-type="float">
            <text:p>48.3254891</text:p>
          </table:table-cell>
          <table:table-cell office:value-type="float" office:value="53.55910446" calcext:value-type="float">
            <text:p>53.55910446</text:p>
          </table:table-cell>
          <table:table-cell office:value-type="float" office:value="52.14554311" calcext:value-type="float">
            <text:p>52.14554311</text:p>
          </table:table-cell>
          <table:table-cell office:value-type="float" office:value="54.78201671" calcext:value-type="float">
            <text:p>54.78201671</text:p>
          </table:table-cell>
          <table:table-cell office:value-type="float" office:value="55.17914304" calcext:value-type="float">
            <text:p>55.17914304</text:p>
          </table:table-cell>
          <table:table-cell office:value-type="float" office:value="57.71999608" calcext:value-type="float">
            <text:p>57.71999608</text:p>
          </table:table-cell>
          <table:table-cell office:value-type="float" office:value="62.11095361" calcext:value-type="float">
            <text:p>62.11095361</text:p>
          </table:table-cell>
          <table:table-cell office:value-type="float" office:value="66.83482639" calcext:value-type="float">
            <text:p>66.83482639</text:p>
          </table:table-cell>
          <table:table-cell office:value-type="float" office:value="71.81656431" calcext:value-type="float">
            <text:p>71.81656431</text:p>
          </table:table-cell>
          <table:table-cell office:value-type="float" office:value="78.8406046" calcext:value-type="float">
            <text:p>78.8406046</text:p>
          </table:table-cell>
          <table:table-cell office:value-type="float" office:value="93.37830416" calcext:value-type="float">
            <text:p>93.37830416</text:p>
          </table:table-cell>
          <table:table-cell office:value-type="float" office:value="105.98603599" calcext:value-type="float">
            <text:p>105.98603599</text:p>
          </table:table-cell>
          <table:table-cell office:value-type="float" office:value="100.83347949" calcext:value-type="float">
            <text:p>100.83347949</text:p>
          </table:table-cell>
          <table:table-cell office:value-type="float" office:value="100.22253648" calcext:value-type="float">
            <text:p>100.22253648</text:p>
          </table:table-cell>
          <table:table-cell office:value-type="float" office:value="107.40227109" calcext:value-type="float">
            <text:p>107.40227109</text:p>
          </table:table-cell>
          <table:table-cell office:value-type="float" office:value="143.13190911" calcext:value-type="float">
            <text:p>143.13190911</text:p>
          </table:table-cell>
          <table:table-cell office:value-type="float" office:value="153.82741485" calcext:value-type="float">
            <text:p>153.82741485</text:p>
          </table:table-cell>
          <table:table-cell office:value-type="float" office:value="177.46289523" calcext:value-type="float">
            <text:p>177.462895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2261.89049062" calcext:value-type="float">
            <text:p>2261.89049062</text:p>
          </table:table-cell>
          <table:table-cell office:value-type="float" office:value="2215.26710557" calcext:value-type="float">
            <text:p>2215.26710557</text:p>
          </table:table-cell>
          <table:table-cell office:value-type="float" office:value="1973.73432165" calcext:value-type="float">
            <text:p>1973.73432165</text:p>
          </table:table-cell>
          <table:table-cell office:value-type="float" office:value="2073.6794786" calcext:value-type="float">
            <text:p>2073.6794786</text:p>
          </table:table-cell>
          <table:table-cell office:value-type="float" office:value="2111.5732825" calcext:value-type="float">
            <text:p>2111.5732825</text:p>
          </table:table-cell>
          <table:table-cell office:value-type="float" office:value="1931.79111729" calcext:value-type="float">
            <text:p>1931.79111729</text:p>
          </table:table-cell>
          <table:table-cell office:value-type="float" office:value="2079.41149579" calcext:value-type="float">
            <text:p>2079.41149579</text:p>
          </table:table-cell>
          <table:table-cell office:value-type="float" office:value="2411.35549122" calcext:value-type="float">
            <text:p>2411.35549122</text:p>
          </table:table-cell>
          <table:table-cell office:value-type="float" office:value="2986.76124097" calcext:value-type="float">
            <text:p>2986.76124097</text:p>
          </table:table-cell>
          <table:table-cell office:value-type="float" office:value="3409.73734833" calcext:value-type="float">
            <text:p>3409.73734833</text:p>
          </table:table-cell>
          <table:table-cell office:value-type="float" office:value="3993.99847492" calcext:value-type="float">
            <text:p>3993.99847492</text:p>
          </table:table-cell>
          <table:table-cell office:value-type="float" office:value="4162.44213964" calcext:value-type="float">
            <text:p>4162.44213964</text:p>
          </table:table-cell>
          <table:table-cell office:value-type="float" office:value="4801.72824025" calcext:value-type="float">
            <text:p>4801.72824025</text:p>
          </table:table-cell>
          <table:table-cell office:value-type="float" office:value="5462.48845102" calcext:value-type="float">
            <text:p>5462.48845102</text:p>
          </table:table-cell>
          <table:table-cell office:value-type="float" office:value="5355.07274159" calcext:value-type="float">
            <text:p>5355.07274159</text:p>
          </table:table-cell>
          <table:table-cell office:value-type="float" office:value="5286.46555152" calcext:value-type="float">
            <text:p>5286.46555152</text:p>
          </table:table-cell>
          <table:table-cell office:value-type="float" office:value="5649.19529313" calcext:value-type="float">
            <text:p>5649.19529313</text:p>
          </table:table-cell>
          <table:table-cell office:value-type="float" office:value="5456.45265249" calcext:value-type="float">
            <text:p>5456.45265249</text:p>
          </table:table-cell>
          <table:table-cell office:value-type="float" office:value="5688.44151021" calcext:value-type="float">
            <text:p>5688.44151021</text:p>
          </table:table-cell>
          <table:table-cell office:value-type="float" office:value="5693.85992057" calcext:value-type="float">
            <text:p>5693.859920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2698.12883503" calcext:value-type="float">
            <text:p>2698.12883503</text:p>
          </table:table-cell>
          <table:table-cell office:value-type="float" office:value="2868.62084472" calcext:value-type="float">
            <text:p>2868.62084472</text:p>
          </table:table-cell>
          <table:table-cell office:value-type="float" office:value="3025.90844253" calcext:value-type="float">
            <text:p>3025.90844253</text:p>
          </table:table-cell>
          <table:table-cell office:value-type="float" office:value="3165.80927162" calcext:value-type="float">
            <text:p>3165.80927162</text:p>
          </table:table-cell>
          <table:table-cell office:value-type="float" office:value="3337.84183237" calcext:value-type="float">
            <text:p>3337.84183237</text:p>
          </table:table-cell>
          <table:table-cell office:value-type="float" office:value="3164.81398608" calcext:value-type="float">
            <text:p>3164.81398608</text:p>
          </table:table-cell>
          <table:table-cell office:value-type="float" office:value="3340.80044983" calcext:value-type="float">
            <text:p>3340.80044983</text:p>
          </table:table-cell>
          <table:table-cell office:value-type="float" office:value="4153.81314958" calcext:value-type="float">
            <text:p>4153.81314958</text:p>
          </table:table-cell>
          <table:table-cell office:value-type="float" office:value="4951.23012551" calcext:value-type="float">
            <text:p>4951.23012551</text:p>
          </table:table-cell>
          <table:table-cell office:value-type="float" office:value="5452.96104407" calcext:value-type="float">
            <text:p>5452.96104407</text:p>
          </table:table-cell>
          <table:table-cell office:value-type="float" office:value="5961.31539313" calcext:value-type="float">
            <text:p>5961.31539313</text:p>
          </table:table-cell>
          <table:table-cell office:value-type="float" office:value="6276.09152338" calcext:value-type="float">
            <text:p>6276.09152338</text:p>
          </table:table-cell>
          <table:table-cell office:value-type="float" office:value="7351.78549913" calcext:value-type="float">
            <text:p>7351.78549913</text:p>
          </table:table-cell>
          <table:table-cell office:value-type="float" office:value="8193.60807727" calcext:value-type="float">
            <text:p>8193.60807727</text:p>
          </table:table-cell>
          <table:table-cell office:value-type="float" office:value="7637.19667625" calcext:value-type="float">
            <text:p>7637.19667625</text:p>
          </table:table-cell>
          <table:table-cell office:value-type="float" office:value="8164.47401551" calcext:value-type="float">
            <text:p>8164.47401551</text:p>
          </table:table-cell>
          <table:table-cell office:value-type="float" office:value="9249.82593689" calcext:value-type="float">
            <text:p>9249.82593689</text:p>
          </table:table-cell>
          <table:table-cell office:value-type="float" office:value="9360.76949678" calcext:value-type="float">
            <text:p>9360.76949678</text:p>
          </table:table-cell>
          <table:table-cell office:value-type="float" office:value="9719.98803692" calcext:value-type="float">
            <text:p>9719.98803692</text:p>
          </table:table-cell>
          <table:table-cell office:value-type="float" office:value="9522.22165832" calcext:value-type="float">
            <text:p>9522.22165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0.49326077" calcext:value-type="float">
            <text:p>10.49326077</text:p>
          </table:table-cell>
          <table:table-cell office:value-type="float" office:value="10.8621274" calcext:value-type="float">
            <text:p>10.8621274</text:p>
          </table:table-cell>
          <table:table-cell office:value-type="float" office:value="11.87359043" calcext:value-type="float">
            <text:p>11.87359043</text:p>
          </table:table-cell>
          <table:table-cell office:value-type="float" office:value="13.18159503" calcext:value-type="float">
            <text:p>13.18159503</text:p>
          </table:table-cell>
          <table:table-cell office:value-type="float" office:value="12.62503712" calcext:value-type="float">
            <text:p>12.62503712</text:p>
          </table:table-cell>
          <table:table-cell office:value-type="float" office:value="12.20516831" calcext:value-type="float">
            <text:p>12.20516831</text:p>
          </table:table-cell>
          <table:table-cell office:value-type="float" office:value="13.08151246" calcext:value-type="float">
            <text:p>13.08151246</text:p>
          </table:table-cell>
          <table:table-cell office:value-type="float" office:value="13.47821948" calcext:value-type="float">
            <text:p>13.47821948</text:p>
          </table:table-cell>
          <table:table-cell office:value-type="float" office:value="14.25653887" calcext:value-type="float">
            <text:p>14.25653887</text:p>
          </table:table-cell>
          <table:table-cell office:value-type="float" office:value="16.83585665" calcext:value-type="float">
            <text:p>16.83585665</text:p>
          </table:table-cell>
          <table:table-cell office:value-type="float" office:value="18.53383974" calcext:value-type="float">
            <text:p>18.53383974</text:p>
          </table:table-cell>
          <table:table-cell office:value-type="float" office:value="19.85499235" calcext:value-type="float">
            <text:p>19.85499235</text:p>
          </table:table-cell>
          <table:table-cell office:value-type="float" office:value="24.55968278" calcext:value-type="float">
            <text:p>24.55968278</text:p>
          </table:table-cell>
          <table:table-cell office:value-type="float" office:value="28.58463504" calcext:value-type="float">
            <text:p>28.58463504</text:p>
          </table:table-cell>
          <table:table-cell office:value-type="float" office:value="30.69813693" calcext:value-type="float">
            <text:p>30.69813693</text:p>
          </table:table-cell>
          <table:table-cell office:value-type="float" office:value="38.95948969" calcext:value-type="float">
            <text:p>38.95948969</text:p>
          </table:table-cell>
          <table:table-cell office:value-type="float" office:value="45.72228723" calcext:value-type="float">
            <text:p>45.72228723</text:p>
          </table:table-cell>
          <table:table-cell office:value-type="float" office:value="38.41344055" calcext:value-type="float">
            <text:p>38.41344055</text:p>
          </table:table-cell>
          <table:table-cell office:value-type="float" office:value="37.18347407" calcext:value-type="float">
            <text:p>37.18347407</text:p>
          </table:table-cell>
          <table:table-cell office:value-type="float" office:value="39.86817954" calcext:value-type="float">
            <text:p>39.868179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uru</text:p>
          </table:table-cell>
          <table:table-cell office:value-type="string" calcext:value-type="string">
            <text:p>NRU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460.85717364" calcext:value-type="float">
            <text:p>460.85717364</text:p>
          </table:table-cell>
          <table:table-cell office:value-type="float" office:value="417.00996806" calcext:value-type="float">
            <text:p>417.00996806</text:p>
          </table:table-cell>
          <table:table-cell office:value-type="float" office:value="376.73632442" calcext:value-type="float">
            <text:p>376.73632442</text:p>
          </table:table-cell>
          <table:table-cell office:value-type="float" office:value="315.99387309" calcext:value-type="float">
            <text:p>315.99387309</text:p>
          </table:table-cell>
          <table:table-cell office:value-type="float" office:value="320.06146677" calcext:value-type="float">
            <text:p>320.06146677</text:p>
          </table:table-cell>
          <table:table-cell office:value-type="float" office:value="291.87993551" calcext:value-type="float">
            <text:p>291.87993551</text:p>
          </table:table-cell>
          <table:table-cell office:value-type="float" office:value="270.34264344" calcext:value-type="float">
            <text:p>270.34264344</text:p>
          </table:table-cell>
          <table:table-cell office:value-type="float" office:value="294.57042962" calcext:value-type="float">
            <text:p>294.57042962</text:p>
          </table:table-cell>
          <table:table-cell office:value-type="float" office:value="343.97093913" calcext:value-type="float">
            <text:p>343.97093913</text:p>
          </table:table-cell>
          <table:table-cell office:value-type="float" office:value="317.45159093" calcext:value-type="float">
            <text:p>317.45159093</text:p>
          </table:table-cell>
          <table:table-cell office:value-type="float" office:value="326.78166902" calcext:value-type="float">
            <text:p>326.78166902</text:p>
          </table:table-cell>
          <table:table-cell office:value-type="float" office:value="340.59830256" calcext:value-type="float">
            <text:p>340.59830256</text:p>
          </table:table-cell>
          <table:table-cell office:value-type="float" office:value="439.23575764" calcext:value-type="float">
            <text:p>439.23575764</text:p>
          </table:table-cell>
          <table:table-cell office:value-type="float" office:value="679.86484133" calcext:value-type="float">
            <text:p>679.86484133</text:p>
          </table:table-cell>
          <table:table-cell office:value-type="float" office:value="511.5599565" calcext:value-type="float">
            <text:p>511.5599565</text:p>
          </table:table-cell>
          <table:table-cell office:value-type="float" office:value="567.49963114" calcext:value-type="float">
            <text:p>567.49963114</text:p>
          </table:table-cell>
          <table:table-cell office:value-type="float" office:value="655.53265629" calcext:value-type="float">
            <text:p>655.53265629</text:p>
          </table:table-cell>
          <table:table-cell office:value-type="float" office:value="834.00056519" calcext:value-type="float">
            <text:p>834.00056519</text:p>
          </table:table-cell>
          <table:table-cell office:value-type="float" office:value="702.3177442" calcext:value-type="float">
            <text:p>702.3177442</text:p>
          </table:table-cell>
          <table:table-cell office:value-type="float" office:value="516.4416809" calcext:value-type="float">
            <text:p>516.44168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202.80555761" calcext:value-type="float">
            <text:p>1202.80555761</text:p>
          </table:table-cell>
          <table:table-cell office:value-type="float" office:value="1291.82227427" calcext:value-type="float">
            <text:p>1291.82227427</text:p>
          </table:table-cell>
          <table:table-cell office:value-type="float" office:value="1307.63805987" calcext:value-type="float">
            <text:p>1307.63805987</text:p>
          </table:table-cell>
          <table:table-cell office:value-type="float" office:value="1129.67643559" calcext:value-type="float">
            <text:p>1129.67643559</text:p>
          </table:table-cell>
          <table:table-cell office:value-type="float" office:value="1157.64107326" calcext:value-type="float">
            <text:p>1157.64107326</text:p>
          </table:table-cell>
          <table:table-cell office:value-type="float" office:value="1056.08026654" calcext:value-type="float">
            <text:p>1056.08026654</text:p>
          </table:table-cell>
          <table:table-cell office:value-type="float" office:value="1058.84151076" calcext:value-type="float">
            <text:p>1058.84151076</text:p>
          </table:table-cell>
          <table:table-cell office:value-type="float" office:value="1261.33797156" calcext:value-type="float">
            <text:p>1261.33797156</text:p>
          </table:table-cell>
          <table:table-cell office:value-type="float" office:value="1623.88432472" calcext:value-type="float">
            <text:p>1623.88432472</text:p>
          </table:table-cell>
          <table:table-cell office:value-type="float" office:value="1992.66435675" calcext:value-type="float">
            <text:p>1992.66435675</text:p>
          </table:table-cell>
          <table:table-cell office:value-type="float" office:value="2307.09691243" calcext:value-type="float">
            <text:p>2307.09691243</text:p>
          </table:table-cell>
          <table:table-cell office:value-type="float" office:value="2315.65412324" calcext:value-type="float">
            <text:p>2315.65412324</text:p>
          </table:table-cell>
          <table:table-cell office:value-type="float" office:value="2713.53514314" calcext:value-type="float">
            <text:p>2713.53514314</text:p>
          </table:table-cell>
          <table:table-cell office:value-type="float" office:value="3318.76752161" calcext:value-type="float">
            <text:p>3318.76752161</text:p>
          </table:table-cell>
          <table:table-cell office:value-type="float" office:value="3145.23658292" calcext:value-type="float">
            <text:p>3145.23658292</text:p>
          </table:table-cell>
          <table:table-cell office:value-type="float" office:value="3742.56022226" calcext:value-type="float">
            <text:p>3742.56022226</text:p>
          </table:table-cell>
          <table:table-cell office:value-type="float" office:value="4251.40305286" calcext:value-type="float">
            <text:p>4251.40305286</text:p>
          </table:table-cell>
          <table:table-cell office:value-type="float" office:value="4470.85877142" calcext:value-type="float">
            <text:p>4470.85877142</text:p>
          </table:table-cell>
          <table:table-cell office:value-type="float" office:value="4661.79537108" calcext:value-type="float">
            <text:p>4661.79537108</text:p>
          </table:table-cell>
          <table:table-cell office:value-type="float" office:value="4896.34802527" calcext:value-type="float">
            <text:p>4896.348025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ECD members</text:p>
          </table:table-cell>
          <table:table-cell office:value-type="string" calcext:value-type="string">
            <text:p>OED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2100.39440189034" calcext:value-type="float">
            <text:p>2100.3944018903</text:p>
          </table:table-cell>
          <table:table-cell office:value-type="float" office:value="2121.13843669834" calcext:value-type="float">
            <text:p>2121.1384366983</text:p>
          </table:table-cell>
          <table:table-cell office:value-type="float" office:value="2091.79632605936" calcext:value-type="float">
            <text:p>2091.7963260594</text:p>
          </table:table-cell>
          <table:table-cell office:value-type="float" office:value="2136.127544722" calcext:value-type="float">
            <text:p>2136.127544722</text:p>
          </table:table-cell>
          <table:table-cell office:value-type="float" office:value="2255.46069725042" calcext:value-type="float">
            <text:p>2255.4606972504</text:p>
          </table:table-cell>
          <table:table-cell office:value-type="float" office:value="2305.51893417376" calcext:value-type="float">
            <text:p>2305.5189341738</text:p>
          </table:table-cell>
          <table:table-cell office:value-type="float" office:value="2382.1618865753" calcext:value-type="float">
            <text:p>2382.1618865753</text:p>
          </table:table-cell>
          <table:table-cell office:value-type="float" office:value="2572.3868146725" calcext:value-type="float">
            <text:p>2572.3868146725</text:p>
          </table:table-cell>
          <table:table-cell office:value-type="float" office:value="2916.14136848995" calcext:value-type="float">
            <text:p>2916.14136849</text:p>
          </table:table-cell>
          <table:table-cell office:value-type="float" office:value="3207.66221010005" calcext:value-type="float">
            <text:p>3207.6622101001</text:p>
          </table:table-cell>
          <table:table-cell office:value-type="float" office:value="3394.69069134701" calcext:value-type="float">
            <text:p>3394.690691347</text:p>
          </table:table-cell>
          <table:table-cell office:value-type="float" office:value="3567.81270814594" calcext:value-type="float">
            <text:p>3567.8127081459</text:p>
          </table:table-cell>
          <table:table-cell office:value-type="float" office:value="3874.9032284194" calcext:value-type="float">
            <text:p>3874.9032284194</text:p>
          </table:table-cell>
          <table:table-cell office:value-type="float" office:value="4155.63663786962" calcext:value-type="float">
            <text:p>4155.6366378696</text:p>
          </table:table-cell>
          <table:table-cell office:value-type="float" office:value="4191.73686047859" calcext:value-type="float">
            <text:p>4191.7368604786</text:p>
          </table:table-cell>
          <table:table-cell office:value-type="float" office:value="4330.8575687986" calcext:value-type="float">
            <text:p>4330.8575687986</text:p>
          </table:table-cell>
          <table:table-cell office:value-type="float" office:value="4598.76446776096" calcext:value-type="float">
            <text:p>4598.764467761</text:p>
          </table:table-cell>
          <table:table-cell office:value-type="float" office:value="4602.73229997035" calcext:value-type="float">
            <text:p>4602.7322999704</text:p>
          </table:table-cell>
          <table:table-cell office:value-type="float" office:value="4637.00652253382" calcext:value-type="float">
            <text:p>4637.0065225338</text:p>
          </table:table-cell>
          <table:table-cell office:value-type="float" office:value="4739.08095488115" calcext:value-type="float">
            <text:p>4739.08095488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an</text:p>
          </table:table-cell>
          <table:table-cell office:value-type="string" calcext:value-type="string">
            <text:p>OMN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227.08538624" calcext:value-type="float">
            <text:p>227.08538624</text:p>
          </table:table-cell>
          <table:table-cell office:value-type="float" office:value="242.12434119" calcext:value-type="float">
            <text:p>242.12434119</text:p>
          </table:table-cell>
          <table:table-cell office:value-type="float" office:value="235.91875178" calcext:value-type="float">
            <text:p>235.91875178</text:p>
          </table:table-cell>
          <table:table-cell office:value-type="float" office:value="231.7171864" calcext:value-type="float">
            <text:p>231.7171864</text:p>
          </table:table-cell>
          <table:table-cell office:value-type="float" office:value="247.31630164" calcext:value-type="float">
            <text:p>247.31630164</text:p>
          </table:table-cell>
          <table:table-cell office:value-type="float" office:value="266.87946115" calcext:value-type="float">
            <text:p>266.87946115</text:p>
          </table:table-cell>
          <table:table-cell office:value-type="float" office:value="263.89384075" calcext:value-type="float">
            <text:p>263.89384075</text:p>
          </table:table-cell>
          <table:table-cell office:value-type="float" office:value="275.75610753" calcext:value-type="float">
            <text:p>275.75610753</text:p>
          </table:table-cell>
          <table:table-cell office:value-type="float" office:value="287.79508783" calcext:value-type="float">
            <text:p>287.79508783</text:p>
          </table:table-cell>
          <table:table-cell office:value-type="float" office:value="301.00061913" calcext:value-type="float">
            <text:p>301.00061913</text:p>
          </table:table-cell>
          <table:table-cell office:value-type="float" office:value="320.76909497" calcext:value-type="float">
            <text:p>320.76909497</text:p>
          </table:table-cell>
          <table:table-cell office:value-type="float" office:value="336.80882421" calcext:value-type="float">
            <text:p>336.80882421</text:p>
          </table:table-cell>
          <table:table-cell office:value-type="float" office:value="393.60123964" calcext:value-type="float">
            <text:p>393.60123964</text:p>
          </table:table-cell>
          <table:table-cell office:value-type="float" office:value="462.0733457" calcext:value-type="float">
            <text:p>462.0733457</text:p>
          </table:table-cell>
          <table:table-cell office:value-type="float" office:value="495.79040802" calcext:value-type="float">
            <text:p>495.79040802</text:p>
          </table:table-cell>
          <table:table-cell office:value-type="float" office:value="546.63827486" calcext:value-type="float">
            <text:p>546.63827486</text:p>
          </table:table-cell>
          <table:table-cell office:value-type="float" office:value="539.85767922" calcext:value-type="float">
            <text:p>539.85767922</text:p>
          </table:table-cell>
          <table:table-cell office:value-type="float" office:value="551.58168809" calcext:value-type="float">
            <text:p>551.58168809</text:p>
          </table:table-cell>
          <table:table-cell office:value-type="float" office:value="562.89254386" calcext:value-type="float">
            <text:p>562.89254386</text:p>
          </table:table-cell>
          <table:table-cell office:value-type="float" office:value="675.04339353" calcext:value-type="float">
            <text:p>675.04339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ther small states</text:p>
          </table:table-cell>
          <table:table-cell office:value-type="string" calcext:value-type="string">
            <text:p>OSS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95.22292660615" calcext:value-type="float">
            <text:p>195.2229266062</text:p>
          </table:table-cell>
          <table:table-cell office:value-type="float" office:value="208.35941917762" calcext:value-type="float">
            <text:p>208.3594191776</text:p>
          </table:table-cell>
          <table:table-cell office:value-type="float" office:value="207.671070212599" calcext:value-type="float">
            <text:p>207.6710702126</text:p>
          </table:table-cell>
          <table:table-cell office:value-type="float" office:value="213.968142345045" calcext:value-type="float">
            <text:p>213.968142345</text:p>
          </table:table-cell>
          <table:table-cell office:value-type="float" office:value="218.696837596225" calcext:value-type="float">
            <text:p>218.6968375962</text:p>
          </table:table-cell>
          <table:table-cell office:value-type="float" office:value="208.323667457641" calcext:value-type="float">
            <text:p>208.3236674576</text:p>
          </table:table-cell>
          <table:table-cell office:value-type="float" office:value="209.049445557764" calcext:value-type="float">
            <text:p>209.0494455578</text:p>
          </table:table-cell>
          <table:table-cell office:value-type="float" office:value="234.052125726002" calcext:value-type="float">
            <text:p>234.052125726</text:p>
          </table:table-cell>
          <table:table-cell office:value-type="float" office:value="308.353447094628" calcext:value-type="float">
            <text:p>308.3534470946</text:p>
          </table:table-cell>
          <table:table-cell office:value-type="float" office:value="359.275036320256" calcext:value-type="float">
            <text:p>359.2750363203</text:p>
          </table:table-cell>
          <table:table-cell office:value-type="float" office:value="398.261748191432" calcext:value-type="float">
            <text:p>398.2617481914</text:p>
          </table:table-cell>
          <table:table-cell office:value-type="float" office:value="420.27463610913" calcext:value-type="float">
            <text:p>420.2746361091</text:p>
          </table:table-cell>
          <table:table-cell office:value-type="float" office:value="478.964898503768" calcext:value-type="float">
            <text:p>478.9648985038</text:p>
          </table:table-cell>
          <table:table-cell office:value-type="float" office:value="537.09137446199" calcext:value-type="float">
            <text:p>537.091374462</text:p>
          </table:table-cell>
          <table:table-cell office:value-type="float" office:value="534.410705233425" calcext:value-type="float">
            <text:p>534.4107052334</text:p>
          </table:table-cell>
          <table:table-cell office:value-type="float" office:value="538.968683513045" calcext:value-type="float">
            <text:p>538.968683513</text:p>
          </table:table-cell>
          <table:table-cell office:value-type="float" office:value="603.693468245891" calcext:value-type="float">
            <text:p>603.6934682459</text:p>
          </table:table-cell>
          <table:table-cell office:value-type="float" office:value="639.951669250167" calcext:value-type="float">
            <text:p>639.9516692502</text:p>
          </table:table-cell>
          <table:table-cell office:value-type="float" office:value="661.161508016753" calcext:value-type="float">
            <text:p>661.1615080168</text:p>
          </table:table-cell>
          <table:table-cell office:value-type="float" office:value="674.984268030024" calcext:value-type="float">
            <text:p>674.984268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5.77863633" calcext:value-type="float">
            <text:p>15.77863633</text:p>
          </table:table-cell>
          <table:table-cell office:value-type="float" office:value="15.77354885" calcext:value-type="float">
            <text:p>15.77354885</text:p>
          </table:table-cell>
          <table:table-cell office:value-type="float" office:value="15.40773256" calcext:value-type="float">
            <text:p>15.40773256</text:p>
          </table:table-cell>
          <table:table-cell office:value-type="float" office:value="16.22215623" calcext:value-type="float">
            <text:p>16.22215623</text:p>
          </table:table-cell>
          <table:table-cell office:value-type="float" office:value="16.29797472" calcext:value-type="float">
            <text:p>16.29797472</text:p>
          </table:table-cell>
          <table:table-cell office:value-type="float" office:value="15.4982416" calcext:value-type="float">
            <text:p>15.4982416</text:p>
          </table:table-cell>
          <table:table-cell office:value-type="float" office:value="13.52505996" calcext:value-type="float">
            <text:p>13.52505996</text:p>
          </table:table-cell>
          <table:table-cell office:value-type="float" office:value="15.38972826" calcext:value-type="float">
            <text:p>15.38972826</text:p>
          </table:table-cell>
          <table:table-cell office:value-type="float" office:value="16.12032064" calcext:value-type="float">
            <text:p>16.12032064</text:p>
          </table:table-cell>
          <table:table-cell office:value-type="float" office:value="17.76321364" calcext:value-type="float">
            <text:p>17.76321364</text:p>
          </table:table-cell>
          <table:table-cell office:value-type="float" office:value="22.36315738" calcext:value-type="float">
            <text:p>22.36315738</text:p>
          </table:table-cell>
          <table:table-cell office:value-type="float" office:value="29.62585468" calcext:value-type="float">
            <text:p>29.62585468</text:p>
          </table:table-cell>
          <table:table-cell office:value-type="float" office:value="31.93098328" calcext:value-type="float">
            <text:p>31.93098328</text:p>
          </table:table-cell>
          <table:table-cell office:value-type="float" office:value="30.19104652" calcext:value-type="float">
            <text:p>30.19104652</text:p>
          </table:table-cell>
          <table:table-cell office:value-type="float" office:value="28.51186552" calcext:value-type="float">
            <text:p>28.51186552</text:p>
          </table:table-cell>
          <table:table-cell office:value-type="float" office:value="30.95275635" calcext:value-type="float">
            <text:p>30.95275635</text:p>
          </table:table-cell>
          <table:table-cell office:value-type="float" office:value="36.65905548" calcext:value-type="float">
            <text:p>36.65905548</text:p>
          </table:table-cell>
          <table:table-cell office:value-type="float" office:value="33.4661349" calcext:value-type="float">
            <text:p>33.4661349</text:p>
          </table:table-cell>
          <table:table-cell office:value-type="float" office:value="33.63909619" calcext:value-type="float">
            <text:p>33.63909619</text:p>
          </table:table-cell>
          <table:table-cell office:value-type="float" office:value="36.15485065" calcext:value-type="float">
            <text:p>36.154850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222.92627254" calcext:value-type="float">
            <text:p>222.92627254</text:p>
          </table:table-cell>
          <table:table-cell office:value-type="float" office:value="239.5839483" calcext:value-type="float">
            <text:p>239.5839483</text:p>
          </table:table-cell>
          <table:table-cell office:value-type="float" office:value="251.68793921" calcext:value-type="float">
            <text:p>251.68793921</text:p>
          </table:table-cell>
          <table:table-cell office:value-type="float" office:value="266.09346829" calcext:value-type="float">
            <text:p>266.09346829</text:p>
          </table:table-cell>
          <table:table-cell office:value-type="float" office:value="264.39359328" calcext:value-type="float">
            <text:p>264.39359328</text:p>
          </table:table-cell>
          <table:table-cell office:value-type="float" office:value="297.87856446" calcext:value-type="float">
            <text:p>297.87856446</text:p>
          </table:table-cell>
          <table:table-cell office:value-type="float" office:value="295.34608815" calcext:value-type="float">
            <text:p>295.34608815</text:p>
          </table:table-cell>
          <table:table-cell office:value-type="float" office:value="313.34983503" calcext:value-type="float">
            <text:p>313.34983503</text:p>
          </table:table-cell>
          <table:table-cell office:value-type="float" office:value="307.10277029" calcext:value-type="float">
            <text:p>307.10277029</text:p>
          </table:table-cell>
          <table:table-cell office:value-type="float" office:value="351.65188365" calcext:value-type="float">
            <text:p>351.65188365</text:p>
          </table:table-cell>
          <table:table-cell office:value-type="float" office:value="348.44685673" calcext:value-type="float">
            <text:p>348.44685673</text:p>
          </table:table-cell>
          <table:table-cell office:value-type="float" office:value="354.88071982" calcext:value-type="float">
            <text:p>354.88071982</text:p>
          </table:table-cell>
          <table:table-cell office:value-type="float" office:value="387.41297546" calcext:value-type="float">
            <text:p>387.41297546</text:p>
          </table:table-cell>
          <table:table-cell office:value-type="float" office:value="480.09490439" calcext:value-type="float">
            <text:p>480.09490439</text:p>
          </table:table-cell>
          <table:table-cell office:value-type="float" office:value="550.65608148" calcext:value-type="float">
            <text:p>550.65608148</text:p>
          </table:table-cell>
          <table:table-cell office:value-type="float" office:value="640.44037085" calcext:value-type="float">
            <text:p>640.44037085</text:p>
          </table:table-cell>
          <table:table-cell office:value-type="float" office:value="677.8308161" calcext:value-type="float">
            <text:p>677.8308161</text:p>
          </table:table-cell>
          <table:table-cell office:value-type="float" office:value="734.5554377" calcext:value-type="float">
            <text:p>734.5554377</text:p>
          </table:table-cell>
          <table:table-cell office:value-type="float" office:value="906.13785484" calcext:value-type="float">
            <text:p>906.13785484</text:p>
          </table:table-cell>
          <table:table-cell office:value-type="float" office:value="958.98176617" calcext:value-type="float">
            <text:p>958.981766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96.63333786" calcext:value-type="float">
            <text:p>96.63333786</text:p>
          </table:table-cell>
          <table:table-cell office:value-type="float" office:value="99.52016931" calcext:value-type="float">
            <text:p>99.52016931</text:p>
          </table:table-cell>
          <table:table-cell office:value-type="float" office:value="100.33631583" calcext:value-type="float">
            <text:p>100.33631583</text:p>
          </table:table-cell>
          <table:table-cell office:value-type="float" office:value="98.62405604" calcext:value-type="float">
            <text:p>98.62405604</text:p>
          </table:table-cell>
          <table:table-cell office:value-type="float" office:value="95.63709922" calcext:value-type="float">
            <text:p>95.63709922</text:p>
          </table:table-cell>
          <table:table-cell office:value-type="float" office:value="94.97100015" calcext:value-type="float">
            <text:p>94.97100015</text:p>
          </table:table-cell>
          <table:table-cell office:value-type="float" office:value="97.96567168" calcext:value-type="float">
            <text:p>97.96567168</text:p>
          </table:table-cell>
          <table:table-cell office:value-type="float" office:value="101.09915641" calcext:value-type="float">
            <text:p>101.09915641</text:p>
          </table:table-cell>
          <table:table-cell office:value-type="float" office:value="100.79896996" calcext:value-type="float">
            <text:p>100.79896996</text:p>
          </table:table-cell>
          <table:table-cell office:value-type="float" office:value="111.57986858" calcext:value-type="float">
            <text:p>111.57986858</text:p>
          </table:table-cell>
          <table:table-cell office:value-type="float" office:value="128.10257919" calcext:value-type="float">
            <text:p>128.10257919</text:p>
          </table:table-cell>
          <table:table-cell office:value-type="float" office:value="140.48432183" calcext:value-type="float">
            <text:p>140.48432183</text:p>
          </table:table-cell>
          <table:table-cell office:value-type="float" office:value="166.14630308" calcext:value-type="float">
            <text:p>166.14630308</text:p>
          </table:table-cell>
          <table:table-cell office:value-type="float" office:value="200.86694244" calcext:value-type="float">
            <text:p>200.86694244</text:p>
          </table:table-cell>
          <table:table-cell office:value-type="float" office:value="224.10092454" calcext:value-type="float">
            <text:p>224.10092454</text:p>
          </table:table-cell>
          <table:table-cell office:value-type="float" office:value="254.47770061" calcext:value-type="float">
            <text:p>254.47770061</text:p>
          </table:table-cell>
          <table:table-cell office:value-type="float" office:value="282.4539038" calcext:value-type="float">
            <text:p>282.4539038</text:p>
          </table:table-cell>
          <table:table-cell office:value-type="float" office:value="330.75285827" calcext:value-type="float">
            <text:p>330.75285827</text:p>
          </table:table-cell>
          <table:table-cell office:value-type="float" office:value="346.49262379" calcext:value-type="float">
            <text:p>346.49262379</text:p>
          </table:table-cell>
          <table:table-cell office:value-type="float" office:value="358.5769444" calcext:value-type="float">
            <text:p>358.5769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36.60889031" calcext:value-type="float">
            <text:p>36.60889031</text:p>
          </table:table-cell>
          <table:table-cell office:value-type="float" office:value="41.07563823" calcext:value-type="float">
            <text:p>41.07563823</text:p>
          </table:table-cell>
          <table:table-cell office:value-type="float" office:value="40.8018123" calcext:value-type="float">
            <text:p>40.8018123</text:p>
          </table:table-cell>
          <table:table-cell office:value-type="float" office:value="30.93895487" calcext:value-type="float">
            <text:p>30.93895487</text:p>
          </table:table-cell>
          <table:table-cell office:value-type="float" office:value="35.15429529" calcext:value-type="float">
            <text:p>35.15429529</text:p>
          </table:table-cell>
          <table:table-cell office:value-type="float" office:value="33.3656879" calcext:value-type="float">
            <text:p>33.3656879</text:p>
          </table:table-cell>
          <table:table-cell office:value-type="float" office:value="28.72498004" calcext:value-type="float">
            <text:p>28.72498004</text:p>
          </table:table-cell>
          <table:table-cell office:value-type="float" office:value="27.93334336" calcext:value-type="float">
            <text:p>27.93334336</text:p>
          </table:table-cell>
          <table:table-cell office:value-type="float" office:value="32.83779076" calcext:value-type="float">
            <text:p>32.83779076</text:p>
          </table:table-cell>
          <table:table-cell office:value-type="float" office:value="34.8667763" calcext:value-type="float">
            <text:p>34.8667763</text:p>
          </table:table-cell>
          <table:table-cell office:value-type="float" office:value="46.83083268" calcext:value-type="float">
            <text:p>46.83083268</text:p>
          </table:table-cell>
          <table:table-cell office:value-type="float" office:value="55.13389145" calcext:value-type="float">
            <text:p>55.13389145</text:p>
          </table:table-cell>
          <table:table-cell office:value-type="float" office:value="66.15252051" calcext:value-type="float">
            <text:p>66.15252051</text:p>
          </table:table-cell>
          <table:table-cell office:value-type="float" office:value="78.08119627" calcext:value-type="float">
            <text:p>78.08119627</text:p>
          </table:table-cell>
          <table:table-cell office:value-type="float" office:value="81.01420235" calcext:value-type="float">
            <text:p>81.01420235</text:p>
          </table:table-cell>
          <table:table-cell office:value-type="float" office:value="93.83228612" calcext:value-type="float">
            <text:p>93.83228612</text:p>
          </table:table-cell>
          <table:table-cell office:value-type="float" office:value="101.75068275" calcext:value-type="float">
            <text:p>101.75068275</text:p>
          </table:table-cell>
          <table:table-cell office:value-type="float" office:value="116.18828837" calcext:value-type="float">
            <text:p>116.18828837</text:p>
          </table:table-cell>
          <table:table-cell office:value-type="float" office:value="127.08827817" calcext:value-type="float">
            <text:p>127.08827817</text:p>
          </table:table-cell>
          <table:table-cell office:value-type="float" office:value="135.20222581" calcext:value-type="float">
            <text:p>135.202225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au</text:p>
          </table:table-cell>
          <table:table-cell office:value-type="string" calcext:value-type="string">
            <text:p>PLW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710.58029814" calcext:value-type="float">
            <text:p>710.58029814</text:p>
          </table:table-cell>
          <table:table-cell office:value-type="float" office:value="821.47565182" calcext:value-type="float">
            <text:p>821.47565182</text:p>
          </table:table-cell>
          <table:table-cell office:value-type="float" office:value="818.54109646" calcext:value-type="float">
            <text:p>818.54109646</text:p>
          </table:table-cell>
          <table:table-cell office:value-type="float" office:value="694.41518824" calcext:value-type="float">
            <text:p>694.41518824</text:p>
          </table:table-cell>
          <table:table-cell office:value-type="float" office:value="747.50533674" calcext:value-type="float">
            <text:p>747.50533674</text:p>
          </table:table-cell>
          <table:table-cell office:value-type="float" office:value="792.56161516" calcext:value-type="float">
            <text:p>792.56161516</text:p>
          </table:table-cell>
          <table:table-cell office:value-type="float" office:value="746.56182955" calcext:value-type="float">
            <text:p>746.56182955</text:p>
          </table:table-cell>
          <table:table-cell office:value-type="float" office:value="726.41673448" calcext:value-type="float">
            <text:p>726.41673448</text:p>
          </table:table-cell>
          <table:table-cell office:value-type="float" office:value="748.75623298" calcext:value-type="float">
            <text:p>748.75623298</text:p>
          </table:table-cell>
          <table:table-cell office:value-type="float" office:value="857.98184982" calcext:value-type="float">
            <text:p>857.98184982</text:p>
          </table:table-cell>
          <table:table-cell office:value-type="float" office:value="850.06742778" calcext:value-type="float">
            <text:p>850.06742778</text:p>
          </table:table-cell>
          <table:table-cell office:value-type="float" office:value="910.11486951" calcext:value-type="float">
            <text:p>910.11486951</text:p>
          </table:table-cell>
          <table:table-cell office:value-type="float" office:value="949.35878318" calcext:value-type="float">
            <text:p>949.35878318</text:p>
          </table:table-cell>
          <table:table-cell office:value-type="float" office:value="955.54141947" calcext:value-type="float">
            <text:p>955.54141947</text:p>
          </table:table-cell>
          <table:table-cell office:value-type="float" office:value="927.1698831" calcext:value-type="float">
            <text:p>927.1698831</text:p>
          </table:table-cell>
          <table:table-cell office:value-type="float" office:value="1024.21165194" calcext:value-type="float">
            <text:p>1024.21165194</text:p>
          </table:table-cell>
          <table:table-cell office:value-type="float" office:value="978.83227656" calcext:value-type="float">
            <text:p>978.83227656</text:p>
          </table:table-cell>
          <table:table-cell office:value-type="float" office:value="1046.21165986" calcext:value-type="float">
            <text:p>1046.21165986</text:p>
          </table:table-cell>
          <table:table-cell office:value-type="float" office:value="1089.77487512" calcext:value-type="float">
            <text:p>1089.77487512</text:p>
          </table:table-cell>
          <table:table-cell office:value-type="float" office:value="1150.30217177" calcext:value-type="float">
            <text:p>1150.302171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30.09605326" calcext:value-type="float">
            <text:p>30.09605326</text:p>
          </table:table-cell>
          <table:table-cell office:value-type="float" office:value="32.94974978" calcext:value-type="float">
            <text:p>32.94974978</text:p>
          </table:table-cell>
          <table:table-cell office:value-type="float" office:value="36.08209761" calcext:value-type="float">
            <text:p>36.08209761</text:p>
          </table:table-cell>
          <table:table-cell office:value-type="float" office:value="28.0989054" calcext:value-type="float">
            <text:p>28.0989054</text:p>
          </table:table-cell>
          <table:table-cell office:value-type="float" office:value="26.84288993" calcext:value-type="float">
            <text:p>26.84288993</text:p>
          </table:table-cell>
          <table:table-cell office:value-type="float" office:value="25.94062428" calcext:value-type="float">
            <text:p>25.94062428</text:p>
          </table:table-cell>
          <table:table-cell office:value-type="float" office:value="37.15013333" calcext:value-type="float">
            <text:p>37.15013333</text:p>
          </table:table-cell>
          <table:table-cell office:value-type="float" office:value="41.45548337" calcext:value-type="float">
            <text:p>41.45548337</text:p>
          </table:table-cell>
          <table:table-cell office:value-type="float" office:value="43.55157347" calcext:value-type="float">
            <text:p>43.55157347</text:p>
          </table:table-cell>
          <table:table-cell office:value-type="float" office:value="59.00858007" calcext:value-type="float">
            <text:p>59.00858007</text:p>
          </table:table-cell>
          <table:table-cell office:value-type="float" office:value="51.28990433" calcext:value-type="float">
            <text:p>51.28990433</text:p>
          </table:table-cell>
          <table:table-cell office:value-type="float" office:value="52.46686568" calcext:value-type="float">
            <text:p>52.46686568</text:p>
          </table:table-cell>
          <table:table-cell office:value-type="float" office:value="40.07598425" calcext:value-type="float">
            <text:p>40.07598425</text:p>
          </table:table-cell>
          <table:table-cell office:value-type="float" office:value="49.61374619" calcext:value-type="float">
            <text:p>49.61374619</text:p>
          </table:table-cell>
          <table:table-cell office:value-type="float" office:value="52.76448908" calcext:value-type="float">
            <text:p>52.76448908</text:p>
          </table:table-cell>
          <table:table-cell office:value-type="float" office:value="59.25104857" calcext:value-type="float">
            <text:p>59.25104857</text:p>
          </table:table-cell>
          <table:table-cell office:value-type="float" office:value="90.88729867" calcext:value-type="float">
            <text:p>90.88729867</text:p>
          </table:table-cell>
          <table:table-cell office:value-type="float" office:value="97.87854738" calcext:value-type="float">
            <text:p>97.87854738</text:p>
          </table:table-cell>
          <table:table-cell office:value-type="float" office:value="100.77142537" calcext:value-type="float">
            <text:p>100.77142537</text:p>
          </table:table-cell>
          <table:table-cell office:value-type="float" office:value="92.35819164" calcext:value-type="float">
            <text:p>92.358191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97.37968854" calcext:value-type="float">
            <text:p>197.37968854</text:p>
          </table:table-cell>
          <table:table-cell office:value-type="float" office:value="238.47739164" calcext:value-type="float">
            <text:p>238.47739164</text:p>
          </table:table-cell>
          <table:table-cell office:value-type="float" office:value="227.98788932" calcext:value-type="float">
            <text:p>227.98788932</text:p>
          </table:table-cell>
          <table:table-cell office:value-type="float" office:value="264.14254212" calcext:value-type="float">
            <text:p>264.14254212</text:p>
          </table:table-cell>
          <table:table-cell office:value-type="float" office:value="248.86455791" calcext:value-type="float">
            <text:p>248.86455791</text:p>
          </table:table-cell>
          <table:table-cell office:value-type="float" office:value="247.14109811" calcext:value-type="float">
            <text:p>247.14109811</text:p>
          </table:table-cell>
          <table:table-cell office:value-type="float" office:value="291.65928327" calcext:value-type="float">
            <text:p>291.65928327</text:p>
          </table:table-cell>
          <table:table-cell office:value-type="float" office:value="328.38300771" calcext:value-type="float">
            <text:p>328.38300771</text:p>
          </table:table-cell>
          <table:table-cell office:value-type="float" office:value="354.10742632" calcext:value-type="float">
            <text:p>354.10742632</text:p>
          </table:table-cell>
          <table:table-cell office:value-type="float" office:value="410.62024404" calcext:value-type="float">
            <text:p>410.62024404</text:p>
          </table:table-cell>
          <table:table-cell office:value-type="float" office:value="494.70323819" calcext:value-type="float">
            <text:p>494.70323819</text:p>
          </table:table-cell>
          <table:table-cell office:value-type="float" office:value="555.12253361" calcext:value-type="float">
            <text:p>555.12253361</text:p>
          </table:table-cell>
          <table:table-cell office:value-type="float" office:value="706.200195" calcext:value-type="float">
            <text:p>706.200195</text:p>
          </table:table-cell>
          <table:table-cell office:value-type="float" office:value="956.51998274" calcext:value-type="float">
            <text:p>956.51998274</text:p>
          </table:table-cell>
          <table:table-cell office:value-type="float" office:value="815.01432355" calcext:value-type="float">
            <text:p>815.01432355</text:p>
          </table:table-cell>
          <table:table-cell office:value-type="float" office:value="867.74529206" calcext:value-type="float">
            <text:p>867.74529206</text:p>
          </table:table-cell>
          <table:table-cell office:value-type="float" office:value="931.05203316" calcext:value-type="float">
            <text:p>931.05203316</text:p>
          </table:table-cell>
          <table:table-cell office:value-type="float" office:value="869.69816674" calcext:value-type="float">
            <text:p>869.69816674</text:p>
          </table:table-cell>
          <table:table-cell office:value-type="float" office:value="881.76911564" calcext:value-type="float">
            <text:p>881.76911564</text:p>
          </table:table-cell>
          <table:table-cell office:value-type="float" office:value="910.28378029" calcext:value-type="float">
            <text:p>910.283780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-demographic dividend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20.6999689605605" calcext:value-type="float">
            <text:p>20.6999689606</text:p>
          </table:table-cell>
          <table:table-cell office:value-type="float" office:value="25.5197864301665" calcext:value-type="float">
            <text:p>25.5197864302</text:p>
          </table:table-cell>
          <table:table-cell office:value-type="float" office:value="25.9465139716773" calcext:value-type="float">
            <text:p>25.9465139717</text:p>
          </table:table-cell>
          <table:table-cell office:value-type="float" office:value="27.7628258184989" calcext:value-type="float">
            <text:p>27.7628258185</text:p>
          </table:table-cell>
          <table:table-cell office:value-type="float" office:value="16.4426538615657" calcext:value-type="float">
            <text:p>16.4426538616</text:p>
          </table:table-cell>
          <table:table-cell office:value-type="float" office:value="16.9282352927967" calcext:value-type="float">
            <text:p>16.9282352928</text:p>
          </table:table-cell>
          <table:table-cell office:value-type="float" office:value="16.7193271747954" calcext:value-type="float">
            <text:p>16.7193271748</text:p>
          </table:table-cell>
          <table:table-cell office:value-type="float" office:value="17.1496768653036" calcext:value-type="float">
            <text:p>17.1496768653</text:p>
          </table:table-cell>
          <table:table-cell office:value-type="float" office:value="24.0252077472558" calcext:value-type="float">
            <text:p>24.0252077473</text:p>
          </table:table-cell>
          <table:table-cell office:value-type="float" office:value="29.833368894546" calcext:value-type="float">
            <text:p>29.8333688945</text:p>
          </table:table-cell>
          <table:table-cell office:value-type="float" office:value="34.0691340151644" calcext:value-type="float">
            <text:p>34.0691340152</text:p>
          </table:table-cell>
          <table:table-cell office:value-type="float" office:value="40.3830866142816" calcext:value-type="float">
            <text:p>40.3830866143</text:p>
          </table:table-cell>
          <table:table-cell office:value-type="float" office:value="49.6571908278257" calcext:value-type="float">
            <text:p>49.6571908278</text:p>
          </table:table-cell>
          <table:table-cell office:value-type="float" office:value="60.0610352174448" calcext:value-type="float">
            <text:p>60.0610352174</text:p>
          </table:table-cell>
          <table:table-cell office:value-type="float" office:value="57.2420842740071" calcext:value-type="float">
            <text:p>57.242084274</text:p>
          </table:table-cell>
          <table:table-cell office:value-type="float" office:value="59.4258812556388" calcext:value-type="float">
            <text:p>59.4258812556</text:p>
          </table:table-cell>
          <table:table-cell office:value-type="float" office:value="65.8487227772926" calcext:value-type="float">
            <text:p>65.8487227773</text:p>
          </table:table-cell>
          <table:table-cell office:value-type="float" office:value="71.6434800328176" calcext:value-type="float">
            <text:p>71.6434800328</text:p>
          </table:table-cell>
          <table:table-cell office:value-type="float" office:value="81.4977036951784" calcext:value-type="float">
            <text:p>81.4977036952</text:p>
          </table:table-cell>
          <table:table-cell office:value-type="float" office:value="81.399185227649" calcext:value-type="float">
            <text:p>81.3991852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orea, Dem. People’s Rep.</text:p>
          </table:table-cell>
          <table:table-cell office:value-type="string" calcext:value-type="string">
            <text:p>PRK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875.75703534" calcext:value-type="float">
            <text:p>875.75703534</text:p>
          </table:table-cell>
          <table:table-cell office:value-type="float" office:value="940.31879447" calcext:value-type="float">
            <text:p>940.31879447</text:p>
          </table:table-cell>
          <table:table-cell office:value-type="float" office:value="892.42548447" calcext:value-type="float">
            <text:p>892.42548447</text:p>
          </table:table-cell>
          <table:table-cell office:value-type="float" office:value="933.00904634" calcext:value-type="float">
            <text:p>933.00904634</text:p>
          </table:table-cell>
          <table:table-cell office:value-type="float" office:value="984.9286881" calcext:value-type="float">
            <text:p>984.9286881</text:p>
          </table:table-cell>
          <table:table-cell office:value-type="float" office:value="1055.67347869" calcext:value-type="float">
            <text:p>1055.67347869</text:p>
          </table:table-cell>
          <table:table-cell office:value-type="float" office:value="1071.10055401" calcext:value-type="float">
            <text:p>1071.10055401</text:p>
          </table:table-cell>
          <table:table-cell office:value-type="float" office:value="1182.29323946" calcext:value-type="float">
            <text:p>1182.29323946</text:p>
          </table:table-cell>
          <table:table-cell office:value-type="float" office:value="1506.95753338" calcext:value-type="float">
            <text:p>1506.95753338</text:p>
          </table:table-cell>
          <table:table-cell office:value-type="float" office:value="1777.18888848" calcext:value-type="float">
            <text:p>1777.18888848</text:p>
          </table:table-cell>
          <table:table-cell office:value-type="float" office:value="1875.6952533" calcext:value-type="float">
            <text:p>1875.6952533</text:p>
          </table:table-cell>
          <table:table-cell office:value-type="float" office:value="1919.2198619" calcext:value-type="float">
            <text:p>1919.2198619</text:p>
          </table:table-cell>
          <table:table-cell office:value-type="float" office:value="2193.50293797" calcext:value-type="float">
            <text:p>2193.50293797</text:p>
          </table:table-cell>
          <table:table-cell office:value-type="float" office:value="2457.71518583" calcext:value-type="float">
            <text:p>2457.71518583</text:p>
          </table:table-cell>
          <table:table-cell office:value-type="float" office:value="2403.95832211" calcext:value-type="float">
            <text:p>2403.95832211</text:p>
          </table:table-cell>
          <table:table-cell office:value-type="float" office:value="2352.31986028" calcext:value-type="float">
            <text:p>2352.31986028</text:p>
          </table:table-cell>
          <table:table-cell office:value-type="float" office:value="2332.35162751" calcext:value-type="float">
            <text:p>2332.35162751</text:p>
          </table:table-cell>
          <table:table-cell office:value-type="float" office:value="1999.81628644" calcext:value-type="float">
            <text:p>1999.81628644</text:p>
          </table:table-cell>
          <table:table-cell office:value-type="float" office:value="2059.46143413" calcext:value-type="float">
            <text:p>2059.46143413</text:p>
          </table:table-cell>
          <table:table-cell office:value-type="float" office:value="2096.82317586" calcext:value-type="float">
            <text:p>2096.823175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12.74159496" calcext:value-type="float">
            <text:p>112.74159496</text:p>
          </table:table-cell>
          <table:table-cell office:value-type="float" office:value="119.31740219" calcext:value-type="float">
            <text:p>119.31740219</text:p>
          </table:table-cell>
          <table:table-cell office:value-type="float" office:value="123.88096076" calcext:value-type="float">
            <text:p>123.88096076</text:p>
          </table:table-cell>
          <table:table-cell office:value-type="float" office:value="111.45445224" calcext:value-type="float">
            <text:p>111.45445224</text:p>
          </table:table-cell>
          <table:table-cell office:value-type="float" office:value="109.72379558" calcext:value-type="float">
            <text:p>109.72379558</text:p>
          </table:table-cell>
          <table:table-cell office:value-type="float" office:value="125.19642761" calcext:value-type="float">
            <text:p>125.19642761</text:p>
          </table:table-cell>
          <table:table-cell office:value-type="float" office:value="107.91238893" calcext:value-type="float">
            <text:p>107.91238893</text:p>
          </table:table-cell>
          <table:table-cell office:value-type="float" office:value="77.75149836" calcext:value-type="float">
            <text:p>77.75149836</text:p>
          </table:table-cell>
          <table:table-cell office:value-type="float" office:value="70.31608969" calcext:value-type="float">
            <text:p>70.31608969</text:p>
          </table:table-cell>
          <table:table-cell office:value-type="float" office:value="81.37057288" calcext:value-type="float">
            <text:p>81.37057288</text:p>
          </table:table-cell>
          <table:table-cell office:value-type="float" office:value="91.54397396" calcext:value-type="float">
            <text:p>91.54397396</text:p>
          </table:table-cell>
          <table:table-cell office:value-type="float" office:value="116.31681583" calcext:value-type="float">
            <text:p>116.31681583</text:p>
          </table:table-cell>
          <table:table-cell office:value-type="float" office:value="148.24717998" calcext:value-type="float">
            <text:p>148.24717998</text:p>
          </table:table-cell>
          <table:table-cell office:value-type="float" office:value="216.14685" calcext:value-type="float">
            <text:p>216.14685</text:p>
          </table:table-cell>
          <table:table-cell office:value-type="float" office:value="237.65765766" calcext:value-type="float">
            <text:p>237.65765766</text:p>
          </table:table-cell>
          <table:table-cell office:value-type="float" office:value="293.83275543" calcext:value-type="float">
            <text:p>293.83275543</text:p>
          </table:table-cell>
          <table:table-cell office:value-type="float" office:value="375.81376198" calcext:value-type="float">
            <text:p>375.81376198</text:p>
          </table:table-cell>
          <table:table-cell office:value-type="float" office:value="398.43770333" calcext:value-type="float">
            <text:p>398.43770333</text:p>
          </table:table-cell>
          <table:table-cell office:value-type="float" office:value="469.00794008" calcext:value-type="float">
            <text:p>469.00794008</text:p>
          </table:table-cell>
          <table:table-cell office:value-type="float" office:value="464.09236338" calcext:value-type="float">
            <text:p>464.092363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 Bank and Gaza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ific island small states</text:p>
          </table:table-cell>
          <table:table-cell office:value-type="string" calcext:value-type="string">
            <text:p>PSS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99.6370603737711" calcext:value-type="float">
            <text:p>99.6370603738</text:p>
          </table:table-cell>
          <table:table-cell office:value-type="float" office:value="95.7996443297697" calcext:value-type="float">
            <text:p>95.7996443298</text:p>
          </table:table-cell>
          <table:table-cell office:value-type="float" office:value="98.1536584436322" calcext:value-type="float">
            <text:p>98.1536584436</text:p>
          </table:table-cell>
          <table:table-cell office:value-type="float" office:value="82.3050593795049" calcext:value-type="float">
            <text:p>82.3050593795</text:p>
          </table:table-cell>
          <table:table-cell office:value-type="float" office:value="89.3987559670434" calcext:value-type="float">
            <text:p>89.398755967</text:p>
          </table:table-cell>
          <table:table-cell office:value-type="float" office:value="94.2771319741044" calcext:value-type="float">
            <text:p>94.2771319741</text:p>
          </table:table-cell>
          <table:table-cell office:value-type="float" office:value="90.4786494692621" calcext:value-type="float">
            <text:p>90.4786494693</text:p>
          </table:table-cell>
          <table:table-cell office:value-type="float" office:value="92.4345583889743" calcext:value-type="float">
            <text:p>92.434558389</text:p>
          </table:table-cell>
          <table:table-cell office:value-type="float" office:value="105.706401814829" calcext:value-type="float">
            <text:p>105.7064018148</text:p>
          </table:table-cell>
          <table:table-cell office:value-type="float" office:value="121.359648150841" calcext:value-type="float">
            <text:p>121.3596481508</text:p>
          </table:table-cell>
          <table:table-cell office:value-type="float" office:value="136.650582882834" calcext:value-type="float">
            <text:p>136.6505828828</text:p>
          </table:table-cell>
          <table:table-cell office:value-type="float" office:value="144.425798747778" calcext:value-type="float">
            <text:p>144.4257987478</text:p>
          </table:table-cell>
          <table:table-cell office:value-type="float" office:value="156.957878078778" calcext:value-type="float">
            <text:p>156.9578780788</text:p>
          </table:table-cell>
          <table:table-cell office:value-type="float" office:value="159.708364959142" calcext:value-type="float">
            <text:p>159.7083649591</text:p>
          </table:table-cell>
          <table:table-cell office:value-type="float" office:value="159.041534372566" calcext:value-type="float">
            <text:p>159.0415343726</text:p>
          </table:table-cell>
          <table:table-cell office:value-type="float" office:value="175.220408981028" calcext:value-type="float">
            <text:p>175.220408981</text:p>
          </table:table-cell>
          <table:table-cell office:value-type="float" office:value="182.751180202062" calcext:value-type="float">
            <text:p>182.7511802021</text:p>
          </table:table-cell>
          <table:table-cell office:value-type="float" office:value="190.824279747977" calcext:value-type="float">
            <text:p>190.824279748</text:p>
          </table:table-cell>
          <table:table-cell office:value-type="float" office:value="199.878356250092" calcext:value-type="float">
            <text:p>199.8783562501</text:p>
          </table:table-cell>
          <table:table-cell office:value-type="float" office:value="210.911420814041" calcext:value-type="float">
            <text:p>210.9114208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-demographic divide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2332.10073720378" calcext:value-type="float">
            <text:p>2332.1007372038</text:p>
          </table:table-cell>
          <table:table-cell office:value-type="float" office:value="2357.00578996218" calcext:value-type="float">
            <text:p>2357.0057899622</text:p>
          </table:table-cell>
          <table:table-cell office:value-type="float" office:value="2324.09268549673" calcext:value-type="float">
            <text:p>2324.0926854967</text:p>
          </table:table-cell>
          <table:table-cell office:value-type="float" office:value="2374.94916626494" calcext:value-type="float">
            <text:p>2374.9491662649</text:p>
          </table:table-cell>
          <table:table-cell office:value-type="float" office:value="2509.671651934" calcext:value-type="float">
            <text:p>2509.671651934</text:p>
          </table:table-cell>
          <table:table-cell office:value-type="float" office:value="2564.51830758444" calcext:value-type="float">
            <text:p>2564.5183075844</text:p>
          </table:table-cell>
          <table:table-cell office:value-type="float" office:value="2653.69066583426" calcext:value-type="float">
            <text:p>2653.6906658343</text:p>
          </table:table-cell>
          <table:table-cell office:value-type="float" office:value="2872.07801487586" calcext:value-type="float">
            <text:p>2872.0780148759</text:p>
          </table:table-cell>
          <table:table-cell office:value-type="float" office:value="3263.79105497218" calcext:value-type="float">
            <text:p>3263.7910549722</text:p>
          </table:table-cell>
          <table:table-cell office:value-type="float" office:value="3591.62733420249" calcext:value-type="float">
            <text:p>3591.6273342025</text:p>
          </table:table-cell>
          <table:table-cell office:value-type="float" office:value="3803.10859452546" calcext:value-type="float">
            <text:p>3803.1085945255</text:p>
          </table:table-cell>
          <table:table-cell office:value-type="float" office:value="3999.31516139579" calcext:value-type="float">
            <text:p>3999.3151613958</text:p>
          </table:table-cell>
          <table:table-cell office:value-type="float" office:value="4343.2293572144" calcext:value-type="float">
            <text:p>4343.2293572144</text:p>
          </table:table-cell>
          <table:table-cell office:value-type="float" office:value="4656.84834787096" calcext:value-type="float">
            <text:p>4656.848347871</text:p>
          </table:table-cell>
          <table:table-cell office:value-type="float" office:value="4727.56643558263" calcext:value-type="float">
            <text:p>4727.5664355826</text:p>
          </table:table-cell>
          <table:table-cell office:value-type="float" office:value="4887.62492475633" calcext:value-type="float">
            <text:p>4887.6249247563</text:p>
          </table:table-cell>
          <table:table-cell office:value-type="float" office:value="5205.19101667506" calcext:value-type="float">
            <text:p>5205.1910166751</text:p>
          </table:table-cell>
          <table:table-cell office:value-type="float" office:value="5220.58227506199" calcext:value-type="float">
            <text:p>5220.582275062</text:p>
          </table:table-cell>
          <table:table-cell office:value-type="float" office:value="5263.10768461422" calcext:value-type="float">
            <text:p>5263.1076846142</text:p>
          </table:table-cell>
          <table:table-cell office:value-type="float" office:value="5390.83206329282" calcext:value-type="float">
            <text:p>5390.83206329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nch Polynesia</text:p>
          </table:table-cell>
          <table:table-cell office:value-type="string" calcext:value-type="string">
            <text:p>PYF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atar</text:p>
          </table:table-cell>
          <table:table-cell office:value-type="string" calcext:value-type="string">
            <text:p>QAT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601.71434893" calcext:value-type="float">
            <text:p>601.71434893</text:p>
          </table:table-cell>
          <table:table-cell office:value-type="float" office:value="653.45452538" calcext:value-type="float">
            <text:p>653.45452538</text:p>
          </table:table-cell>
          <table:table-cell office:value-type="float" office:value="672.57469855" calcext:value-type="float">
            <text:p>672.57469855</text:p>
          </table:table-cell>
          <table:table-cell office:value-type="float" office:value="635.7027162" calcext:value-type="float">
            <text:p>635.7027162</text:p>
          </table:table-cell>
          <table:table-cell office:value-type="float" office:value="630.86591046" calcext:value-type="float">
            <text:p>630.86591046</text:p>
          </table:table-cell>
          <table:table-cell office:value-type="float" office:value="651.8008607" calcext:value-type="float">
            <text:p>651.8008607</text:p>
          </table:table-cell>
          <table:table-cell office:value-type="float" office:value="730.57224935" calcext:value-type="float">
            <text:p>730.57224935</text:p>
          </table:table-cell>
          <table:table-cell office:value-type="float" office:value="827.74046476" calcext:value-type="float">
            <text:p>827.74046476</text:p>
          </table:table-cell>
          <table:table-cell office:value-type="float" office:value="1458.93271938" calcext:value-type="float">
            <text:p>1458.93271938</text:p>
          </table:table-cell>
          <table:table-cell office:value-type="float" office:value="1563.69596464" calcext:value-type="float">
            <text:p>1563.69596464</text:p>
          </table:table-cell>
          <table:table-cell office:value-type="float" office:value="1603.30027699" calcext:value-type="float">
            <text:p>1603.30027699</text:p>
          </table:table-cell>
          <table:table-cell office:value-type="float" office:value="1591.21382853" calcext:value-type="float">
            <text:p>1591.21382853</text:p>
          </table:table-cell>
          <table:table-cell office:value-type="float" office:value="1563.75088523" calcext:value-type="float">
            <text:p>1563.75088523</text:p>
          </table:table-cell>
          <table:table-cell office:value-type="float" office:value="1555.81446668" calcext:value-type="float">
            <text:p>1555.81446668</text:p>
          </table:table-cell>
          <table:table-cell office:value-type="float" office:value="1618.84328078" calcext:value-type="float">
            <text:p>1618.84328078</text:p>
          </table:table-cell>
          <table:table-cell office:value-type="float" office:value="1483.08538168" calcext:value-type="float">
            <text:p>1483.08538168</text:p>
          </table:table-cell>
          <table:table-cell office:value-type="float" office:value="1716.89144357" calcext:value-type="float">
            <text:p>1716.89144357</text:p>
          </table:table-cell>
          <table:table-cell office:value-type="float" office:value="2031.81419943" calcext:value-type="float">
            <text:p>2031.81419943</text:p>
          </table:table-cell>
          <table:table-cell office:value-type="float" office:value="2067.50838796" calcext:value-type="float">
            <text:p>2067.50838796</text:p>
          </table:table-cell>
          <table:table-cell office:value-type="float" office:value="2106.35550287" calcext:value-type="float">
            <text:p>2106.355502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53.28660213" calcext:value-type="float">
            <text:p>53.28660213</text:p>
          </table:table-cell>
          <table:table-cell office:value-type="float" office:value="52.65654401" calcext:value-type="float">
            <text:p>52.65654401</text:p>
          </table:table-cell>
          <table:table-cell office:value-type="float" office:value="66.32548437" calcext:value-type="float">
            <text:p>66.32548437</text:p>
          </table:table-cell>
          <table:table-cell office:value-type="float" office:value="69.66704014" calcext:value-type="float">
            <text:p>69.66704014</text:p>
          </table:table-cell>
          <table:table-cell office:value-type="float" office:value="67.53149262" calcext:value-type="float">
            <text:p>67.53149262</text:p>
          </table:table-cell>
          <table:table-cell office:value-type="float" office:value="72.61456341" calcext:value-type="float">
            <text:p>72.61456341</text:p>
          </table:table-cell>
          <table:table-cell office:value-type="float" office:value="79.1604437" calcext:value-type="float">
            <text:p>79.1604437</text:p>
          </table:table-cell>
          <table:table-cell office:value-type="float" office:value="96.65908781" calcext:value-type="float">
            <text:p>96.65908781</text:p>
          </table:table-cell>
          <table:table-cell office:value-type="float" office:value="146.69956102" calcext:value-type="float">
            <text:p>146.69956102</text:p>
          </table:table-cell>
          <table:table-cell office:value-type="float" office:value="192.78775006" calcext:value-type="float">
            <text:p>192.78775006</text:p>
          </table:table-cell>
          <table:table-cell office:value-type="float" office:value="255.28539347" calcext:value-type="float">
            <text:p>255.28539347</text:p>
          </table:table-cell>
          <table:table-cell office:value-type="float" office:value="294.1443445" calcext:value-type="float">
            <text:p>294.1443445</text:p>
          </table:table-cell>
          <table:table-cell office:value-type="float" office:value="423.8460885" calcext:value-type="float">
            <text:p>423.8460885</text:p>
          </table:table-cell>
          <table:table-cell office:value-type="float" office:value="541.4711243" calcext:value-type="float">
            <text:p>541.4711243</text:p>
          </table:table-cell>
          <table:table-cell office:value-type="float" office:value="456.80662635" calcext:value-type="float">
            <text:p>456.80662635</text:p>
          </table:table-cell>
          <table:table-cell office:value-type="float" office:value="482.9457049" calcext:value-type="float">
            <text:p>482.9457049</text:p>
          </table:table-cell>
          <table:table-cell office:value-type="float" office:value="507.67805529" calcext:value-type="float">
            <text:p>507.67805529</text:p>
          </table:table-cell>
          <table:table-cell office:value-type="float" office:value="467.64442598" calcext:value-type="float">
            <text:p>467.64442598</text:p>
          </table:table-cell>
          <table:table-cell office:value-type="float" office:value="535.47585465" calcext:value-type="float">
            <text:p>535.47585465</text:p>
          </table:table-cell>
          <table:table-cell office:value-type="float" office:value="556.80968473" calcext:value-type="float">
            <text:p>556.809684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13.30726094" calcext:value-type="float">
            <text:p>113.30726094</text:p>
          </table:table-cell>
          <table:table-cell office:value-type="float" office:value="146.97922624" calcext:value-type="float">
            <text:p>146.97922624</text:p>
          </table:table-cell>
          <table:table-cell office:value-type="float" office:value="194.57312762" calcext:value-type="float">
            <text:p>194.57312762</text:p>
          </table:table-cell>
          <table:table-cell office:value-type="float" office:value="121.70061232" calcext:value-type="float">
            <text:p>121.70061232</text:p>
          </table:table-cell>
          <table:table-cell office:value-type="float" office:value="77.27970157" calcext:value-type="float">
            <text:p>77.27970157</text:p>
          </table:table-cell>
          <table:table-cell office:value-type="float" office:value="96.18997485" calcext:value-type="float">
            <text:p>96.18997485</text:p>
          </table:table-cell>
          <table:table-cell office:value-type="float" office:value="119.11219498" calcext:value-type="float">
            <text:p>119.11219498</text:p>
          </table:table-cell>
          <table:table-cell office:value-type="float" office:value="142.17238601" calcext:value-type="float">
            <text:p>142.17238601</text:p>
          </table:table-cell>
          <table:table-cell office:value-type="float" office:value="167.36663979" calcext:value-type="float">
            <text:p>167.36663979</text:p>
          </table:table-cell>
          <table:table-cell office:value-type="float" office:value="213.47510305" calcext:value-type="float">
            <text:p>213.47510305</text:p>
          </table:table-cell>
          <table:table-cell office:value-type="float" office:value="276.91262338" calcext:value-type="float">
            <text:p>276.91262338</text:p>
          </table:table-cell>
          <table:table-cell office:value-type="float" office:value="367.67601447" calcext:value-type="float">
            <text:p>367.67601447</text:p>
          </table:table-cell>
          <table:table-cell office:value-type="float" office:value="490.02294061" calcext:value-type="float">
            <text:p>490.02294061</text:p>
          </table:table-cell>
          <table:table-cell office:value-type="float" office:value="718.67177762" calcext:value-type="float">
            <text:p>718.67177762</text:p>
          </table:table-cell>
          <table:table-cell office:value-type="float" office:value="631.99061343" calcext:value-type="float">
            <text:p>631.99061343</text:p>
          </table:table-cell>
          <table:table-cell office:value-type="float" office:value="727.3728625" calcext:value-type="float">
            <text:p>727.3728625</text:p>
          </table:table-cell>
          <table:table-cell office:value-type="float" office:value="879.59598939" calcext:value-type="float">
            <text:p>879.59598939</text:p>
          </table:table-cell>
          <table:table-cell office:value-type="float" office:value="963.48535489" calcext:value-type="float">
            <text:p>963.48535489</text:p>
          </table:table-cell>
          <table:table-cell office:value-type="float" office:value="1023.90331556" calcext:value-type="float">
            <text:p>1023.90331556</text:p>
          </table:table-cell>
          <table:table-cell office:value-type="float" office:value="892.85156292" calcext:value-type="float">
            <text:p>892.851562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9.33575834" calcext:value-type="float">
            <text:p>9.33575834</text:p>
          </table:table-cell>
          <table:table-cell office:value-type="float" office:value="10.05409115" calcext:value-type="float">
            <text:p>10.05409115</text:p>
          </table:table-cell>
          <table:table-cell office:value-type="float" office:value="12.57081486" calcext:value-type="float">
            <text:p>12.57081486</text:p>
          </table:table-cell>
          <table:table-cell office:value-type="float" office:value="14.33508154" calcext:value-type="float">
            <text:p>14.33508154</text:p>
          </table:table-cell>
          <table:table-cell office:value-type="float" office:value="10.95823586" calcext:value-type="float">
            <text:p>10.95823586</text:p>
          </table:table-cell>
          <table:table-cell office:value-type="float" office:value="9.12830318" calcext:value-type="float">
            <text:p>9.12830318</text:p>
          </table:table-cell>
          <table:table-cell office:value-type="float" office:value="8.80663844" calcext:value-type="float">
            <text:p>8.80663844</text:p>
          </table:table-cell>
          <table:table-cell office:value-type="float" office:value="8.20312059" calcext:value-type="float">
            <text:p>8.20312059</text:p>
          </table:table-cell>
          <table:table-cell office:value-type="float" office:value="13.47784062" calcext:value-type="float">
            <text:p>13.47784062</text:p>
          </table:table-cell>
          <table:table-cell office:value-type="float" office:value="14.77667802" calcext:value-type="float">
            <text:p>14.77667802</text:p>
          </table:table-cell>
          <table:table-cell office:value-type="float" office:value="19.58341557" calcext:value-type="float">
            <text:p>19.58341557</text:p>
          </table:table-cell>
          <table:table-cell office:value-type="float" office:value="33.74981477" calcext:value-type="float">
            <text:p>33.74981477</text:p>
          </table:table-cell>
          <table:table-cell office:value-type="float" office:value="33.81060938" calcext:value-type="float">
            <text:p>33.81060938</text:p>
          </table:table-cell>
          <table:table-cell office:value-type="float" office:value="37.68590756" calcext:value-type="float">
            <text:p>37.68590756</text:p>
          </table:table-cell>
          <table:table-cell office:value-type="float" office:value="38.14104042" calcext:value-type="float">
            <text:p>38.14104042</text:p>
          </table:table-cell>
          <table:table-cell office:value-type="float" office:value="43.78889493" calcext:value-type="float">
            <text:p>43.78889493</text:p>
          </table:table-cell>
          <table:table-cell office:value-type="float" office:value="46.79306593" calcext:value-type="float">
            <text:p>46.79306593</text:p>
          </table:table-cell>
          <table:table-cell office:value-type="float" office:value="51.24153914" calcext:value-type="float">
            <text:p>51.24153914</text:p>
          </table:table-cell>
          <table:table-cell office:value-type="float" office:value="52.20386055" calcext:value-type="float">
            <text:p>52.20386055</text:p>
          </table:table-cell>
          <table:table-cell office:value-type="float" office:value="52.48366269" calcext:value-type="float">
            <text:p>52.483662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 Asia</text:p>
          </table:table-cell>
          <table:table-cell office:value-type="string" calcext:value-type="string">
            <text:p>SAS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5.3446292497504" calcext:value-type="float">
            <text:p>15.3446292498</text:p>
          </table:table-cell>
          <table:table-cell office:value-type="float" office:value="15.5512601467488" calcext:value-type="float">
            <text:p>15.5512601467</text:p>
          </table:table-cell>
          <table:table-cell office:value-type="float" office:value="17.231304302881" calcext:value-type="float">
            <text:p>17.2313043029</text:p>
          </table:table-cell>
          <table:table-cell office:value-type="float" office:value="17.4359033780482" calcext:value-type="float">
            <text:p>17.435903378</text:p>
          </table:table-cell>
          <table:table-cell office:value-type="float" office:value="17.2970806959971" calcext:value-type="float">
            <text:p>17.297080696</text:p>
          </table:table-cell>
          <table:table-cell office:value-type="float" office:value="18.2822111709587" calcext:value-type="float">
            <text:p>18.282211171</text:p>
          </table:table-cell>
          <table:table-cell office:value-type="float" office:value="19.1526750741284" calcext:value-type="float">
            <text:p>19.1526750741</text:p>
          </table:table-cell>
          <table:table-cell office:value-type="float" office:value="19.4936267021325" calcext:value-type="float">
            <text:p>19.4936267021</text:p>
          </table:table-cell>
          <table:table-cell office:value-type="float" office:value="21.6891208943692" calcext:value-type="float">
            <text:p>21.6891208944</text:p>
          </table:table-cell>
          <table:table-cell office:value-type="float" office:value="24.51033603916" calcext:value-type="float">
            <text:p>24.5103360392</text:p>
          </table:table-cell>
          <table:table-cell office:value-type="float" office:value="28.5917211212693" calcext:value-type="float">
            <text:p>28.5917211213</text:p>
          </table:table-cell>
          <table:table-cell office:value-type="float" office:value="32.0551897133805" calcext:value-type="float">
            <text:p>32.0551897134</text:p>
          </table:table-cell>
          <table:table-cell office:value-type="float" office:value="39.1538630291279" calcext:value-type="float">
            <text:p>39.1538630291</text:p>
          </table:table-cell>
          <table:table-cell office:value-type="float" office:value="42.3538745650991" calcext:value-type="float">
            <text:p>42.3538745651</text:p>
          </table:table-cell>
          <table:table-cell office:value-type="float" office:value="43.5777172700932" calcext:value-type="float">
            <text:p>43.5777172701</text:p>
          </table:table-cell>
          <table:table-cell office:value-type="float" office:value="52.8670136177222" calcext:value-type="float">
            <text:p>52.8670136177</text:p>
          </table:table-cell>
          <table:table-cell office:value-type="float" office:value="58.8348675049581" calcext:value-type="float">
            <text:p>58.834867505</text:p>
          </table:table-cell>
          <table:table-cell office:value-type="float" office:value="57.8702290499891" calcext:value-type="float">
            <text:p>57.87022905</text:p>
          </table:table-cell>
          <table:table-cell office:value-type="float" office:value="61.0796288893255" calcext:value-type="float">
            <text:p>61.0796288893</text:p>
          </table:table-cell>
          <table:table-cell office:value-type="float" office:value="66.6840567027176" calcext:value-type="float">
            <text:p>66.68405670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221.28704409" calcext:value-type="float">
            <text:p>221.28704409</text:p>
          </table:table-cell>
          <table:table-cell office:value-type="float" office:value="239.00530439" calcext:value-type="float">
            <text:p>239.00530439</text:p>
          </table:table-cell>
          <table:table-cell office:value-type="float" office:value="251.94029287" calcext:value-type="float">
            <text:p>251.94029287</text:p>
          </table:table-cell>
          <table:table-cell office:value-type="float" office:value="237.85830363" calcext:value-type="float">
            <text:p>237.85830363</text:p>
          </table:table-cell>
          <table:table-cell office:value-type="float" office:value="316.80335796" calcext:value-type="float">
            <text:p>316.80335796</text:p>
          </table:table-cell>
          <table:table-cell office:value-type="float" office:value="373.08982798" calcext:value-type="float">
            <text:p>373.08982798</text:p>
          </table:table-cell>
          <table:table-cell office:value-type="float" office:value="373.30448538" calcext:value-type="float">
            <text:p>373.30448538</text:p>
          </table:table-cell>
          <table:table-cell office:value-type="float" office:value="356.18458436" calcext:value-type="float">
            <text:p>356.18458436</text:p>
          </table:table-cell>
          <table:table-cell office:value-type="float" office:value="369.17013721" calcext:value-type="float">
            <text:p>369.17013721</text:p>
          </table:table-cell>
          <table:table-cell office:value-type="float" office:value="385.49369558" calcext:value-type="float">
            <text:p>385.49369558</text:p>
          </table:table-cell>
          <table:table-cell office:value-type="float" office:value="453.79538727" calcext:value-type="float">
            <text:p>453.79538727</text:p>
          </table:table-cell>
          <table:table-cell office:value-type="float" office:value="526.31169269" calcext:value-type="float">
            <text:p>526.31169269</text:p>
          </table:table-cell>
          <table:table-cell office:value-type="float" office:value="556.15812887" calcext:value-type="float">
            <text:p>556.15812887</text:p>
          </table:table-cell>
          <table:table-cell office:value-type="float" office:value="557.86701783" calcext:value-type="float">
            <text:p>557.86701783</text:p>
          </table:table-cell>
          <table:table-cell office:value-type="float" office:value="639.73698254" calcext:value-type="float">
            <text:p>639.73698254</text:p>
          </table:table-cell>
          <table:table-cell office:value-type="float" office:value="655.07056676" calcext:value-type="float">
            <text:p>655.07056676</text:p>
          </table:table-cell>
          <table:table-cell office:value-type="float" office:value="829.24598404" calcext:value-type="float">
            <text:p>829.24598404</text:p>
          </table:table-cell>
          <table:table-cell office:value-type="float" office:value="961.3441153" calcext:value-type="float">
            <text:p>961.3441153</text:p>
          </table:table-cell>
          <table:table-cell office:value-type="float" office:value="1052.09649526" calcext:value-type="float">
            <text:p>1052.09649526</text:p>
          </table:table-cell>
          <table:table-cell office:value-type="float" office:value="1147.44557652" calcext:value-type="float">
            <text:p>1147.445576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20.7335606" calcext:value-type="float">
            <text:p>20.7335606</text:p>
          </table:table-cell>
          <table:table-cell office:value-type="float" office:value="14.59029107" calcext:value-type="float">
            <text:p>14.59029107</text:p>
          </table:table-cell>
          <table:table-cell office:value-type="float" office:value="16.57142676" calcext:value-type="float">
            <text:p>16.57142676</text:p>
          </table:table-cell>
          <table:table-cell office:value-type="float" office:value="16.783946" calcext:value-type="float">
            <text:p>16.783946</text:p>
          </table:table-cell>
          <table:table-cell office:value-type="float" office:value="14.93651263" calcext:value-type="float">
            <text:p>14.93651263</text:p>
          </table:table-cell>
          <table:table-cell office:value-type="float" office:value="15.03872204" calcext:value-type="float">
            <text:p>15.03872204</text:p>
          </table:table-cell>
          <table:table-cell office:value-type="float" office:value="16.16240572" calcext:value-type="float">
            <text:p>16.16240572</text:p>
          </table:table-cell>
          <table:table-cell office:value-type="float" office:value="18.07519257" calcext:value-type="float">
            <text:p>18.07519257</text:p>
          </table:table-cell>
          <table:table-cell office:value-type="float" office:value="22.34329951" calcext:value-type="float">
            <text:p>22.34329951</text:p>
          </table:table-cell>
          <table:table-cell office:value-type="float" office:value="28.99705246" calcext:value-type="float">
            <text:p>28.99705246</text:p>
          </table:table-cell>
          <table:table-cell office:value-type="float" office:value="34.93542591" calcext:value-type="float">
            <text:p>34.93542591</text:p>
          </table:table-cell>
          <table:table-cell office:value-type="float" office:value="54.17337061" calcext:value-type="float">
            <text:p>54.17337061</text:p>
          </table:table-cell>
          <table:table-cell office:value-type="float" office:value="83.46598036" calcext:value-type="float">
            <text:p>83.46598036</text:p>
          </table:table-cell>
          <table:table-cell office:value-type="float" office:value="114.68490041" calcext:value-type="float">
            <text:p>114.68490041</text:p>
          </table:table-cell>
          <table:table-cell office:value-type="float" office:value="109.97087204" calcext:value-type="float">
            <text:p>109.97087204</text:p>
          </table:table-cell>
          <table:table-cell office:value-type="float" office:value="118.97410975" calcext:value-type="float">
            <text:p>118.97410975</text:p>
          </table:table-cell>
          <table:table-cell office:value-type="float" office:value="120.34461155" calcext:value-type="float">
            <text:p>120.34461155</text:p>
          </table:table-cell>
          <table:table-cell office:value-type="float" office:value="112.64870777" calcext:value-type="float">
            <text:p>112.64870777</text:p>
          </table:table-cell>
          <table:table-cell office:value-type="float" office:value="119.37811314" calcext:value-type="float">
            <text:p>119.37811314</text:p>
          </table:table-cell>
          <table:table-cell office:value-type="float" office:value="129.84387706" calcext:value-type="float">
            <text:p>129.84387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22.03558854" calcext:value-type="float">
            <text:p>22.03558854</text:p>
          </table:table-cell>
          <table:table-cell office:value-type="float" office:value="23.14480483" calcext:value-type="float">
            <text:p>23.14480483</text:p>
          </table:table-cell>
          <table:table-cell office:value-type="float" office:value="20.08857657" calcext:value-type="float">
            <text:p>20.08857657</text:p>
          </table:table-cell>
          <table:table-cell office:value-type="float" office:value="21.2540616" calcext:value-type="float">
            <text:p>21.2540616</text:p>
          </table:table-cell>
          <table:table-cell office:value-type="float" office:value="24.01328329" calcext:value-type="float">
            <text:p>24.01328329</text:p>
          </table:table-cell>
          <table:table-cell office:value-type="float" office:value="21.98009293" calcext:value-type="float">
            <text:p>21.98009293</text:p>
          </table:table-cell>
          <table:table-cell office:value-type="float" office:value="24.00055238" calcext:value-type="float">
            <text:p>24.00055238</text:p>
          </table:table-cell>
          <table:table-cell office:value-type="float" office:value="25.99912552" calcext:value-type="float">
            <text:p>25.99912552</text:p>
          </table:table-cell>
          <table:table-cell office:value-type="float" office:value="34.69528609" calcext:value-type="float">
            <text:p>34.69528609</text:p>
          </table:table-cell>
          <table:table-cell office:value-type="float" office:value="41.60289552" calcext:value-type="float">
            <text:p>41.60289552</text:p>
          </table:table-cell>
          <table:table-cell office:value-type="float" office:value="41.37262946" calcext:value-type="float">
            <text:p>41.37262946</text:p>
          </table:table-cell>
          <table:table-cell office:value-type="float" office:value="43.99963477" calcext:value-type="float">
            <text:p>43.99963477</text:p>
          </table:table-cell>
          <table:table-cell office:value-type="float" office:value="44.78656719" calcext:value-type="float">
            <text:p>44.78656719</text:p>
          </table:table-cell>
          <table:table-cell office:value-type="float" office:value="54.01896773" calcext:value-type="float">
            <text:p>54.01896773</text:p>
          </table:table-cell>
          <table:table-cell office:value-type="float" office:value="48.95968683" calcext:value-type="float">
            <text:p>48.95968683</text:p>
          </table:table-cell>
          <table:table-cell office:value-type="float" office:value="46.12801624" calcext:value-type="float">
            <text:p>46.12801624</text:p>
          </table:table-cell>
          <table:table-cell office:value-type="float" office:value="47.75251607" calcext:value-type="float">
            <text:p>47.75251607</text:p>
          </table:table-cell>
          <table:table-cell office:value-type="float" office:value="43.94271385" calcext:value-type="float">
            <text:p>43.94271385</text:p>
          </table:table-cell>
          <table:table-cell office:value-type="float" office:value="46.91551225" calcext:value-type="float">
            <text:p>46.91551225</text:p>
          </table:table-cell>
          <table:table-cell office:value-type="float" office:value="49.53139304" calcext:value-type="float">
            <text:p>49.53139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740.80461449" calcext:value-type="float">
            <text:p>740.80461449</text:p>
          </table:table-cell>
          <table:table-cell office:value-type="float" office:value="771.75335596" calcext:value-type="float">
            <text:p>771.75335596</text:p>
          </table:table-cell>
          <table:table-cell office:value-type="float" office:value="766.38698331" calcext:value-type="float">
            <text:p>766.38698331</text:p>
          </table:table-cell>
          <table:table-cell office:value-type="float" office:value="712.30350846" calcext:value-type="float">
            <text:p>712.30350846</text:p>
          </table:table-cell>
          <table:table-cell office:value-type="float" office:value="635.50211909" calcext:value-type="float">
            <text:p>635.50211909</text:p>
          </table:table-cell>
          <table:table-cell office:value-type="float" office:value="661.79880128" calcext:value-type="float">
            <text:p>661.79880128</text:p>
          </table:table-cell>
          <table:table-cell office:value-type="float" office:value="525.71157548" calcext:value-type="float">
            <text:p>525.71157548</text:p>
          </table:table-cell>
          <table:table-cell office:value-type="float" office:value="632.06467254" calcext:value-type="float">
            <text:p>632.06467254</text:p>
          </table:table-cell>
          <table:table-cell office:value-type="float" office:value="826.63461597" calcext:value-type="float">
            <text:p>826.63461597</text:p>
          </table:table-cell>
          <table:table-cell office:value-type="float" office:value="828.28450233" calcext:value-type="float">
            <text:p>828.28450233</text:p>
          </table:table-cell>
          <table:table-cell office:value-type="float" office:value="1061.09628488" calcext:value-type="float">
            <text:p>1061.09628488</text:p>
          </table:table-cell>
          <table:table-cell office:value-type="float" office:value="1170.88566142" calcext:value-type="float">
            <text:p>1170.88566142</text:p>
          </table:table-cell>
          <table:table-cell office:value-type="float" office:value="1315.14601615" calcext:value-type="float">
            <text:p>1315.14601615</text:p>
          </table:table-cell>
          <table:table-cell office:value-type="float" office:value="1550.50527439" calcext:value-type="float">
            <text:p>1550.50527439</text:p>
          </table:table-cell>
          <table:table-cell office:value-type="float" office:value="1655.88986749" calcext:value-type="float">
            <text:p>1655.88986749</text:p>
          </table:table-cell>
          <table:table-cell office:value-type="float" office:value="1841.59139798" calcext:value-type="float">
            <text:p>1841.59139798</text:p>
          </table:table-cell>
          <table:table-cell office:value-type="float" office:value="2086.14265224" calcext:value-type="float">
            <text:p>2086.14265224</text:p>
          </table:table-cell>
          <table:table-cell office:value-type="float" office:value="2310.35840362" calcext:value-type="float">
            <text:p>2310.35840362</text:p>
          </table:table-cell>
          <table:table-cell office:value-type="float" office:value="2531.50112234" calcext:value-type="float">
            <text:p>2531.50112234</text:p>
          </table:table-cell>
          <table:table-cell office:value-type="float" office:value="2752.32043947" calcext:value-type="float">
            <text:p>2752.320439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46.93884135" calcext:value-type="float">
            <text:p>46.93884135</text:p>
          </table:table-cell>
          <table:table-cell office:value-type="float" office:value="46.19155178" calcext:value-type="float">
            <text:p>46.19155178</text:p>
          </table:table-cell>
          <table:table-cell office:value-type="float" office:value="49.0902518" calcext:value-type="float">
            <text:p>49.0902518</text:p>
          </table:table-cell>
          <table:table-cell office:value-type="float" office:value="42.57388418" calcext:value-type="float">
            <text:p>42.57388418</text:p>
          </table:table-cell>
          <table:table-cell office:value-type="float" office:value="45.71686181" calcext:value-type="float">
            <text:p>45.71686181</text:p>
          </table:table-cell>
          <table:table-cell office:value-type="float" office:value="48.12268412" calcext:value-type="float">
            <text:p>48.12268412</text:p>
          </table:table-cell>
          <table:table-cell office:value-type="float" office:value="60.92281261" calcext:value-type="float">
            <text:p>60.92281261</text:p>
          </table:table-cell>
          <table:table-cell office:value-type="float" office:value="47.84601467" calcext:value-type="float">
            <text:p>47.84601467</text:p>
          </table:table-cell>
          <table:table-cell office:value-type="float" office:value="44.75714402" calcext:value-type="float">
            <text:p>44.75714402</text:p>
          </table:table-cell>
          <table:table-cell office:value-type="float" office:value="46.213866" calcext:value-type="float">
            <text:p>46.213866</text:p>
          </table:table-cell>
          <table:table-cell office:value-type="float" office:value="69.09626925" calcext:value-type="float">
            <text:p>69.09626925</text:p>
          </table:table-cell>
          <table:table-cell office:value-type="float" office:value="63.31195302" calcext:value-type="float">
            <text:p>63.31195302</text:p>
          </table:table-cell>
          <table:table-cell office:value-type="float" office:value="67.3466432" calcext:value-type="float">
            <text:p>67.3466432</text:p>
          </table:table-cell>
          <table:table-cell office:value-type="float" office:value="72.15030459" calcext:value-type="float">
            <text:p>72.15030459</text:p>
          </table:table-cell>
          <table:table-cell office:value-type="float" office:value="91.99013579" calcext:value-type="float">
            <text:p>91.99013579</text:p>
          </table:table-cell>
          <table:table-cell office:value-type="float" office:value="95.31561038" calcext:value-type="float">
            <text:p>95.31561038</text:p>
          </table:table-cell>
          <table:table-cell office:value-type="float" office:value="83.81283078" calcext:value-type="float">
            <text:p>83.81283078</text:p>
          </table:table-cell>
          <table:table-cell office:value-type="float" office:value="102.30235558" calcext:value-type="float">
            <text:p>102.30235558</text:p>
          </table:table-cell>
          <table:table-cell office:value-type="float" office:value="102.46916045" calcext:value-type="float">
            <text:p>102.46916045</text:p>
          </table:table-cell>
          <table:table-cell office:value-type="float" office:value="102.24312551" calcext:value-type="float">
            <text:p>102.243125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25.76209665" calcext:value-type="float">
            <text:p>25.76209665</text:p>
          </table:table-cell>
          <table:table-cell office:value-type="float" office:value="27.22684179" calcext:value-type="float">
            <text:p>27.22684179</text:p>
          </table:table-cell>
          <table:table-cell office:value-type="float" office:value="25.6490458" calcext:value-type="float">
            <text:p>25.6490458</text:p>
          </table:table-cell>
          <table:table-cell office:value-type="float" office:value="18.93398411" calcext:value-type="float">
            <text:p>18.93398411</text:p>
          </table:table-cell>
          <table:table-cell office:value-type="float" office:value="20.61113315" calcext:value-type="float">
            <text:p>20.61113315</text:p>
          </table:table-cell>
          <table:table-cell office:value-type="float" office:value="21.34722558" calcext:value-type="float">
            <text:p>21.34722558</text:p>
          </table:table-cell>
          <table:table-cell office:value-type="float" office:value="30.27135501" calcext:value-type="float">
            <text:p>30.27135501</text:p>
          </table:table-cell>
          <table:table-cell office:value-type="float" office:value="33.51034083" calcext:value-type="float">
            <text:p>33.51034083</text:p>
          </table:table-cell>
          <table:table-cell office:value-type="float" office:value="34.50147864" calcext:value-type="float">
            <text:p>34.50147864</text:p>
          </table:table-cell>
          <table:table-cell office:value-type="float" office:value="34.27162877" calcext:value-type="float">
            <text:p>34.27162877</text:p>
          </table:table-cell>
          <table:table-cell office:value-type="float" office:value="39.31161327" calcext:value-type="float">
            <text:p>39.31161327</text:p>
          </table:table-cell>
          <table:table-cell office:value-type="float" office:value="38.39062028" calcext:value-type="float">
            <text:p>38.39062028</text:p>
          </table:table-cell>
          <table:table-cell office:value-type="float" office:value="40.50631771" calcext:value-type="float">
            <text:p>40.50631771</text:p>
          </table:table-cell>
          <table:table-cell office:value-type="float" office:value="46.70065044" calcext:value-type="float">
            <text:p>46.70065044</text:p>
          </table:table-cell>
          <table:table-cell office:value-type="float" office:value="57.07346535" calcext:value-type="float">
            <text:p>57.07346535</text:p>
          </table:table-cell>
          <table:table-cell office:value-type="float" office:value="46.0607999" calcext:value-type="float">
            <text:p>46.0607999</text:p>
          </table:table-cell>
          <table:table-cell office:value-type="float" office:value="59.4716366" calcext:value-type="float">
            <text:p>59.4716366</text:p>
          </table:table-cell>
          <table:table-cell office:value-type="float" office:value="70.44623022" calcext:value-type="float">
            <text:p>70.44623022</text:p>
          </table:table-cell>
          <table:table-cell office:value-type="float" office:value="92.4048297" calcext:value-type="float">
            <text:p>92.4048297</text:p>
          </table:table-cell>
          <table:table-cell office:value-type="float" office:value="85.90729075" calcext:value-type="float">
            <text:p>85.90729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08.43314856" calcext:value-type="float">
            <text:p>108.43314856</text:p>
          </table:table-cell>
          <table:table-cell office:value-type="float" office:value="138.52127996" calcext:value-type="float">
            <text:p>138.52127996</text:p>
          </table:table-cell>
          <table:table-cell office:value-type="float" office:value="160.55373639" calcext:value-type="float">
            <text:p>160.55373639</text:p>
          </table:table-cell>
          <table:table-cell office:value-type="float" office:value="176.38528657" calcext:value-type="float">
            <text:p>176.38528657</text:p>
          </table:table-cell>
          <table:table-cell office:value-type="float" office:value="176.18804199" calcext:value-type="float">
            <text:p>176.18804199</text:p>
          </table:table-cell>
          <table:table-cell office:value-type="float" office:value="184.64093772" calcext:value-type="float">
            <text:p>184.64093772</text:p>
          </table:table-cell>
          <table:table-cell office:value-type="float" office:value="189.5045864" calcext:value-type="float">
            <text:p>189.5045864</text:p>
          </table:table-cell>
          <table:table-cell office:value-type="float" office:value="192.38624816" calcext:value-type="float">
            <text:p>192.38624816</text:p>
          </table:table-cell>
          <table:table-cell office:value-type="float" office:value="193.94970025" calcext:value-type="float">
            <text:p>193.94970025</text:p>
          </table:table-cell>
          <table:table-cell office:value-type="float" office:value="194.57376052" calcext:value-type="float">
            <text:p>194.57376052</text:p>
          </table:table-cell>
          <table:table-cell office:value-type="float" office:value="206.66482242" calcext:value-type="float">
            <text:p>206.66482242</text:p>
          </table:table-cell>
          <table:table-cell office:value-type="float" office:value="207.54401182" calcext:value-type="float">
            <text:p>207.54401182</text:p>
          </table:table-cell>
          <table:table-cell office:value-type="float" office:value="212.08640585" calcext:value-type="float">
            <text:p>212.08640585</text:p>
          </table:table-cell>
          <table:table-cell office:value-type="float" office:value="221.77217284" calcext:value-type="float">
            <text:p>221.77217284</text:p>
          </table:table-cell>
          <table:table-cell office:value-type="float" office:value="234.40438252" calcext:value-type="float">
            <text:p>234.40438252</text:p>
          </table:table-cell>
          <table:table-cell office:value-type="float" office:value="245.19046574" calcext:value-type="float">
            <text:p>245.19046574</text:p>
          </table:table-cell>
          <table:table-cell office:value-type="float" office:value="260.15927254" calcext:value-type="float">
            <text:p>260.15927254</text:p>
          </table:table-cell>
          <table:table-cell office:value-type="float" office:value="262.92994456" calcext:value-type="float">
            <text:p>262.92994456</text:p>
          </table:table-cell>
          <table:table-cell office:value-type="float" office:value="276.69740767" calcext:value-type="float">
            <text:p>276.69740767</text:p>
          </table:table-cell>
          <table:table-cell office:value-type="float" office:value="279.64672825" calcext:value-type="float">
            <text:p>279.646728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 Marino</text:p>
          </table:table-cell>
          <table:table-cell office:value-type="string" calcext:value-type="string">
            <text:p>SMR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2302.19830505" calcext:value-type="float">
            <text:p>2302.19830505</text:p>
          </table:table-cell>
          <table:table-cell office:value-type="float" office:value="2312.95755134" calcext:value-type="float">
            <text:p>2312.95755134</text:p>
          </table:table-cell>
          <table:table-cell office:value-type="float" office:value="1999.56766482" calcext:value-type="float">
            <text:p>1999.56766482</text:p>
          </table:table-cell>
          <table:table-cell office:value-type="float" office:value="2101.73544185" calcext:value-type="float">
            <text:p>2101.73544185</text:p>
          </table:table-cell>
          <table:table-cell office:value-type="float" office:value="2196.12145726" calcext:value-type="float">
            <text:p>2196.12145726</text:p>
          </table:table-cell>
          <table:table-cell office:value-type="float" office:value="2007.88830846" calcext:value-type="float">
            <text:p>2007.88830846</text:p>
          </table:table-cell>
          <table:table-cell office:value-type="float" office:value="2039.67136877" calcext:value-type="float">
            <text:p>2039.67136877</text:p>
          </table:table-cell>
          <table:table-cell office:value-type="float" office:value="2165.02711506" calcext:value-type="float">
            <text:p>2165.02711506</text:p>
          </table:table-cell>
          <table:table-cell office:value-type="float" office:value="2474.99084558" calcext:value-type="float">
            <text:p>2474.99084558</text:p>
          </table:table-cell>
          <table:table-cell office:value-type="float" office:value="2808.93577325" calcext:value-type="float">
            <text:p>2808.93577325</text:p>
          </table:table-cell>
          <table:table-cell office:value-type="float" office:value="2834.30422469" calcext:value-type="float">
            <text:p>2834.30422469</text:p>
          </table:table-cell>
          <table:table-cell office:value-type="float" office:value="2822.16130866" calcext:value-type="float">
            <text:p>2822.16130866</text:p>
          </table:table-cell>
          <table:table-cell office:value-type="float" office:value="3227.31711823" calcext:value-type="float">
            <text:p>3227.31711823</text:p>
          </table:table-cell>
          <table:table-cell office:value-type="float" office:value="3614.69803502" calcext:value-type="float">
            <text:p>3614.69803502</text:p>
          </table:table-cell>
          <table:table-cell office:value-type="float" office:value="3562.38745487" calcext:value-type="float">
            <text:p>3562.38745487</text:p>
          </table:table-cell>
          <table:table-cell office:value-type="float" office:value="3500.6326814" calcext:value-type="float">
            <text:p>3500.6326814</text:p>
          </table:table-cell>
          <table:table-cell office:value-type="float" office:value="3800.55327695" calcext:value-type="float">
            <text:p>3800.55327695</text:p>
          </table:table-cell>
          <table:table-cell office:value-type="float" office:value="3627.96071965" calcext:value-type="float">
            <text:p>3627.96071965</text:p>
          </table:table-cell>
          <table:table-cell office:value-type="float" office:value="3472.71326039" calcext:value-type="float">
            <text:p>3472.71326039</text:p>
          </table:table-cell>
          <table:table-cell office:value-type="float" office:value="3459.0665367" calcext:value-type="float">
            <text:p>3459.06653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82.08500233" calcext:value-type="float">
            <text:p>82.08500233</text:p>
          </table:table-cell>
          <table:table-cell office:value-type="float" office:value="149.81901685" calcext:value-type="float">
            <text:p>149.81901685</text:p>
          </table:table-cell>
          <table:table-cell office:value-type="float" office:value="166.93199055" calcext:value-type="float">
            <text:p>166.93199055</text:p>
          </table:table-cell>
          <table:table-cell office:value-type="float" office:value="112.52215539" calcext:value-type="float">
            <text:p>112.52215539</text:p>
          </table:table-cell>
          <table:table-cell office:value-type="float" office:value="64.96017859" calcext:value-type="float">
            <text:p>64.96017859</text:p>
          </table:table-cell>
          <table:table-cell office:value-type="float" office:value="65.51965317" calcext:value-type="float">
            <text:p>65.51965317</text:p>
          </table:table-cell>
          <table:table-cell office:value-type="float" office:value="111.30960122" calcext:value-type="float">
            <text:p>111.30960122</text:p>
          </table:table-cell>
          <table:table-cell office:value-type="float" office:value="174.49182939" calcext:value-type="float">
            <text:p>174.49182939</text:p>
          </table:table-cell>
          <table:table-cell office:value-type="float" office:value="230.82900211" calcext:value-type="float">
            <text:p>230.82900211</text:p>
          </table:table-cell>
          <table:table-cell office:value-type="float" office:value="273.00152484" calcext:value-type="float">
            <text:p>273.00152484</text:p>
          </table:table-cell>
          <table:table-cell office:value-type="float" office:value="304.75409006" calcext:value-type="float">
            <text:p>304.75409006</text:p>
          </table:table-cell>
          <table:table-cell office:value-type="float" office:value="373.16084892" calcext:value-type="float">
            <text:p>373.16084892</text:p>
          </table:table-cell>
          <table:table-cell office:value-type="float" office:value="549.47219794" calcext:value-type="float">
            <text:p>549.47219794</text:p>
          </table:table-cell>
          <table:table-cell office:value-type="float" office:value="672.1070102" calcext:value-type="float">
            <text:p>672.1070102</text:p>
          </table:table-cell>
          <table:table-cell office:value-type="float" office:value="576.42969178" calcext:value-type="float">
            <text:p>576.42969178</text:p>
          </table:table-cell>
          <table:table-cell office:value-type="float" office:value="541.02493309" calcext:value-type="float">
            <text:p>541.02493309</text:p>
          </table:table-cell>
          <table:table-cell office:value-type="float" office:value="627.94814569" calcext:value-type="float">
            <text:p>627.94814569</text:p>
          </table:table-cell>
          <table:table-cell office:value-type="float" office:value="559.65259356" calcext:value-type="float">
            <text:p>559.65259356</text:p>
          </table:table-cell>
          <table:table-cell office:value-type="float" office:value="644.54643129" calcext:value-type="float">
            <text:p>644.54643129</text:p>
          </table:table-cell>
          <table:table-cell office:value-type="float" office:value="632.92484151" calcext:value-type="float">
            <text:p>632.92484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-Saharan Africa (excluding high income)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41.596976843175" calcext:value-type="float">
            <text:p>41.5969768432</text:p>
          </table:table-cell>
          <table:table-cell office:value-type="float" office:value="44.203401618486" calcext:value-type="float">
            <text:p>44.2034016185</text:p>
          </table:table-cell>
          <table:table-cell office:value-type="float" office:value="44.8851023829896" calcext:value-type="float">
            <text:p>44.885102383</text:p>
          </table:table-cell>
          <table:table-cell office:value-type="float" office:value="43.3618435624634" calcext:value-type="float">
            <text:p>43.3618435625</text:p>
          </table:table-cell>
          <table:table-cell office:value-type="float" office:value="33.931367704682" calcext:value-type="float">
            <text:p>33.9313677047</text:p>
          </table:table-cell>
          <table:table-cell office:value-type="float" office:value="32.836864045808" calcext:value-type="float">
            <text:p>32.8368640458</text:p>
          </table:table-cell>
          <table:table-cell office:value-type="float" office:value="30.8133193013313" calcext:value-type="float">
            <text:p>30.8133193013</text:p>
          </table:table-cell>
          <table:table-cell office:value-type="float" office:value="29.702340296326" calcext:value-type="float">
            <text:p>29.7023402963</text:p>
          </table:table-cell>
          <table:table-cell office:value-type="float" office:value="42.5932755795246" calcext:value-type="float">
            <text:p>42.5932755795</text:p>
          </table:table-cell>
          <table:table-cell office:value-type="float" office:value="51.1495135659182" calcext:value-type="float">
            <text:p>51.1495135659</text:p>
          </table:table-cell>
          <table:table-cell office:value-type="float" office:value="57.1134778288928" calcext:value-type="float">
            <text:p>57.1134778289</text:p>
          </table:table-cell>
          <table:table-cell office:value-type="float" office:value="62.7114267899824" calcext:value-type="float">
            <text:p>62.71142679</text:p>
          </table:table-cell>
          <table:table-cell office:value-type="float" office:value="71.6071562231922" calcext:value-type="float">
            <text:p>71.6071562232</text:p>
          </table:table-cell>
          <table:table-cell office:value-type="float" office:value="77.7659840960349" calcext:value-type="float">
            <text:p>77.765984096</text:p>
          </table:table-cell>
          <table:table-cell office:value-type="float" office:value="78.09862895511" calcext:value-type="float">
            <text:p>78.0986289551</text:p>
          </table:table-cell>
          <table:table-cell office:value-type="float" office:value="88.8579491663386" calcext:value-type="float">
            <text:p>88.8579491663</text:p>
          </table:table-cell>
          <table:table-cell office:value-type="float" office:value="98.1230324921844" calcext:value-type="float">
            <text:p>98.1230324922</text:p>
          </table:table-cell>
          <table:table-cell office:value-type="float" office:value="96.4572188435382" calcext:value-type="float">
            <text:p>96.4572188435</text:p>
          </table:table-cell>
          <table:table-cell office:value-type="float" office:value="99.5634065039459" calcext:value-type="float">
            <text:p>99.5634065039</text:p>
          </table:table-cell>
          <table:table-cell office:value-type="float" office:value="98.2025514552862" calcext:value-type="float">
            <text:p>98.20255145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52"/>
          <table:table-cell office:value-type="float" office:value="26.19331276" calcext:value-type="float">
            <text:p>26.19331276</text:p>
          </table:table-cell>
          <table:table-cell office:value-type="float" office:value="26.9942029" calcext:value-type="float">
            <text:p>26.9942029</text:p>
          </table:table-cell>
          <table:table-cell office:value-type="float" office:value="30.04834312" calcext:value-type="float">
            <text:p>30.048343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string" calcext:value-type="string">
            <text:p>SSF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41.6356476251089" calcext:value-type="float">
            <text:p>41.6356476251</text:p>
          </table:table-cell>
          <table:table-cell office:value-type="float" office:value="44.2411433418386" calcext:value-type="float">
            <text:p>44.2411433418</text:p>
          </table:table-cell>
          <table:table-cell office:value-type="float" office:value="44.9315381360938" calcext:value-type="float">
            <text:p>44.9315381361</text:p>
          </table:table-cell>
          <table:table-cell office:value-type="float" office:value="43.4054016799187" calcext:value-type="float">
            <text:p>43.4054016799</text:p>
          </table:table-cell>
          <table:table-cell office:value-type="float" office:value="33.9766185464594" calcext:value-type="float">
            <text:p>33.9766185465</text:p>
          </table:table-cell>
          <table:table-cell office:value-type="float" office:value="32.876182358948" calcext:value-type="float">
            <text:p>32.8761823589</text:p>
          </table:table-cell>
          <table:table-cell office:value-type="float" office:value="30.8502200388798" calcext:value-type="float">
            <text:p>30.8502200389</text:p>
          </table:table-cell>
          <table:table-cell office:value-type="float" office:value="29.7411437195954" calcext:value-type="float">
            <text:p>29.7411437196</text:p>
          </table:table-cell>
          <table:table-cell office:value-type="float" office:value="42.6330008751521" calcext:value-type="float">
            <text:p>42.6330008752</text:p>
          </table:table-cell>
          <table:table-cell office:value-type="float" office:value="51.1892201343006" calcext:value-type="float">
            <text:p>51.1892201343</text:p>
          </table:table-cell>
          <table:table-cell office:value-type="float" office:value="57.1520646614808" calcext:value-type="float">
            <text:p>57.1520646615</text:p>
          </table:table-cell>
          <table:table-cell office:value-type="float" office:value="62.7510270548633" calcext:value-type="float">
            <text:p>62.7510270549</text:p>
          </table:table-cell>
          <table:table-cell office:value-type="float" office:value="71.639977950792" calcext:value-type="float">
            <text:p>71.6399779508</text:p>
          </table:table-cell>
          <table:table-cell office:value-type="float" office:value="77.7875276169893" calcext:value-type="float">
            <text:p>77.787527617</text:p>
          </table:table-cell>
          <table:table-cell office:value-type="float" office:value="78.1158136331997" calcext:value-type="float">
            <text:p>78.1158136332</text:p>
          </table:table-cell>
          <table:table-cell office:value-type="float" office:value="88.8879456448548" calcext:value-type="float">
            <text:p>88.8879456449</text:p>
          </table:table-cell>
          <table:table-cell office:value-type="float" office:value="98.1515140393169" calcext:value-type="float">
            <text:p>98.1515140393</text:p>
          </table:table-cell>
          <table:table-cell office:value-type="float" office:value="96.4952453816746" calcext:value-type="float">
            <text:p>96.4952453817</text:p>
          </table:table-cell>
          <table:table-cell office:value-type="float" office:value="99.6046625322406" calcext:value-type="float">
            <text:p>99.6046625322</text:p>
          </table:table-cell>
          <table:table-cell office:value-type="float" office:value="98.2400304013964" calcext:value-type="float">
            <text:p>98.2400304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states</text:p>
          </table:table-cell>
          <table:table-cell office:value-type="string" calcext:value-type="string">
            <text:p>SST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83.806430266197" calcext:value-type="float">
            <text:p>183.8064302662</text:p>
          </table:table-cell>
          <table:table-cell office:value-type="float" office:value="196.646379684305" calcext:value-type="float">
            <text:p>196.6463796843</text:p>
          </table:table-cell>
          <table:table-cell office:value-type="float" office:value="203.587091128757" calcext:value-type="float">
            <text:p>203.5870911288</text:p>
          </table:table-cell>
          <table:table-cell office:value-type="float" office:value="208.979242133793" calcext:value-type="float">
            <text:p>208.9792421338</text:p>
          </table:table-cell>
          <table:table-cell office:value-type="float" office:value="214.014731744564" calcext:value-type="float">
            <text:p>214.0147317446</text:p>
          </table:table-cell>
          <table:table-cell office:value-type="float" office:value="211.783827662745" calcext:value-type="float">
            <text:p>211.7838276627</text:p>
          </table:table-cell>
          <table:table-cell office:value-type="float" office:value="212.404621890159" calcext:value-type="float">
            <text:p>212.4046218902</text:p>
          </table:table-cell>
          <table:table-cell office:value-type="float" office:value="233.563793721499" calcext:value-type="float">
            <text:p>233.5637937215</text:p>
          </table:table-cell>
          <table:table-cell office:value-type="float" office:value="291.670305596327" calcext:value-type="float">
            <text:p>291.6703055963</text:p>
          </table:table-cell>
          <table:table-cell office:value-type="float" office:value="336.3834297245" calcext:value-type="float">
            <text:p>336.3834297245</text:p>
          </table:table-cell>
          <table:table-cell office:value-type="float" office:value="372.544611694856" calcext:value-type="float">
            <text:p>372.5446116949</text:p>
          </table:table-cell>
          <table:table-cell office:value-type="float" office:value="395.940289858221" calcext:value-type="float">
            <text:p>395.9402898582</text:p>
          </table:table-cell>
          <table:table-cell office:value-type="float" office:value="454.240698381597" calcext:value-type="float">
            <text:p>454.2406983816</text:p>
          </table:table-cell>
          <table:table-cell office:value-type="float" office:value="509.822326350269" calcext:value-type="float">
            <text:p>509.8223263503</text:p>
          </table:table-cell>
          <table:table-cell office:value-type="float" office:value="505.318823854888" calcext:value-type="float">
            <text:p>505.3188238549</text:p>
          </table:table-cell>
          <table:table-cell office:value-type="float" office:value="508.019656462257" calcext:value-type="float">
            <text:p>508.0196564623</text:p>
          </table:table-cell>
          <table:table-cell office:value-type="float" office:value="562.514524975051" calcext:value-type="float">
            <text:p>562.5145249751</text:p>
          </table:table-cell>
          <table:table-cell office:value-type="float" office:value="599.931115351972" calcext:value-type="float">
            <text:p>599.931115352</text:p>
          </table:table-cell>
          <table:table-cell office:value-type="float" office:value="618.19542593909" calcext:value-type="float">
            <text:p>618.1954259391</text:p>
          </table:table-cell>
          <table:table-cell office:value-type="float" office:value="630.793407767579" calcext:value-type="float">
            <text:p>630.79340776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string" calcext:value-type="string">
            <text:p>STP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59.96230485" calcext:value-type="float">
            <text:p>59.96230485</text:p>
          </table:table-cell>
          <table:table-cell office:value-type="float" office:value="68.39980683" calcext:value-type="float">
            <text:p>68.39980683</text:p>
          </table:table-cell>
          <table:table-cell office:value-type="float" office:value="55.87498471" calcext:value-type="float">
            <text:p>55.87498471</text:p>
          </table:table-cell>
          <table:table-cell office:value-type="float" office:value="38.23240916" calcext:value-type="float">
            <text:p>38.23240916</text:p>
          </table:table-cell>
          <table:table-cell office:value-type="float" office:value="46.36963726" calcext:value-type="float">
            <text:p>46.36963726</text:p>
          </table:table-cell>
          <table:table-cell office:value-type="float" office:value="46.80312312" calcext:value-type="float">
            <text:p>46.80312312</text:p>
          </table:table-cell>
          <table:table-cell office:value-type="float" office:value="53.02487199" calcext:value-type="float">
            <text:p>53.02487199</text:p>
          </table:table-cell>
          <table:table-cell office:value-type="float" office:value="57.83615945" calcext:value-type="float">
            <text:p>57.83615945</text:p>
          </table:table-cell>
          <table:table-cell office:value-type="float" office:value="74.33483013" calcext:value-type="float">
            <text:p>74.33483013</text:p>
          </table:table-cell>
          <table:table-cell office:value-type="float" office:value="71.79154418" calcext:value-type="float">
            <text:p>71.79154418</text:p>
          </table:table-cell>
          <table:table-cell office:value-type="float" office:value="81.78582809" calcext:value-type="float">
            <text:p>81.78582809</text:p>
          </table:table-cell>
          <table:table-cell office:value-type="float" office:value="69.14311754" calcext:value-type="float">
            <text:p>69.14311754</text:p>
          </table:table-cell>
          <table:table-cell office:value-type="float" office:value="70.14076886" calcext:value-type="float">
            <text:p>70.14076886</text:p>
          </table:table-cell>
          <table:table-cell office:value-type="float" office:value="69.40182364" calcext:value-type="float">
            <text:p>69.40182364</text:p>
          </table:table-cell>
          <table:table-cell office:value-type="float" office:value="86.34850836" calcext:value-type="float">
            <text:p>86.34850836</text:p>
          </table:table-cell>
          <table:table-cell office:value-type="float" office:value="66.49702819" calcext:value-type="float">
            <text:p>66.49702819</text:p>
          </table:table-cell>
          <table:table-cell office:value-type="float" office:value="81.2151655" calcext:value-type="float">
            <text:p>81.2151655</text:p>
          </table:table-cell>
          <table:table-cell office:value-type="float" office:value="133.62153417" calcext:value-type="float">
            <text:p>133.62153417</text:p>
          </table:table-cell>
          <table:table-cell office:value-type="float" office:value="182.77890671" calcext:value-type="float">
            <text:p>182.77890671</text:p>
          </table:table-cell>
          <table:table-cell office:value-type="float" office:value="165.55371735" calcext:value-type="float">
            <text:p>165.553717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08.29141072" calcext:value-type="float">
            <text:p>108.29141072</text:p>
          </table:table-cell>
          <table:table-cell office:value-type="float" office:value="140.60687652" calcext:value-type="float">
            <text:p>140.60687652</text:p>
          </table:table-cell>
          <table:table-cell office:value-type="float" office:value="201.79973261" calcext:value-type="float">
            <text:p>201.79973261</text:p>
          </table:table-cell>
          <table:table-cell office:value-type="float" office:value="223.29055223" calcext:value-type="float">
            <text:p>223.29055223</text:p>
          </table:table-cell>
          <table:table-cell office:value-type="float" office:value="171.0279756" calcext:value-type="float">
            <text:p>171.0279756</text:p>
          </table:table-cell>
          <table:table-cell office:value-type="float" office:value="178.76320613" calcext:value-type="float">
            <text:p>178.76320613</text:p>
          </table:table-cell>
          <table:table-cell office:value-type="float" office:value="132.21126146" calcext:value-type="float">
            <text:p>132.21126146</text:p>
          </table:table-cell>
          <table:table-cell office:value-type="float" office:value="158.61102604" calcext:value-type="float">
            <text:p>158.61102604</text:p>
          </table:table-cell>
          <table:table-cell office:value-type="float" office:value="172.64256819" calcext:value-type="float">
            <text:p>172.64256819</text:p>
          </table:table-cell>
          <table:table-cell office:value-type="float" office:value="208.58640554" calcext:value-type="float">
            <text:p>208.58640554</text:p>
          </table:table-cell>
          <table:table-cell office:value-type="float" office:value="247.02799726" calcext:value-type="float">
            <text:p>247.02799726</text:p>
          </table:table-cell>
          <table:table-cell office:value-type="float" office:value="329.23473818" calcext:value-type="float">
            <text:p>329.23473818</text:p>
          </table:table-cell>
          <table:table-cell office:value-type="float" office:value="347.26467102" calcext:value-type="float">
            <text:p>347.26467102</text:p>
          </table:table-cell>
          <table:table-cell office:value-type="float" office:value="412.96564252" calcext:value-type="float">
            <text:p>412.96564252</text:p>
          </table:table-cell>
          <table:table-cell office:value-type="float" office:value="463.95307749" calcext:value-type="float">
            <text:p>463.95307749</text:p>
          </table:table-cell>
          <table:table-cell office:value-type="float" office:value="489.42073508" calcext:value-type="float">
            <text:p>489.42073508</text:p>
          </table:table-cell>
          <table:table-cell office:value-type="float" office:value="501.12091821" calcext:value-type="float">
            <text:p>501.12091821</text:p>
          </table:table-cell>
          <table:table-cell office:value-type="float" office:value="577.35347664" calcext:value-type="float">
            <text:p>577.35347664</text:p>
          </table:table-cell>
          <table:table-cell office:value-type="float" office:value="592.48403946" calcext:value-type="float">
            <text:p>592.48403946</text:p>
          </table:table-cell>
          <table:table-cell office:value-type="float" office:value="588.62778397" calcext:value-type="float">
            <text:p>588.627783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221.76011866" calcext:value-type="float">
            <text:p>221.76011866</text:p>
          </table:table-cell>
          <table:table-cell office:value-type="float" office:value="253.75340994" calcext:value-type="float">
            <text:p>253.75340994</text:p>
          </table:table-cell>
          <table:table-cell office:value-type="float" office:value="230.04936766" calcext:value-type="float">
            <text:p>230.04936766</text:p>
          </table:table-cell>
          <table:table-cell office:value-type="float" office:value="234.92279258" calcext:value-type="float">
            <text:p>234.92279258</text:p>
          </table:table-cell>
          <table:table-cell office:value-type="float" office:value="218.42504589" calcext:value-type="float">
            <text:p>218.42504589</text:p>
          </table:table-cell>
          <table:table-cell office:value-type="float" office:value="207.84075745" calcext:value-type="float">
            <text:p>207.84075745</text:p>
          </table:table-cell>
          <table:table-cell office:value-type="float" office:value="216.056293" calcext:value-type="float">
            <text:p>216.056293</text:p>
          </table:table-cell>
          <table:table-cell office:value-type="float" office:value="256.06364809" calcext:value-type="float">
            <text:p>256.06364809</text:p>
          </table:table-cell>
          <table:table-cell office:value-type="float" office:value="360.2313503" calcext:value-type="float">
            <text:p>360.2313503</text:p>
          </table:table-cell>
          <table:table-cell office:value-type="float" office:value="566.27244787" calcext:value-type="float">
            <text:p>566.27244787</text:p>
          </table:table-cell>
          <table:table-cell office:value-type="float" office:value="628.10358406" calcext:value-type="float">
            <text:p>628.10358406</text:p>
          </table:table-cell>
          <table:table-cell office:value-type="float" office:value="763.15738879" calcext:value-type="float">
            <text:p>763.15738879</text:p>
          </table:table-cell>
          <table:table-cell office:value-type="float" office:value="1082.0465613" calcext:value-type="float">
            <text:p>1082.0465613</text:p>
          </table:table-cell>
          <table:table-cell office:value-type="float" office:value="1406.44816195" calcext:value-type="float">
            <text:p>1406.44816195</text:p>
          </table:table-cell>
          <table:table-cell office:value-type="float" office:value="1483.38950438" calcext:value-type="float">
            <text:p>1483.38950438</text:p>
          </table:table-cell>
          <table:table-cell office:value-type="float" office:value="1377.72643292" calcext:value-type="float">
            <text:p>1377.72643292</text:p>
          </table:table-cell>
          <table:table-cell office:value-type="float" office:value="1414.96690178" calcext:value-type="float">
            <text:p>1414.96690178</text:p>
          </table:table-cell>
          <table:table-cell office:value-type="float" office:value="1376.85744034" calcext:value-type="float">
            <text:p>1376.85744034</text:p>
          </table:table-cell>
          <table:table-cell office:value-type="float" office:value="1417.02056095" calcext:value-type="float">
            <text:p>1417.02056095</text:p>
          </table:table-cell>
          <table:table-cell office:value-type="float" office:value="1454.81013033" calcext:value-type="float">
            <text:p>1454.810130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784.94979598" calcext:value-type="float">
            <text:p>784.94979598</text:p>
          </table:table-cell>
          <table:table-cell office:value-type="float" office:value="811.81993441" calcext:value-type="float">
            <text:p>811.81993441</text:p>
          </table:table-cell>
          <table:table-cell office:value-type="float" office:value="797.5119827" calcext:value-type="float">
            <text:p>797.5119827</text:p>
          </table:table-cell>
          <table:table-cell office:value-type="float" office:value="856.06939411" calcext:value-type="float">
            <text:p>856.06939411</text:p>
          </table:table-cell>
          <table:table-cell office:value-type="float" office:value="879.64644825" calcext:value-type="float">
            <text:p>879.64644825</text:p>
          </table:table-cell>
          <table:table-cell office:value-type="float" office:value="831.06945111" calcext:value-type="float">
            <text:p>831.06945111</text:p>
          </table:table-cell>
          <table:table-cell office:value-type="float" office:value="882.70387018" calcext:value-type="float">
            <text:p>882.70387018</text:p>
          </table:table-cell>
          <table:table-cell office:value-type="float" office:value="1000.16555928" calcext:value-type="float">
            <text:p>1000.16555928</text:p>
          </table:table-cell>
          <table:table-cell office:value-type="float" office:value="1281.13114993" calcext:value-type="float">
            <text:p>1281.13114993</text:p>
          </table:table-cell>
          <table:table-cell office:value-type="float" office:value="1435.0941209" calcext:value-type="float">
            <text:p>1435.0941209</text:p>
          </table:table-cell>
          <table:table-cell office:value-type="float" office:value="1519.54981317" calcext:value-type="float">
            <text:p>1519.54981317</text:p>
          </table:table-cell>
          <table:table-cell office:value-type="float" office:value="1636.7250112" calcext:value-type="float">
            <text:p>1636.7250112</text:p>
          </table:table-cell>
          <table:table-cell office:value-type="float" office:value="1880.51036443" calcext:value-type="float">
            <text:p>1880.51036443</text:p>
          </table:table-cell>
          <table:table-cell office:value-type="float" office:value="2297.77315495" calcext:value-type="float">
            <text:p>2297.77315495</text:p>
          </table:table-cell>
          <table:table-cell office:value-type="float" office:value="2271.08176676" calcext:value-type="float">
            <text:p>2271.08176676</text:p>
          </table:table-cell>
          <table:table-cell office:value-type="float" office:value="2083.05918364" calcext:value-type="float">
            <text:p>2083.05918364</text:p>
          </table:table-cell>
          <table:table-cell office:value-type="float" office:value="2225.15491647" calcext:value-type="float">
            <text:p>2225.15491647</text:p>
          </table:table-cell>
          <table:table-cell office:value-type="float" office:value="2068.51890205" calcext:value-type="float">
            <text:p>2068.51890205</text:p>
          </table:table-cell>
          <table:table-cell office:value-type="float" office:value="2114.88165106" calcext:value-type="float">
            <text:p>2114.88165106</text:p>
          </table:table-cell>
          <table:table-cell office:value-type="float" office:value="2160.7467006" calcext:value-type="float">
            <text:p>2160.7467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2291.80616591" calcext:value-type="float">
            <text:p>2291.80616591</text:p>
          </table:table-cell>
          <table:table-cell office:value-type="float" office:value="2565.39395978" calcext:value-type="float">
            <text:p>2565.39395978</text:p>
          </table:table-cell>
          <table:table-cell office:value-type="float" office:value="2297.71594614" calcext:value-type="float">
            <text:p>2297.71594614</text:p>
          </table:table-cell>
          <table:table-cell office:value-type="float" office:value="2336.58547589" calcext:value-type="float">
            <text:p>2336.58547589</text:p>
          </table:table-cell>
          <table:table-cell office:value-type="float" office:value="2396.25815759" calcext:value-type="float">
            <text:p>2396.25815759</text:p>
          </table:table-cell>
          <table:table-cell office:value-type="float" office:value="2282.45522873" calcext:value-type="float">
            <text:p>2282.45522873</text:p>
          </table:table-cell>
          <table:table-cell office:value-type="float" office:value="2267.83358641" calcext:value-type="float">
            <text:p>2267.83358641</text:p>
          </table:table-cell>
          <table:table-cell office:value-type="float" office:value="2599.50664264" calcext:value-type="float">
            <text:p>2599.50664264</text:p>
          </table:table-cell>
          <table:table-cell office:value-type="float" office:value="3277.39680083" calcext:value-type="float">
            <text:p>3277.39680083</text:p>
          </table:table-cell>
          <table:table-cell office:value-type="float" office:value="3666.47386995" calcext:value-type="float">
            <text:p>3666.47386995</text:p>
          </table:table-cell>
          <table:table-cell office:value-type="float" office:value="3726.56581759" calcext:value-type="float">
            <text:p>3726.56581759</text:p>
          </table:table-cell>
          <table:table-cell office:value-type="float" office:value="3947.08522993" calcext:value-type="float">
            <text:p>3947.08522993</text:p>
          </table:table-cell>
          <table:table-cell office:value-type="float" office:value="4525.76574195" calcext:value-type="float">
            <text:p>4525.76574195</text:p>
          </table:table-cell>
          <table:table-cell office:value-type="float" office:value="4886.12904725" calcext:value-type="float">
            <text:p>4886.12904725</text:p>
          </table:table-cell>
          <table:table-cell office:value-type="float" office:value="4357.23636704" calcext:value-type="float">
            <text:p>4357.23636704</text:p>
          </table:table-cell>
          <table:table-cell office:value-type="float" office:value="4694.46341116" calcext:value-type="float">
            <text:p>4694.46341116</text:p>
          </table:table-cell>
          <table:table-cell office:value-type="float" office:value="6662.30187694" calcext:value-type="float">
            <text:p>6662.30187694</text:p>
          </table:table-cell>
          <table:table-cell office:value-type="float" office:value="6521.5779726" calcext:value-type="float">
            <text:p>6521.5779726</text:p>
          </table:table-cell>
          <table:table-cell office:value-type="float" office:value="7000.16264587" calcext:value-type="float">
            <text:p>7000.16264587</text:p>
          </table:table-cell>
          <table:table-cell office:value-type="float" office:value="6807.71777756" calcext:value-type="float">
            <text:p>6807.717777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ziland</text:p>
          </table:table-cell>
          <table:table-cell office:value-type="string" calcext:value-type="string">
            <text:p>SWZ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87.46728608" calcext:value-type="float">
            <text:p>87.46728608</text:p>
          </table:table-cell>
          <table:table-cell office:value-type="float" office:value="87.96815911" calcext:value-type="float">
            <text:p>87.96815911</text:p>
          </table:table-cell>
          <table:table-cell office:value-type="float" office:value="87.27136285" calcext:value-type="float">
            <text:p>87.27136285</text:p>
          </table:table-cell>
          <table:table-cell office:value-type="float" office:value="84.40432081" calcext:value-type="float">
            <text:p>84.40432081</text:p>
          </table:table-cell>
          <table:table-cell office:value-type="float" office:value="78.70496633" calcext:value-type="float">
            <text:p>78.70496633</text:p>
          </table:table-cell>
          <table:table-cell office:value-type="float" office:value="75.31834634" calcext:value-type="float">
            <text:p>75.31834634</text:p>
          </table:table-cell>
          <table:table-cell office:value-type="float" office:value="64.20722702" calcext:value-type="float">
            <text:p>64.20722702</text:p>
          </table:table-cell>
          <table:table-cell office:value-type="float" office:value="58.32180412" calcext:value-type="float">
            <text:p>58.32180412</text:p>
          </table:table-cell>
          <table:table-cell office:value-type="float" office:value="97.24077523" calcext:value-type="float">
            <text:p>97.24077523</text:p>
          </table:table-cell>
          <table:table-cell office:value-type="float" office:value="130.09009998" calcext:value-type="float">
            <text:p>130.09009998</text:p>
          </table:table-cell>
          <table:table-cell office:value-type="float" office:value="159.02471477" calcext:value-type="float">
            <text:p>159.02471477</text:p>
          </table:table-cell>
          <table:table-cell office:value-type="float" office:value="179.61710931" calcext:value-type="float">
            <text:p>179.61710931</text:p>
          </table:table-cell>
          <table:table-cell office:value-type="float" office:value="189.69488358" calcext:value-type="float">
            <text:p>189.69488358</text:p>
          </table:table-cell>
          <table:table-cell office:value-type="float" office:value="214.4853543" calcext:value-type="float">
            <text:p>214.4853543</text:p>
          </table:table-cell>
          <table:table-cell office:value-type="float" office:value="226.79875003" calcext:value-type="float">
            <text:p>226.79875003</text:p>
          </table:table-cell>
          <table:table-cell office:value-type="float" office:value="250.43437663" calcext:value-type="float">
            <text:p>250.43437663</text:p>
          </table:table-cell>
          <table:table-cell office:value-type="float" office:value="270.43795114" calcext:value-type="float">
            <text:p>270.43795114</text:p>
          </table:table-cell>
          <table:table-cell office:value-type="float" office:value="267.41284345" calcext:value-type="float">
            <text:p>267.41284345</text:p>
          </table:table-cell>
          <table:table-cell office:value-type="float" office:value="272.6272312" calcext:value-type="float">
            <text:p>272.6272312</text:p>
          </table:table-cell>
          <table:table-cell office:value-type="float" office:value="247.89642482" calcext:value-type="float">
            <text:p>247.89642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t Maarten (Dutch part)</text:p>
          </table:table-cell>
          <table:table-cell office:value-type="string" calcext:value-type="string">
            <text:p>SXM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eychelles</text:p>
          </table:table-cell>
          <table:table-cell office:value-type="string" calcext:value-type="string">
            <text:p>SYC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329.30156971" calcext:value-type="float">
            <text:p>329.30156971</text:p>
          </table:table-cell>
          <table:table-cell office:value-type="float" office:value="328.44025354" calcext:value-type="float">
            <text:p>328.44025354</text:p>
          </table:table-cell>
          <table:table-cell office:value-type="float" office:value="399.73553233" calcext:value-type="float">
            <text:p>399.73553233</text:p>
          </table:table-cell>
          <table:table-cell office:value-type="float" office:value="379.78950855" calcext:value-type="float">
            <text:p>379.78950855</text:p>
          </table:table-cell>
          <table:table-cell office:value-type="float" office:value="385.74340185" calcext:value-type="float">
            <text:p>385.74340185</text:p>
          </table:table-cell>
          <table:table-cell office:value-type="float" office:value="349.83463635" calcext:value-type="float">
            <text:p>349.83463635</text:p>
          </table:table-cell>
          <table:table-cell office:value-type="float" office:value="335.86341279" calcext:value-type="float">
            <text:p>335.86341279</text:p>
          </table:table-cell>
          <table:table-cell office:value-type="float" office:value="349.09503388" calcext:value-type="float">
            <text:p>349.09503388</text:p>
          </table:table-cell>
          <table:table-cell office:value-type="float" office:value="382.14593454" calcext:value-type="float">
            <text:p>382.14593454</text:p>
          </table:table-cell>
          <table:table-cell office:value-type="float" office:value="400.98064927" calcext:value-type="float">
            <text:p>400.98064927</text:p>
          </table:table-cell>
          <table:table-cell office:value-type="float" office:value="404.68640013" calcext:value-type="float">
            <text:p>404.68640013</text:p>
          </table:table-cell>
          <table:table-cell office:value-type="float" office:value="421.6033593" calcext:value-type="float">
            <text:p>421.6033593</text:p>
          </table:table-cell>
          <table:table-cell office:value-type="float" office:value="375.67370921" calcext:value-type="float">
            <text:p>375.67370921</text:p>
          </table:table-cell>
          <table:table-cell office:value-type="float" office:value="278.31590508" calcext:value-type="float">
            <text:p>278.31590508</text:p>
          </table:table-cell>
          <table:table-cell office:value-type="float" office:value="241.85090543" calcext:value-type="float">
            <text:p>241.85090543</text:p>
          </table:table-cell>
          <table:table-cell office:value-type="float" office:value="374.52210328" calcext:value-type="float">
            <text:p>374.52210328</text:p>
          </table:table-cell>
          <table:table-cell office:value-type="float" office:value="384.30399121" calcext:value-type="float">
            <text:p>384.30399121</text:p>
          </table:table-cell>
          <table:table-cell office:value-type="float" office:value="489.96658292" calcext:value-type="float">
            <text:p>489.96658292</text:p>
          </table:table-cell>
          <table:table-cell office:value-type="float" office:value="530.31244883" calcext:value-type="float">
            <text:p>530.31244883</text:p>
          </table:table-cell>
          <table:table-cell office:value-type="float" office:value="494.12828419" calcext:value-type="float">
            <text:p>494.128284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51.11359767" calcext:value-type="float">
            <text:p>51.11359767</text:p>
          </table:table-cell>
          <table:table-cell office:value-type="float" office:value="58.60641388" calcext:value-type="float">
            <text:p>58.60641388</text:p>
          </table:table-cell>
          <table:table-cell office:value-type="float" office:value="57.93162481" calcext:value-type="float">
            <text:p>57.93162481</text:p>
          </table:table-cell>
          <table:table-cell office:value-type="float" office:value="55.34802256" calcext:value-type="float">
            <text:p>55.34802256</text:p>
          </table:table-cell>
          <table:table-cell office:value-type="float" office:value="57.27955089" calcext:value-type="float">
            <text:p>57.27955089</text:p>
          </table:table-cell>
          <table:table-cell office:value-type="float" office:value="57.89443659" calcext:value-type="float">
            <text:p>57.89443659</text:p>
          </table:table-cell>
          <table:table-cell office:value-type="float" office:value="56.90526184" calcext:value-type="float">
            <text:p>56.90526184</text:p>
          </table:table-cell>
          <table:table-cell office:value-type="float" office:value="57.16557591" calcext:value-type="float">
            <text:p>57.16557591</text:p>
          </table:table-cell>
          <table:table-cell office:value-type="float" office:value="61.07294379" calcext:value-type="float">
            <text:p>61.07294379</text:p>
          </table:table-cell>
          <table:table-cell office:value-type="float" office:value="61.74400108" calcext:value-type="float">
            <text:p>61.74400108</text:p>
          </table:table-cell>
          <table:table-cell office:value-type="float" office:value="63.78206888" calcext:value-type="float">
            <text:p>63.78206888</text:p>
          </table:table-cell>
          <table:table-cell office:value-type="float" office:value="66.96213549" calcext:value-type="float">
            <text:p>66.96213549</text:p>
          </table:table-cell>
          <table:table-cell office:value-type="float" office:value="77.48379099" calcext:value-type="float">
            <text:p>77.48379099</text:p>
          </table:table-cell>
          <table:table-cell office:value-type="float" office:value="88.84600425" calcext:value-type="float">
            <text:p>88.84600425</text:p>
          </table:table-cell>
          <table:table-cell office:value-type="float" office:value="93.05910222" calcext:value-type="float">
            <text:p>93.05910222</text:p>
          </table:table-cell>
          <table:table-cell office:value-type="float" office:value="95.14002508" calcext:value-type="float">
            <text:p>95.14002508</text:p>
          </table:table-cell>
          <table:table-cell office:value-type="float" office:value="85.5282835" calcext:value-type="float">
            <text:p>85.5282835</text:p>
          </table:table-cell>
          <table:table-cell office:value-type="float" office:value="70.97569991" calcext:value-type="float">
            <text:p>70.97569991</text:p>
          </table:table-cell>
          <table:table-cell office:value-type="float" office:value="68.8345282" calcext:value-type="float">
            <text:p>68.8345282</text:p>
          </table:table-cell>
          <table:table-cell office:value-type="float" office:value="66.45497393" calcext:value-type="float">
            <text:p>66.454973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TCA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1.94746997" calcext:value-type="float">
            <text:p>11.94746997</text:p>
          </table:table-cell>
          <table:table-cell office:value-type="float" office:value="12.00808395" calcext:value-type="float">
            <text:p>12.00808395</text:p>
          </table:table-cell>
          <table:table-cell office:value-type="float" office:value="11.45402913" calcext:value-type="float">
            <text:p>11.45402913</text:p>
          </table:table-cell>
          <table:table-cell office:value-type="float" office:value="12.1672234" calcext:value-type="float">
            <text:p>12.1672234</text:p>
          </table:table-cell>
          <table:table-cell office:value-type="float" office:value="11.19411498" calcext:value-type="float">
            <text:p>11.19411498</text:p>
          </table:table-cell>
          <table:table-cell office:value-type="float" office:value="10.41974525" calcext:value-type="float">
            <text:p>10.41974525</text:p>
          </table:table-cell>
          <table:table-cell office:value-type="float" office:value="12.00810915" calcext:value-type="float">
            <text:p>12.00810915</text:p>
          </table:table-cell>
          <table:table-cell office:value-type="float" office:value="18.39776953" calcext:value-type="float">
            <text:p>18.39776953</text:p>
          </table:table-cell>
          <table:table-cell office:value-type="float" office:value="16.06431228" calcext:value-type="float">
            <text:p>16.06431228</text:p>
          </table:table-cell>
          <table:table-cell office:value-type="float" office:value="26.00525913" calcext:value-type="float">
            <text:p>26.00525913</text:p>
          </table:table-cell>
          <table:table-cell office:value-type="float" office:value="25.81473846" calcext:value-type="float">
            <text:p>25.81473846</text:p>
          </table:table-cell>
          <table:table-cell office:value-type="float" office:value="23.65236357" calcext:value-type="float">
            <text:p>23.65236357</text:p>
          </table:table-cell>
          <table:table-cell office:value-type="float" office:value="26.8162198" calcext:value-type="float">
            <text:p>26.8162198</text:p>
          </table:table-cell>
          <table:table-cell office:value-type="float" office:value="27.10215388" calcext:value-type="float">
            <text:p>27.10215388</text:p>
          </table:table-cell>
          <table:table-cell office:value-type="float" office:value="26.5836599" calcext:value-type="float">
            <text:p>26.5836599</text:p>
          </table:table-cell>
          <table:table-cell office:value-type="float" office:value="26.41741253" calcext:value-type="float">
            <text:p>26.41741253</text:p>
          </table:table-cell>
          <table:table-cell office:value-type="float" office:value="31.32111874" calcext:value-type="float">
            <text:p>31.32111874</text:p>
          </table:table-cell>
          <table:table-cell office:value-type="float" office:value="29.18358859" calcext:value-type="float">
            <text:p>29.18358859</text:p>
          </table:table-cell>
          <table:table-cell office:value-type="float" office:value="33.66517607" calcext:value-type="float">
            <text:p>33.66517607</text:p>
          </table:table-cell>
          <table:table-cell office:value-type="float" office:value="37.10492956" calcext:value-type="float">
            <text:p>37.104929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 Asia &amp; Pacific (IDA &amp; IBRD countries)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24.924931102484" calcext:value-type="float">
            <text:p>24.9249311025</text:p>
          </table:table-cell>
          <table:table-cell office:value-type="float" office:value="30.0558698790239" calcext:value-type="float">
            <text:p>30.055869879</text:p>
          </table:table-cell>
          <table:table-cell office:value-type="float" office:value="32.3082835035315" calcext:value-type="float">
            <text:p>32.3082835035</text:p>
          </table:table-cell>
          <table:table-cell office:value-type="float" office:value="32.2397834837944" calcext:value-type="float">
            <text:p>32.2397834838</text:p>
          </table:table-cell>
          <table:table-cell office:value-type="float" office:value="35.5910103848632" calcext:value-type="float">
            <text:p>35.5910103849</text:p>
          </table:table-cell>
          <table:table-cell office:value-type="float" office:value="39.302396051514" calcext:value-type="float">
            <text:p>39.3023960515</text:p>
          </table:table-cell>
          <table:table-cell office:value-type="float" office:value="42.0296727159318" calcext:value-type="float">
            <text:p>42.0296727159</text:p>
          </table:table-cell>
          <table:table-cell office:value-type="float" office:value="47.8531551284646" calcext:value-type="float">
            <text:p>47.8531551285</text:p>
          </table:table-cell>
          <table:table-cell office:value-type="float" office:value="54.7192971651531" calcext:value-type="float">
            <text:p>54.7192971652</text:p>
          </table:table-cell>
          <table:table-cell office:value-type="float" office:value="61.8607217535365" calcext:value-type="float">
            <text:p>61.8607217535</text:p>
          </table:table-cell>
          <table:table-cell office:value-type="float" office:value="71.1249151215557" calcext:value-type="float">
            <text:p>71.1249151216</text:p>
          </table:table-cell>
          <table:table-cell office:value-type="float" office:value="83.3472621057452" calcext:value-type="float">
            <text:p>83.3472621057</text:p>
          </table:table-cell>
          <table:table-cell office:value-type="float" office:value="101.823887698895" calcext:value-type="float">
            <text:p>101.8238876989</text:p>
          </table:table-cell>
          <table:table-cell office:value-type="float" office:value="134.196734001366" calcext:value-type="float">
            <text:p>134.1967340014</text:p>
          </table:table-cell>
          <table:table-cell office:value-type="float" office:value="159.273779650741" calcext:value-type="float">
            <text:p>159.2737796507</text:p>
          </table:table-cell>
          <table:table-cell office:value-type="float" office:value="183.574922412815" calcext:value-type="float">
            <text:p>183.5749224128</text:p>
          </table:table-cell>
          <table:table-cell office:value-type="float" office:value="228.777604741011" calcext:value-type="float">
            <text:p>228.777604741</text:p>
          </table:table-cell>
          <table:table-cell office:value-type="float" office:value="266.374522268168" calcext:value-type="float">
            <text:p>266.3745222682</text:p>
          </table:table-cell>
          <table:table-cell office:value-type="float" office:value="298.987574552112" calcext:value-type="float">
            <text:p>298.9875745521</text:p>
          </table:table-cell>
          <table:table-cell office:value-type="float" office:value="329.436076388372" calcext:value-type="float">
            <text:p>329.43607638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ope &amp; Central Asia (IDA &amp; IBRD countries)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93.5136990529042" calcext:value-type="float">
            <text:p>93.5136990529</text:p>
          </table:table-cell>
          <table:table-cell office:value-type="float" office:value="115.767045929386" calcext:value-type="float">
            <text:p>115.7670459294</text:p>
          </table:table-cell>
          <table:table-cell office:value-type="float" office:value="134.977200000334" calcext:value-type="float">
            <text:p>134.9772000003</text:p>
          </table:table-cell>
          <table:table-cell office:value-type="float" office:value="115.686595219941" calcext:value-type="float">
            <text:p>115.6865952199</text:p>
          </table:table-cell>
          <table:table-cell office:value-type="float" office:value="100.172529819758" calcext:value-type="float">
            <text:p>100.1725298198</text:p>
          </table:table-cell>
          <table:table-cell office:value-type="float" office:value="108.76696847307" calcext:value-type="float">
            <text:p>108.7669684731</text:p>
          </table:table-cell>
          <table:table-cell office:value-type="float" office:value="116.345483360109" calcext:value-type="float">
            <text:p>116.3454833601</text:p>
          </table:table-cell>
          <table:table-cell office:value-type="float" office:value="137.202800829876" calcext:value-type="float">
            <text:p>137.2028008299</text:p>
          </table:table-cell>
          <table:table-cell office:value-type="float" office:value="166.731826718557" calcext:value-type="float">
            <text:p>166.7318267186</text:p>
          </table:table-cell>
          <table:table-cell office:value-type="float" office:value="209.283890774415" calcext:value-type="float">
            <text:p>209.2838907744</text:p>
          </table:table-cell>
          <table:table-cell office:value-type="float" office:value="261.902675404825" calcext:value-type="float">
            <text:p>261.9026754048</text:p>
          </table:table-cell>
          <table:table-cell office:value-type="float" office:value="318.656824203195" calcext:value-type="float">
            <text:p>318.6568242032</text:p>
          </table:table-cell>
          <table:table-cell office:value-type="float" office:value="413.615255326963" calcext:value-type="float">
            <text:p>413.615255327</text:p>
          </table:table-cell>
          <table:table-cell office:value-type="float" office:value="548.082079179696" calcext:value-type="float">
            <text:p>548.0820791797</text:p>
          </table:table-cell>
          <table:table-cell office:value-type="float" office:value="476.834052356988" calcext:value-type="float">
            <text:p>476.834052357</text:p>
          </table:table-cell>
          <table:table-cell office:value-type="float" office:value="527.544376725272" calcext:value-type="float">
            <text:p>527.5443767253</text:p>
          </table:table-cell>
          <table:table-cell office:value-type="float" office:value="590.006037913972" calcext:value-type="float">
            <text:p>590.006037914</text:p>
          </table:table-cell>
          <table:table-cell office:value-type="float" office:value="616.85157644578" calcext:value-type="float">
            <text:p>616.8515764458</text:p>
          </table:table-cell>
          <table:table-cell office:value-type="float" office:value="656.814131795383" calcext:value-type="float">
            <text:p>656.8141317954</text:p>
          </table:table-cell>
          <table:table-cell office:value-type="float" office:value="603.166925932385" calcext:value-type="float">
            <text:p>603.1669259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3.4497743" calcext:value-type="float">
            <text:p>13.4497743</text:p>
          </table:table-cell>
          <table:table-cell office:value-type="float" office:value="14.40155829" calcext:value-type="float">
            <text:p>14.40155829</text:p>
          </table:table-cell>
          <table:table-cell office:value-type="float" office:value="13.83234037" calcext:value-type="float">
            <text:p>13.83234037</text:p>
          </table:table-cell>
          <table:table-cell office:value-type="float" office:value="12.88490978" calcext:value-type="float">
            <text:p>12.88490978</text:p>
          </table:table-cell>
          <table:table-cell office:value-type="float" office:value="12.86098944" calcext:value-type="float">
            <text:p>12.86098944</text:p>
          </table:table-cell>
          <table:table-cell office:value-type="float" office:value="11.52425748" calcext:value-type="float">
            <text:p>11.52425748</text:p>
          </table:table-cell>
          <table:table-cell office:value-type="float" office:value="11.39667368" calcext:value-type="float">
            <text:p>11.39667368</text:p>
          </table:table-cell>
          <table:table-cell office:value-type="float" office:value="11.6488095" calcext:value-type="float">
            <text:p>11.6488095</text:p>
          </table:table-cell>
          <table:table-cell office:value-type="float" office:value="15.81643176" calcext:value-type="float">
            <text:p>15.81643176</text:p>
          </table:table-cell>
          <table:table-cell office:value-type="float" office:value="18.03817192" calcext:value-type="float">
            <text:p>18.03817192</text:p>
          </table:table-cell>
          <table:table-cell office:value-type="float" office:value="19.58650912" calcext:value-type="float">
            <text:p>19.58650912</text:p>
          </table:table-cell>
          <table:table-cell office:value-type="float" office:value="21.34110357" calcext:value-type="float">
            <text:p>21.34110357</text:p>
          </table:table-cell>
          <table:table-cell office:value-type="float" office:value="23.73468488" calcext:value-type="float">
            <text:p>23.73468488</text:p>
          </table:table-cell>
          <table:table-cell office:value-type="float" office:value="29.919543" calcext:value-type="float">
            <text:p>29.919543</text:p>
          </table:table-cell>
          <table:table-cell office:value-type="float" office:value="33.75042354" calcext:value-type="float">
            <text:p>33.75042354</text:p>
          </table:table-cell>
          <table:table-cell office:value-type="float" office:value="26.64986683" calcext:value-type="float">
            <text:p>26.64986683</text:p>
          </table:table-cell>
          <table:table-cell office:value-type="float" office:value="29.79840168" calcext:value-type="float">
            <text:p>29.79840168</text:p>
          </table:table-cell>
          <table:table-cell office:value-type="float" office:value="29.66658106" calcext:value-type="float">
            <text:p>29.66658106</text:p>
          </table:table-cell>
          <table:table-cell office:value-type="float" office:value="32.14176626" calcext:value-type="float">
            <text:p>32.14176626</text:p>
          </table:table-cell>
          <table:table-cell office:value-type="float" office:value="33.89092289" calcext:value-type="float">
            <text:p>33.890922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00.118495795942" calcext:value-type="float">
            <text:p>100.1184957959</text:p>
          </table:table-cell>
          <table:table-cell office:value-type="float" office:value="116.707306538766" calcext:value-type="float">
            <text:p>116.7073065388</text:p>
          </table:table-cell>
          <table:table-cell office:value-type="float" office:value="99.604064021048" calcext:value-type="float">
            <text:p>99.604064021</text:p>
          </table:table-cell>
          <table:table-cell office:value-type="float" office:value="68.2157050406033" calcext:value-type="float">
            <text:p>68.2157050406</text:p>
          </table:table-cell>
          <table:table-cell office:value-type="float" office:value="69.1813770340103" calcext:value-type="float">
            <text:p>69.181377034</text:p>
          </table:table-cell>
          <table:table-cell office:value-type="float" office:value="66.4667992860763" calcext:value-type="float">
            <text:p>66.4667992861</text:p>
          </table:table-cell>
          <table:table-cell office:value-type="float" office:value="60.4059755600006" calcext:value-type="float">
            <text:p>60.40597556</text:p>
          </table:table-cell>
          <table:table-cell office:value-type="float" office:value="73.1964371088332" calcext:value-type="float">
            <text:p>73.1964371088</text:p>
          </table:table-cell>
          <table:table-cell office:value-type="float" office:value="78.8262130275147" calcext:value-type="float">
            <text:p>78.8262130275</text:p>
          </table:table-cell>
          <table:table-cell office:value-type="float" office:value="86.6836745574158" calcext:value-type="float">
            <text:p>86.6836745574</text:p>
          </table:table-cell>
          <table:table-cell office:value-type="float" office:value="95.0123954977468" calcext:value-type="float">
            <text:p>95.0123954977</text:p>
          </table:table-cell>
          <table:table-cell office:value-type="float" office:value="109.323790792046" calcext:value-type="float">
            <text:p>109.323790792</text:p>
          </table:table-cell>
          <table:table-cell office:value-type="float" office:value="132.663403758571" calcext:value-type="float">
            <text:p>132.6634037586</text:p>
          </table:table-cell>
          <table:table-cell office:value-type="float" office:value="160.935488520541" calcext:value-type="float">
            <text:p>160.9354885205</text:p>
          </table:table-cell>
          <table:table-cell office:value-type="float" office:value="162.965760571057" calcext:value-type="float">
            <text:p>162.9657605711</text:p>
          </table:table-cell>
          <table:table-cell office:value-type="float" office:value="182.143346035499" calcext:value-type="float">
            <text:p>182.1433460355</text:p>
          </table:table-cell>
          <table:table-cell office:value-type="float" office:value="212.86275060433" calcext:value-type="float">
            <text:p>212.8627506043</text:p>
          </table:table-cell>
          <table:table-cell office:value-type="float" office:value="227.191562532449" calcext:value-type="float">
            <text:p>227.1915625324</text:p>
          </table:table-cell>
          <table:table-cell office:value-type="float" office:value="229.88064281044" calcext:value-type="float">
            <text:p>229.8806428104</text:p>
          </table:table-cell>
          <table:table-cell office:value-type="float" office:value="227.517154820332" calcext:value-type="float">
            <text:p>227.51715482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jikistan</text:p>
          </table:table-cell>
          <table:table-cell office:value-type="string" calcext:value-type="string">
            <text:p>TJK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3.01029342" calcext:value-type="float">
            <text:p>3.01029342</text:p>
          </table:table-cell>
          <table:table-cell office:value-type="float" office:value="5.52795174" calcext:value-type="float">
            <text:p>5.52795174</text:p>
          </table:table-cell>
          <table:table-cell office:value-type="float" office:value="5.64187587" calcext:value-type="float">
            <text:p>5.64187587</text:p>
          </table:table-cell>
          <table:table-cell office:value-type="float" office:value="7.81404205" calcext:value-type="float">
            <text:p>7.81404205</text:p>
          </table:table-cell>
          <table:table-cell office:value-type="float" office:value="6.91323992" calcext:value-type="float">
            <text:p>6.91323992</text:p>
          </table:table-cell>
          <table:table-cell office:value-type="float" office:value="7.22817764" calcext:value-type="float">
            <text:p>7.22817764</text:p>
          </table:table-cell>
          <table:table-cell office:value-type="float" office:value="7.80652494" calcext:value-type="float">
            <text:p>7.80652494</text:p>
          </table:table-cell>
          <table:table-cell office:value-type="float" office:value="8.48205551" calcext:value-type="float">
            <text:p>8.48205551</text:p>
          </table:table-cell>
          <table:table-cell office:value-type="float" office:value="10.62567328" calcext:value-type="float">
            <text:p>10.62567328</text:p>
          </table:table-cell>
          <table:table-cell office:value-type="float" office:value="15.77612443" calcext:value-type="float">
            <text:p>15.77612443</text:p>
          </table:table-cell>
          <table:table-cell office:value-type="float" office:value="19.96296132" calcext:value-type="float">
            <text:p>19.96296132</text:p>
          </table:table-cell>
          <table:table-cell office:value-type="float" office:value="23.16019317" calcext:value-type="float">
            <text:p>23.16019317</text:p>
          </table:table-cell>
          <table:table-cell office:value-type="float" office:value="27.99867389" calcext:value-type="float">
            <text:p>27.99867389</text:p>
          </table:table-cell>
          <table:table-cell office:value-type="float" office:value="39.74212385" calcext:value-type="float">
            <text:p>39.74212385</text:p>
          </table:table-cell>
          <table:table-cell office:value-type="float" office:value="39.44307851" calcext:value-type="float">
            <text:p>39.44307851</text:p>
          </table:table-cell>
          <table:table-cell office:value-type="float" office:value="44.95927823" calcext:value-type="float">
            <text:p>44.95927823</text:p>
          </table:table-cell>
          <table:table-cell office:value-type="float" office:value="50.15923244" calcext:value-type="float">
            <text:p>50.15923244</text:p>
          </table:table-cell>
          <table:table-cell office:value-type="float" office:value="61.18867071" calcext:value-type="float">
            <text:p>61.18867071</text:p>
          </table:table-cell>
          <table:table-cell office:value-type="float" office:value="70.80293492" calcext:value-type="float">
            <text:p>70.80293492</text:p>
          </table:table-cell>
          <table:table-cell office:value-type="float" office:value="76.39130143" calcext:value-type="float">
            <text:p>76.39130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string" calcext:value-type="string">
            <text:p>TKM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43.02047946" calcext:value-type="float">
            <text:p>43.02047946</text:p>
          </table:table-cell>
          <table:table-cell office:value-type="float" office:value="17.47230592" calcext:value-type="float">
            <text:p>17.47230592</text:p>
          </table:table-cell>
          <table:table-cell office:value-type="float" office:value="30.66873646" calcext:value-type="float">
            <text:p>30.66873646</text:p>
          </table:table-cell>
          <table:table-cell office:value-type="float" office:value="32.75487667" calcext:value-type="float">
            <text:p>32.75487667</text:p>
          </table:table-cell>
          <table:table-cell office:value-type="float" office:value="33.64737492" calcext:value-type="float">
            <text:p>33.64737492</text:p>
          </table:table-cell>
          <table:table-cell office:value-type="float" office:value="43.98185755" calcext:value-type="float">
            <text:p>43.98185755</text:p>
          </table:table-cell>
          <table:table-cell office:value-type="float" office:value="58.97969588" calcext:value-type="float">
            <text:p>58.97969588</text:p>
          </table:table-cell>
          <table:table-cell office:value-type="float" office:value="63.12472999" calcext:value-type="float">
            <text:p>63.12472999</text:p>
          </table:table-cell>
          <table:table-cell office:value-type="float" office:value="94.70501255" calcext:value-type="float">
            <text:p>94.70501255</text:p>
          </table:table-cell>
          <table:table-cell office:value-type="float" office:value="121.91000015" calcext:value-type="float">
            <text:p>121.91000015</text:p>
          </table:table-cell>
          <table:table-cell office:value-type="float" office:value="126.98084653" calcext:value-type="float">
            <text:p>126.98084653</text:p>
          </table:table-cell>
          <table:table-cell office:value-type="float" office:value="129.34406622" calcext:value-type="float">
            <text:p>129.34406622</text:p>
          </table:table-cell>
          <table:table-cell office:value-type="float" office:value="115.34736697" calcext:value-type="float">
            <text:p>115.34736697</text:p>
          </table:table-cell>
          <table:table-cell office:value-type="float" office:value="83.59909933" calcext:value-type="float">
            <text:p>83.59909933</text:p>
          </table:table-cell>
          <table:table-cell office:value-type="float" office:value="76.39572691" calcext:value-type="float">
            <text:p>76.39572691</text:p>
          </table:table-cell>
          <table:table-cell office:value-type="float" office:value="87.29381562" calcext:value-type="float">
            <text:p>87.29381562</text:p>
          </table:table-cell>
          <table:table-cell office:value-type="float" office:value="113.4061784" calcext:value-type="float">
            <text:p>113.4061784</text:p>
          </table:table-cell>
          <table:table-cell office:value-type="float" office:value="133.36282344" calcext:value-type="float">
            <text:p>133.36282344</text:p>
          </table:table-cell>
          <table:table-cell office:value-type="float" office:value="165.98162605" calcext:value-type="float">
            <text:p>165.98162605</text:p>
          </table:table-cell>
          <table:table-cell office:value-type="float" office:value="186.71622853" calcext:value-type="float">
            <text:p>186.716228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in America &amp; the Caribbean (IDA &amp; IBRD countries)</text:p>
          </table:table-cell>
          <table:table-cell office:value-type="string" calcext:value-type="string">
            <text:p>TLA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242.295211233703" calcext:value-type="float">
            <text:p>242.2952112337</text:p>
          </table:table-cell>
          <table:table-cell office:value-type="float" office:value="257.988997437803" calcext:value-type="float">
            <text:p>257.9889974378</text:p>
          </table:table-cell>
          <table:table-cell office:value-type="float" office:value="278.353962056983" calcext:value-type="float">
            <text:p>278.353962057</text:p>
          </table:table-cell>
          <table:table-cell office:value-type="float" office:value="275.595922463176" calcext:value-type="float">
            <text:p>275.5959224632</text:p>
          </table:table-cell>
          <table:table-cell office:value-type="float" office:value="249.969310460875" calcext:value-type="float">
            <text:p>249.9693104609</text:p>
          </table:table-cell>
          <table:table-cell office:value-type="float" office:value="266.039282147228" calcext:value-type="float">
            <text:p>266.0392821472</text:p>
          </table:table-cell>
          <table:table-cell office:value-type="float" office:value="260.094483239719" calcext:value-type="float">
            <text:p>260.0944832397</text:p>
          </table:table-cell>
          <table:table-cell office:value-type="float" office:value="219.042946773033" calcext:value-type="float">
            <text:p>219.042946773</text:p>
          </table:table-cell>
          <table:table-cell office:value-type="float" office:value="232.634741378785" calcext:value-type="float">
            <text:p>232.6347413788</text:p>
          </table:table-cell>
          <table:table-cell office:value-type="float" office:value="265.869350817207" calcext:value-type="float">
            <text:p>265.8693508172</text:p>
          </table:table-cell>
          <table:table-cell office:value-type="float" office:value="338.939520410614" calcext:value-type="float">
            <text:p>338.9395204106</text:p>
          </table:table-cell>
          <table:table-cell office:value-type="float" office:value="393.118122926983" calcext:value-type="float">
            <text:p>393.118122927</text:p>
          </table:table-cell>
          <table:table-cell office:value-type="float" office:value="465.182500731757" calcext:value-type="float">
            <text:p>465.1825007318</text:p>
          </table:table-cell>
          <table:table-cell office:value-type="float" office:value="537.784676850783" calcext:value-type="float">
            <text:p>537.7846768508</text:p>
          </table:table-cell>
          <table:table-cell office:value-type="float" office:value="544.273622236486" calcext:value-type="float">
            <text:p>544.2736222365</text:p>
          </table:table-cell>
          <table:table-cell office:value-type="float" office:value="638.752075768486" calcext:value-type="float">
            <text:p>638.7520757685</text:p>
          </table:table-cell>
          <table:table-cell office:value-type="float" office:value="702.863669598985" calcext:value-type="float">
            <text:p>702.863669599</text:p>
          </table:table-cell>
          <table:table-cell office:value-type="float" office:value="695.260209927975" calcext:value-type="float">
            <text:p>695.260209928</text:p>
          </table:table-cell>
          <table:table-cell office:value-type="float" office:value="714.735051197764" calcext:value-type="float">
            <text:p>714.7350511978</text:p>
          </table:table-cell>
          <table:table-cell office:value-type="float" office:value="709.770853700356" calcext:value-type="float">
            <text:p>709.77085370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40"/>
          <table:table-cell office:value-type="float" office:value="16.99290083" calcext:value-type="float">
            <text:p>16.99290083</text:p>
          </table:table-cell>
          <table:table-cell office:value-type="float" office:value="21.08798819" calcext:value-type="float">
            <text:p>21.08798819</text:p>
          </table:table-cell>
          <table:table-cell office:value-type="float" office:value="20.85882513" calcext:value-type="float">
            <text:p>20.85882513</text:p>
          </table:table-cell>
          <table:table-cell office:value-type="float" office:value="13.38453312" calcext:value-type="float">
            <text:p>13.38453312</text:p>
          </table:table-cell>
          <table:table-cell office:value-type="float" office:value="14.82391023" calcext:value-type="float">
            <text:p>14.82391023</text:p>
          </table:table-cell>
          <table:table-cell office:value-type="float" office:value="19.20167519" calcext:value-type="float">
            <text:p>19.20167519</text:p>
          </table:table-cell>
          <table:table-cell office:value-type="float" office:value="18.29651057" calcext:value-type="float">
            <text:p>18.29651057</text:p>
          </table:table-cell>
          <table:table-cell office:value-type="float" office:value="10.69000888" calcext:value-type="float">
            <text:p>10.69000888</text:p>
          </table:table-cell>
          <table:table-cell office:value-type="float" office:value="31.82992761" calcext:value-type="float">
            <text:p>31.82992761</text:p>
          </table:table-cell>
          <table:table-cell office:value-type="float" office:value="32.24189521" calcext:value-type="float">
            <text:p>32.24189521</text:p>
          </table:table-cell>
          <table:table-cell office:value-type="float" office:value="36.77648669" calcext:value-type="float">
            <text:p>36.77648669</text:p>
          </table:table-cell>
          <table:table-cell office:value-type="float" office:value="40.25044402" calcext:value-type="float">
            <text:p>40.25044402</text:p>
          </table:table-cell>
          <table:table-cell office:value-type="float" office:value="51.0218896" calcext:value-type="float">
            <text:p>51.0218896</text:p>
          </table:table-cell>
          <table:table-cell office:value-type="float" office:value="56.59535397" calcext:value-type="float">
            <text:p>56.59535397</text:p>
          </table:table-cell>
          <table:table-cell office:value-type="float" office:value="57.08171056" calcext:value-type="float">
            <text:p>57.081710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dle East &amp; North Africa (IDA &amp; IBRD countries)</text:p>
          </table:table-cell>
          <table:table-cell office:value-type="string" calcext:value-type="string">
            <text:p>TMN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63.6926282281721" calcext:value-type="float">
            <text:p>63.6926282282</text:p>
          </table:table-cell>
          <table:table-cell office:value-type="float" office:value="72.1771891486279" calcext:value-type="float">
            <text:p>72.1771891486</text:p>
          </table:table-cell>
          <table:table-cell office:value-type="float" office:value="82.9475528387002" calcext:value-type="float">
            <text:p>82.9475528387</text:p>
          </table:table-cell>
          <table:table-cell office:value-type="float" office:value="91.807169600507" calcext:value-type="float">
            <text:p>91.8071696005</text:p>
          </table:table-cell>
          <table:table-cell office:value-type="float" office:value="104.683815308048" calcext:value-type="float">
            <text:p>104.683815308</text:p>
          </table:table-cell>
          <table:table-cell office:value-type="float" office:value="120.722148687209" calcext:value-type="float">
            <text:p>120.7221486872</text:p>
          </table:table-cell>
          <table:table-cell office:value-type="float" office:value="137.495197138365" calcext:value-type="float">
            <text:p>137.4951971384</text:p>
          </table:table-cell>
          <table:table-cell office:value-type="float" office:value="89.4792670334758" calcext:value-type="float">
            <text:p>89.4792670335</text:p>
          </table:table-cell>
          <table:table-cell office:value-type="float" office:value="83.2014247068385" calcext:value-type="float">
            <text:p>83.2014247068</text:p>
          </table:table-cell>
          <table:table-cell office:value-type="float" office:value="99.2616287514415" calcext:value-type="float">
            <text:p>99.2616287514</text:p>
          </table:table-cell>
          <table:table-cell office:value-type="float" office:value="110.098986776578" calcext:value-type="float">
            <text:p>110.0989867766</text:p>
          </table:table-cell>
          <table:table-cell office:value-type="float" office:value="124.187237771204" calcext:value-type="float">
            <text:p>124.1872377712</text:p>
          </table:table-cell>
          <table:table-cell office:value-type="float" office:value="151.174803947259" calcext:value-type="float">
            <text:p>151.1748039473</text:p>
          </table:table-cell>
          <table:table-cell office:value-type="float" office:value="186.518408722178" calcext:value-type="float">
            <text:p>186.5184087222</text:p>
          </table:table-cell>
          <table:table-cell office:value-type="float" office:value="209.089586723895" calcext:value-type="float">
            <text:p>209.0895867239</text:p>
          </table:table-cell>
          <table:table-cell office:value-type="float" office:value="231.52909690239" calcext:value-type="float">
            <text:p>231.5290969024</text:p>
          </table:table-cell>
          <table:table-cell office:value-type="float" office:value="263.658362119326" calcext:value-type="float">
            <text:p>263.6583621193</text:p>
          </table:table-cell>
          <table:table-cell office:value-type="float" office:value="284.687620399049" calcext:value-type="float">
            <text:p>284.687620399</text:p>
          </table:table-cell>
          <table:table-cell office:value-type="float" office:value="266.738333473475" calcext:value-type="float">
            <text:p>266.7383334735</text:p>
          </table:table-cell>
          <table:table-cell office:value-type="float" office:value="253.153495475245" calcext:value-type="float">
            <text:p>253.15349547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nga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87.25118703" calcext:value-type="float">
            <text:p>87.25118703</text:p>
          </table:table-cell>
          <table:table-cell office:value-type="float" office:value="96.22436079" calcext:value-type="float">
            <text:p>96.22436079</text:p>
          </table:table-cell>
          <table:table-cell office:value-type="float" office:value="98.43958032" calcext:value-type="float">
            <text:p>98.43958032</text:p>
          </table:table-cell>
          <table:table-cell office:value-type="float" office:value="92.01436852" calcext:value-type="float">
            <text:p>92.01436852</text:p>
          </table:table-cell>
          <table:table-cell office:value-type="float" office:value="102.8160543" calcext:value-type="float">
            <text:p>102.8160543</text:p>
          </table:table-cell>
          <table:table-cell office:value-type="float" office:value="91.60761819" calcext:value-type="float">
            <text:p>91.60761819</text:p>
          </table:table-cell>
          <table:table-cell office:value-type="float" office:value="96.02971682" calcext:value-type="float">
            <text:p>96.02971682</text:p>
          </table:table-cell>
          <table:table-cell office:value-type="float" office:value="92.3611898" calcext:value-type="float">
            <text:p>92.3611898</text:p>
          </table:table-cell>
          <table:table-cell office:value-type="float" office:value="106.14304211" calcext:value-type="float">
            <text:p>106.14304211</text:p>
          </table:table-cell>
          <table:table-cell office:value-type="float" office:value="114.81375465" calcext:value-type="float">
            <text:p>114.81375465</text:p>
          </table:table-cell>
          <table:table-cell office:value-type="float" office:value="167.35733178" calcext:value-type="float">
            <text:p>167.35733178</text:p>
          </table:table-cell>
          <table:table-cell office:value-type="float" office:value="159.04635622" calcext:value-type="float">
            <text:p>159.04635622</text:p>
          </table:table-cell>
          <table:table-cell office:value-type="float" office:value="170.62671756" calcext:value-type="float">
            <text:p>170.62671756</text:p>
          </table:table-cell>
          <table:table-cell office:value-type="float" office:value="169.65108434" calcext:value-type="float">
            <text:p>169.65108434</text:p>
          </table:table-cell>
          <table:table-cell office:value-type="float" office:value="145.0456649" calcext:value-type="float">
            <text:p>145.0456649</text:p>
          </table:table-cell>
          <table:table-cell office:value-type="float" office:value="163.44362031" calcext:value-type="float">
            <text:p>163.44362031</text:p>
          </table:table-cell>
          <table:table-cell office:value-type="float" office:value="171.62506719" calcext:value-type="float">
            <text:p>171.62506719</text:p>
          </table:table-cell>
          <table:table-cell office:value-type="float" office:value="196.87075877" calcext:value-type="float">
            <text:p>196.87075877</text:p>
          </table:table-cell>
          <table:table-cell office:value-type="float" office:value="205.21450521" calcext:value-type="float">
            <text:p>205.21450521</text:p>
          </table:table-cell>
          <table:table-cell office:value-type="float" office:value="212.97503549" calcext:value-type="float">
            <text:p>212.975035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 Asia (IDA &amp; IBRD)</text:p>
          </table:table-cell>
          <table:table-cell office:value-type="string" calcext:value-type="string">
            <text:p>TSA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5.3446292497504" calcext:value-type="float">
            <text:p>15.3446292498</text:p>
          </table:table-cell>
          <table:table-cell office:value-type="float" office:value="15.5512601467488" calcext:value-type="float">
            <text:p>15.5512601467</text:p>
          </table:table-cell>
          <table:table-cell office:value-type="float" office:value="17.231304302881" calcext:value-type="float">
            <text:p>17.2313043029</text:p>
          </table:table-cell>
          <table:table-cell office:value-type="float" office:value="17.4359033780482" calcext:value-type="float">
            <text:p>17.435903378</text:p>
          </table:table-cell>
          <table:table-cell office:value-type="float" office:value="17.2970806959971" calcext:value-type="float">
            <text:p>17.297080696</text:p>
          </table:table-cell>
          <table:table-cell office:value-type="float" office:value="18.2822111709587" calcext:value-type="float">
            <text:p>18.282211171</text:p>
          </table:table-cell>
          <table:table-cell office:value-type="float" office:value="19.1526750741284" calcext:value-type="float">
            <text:p>19.1526750741</text:p>
          </table:table-cell>
          <table:table-cell office:value-type="float" office:value="19.4936267021325" calcext:value-type="float">
            <text:p>19.4936267021</text:p>
          </table:table-cell>
          <table:table-cell office:value-type="float" office:value="21.6891208943692" calcext:value-type="float">
            <text:p>21.6891208944</text:p>
          </table:table-cell>
          <table:table-cell office:value-type="float" office:value="24.51033603916" calcext:value-type="float">
            <text:p>24.5103360392</text:p>
          </table:table-cell>
          <table:table-cell office:value-type="float" office:value="28.5917211212693" calcext:value-type="float">
            <text:p>28.5917211213</text:p>
          </table:table-cell>
          <table:table-cell office:value-type="float" office:value="32.0551897133805" calcext:value-type="float">
            <text:p>32.0551897134</text:p>
          </table:table-cell>
          <table:table-cell office:value-type="float" office:value="39.1538630291279" calcext:value-type="float">
            <text:p>39.1538630291</text:p>
          </table:table-cell>
          <table:table-cell office:value-type="float" office:value="42.3538745650991" calcext:value-type="float">
            <text:p>42.3538745651</text:p>
          </table:table-cell>
          <table:table-cell office:value-type="float" office:value="43.5777172700932" calcext:value-type="float">
            <text:p>43.5777172701</text:p>
          </table:table-cell>
          <table:table-cell office:value-type="float" office:value="52.8670136177222" calcext:value-type="float">
            <text:p>52.8670136177</text:p>
          </table:table-cell>
          <table:table-cell office:value-type="float" office:value="58.8348675049581" calcext:value-type="float">
            <text:p>58.834867505</text:p>
          </table:table-cell>
          <table:table-cell office:value-type="float" office:value="57.8702290499891" calcext:value-type="float">
            <text:p>57.87022905</text:p>
          </table:table-cell>
          <table:table-cell office:value-type="float" office:value="61.0796288893255" calcext:value-type="float">
            <text:p>61.0796288893</text:p>
          </table:table-cell>
          <table:table-cell office:value-type="float" office:value="66.6840567027176" calcext:value-type="float">
            <text:p>66.68405670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-Saharan Africa (IDA &amp; IBRD countries)</text:p>
          </table:table-cell>
          <table:table-cell office:value-type="string" calcext:value-type="string">
            <text:p>TSS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41.6356476251089" calcext:value-type="float">
            <text:p>41.6356476251</text:p>
          </table:table-cell>
          <table:table-cell office:value-type="float" office:value="44.2411433418386" calcext:value-type="float">
            <text:p>44.2411433418</text:p>
          </table:table-cell>
          <table:table-cell office:value-type="float" office:value="44.9315381360938" calcext:value-type="float">
            <text:p>44.9315381361</text:p>
          </table:table-cell>
          <table:table-cell office:value-type="float" office:value="43.4054016799187" calcext:value-type="float">
            <text:p>43.4054016799</text:p>
          </table:table-cell>
          <table:table-cell office:value-type="float" office:value="33.9766185464594" calcext:value-type="float">
            <text:p>33.9766185465</text:p>
          </table:table-cell>
          <table:table-cell office:value-type="float" office:value="32.876182358948" calcext:value-type="float">
            <text:p>32.8761823589</text:p>
          </table:table-cell>
          <table:table-cell office:value-type="float" office:value="30.8502200388798" calcext:value-type="float">
            <text:p>30.8502200389</text:p>
          </table:table-cell>
          <table:table-cell office:value-type="float" office:value="29.7411437195954" calcext:value-type="float">
            <text:p>29.7411437196</text:p>
          </table:table-cell>
          <table:table-cell office:value-type="float" office:value="42.6330008751522" calcext:value-type="float">
            <text:p>42.6330008752</text:p>
          </table:table-cell>
          <table:table-cell office:value-type="float" office:value="51.1892201343006" calcext:value-type="float">
            <text:p>51.1892201343</text:p>
          </table:table-cell>
          <table:table-cell office:value-type="float" office:value="57.1520646614808" calcext:value-type="float">
            <text:p>57.1520646615</text:p>
          </table:table-cell>
          <table:table-cell office:value-type="float" office:value="62.7510270548633" calcext:value-type="float">
            <text:p>62.7510270549</text:p>
          </table:table-cell>
          <table:table-cell office:value-type="float" office:value="71.639977950792" calcext:value-type="float">
            <text:p>71.6399779508</text:p>
          </table:table-cell>
          <table:table-cell office:value-type="float" office:value="77.7875276169893" calcext:value-type="float">
            <text:p>77.787527617</text:p>
          </table:table-cell>
          <table:table-cell office:value-type="float" office:value="78.1158136331997" calcext:value-type="float">
            <text:p>78.1158136332</text:p>
          </table:table-cell>
          <table:table-cell office:value-type="float" office:value="88.8879456448548" calcext:value-type="float">
            <text:p>88.8879456449</text:p>
          </table:table-cell>
          <table:table-cell office:value-type="float" office:value="98.1515140393169" calcext:value-type="float">
            <text:p>98.1515140393</text:p>
          </table:table-cell>
          <table:table-cell office:value-type="float" office:value="96.4952453816746" calcext:value-type="float">
            <text:p>96.4952453817</text:p>
          </table:table-cell>
          <table:table-cell office:value-type="float" office:value="99.6046625322406" calcext:value-type="float">
            <text:p>99.6046625322</text:p>
          </table:table-cell>
          <table:table-cell office:value-type="float" office:value="98.2400304013964" calcext:value-type="float">
            <text:p>98.2400304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TTO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216.48567376" calcext:value-type="float">
            <text:p>216.48567376</text:p>
          </table:table-cell>
          <table:table-cell office:value-type="float" office:value="216.60647615" calcext:value-type="float">
            <text:p>216.60647615</text:p>
          </table:table-cell>
          <table:table-cell office:value-type="float" office:value="208.33369818" calcext:value-type="float">
            <text:p>208.33369818</text:p>
          </table:table-cell>
          <table:table-cell office:value-type="float" office:value="200.07589256" calcext:value-type="float">
            <text:p>200.07589256</text:p>
          </table:table-cell>
          <table:table-cell office:value-type="float" office:value="253.41503759" calcext:value-type="float">
            <text:p>253.41503759</text:p>
          </table:table-cell>
          <table:table-cell office:value-type="float" office:value="268.01398268" calcext:value-type="float">
            <text:p>268.01398268</text:p>
          </table:table-cell>
          <table:table-cell office:value-type="float" office:value="305.05460729" calcext:value-type="float">
            <text:p>305.05460729</text:p>
          </table:table-cell>
          <table:table-cell office:value-type="float" office:value="352.31862766" calcext:value-type="float">
            <text:p>352.31862766</text:p>
          </table:table-cell>
          <table:table-cell office:value-type="float" office:value="448.50849256" calcext:value-type="float">
            <text:p>448.50849256</text:p>
          </table:table-cell>
          <table:table-cell office:value-type="float" office:value="521.58492949" calcext:value-type="float">
            <text:p>521.58492949</text:p>
          </table:table-cell>
          <table:table-cell office:value-type="float" office:value="654.40440943" calcext:value-type="float">
            <text:p>654.40440943</text:p>
          </table:table-cell>
          <table:table-cell office:value-type="float" office:value="632.87745172" calcext:value-type="float">
            <text:p>632.87745172</text:p>
          </table:table-cell>
          <table:table-cell office:value-type="float" office:value="797.25951233" calcext:value-type="float">
            <text:p>797.25951233</text:p>
          </table:table-cell>
          <table:table-cell office:value-type="float" office:value="931.88457366" calcext:value-type="float">
            <text:p>931.88457366</text:p>
          </table:table-cell>
          <table:table-cell office:value-type="float" office:value="938.84400013" calcext:value-type="float">
            <text:p>938.84400013</text:p>
          </table:table-cell>
          <table:table-cell office:value-type="float" office:value="818.94310157" calcext:value-type="float">
            <text:p>818.94310157</text:p>
          </table:table-cell>
          <table:table-cell office:value-type="float" office:value="891.80192588" calcext:value-type="float">
            <text:p>891.80192588</text:p>
          </table:table-cell>
          <table:table-cell office:value-type="float" office:value="1000.98311196" calcext:value-type="float">
            <text:p>1000.98311196</text:p>
          </table:table-cell>
          <table:table-cell office:value-type="float" office:value="1084.3623824" calcext:value-type="float">
            <text:p>1084.3623824</text:p>
          </table:table-cell>
          <table:table-cell office:value-type="float" office:value="1136.30552886" calcext:value-type="float">
            <text:p>1136.305528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27.25657864" calcext:value-type="float">
            <text:p>127.25657864</text:p>
          </table:table-cell>
          <table:table-cell office:value-type="float" office:value="126.17134374" calcext:value-type="float">
            <text:p>126.17134374</text:p>
          </table:table-cell>
          <table:table-cell office:value-type="float" office:value="113.59766872" calcext:value-type="float">
            <text:p>113.59766872</text:p>
          </table:table-cell>
          <table:table-cell office:value-type="float" office:value="123.8960448" calcext:value-type="float">
            <text:p>123.8960448</text:p>
          </table:table-cell>
          <table:table-cell office:value-type="float" office:value="129.60788489" calcext:value-type="float">
            <text:p>129.60788489</text:p>
          </table:table-cell>
          <table:table-cell office:value-type="float" office:value="119.46242539" calcext:value-type="float">
            <text:p>119.46242539</text:p>
          </table:table-cell>
          <table:table-cell office:value-type="float" office:value="119.30169496" calcext:value-type="float">
            <text:p>119.30169496</text:p>
          </table:table-cell>
          <table:table-cell office:value-type="float" office:value="124.79332669" calcext:value-type="float">
            <text:p>124.79332669</text:p>
          </table:table-cell>
          <table:table-cell office:value-type="float" office:value="147.98820667" calcext:value-type="float">
            <text:p>147.98820667</text:p>
          </table:table-cell>
          <table:table-cell office:value-type="float" office:value="175.11634755" calcext:value-type="float">
            <text:p>175.11634755</text:p>
          </table:table-cell>
          <table:table-cell office:value-type="float" office:value="177.83770271" calcext:value-type="float">
            <text:p>177.83770271</text:p>
          </table:table-cell>
          <table:table-cell office:value-type="float" office:value="190.29556057" calcext:value-type="float">
            <text:p>190.29556057</text:p>
          </table:table-cell>
          <table:table-cell office:value-type="float" office:value="213.15896917" calcext:value-type="float">
            <text:p>213.15896917</text:p>
          </table:table-cell>
          <table:table-cell office:value-type="float" office:value="242.57432911" calcext:value-type="float">
            <text:p>242.57432911</text:p>
          </table:table-cell>
          <table:table-cell office:value-type="float" office:value="255.39533004" calcext:value-type="float">
            <text:p>255.39533004</text:p>
          </table:table-cell>
          <table:table-cell office:value-type="float" office:value="270.93524251" calcext:value-type="float">
            <text:p>270.93524251</text:p>
          </table:table-cell>
          <table:table-cell office:value-type="float" office:value="305.08415555" calcext:value-type="float">
            <text:p>305.08415555</text:p>
          </table:table-cell>
          <table:table-cell office:value-type="float" office:value="297.74271126" calcext:value-type="float">
            <text:p>297.74271126</text:p>
          </table:table-cell>
          <table:table-cell office:value-type="float" office:value="309.46925507" calcext:value-type="float">
            <text:p>309.46925507</text:p>
          </table:table-cell>
          <table:table-cell office:value-type="float" office:value="305.305519" calcext:value-type="float">
            <text:p>305.3055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96.21737516" calcext:value-type="float">
            <text:p>96.21737516</text:p>
          </table:table-cell>
          <table:table-cell office:value-type="float" office:value="117.5499808" calcext:value-type="float">
            <text:p>117.5499808</text:p>
          </table:table-cell>
          <table:table-cell office:value-type="float" office:value="130.79247741" calcext:value-type="float">
            <text:p>130.79247741</text:p>
          </table:table-cell>
          <table:table-cell office:value-type="float" office:value="155.89010523" calcext:value-type="float">
            <text:p>155.89010523</text:p>
          </table:table-cell>
          <table:table-cell office:value-type="float" office:value="189.18588608" calcext:value-type="float">
            <text:p>189.18588608</text:p>
          </table:table-cell>
          <table:table-cell office:value-type="float" office:value="206.7453495" calcext:value-type="float">
            <text:p>206.7453495</text:p>
          </table:table-cell>
          <table:table-cell office:value-type="float" office:value="156.34443518" calcext:value-type="float">
            <text:p>156.34443518</text:p>
          </table:table-cell>
          <table:table-cell office:value-type="float" office:value="189.96289385" calcext:value-type="float">
            <text:p>189.96289385</text:p>
          </table:table-cell>
          <table:table-cell office:value-type="float" office:value="243.47200557" calcext:value-type="float">
            <text:p>243.47200557</text:p>
          </table:table-cell>
          <table:table-cell office:value-type="float" office:value="312.92740445" calcext:value-type="float">
            <text:p>312.92740445</text:p>
          </table:table-cell>
          <table:table-cell office:value-type="float" office:value="386.1940968" calcext:value-type="float">
            <text:p>386.1940968</text:p>
          </table:table-cell>
          <table:table-cell office:value-type="float" office:value="447.24121374" calcext:value-type="float">
            <text:p>447.24121374</text:p>
          </table:table-cell>
          <table:table-cell office:value-type="float" office:value="559.68580846" calcext:value-type="float">
            <text:p>559.68580846</text:p>
          </table:table-cell>
          <table:table-cell office:value-type="float" office:value="627.88923319" calcext:value-type="float">
            <text:p>627.88923319</text:p>
          </table:table-cell>
          <table:table-cell office:value-type="float" office:value="522.02870105" calcext:value-type="float">
            <text:p>522.02870105</text:p>
          </table:table-cell>
          <table:table-cell office:value-type="float" office:value="565.87161546" calcext:value-type="float">
            <text:p>565.87161546</text:p>
          </table:table-cell>
          <table:table-cell office:value-type="float" office:value="557.46566168" calcext:value-type="float">
            <text:p>557.46566168</text:p>
          </table:table-cell>
          <table:table-cell office:value-type="float" office:value="555.06195987" calcext:value-type="float">
            <text:p>555.06195987</text:p>
          </table:table-cell>
          <table:table-cell office:value-type="float" office:value="588.20485371" calcext:value-type="float">
            <text:p>588.20485371</text:p>
          </table:table-cell>
          <table:table-cell office:value-type="float" office:value="567.63112672" calcext:value-type="float">
            <text:p>567.631126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valu</text:p>
          </table:table-cell>
          <table:table-cell office:value-type="string" calcext:value-type="string">
            <text:p>TUV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04.15510953" calcext:value-type="float">
            <text:p>104.15510953</text:p>
          </table:table-cell>
          <table:table-cell office:value-type="float" office:value="153.56469297" calcext:value-type="float">
            <text:p>153.56469297</text:p>
          </table:table-cell>
          <table:table-cell office:value-type="float" office:value="119.08906184" calcext:value-type="float">
            <text:p>119.08906184</text:p>
          </table:table-cell>
          <table:table-cell office:value-type="float" office:value="121.88063658" calcext:value-type="float">
            <text:p>121.88063658</text:p>
          </table:table-cell>
          <table:table-cell office:value-type="float" office:value="137.37997791" calcext:value-type="float">
            <text:p>137.37997791</text:p>
          </table:table-cell>
          <table:table-cell office:value-type="float" office:value="231.89756194" calcext:value-type="float">
            <text:p>231.89756194</text:p>
          </table:table-cell>
          <table:table-cell office:value-type="float" office:value="247.52479841" calcext:value-type="float">
            <text:p>247.52479841</text:p>
          </table:table-cell>
          <table:table-cell office:value-type="float" office:value="241.06150632" calcext:value-type="float">
            <text:p>241.06150632</text:p>
          </table:table-cell>
          <table:table-cell office:value-type="float" office:value="414.31689922" calcext:value-type="float">
            <text:p>414.31689922</text:p>
          </table:table-cell>
          <table:table-cell office:value-type="float" office:value="374.35314475" calcext:value-type="float">
            <text:p>374.35314475</text:p>
          </table:table-cell>
          <table:table-cell office:value-type="float" office:value="406.08335975" calcext:value-type="float">
            <text:p>406.08335975</text:p>
          </table:table-cell>
          <table:table-cell office:value-type="float" office:value="449.80797276" calcext:value-type="float">
            <text:p>449.80797276</text:p>
          </table:table-cell>
          <table:table-cell office:value-type="float" office:value="466.18594388" calcext:value-type="float">
            <text:p>466.18594388</text:p>
          </table:table-cell>
          <table:table-cell office:value-type="float" office:value="414.18299047" calcext:value-type="float">
            <text:p>414.18299047</text:p>
          </table:table-cell>
          <table:table-cell office:value-type="float" office:value="356.83347051" calcext:value-type="float">
            <text:p>356.83347051</text:p>
          </table:table-cell>
          <table:table-cell office:value-type="float" office:value="547.32368468" calcext:value-type="float">
            <text:p>547.32368468</text:p>
          </table:table-cell>
          <table:table-cell office:value-type="float" office:value="676.10931513" calcext:value-type="float">
            <text:p>676.10931513</text:p>
          </table:table-cell>
          <table:table-cell office:value-type="float" office:value="564.08088644" calcext:value-type="float">
            <text:p>564.08088644</text:p>
          </table:table-cell>
          <table:table-cell office:value-type="float" office:value="649.48055058" calcext:value-type="float">
            <text:p>649.48055058</text:p>
          </table:table-cell>
          <table:table-cell office:value-type="float" office:value="632.84116105" calcext:value-type="float">
            <text:p>632.84116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6.76660486" calcext:value-type="float">
            <text:p>6.76660486</text:p>
          </table:table-cell>
          <table:table-cell office:value-type="float" office:value="7.49788278" calcext:value-type="float">
            <text:p>7.49788278</text:p>
          </table:table-cell>
          <table:table-cell office:value-type="float" office:value="8.64499482" calcext:value-type="float">
            <text:p>8.64499482</text:p>
          </table:table-cell>
          <table:table-cell office:value-type="float" office:value="9.39856834" calcext:value-type="float">
            <text:p>9.39856834</text:p>
          </table:table-cell>
          <table:table-cell office:value-type="float" office:value="9.98946115" calcext:value-type="float">
            <text:p>9.98946115</text:p>
          </table:table-cell>
          <table:table-cell office:value-type="float" office:value="10.11583608" calcext:value-type="float">
            <text:p>10.11583608</text:p>
          </table:table-cell>
          <table:table-cell office:value-type="float" office:value="12.45874797" calcext:value-type="float">
            <text:p>12.45874797</text:p>
          </table:table-cell>
          <table:table-cell office:value-type="float" office:value="13.82450905" calcext:value-type="float">
            <text:p>13.82450905</text:p>
          </table:table-cell>
          <table:table-cell office:value-type="float" office:value="16.38962563" calcext:value-type="float">
            <text:p>16.38962563</text:p>
          </table:table-cell>
          <table:table-cell office:value-type="float" office:value="17.69656335" calcext:value-type="float">
            <text:p>17.69656335</text:p>
          </table:table-cell>
          <table:table-cell office:value-type="float" office:value="21.57059274" calcext:value-type="float">
            <text:p>21.57059274</text:p>
          </table:table-cell>
          <table:table-cell office:value-type="float" office:value="31.22308754" calcext:value-type="float">
            <text:p>31.22308754</text:p>
          </table:table-cell>
          <table:table-cell office:value-type="float" office:value="24.4326427" calcext:value-type="float">
            <text:p>24.4326427</text:p>
          </table:table-cell>
          <table:table-cell office:value-type="float" office:value="26.94161235" calcext:value-type="float">
            <text:p>26.94161235</text:p>
          </table:table-cell>
          <table:table-cell office:value-type="float" office:value="25.67596588" calcext:value-type="float">
            <text:p>25.67596588</text:p>
          </table:table-cell>
          <table:table-cell office:value-type="float" office:value="36.09241915" calcext:value-type="float">
            <text:p>36.09241915</text:p>
          </table:table-cell>
          <table:table-cell office:value-type="float" office:value="40.72677825" calcext:value-type="float">
            <text:p>40.72677825</text:p>
          </table:table-cell>
          <table:table-cell office:value-type="float" office:value="45.64167972" calcext:value-type="float">
            <text:p>45.64167972</text:p>
          </table:table-cell>
          <table:table-cell office:value-type="float" office:value="49.17452487" calcext:value-type="float">
            <text:p>49.17452487</text:p>
          </table:table-cell>
          <table:table-cell office:value-type="float" office:value="51.71747631" calcext:value-type="float">
            <text:p>51.717476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8.40695805" calcext:value-type="float">
            <text:p>18.40695805</text:p>
          </table:table-cell>
          <table:table-cell office:value-type="float" office:value="19.16251876" calcext:value-type="float">
            <text:p>19.16251876</text:p>
          </table:table-cell>
          <table:table-cell office:value-type="float" office:value="19.89027711" calcext:value-type="float">
            <text:p>19.89027711</text:p>
          </table:table-cell>
          <table:table-cell office:value-type="float" office:value="19.78723239" calcext:value-type="float">
            <text:p>19.78723239</text:p>
          </table:table-cell>
          <table:table-cell office:value-type="float" office:value="18.5602203" calcext:value-type="float">
            <text:p>18.5602203</text:p>
          </table:table-cell>
          <table:table-cell office:value-type="float" office:value="19.02343215" calcext:value-type="float">
            <text:p>19.02343215</text:p>
          </table:table-cell>
          <table:table-cell office:value-type="float" office:value="20.52951983" calcext:value-type="float">
            <text:p>20.52951983</text:p>
          </table:table-cell>
          <table:table-cell office:value-type="float" office:value="22.39944921" calcext:value-type="float">
            <text:p>22.39944921</text:p>
          </table:table-cell>
          <table:table-cell office:value-type="float" office:value="22.16982022" calcext:value-type="float">
            <text:p>22.16982022</text:p>
          </table:table-cell>
          <table:table-cell office:value-type="float" office:value="30.27831986" calcext:value-type="float">
            <text:p>30.27831986</text:p>
          </table:table-cell>
          <table:table-cell office:value-type="float" office:value="36.67008561" calcext:value-type="float">
            <text:p>36.67008561</text:p>
          </table:table-cell>
          <table:table-cell office:value-type="float" office:value="40.96791919" calcext:value-type="float">
            <text:p>40.96791919</text:p>
          </table:table-cell>
          <table:table-cell office:value-type="float" office:value="48.25066973" calcext:value-type="float">
            <text:p>48.25066973</text:p>
          </table:table-cell>
          <table:table-cell office:value-type="float" office:value="52.68008919" calcext:value-type="float">
            <text:p>52.68008919</text:p>
          </table:table-cell>
          <table:table-cell office:value-type="float" office:value="49.68286165" calcext:value-type="float">
            <text:p>49.68286165</text:p>
          </table:table-cell>
          <table:table-cell office:value-type="float" office:value="65.3348763" calcext:value-type="float">
            <text:p>65.3348763</text:p>
          </table:table-cell>
          <table:table-cell office:value-type="float" office:value="57.95094404" calcext:value-type="float">
            <text:p>57.95094404</text:p>
          </table:table-cell>
          <table:table-cell office:value-type="float" office:value="52.79119205" calcext:value-type="float">
            <text:p>52.79119205</text:p>
          </table:table-cell>
          <table:table-cell office:value-type="float" office:value="52.03034883" calcext:value-type="float">
            <text:p>52.03034883</text:p>
          </table:table-cell>
          <table:table-cell office:value-type="float" office:value="52.29424027" calcext:value-type="float">
            <text:p>52.294240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51.04945328" calcext:value-type="float">
            <text:p>51.04945328</text:p>
          </table:table-cell>
          <table:table-cell office:value-type="float" office:value="60.46763771" calcext:value-type="float">
            <text:p>60.46763771</text:p>
          </table:table-cell>
          <table:table-cell office:value-type="float" office:value="68.60927153" calcext:value-type="float">
            <text:p>68.60927153</text:p>
          </table:table-cell>
          <table:table-cell office:value-type="float" office:value="55.7056667" calcext:value-type="float">
            <text:p>55.7056667</text:p>
          </table:table-cell>
          <table:table-cell office:value-type="float" office:value="37.82313978" calcext:value-type="float">
            <text:p>37.82313978</text:p>
          </table:table-cell>
          <table:table-cell office:value-type="float" office:value="35.8444553" calcext:value-type="float">
            <text:p>35.8444553</text:p>
          </table:table-cell>
          <table:table-cell office:value-type="float" office:value="44.54756253" calcext:value-type="float">
            <text:p>44.54756253</text:p>
          </table:table-cell>
          <table:table-cell office:value-type="float" office:value="55.32707831" calcext:value-type="float">
            <text:p>55.32707831</text:p>
          </table:table-cell>
          <table:table-cell office:value-type="float" office:value="73.19053656" calcext:value-type="float">
            <text:p>73.19053656</text:p>
          </table:table-cell>
          <table:table-cell office:value-type="float" office:value="91.00615616" calcext:value-type="float">
            <text:p>91.00615616</text:p>
          </table:table-cell>
          <table:table-cell office:value-type="float" office:value="118.3073894" calcext:value-type="float">
            <text:p>118.3073894</text:p>
          </table:table-cell>
          <table:table-cell office:value-type="float" office:value="148.11867109" calcext:value-type="float">
            <text:p>148.11867109</text:p>
          </table:table-cell>
          <table:table-cell office:value-type="float" office:value="196.11365806" calcext:value-type="float">
            <text:p>196.11365806</text:p>
          </table:table-cell>
          <table:table-cell office:value-type="float" office:value="253.62421389" calcext:value-type="float">
            <text:p>253.62421389</text:p>
          </table:table-cell>
          <table:table-cell office:value-type="float" office:value="199.03562806" calcext:value-type="float">
            <text:p>199.03562806</text:p>
          </table:table-cell>
          <table:table-cell office:value-type="float" office:value="233.45175699" calcext:value-type="float">
            <text:p>233.45175699</text:p>
          </table:table-cell>
          <table:table-cell office:value-type="float" office:value="250.57808884" calcext:value-type="float">
            <text:p>250.57808884</text:p>
          </table:table-cell>
          <table:table-cell office:value-type="float" office:value="289.70574929" calcext:value-type="float">
            <text:p>289.70574929</text:p>
          </table:table-cell>
          <table:table-cell office:value-type="float" office:value="311.16035123" calcext:value-type="float">
            <text:p>311.16035123</text:p>
          </table:table-cell>
          <table:table-cell office:value-type="float" office:value="202.6585798" calcext:value-type="float">
            <text:p>202.65857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per middle income</text:p>
          </table:table-cell>
          <table:table-cell office:value-type="string" calcext:value-type="string">
            <text:p>UMC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88.9748013012599" calcext:value-type="float">
            <text:p>88.9748013013</text:p>
          </table:table-cell>
          <table:table-cell office:value-type="float" office:value="99.7144683000872" calcext:value-type="float">
            <text:p>99.7144683001</text:p>
          </table:table-cell>
          <table:table-cell office:value-type="float" office:value="111.093683797776" calcext:value-type="float">
            <text:p>111.0936837978</text:p>
          </table:table-cell>
          <table:table-cell office:value-type="float" office:value="107.608225999573" calcext:value-type="float">
            <text:p>107.6082259996</text:p>
          </table:table-cell>
          <table:table-cell office:value-type="float" office:value="103.279096024638" calcext:value-type="float">
            <text:p>103.2790960246</text:p>
          </table:table-cell>
          <table:table-cell office:value-type="float" office:value="113.044769056343" calcext:value-type="float">
            <text:p>113.0447690563</text:p>
          </table:table-cell>
          <table:table-cell office:value-type="float" office:value="116.278799205295" calcext:value-type="float">
            <text:p>116.2787992053</text:p>
          </table:table-cell>
          <table:table-cell office:value-type="float" office:value="108.921591174779" calcext:value-type="float">
            <text:p>108.9215911748</text:p>
          </table:table-cell>
          <table:table-cell office:value-type="float" office:value="122.238127539528" calcext:value-type="float">
            <text:p>122.2381275395</text:p>
          </table:table-cell>
          <table:table-cell office:value-type="float" office:value="144.023977874061" calcext:value-type="float">
            <text:p>144.0239778741</text:p>
          </table:table-cell>
          <table:table-cell office:value-type="float" office:value="176.023327399753" calcext:value-type="float">
            <text:p>176.0233273998</text:p>
          </table:table-cell>
          <table:table-cell office:value-type="float" office:value="205.844771032479" calcext:value-type="float">
            <text:p>205.8447710325</text:p>
          </table:table-cell>
          <table:table-cell office:value-type="float" office:value="252.704981597704" calcext:value-type="float">
            <text:p>252.7049815977</text:p>
          </table:table-cell>
          <table:table-cell office:value-type="float" office:value="315.107199184607" calcext:value-type="float">
            <text:p>315.1071991846</text:p>
          </table:table-cell>
          <table:table-cell office:value-type="float" office:value="329.602935444385" calcext:value-type="float">
            <text:p>329.6029354444</text:p>
          </table:table-cell>
          <table:table-cell office:value-type="float" office:value="379.943397332581" calcext:value-type="float">
            <text:p>379.9433973326</text:p>
          </table:table-cell>
          <table:table-cell office:value-type="float" office:value="442.588430673403" calcext:value-type="float">
            <text:p>442.5884306734</text:p>
          </table:table-cell>
          <table:table-cell office:value-type="float" office:value="473.368496016749" calcext:value-type="float">
            <text:p>473.3684960167</text:p>
          </table:table-cell>
          <table:table-cell office:value-type="float" office:value="505.76283425202" calcext:value-type="float">
            <text:p>505.762834252</text:p>
          </table:table-cell>
          <table:table-cell office:value-type="float" office:value="518.531738826328" calcext:value-type="float">
            <text:p>518.53173882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755.82561155" calcext:value-type="float">
            <text:p>755.82561155</text:p>
          </table:table-cell>
          <table:table-cell office:value-type="float" office:value="676.28773001" calcext:value-type="float">
            <text:p>676.28773001</text:p>
          </table:table-cell>
          <table:table-cell office:value-type="float" office:value="615.45695341" calcext:value-type="float">
            <text:p>615.45695341</text:p>
          </table:table-cell>
          <table:table-cell office:value-type="float" office:value="686.75948946" calcext:value-type="float">
            <text:p>686.75948946</text:p>
          </table:table-cell>
          <table:table-cell office:value-type="float" office:value="561.72693736" calcext:value-type="float">
            <text:p>561.72693736</text:p>
          </table:table-cell>
          <table:table-cell office:value-type="float" office:value="537.33083552" calcext:value-type="float">
            <text:p>537.33083552</text:p>
          </table:table-cell>
          <table:table-cell office:value-type="float" office:value="468.51905556" calcext:value-type="float">
            <text:p>468.51905556</text:p>
          </table:table-cell>
          <table:table-cell office:value-type="float" office:value="293.53264542" calcext:value-type="float">
            <text:p>293.53264542</text:p>
          </table:table-cell>
          <table:table-cell office:value-type="float" office:value="235.98300614" calcext:value-type="float">
            <text:p>235.98300614</text:p>
          </table:table-cell>
          <table:table-cell office:value-type="float" office:value="477.09996912" calcext:value-type="float">
            <text:p>477.09996912</text:p>
          </table:table-cell>
          <table:table-cell office:value-type="float" office:value="582.11886292" calcext:value-type="float">
            <text:p>582.11886292</text:p>
          </table:table-cell>
          <table:table-cell office:value-type="float" office:value="656.66517736" calcext:value-type="float">
            <text:p>656.66517736</text:p>
          </table:table-cell>
          <table:table-cell office:value-type="float" office:value="576.76638429" calcext:value-type="float">
            <text:p>576.76638429</text:p>
          </table:table-cell>
          <table:table-cell office:value-type="float" office:value="740.64234699" calcext:value-type="float">
            <text:p>740.64234699</text:p>
          </table:table-cell>
          <table:table-cell office:value-type="float" office:value="827.09345172" calcext:value-type="float">
            <text:p>827.09345172</text:p>
          </table:table-cell>
          <table:table-cell office:value-type="float" office:value="1030.06232208" calcext:value-type="float">
            <text:p>1030.06232208</text:p>
          </table:table-cell>
          <table:table-cell office:value-type="float" office:value="1211.82163732" calcext:value-type="float">
            <text:p>1211.82163732</text:p>
          </table:table-cell>
          <table:table-cell office:value-type="float" office:value="1322.25079831" calcext:value-type="float">
            <text:p>1322.25079831</text:p>
          </table:table-cell>
          <table:table-cell office:value-type="float" office:value="1464.74757851" calcext:value-type="float">
            <text:p>1464.74757851</text:p>
          </table:table-cell>
          <table:table-cell office:value-type="float" office:value="1442.27645098" calcext:value-type="float">
            <text:p>1442.276450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3788.30984177" calcext:value-type="float">
            <text:p>3788.30984177</text:p>
          </table:table-cell>
          <table:table-cell office:value-type="float" office:value="3944.28122935" calcext:value-type="float">
            <text:p>3944.28122935</text:p>
          </table:table-cell>
          <table:table-cell office:value-type="float" office:value="4116.24644468" calcext:value-type="float">
            <text:p>4116.24644468</text:p>
          </table:table-cell>
          <table:table-cell office:value-type="float" office:value="4302.44109902" calcext:value-type="float">
            <text:p>4302.44109902</text:p>
          </table:table-cell>
          <table:table-cell office:value-type="float" office:value="4521.68837276" calcext:value-type="float">
            <text:p>4521.68837276</text:p>
          </table:table-cell>
          <table:table-cell office:value-type="float" office:value="4788.31156037" calcext:value-type="float">
            <text:p>4788.31156037</text:p>
          </table:table-cell>
          <table:table-cell office:value-type="float" office:value="5140.22936138" calcext:value-type="float">
            <text:p>5140.22936138</text:p>
          </table:table-cell>
          <table:table-cell office:value-type="float" office:value="5575.82983061" calcext:value-type="float">
            <text:p>5575.82983061</text:p>
          </table:table-cell>
          <table:table-cell office:value-type="float" office:value="5995.08222626" calcext:value-type="float">
            <text:p>5995.08222626</text:p>
          </table:table-cell>
          <table:table-cell office:value-type="float" office:value="6369.43110795" calcext:value-type="float">
            <text:p>6369.43110795</text:p>
          </table:table-cell>
          <table:table-cell office:value-type="float" office:value="6741.0336808" calcext:value-type="float">
            <text:p>6741.0336808</text:p>
          </table:table-cell>
          <table:table-cell office:value-type="float" office:value="7122.36644143" calcext:value-type="float">
            <text:p>7122.36644143</text:p>
          </table:table-cell>
          <table:table-cell office:value-type="float" office:value="7511.96298843" calcext:value-type="float">
            <text:p>7511.96298843</text:p>
          </table:table-cell>
          <table:table-cell office:value-type="float" office:value="7786.21190164" calcext:value-type="float">
            <text:p>7786.21190164</text:p>
          </table:table-cell>
          <table:table-cell office:value-type="float" office:value="8022.99802458" calcext:value-type="float">
            <text:p>8022.99802458</text:p>
          </table:table-cell>
          <table:table-cell office:value-type="float" office:value="8269.36518147" calcext:value-type="float">
            <text:p>8269.36518147</text:p>
          </table:table-cell>
          <table:table-cell office:value-type="float" office:value="8523.83368559" calcext:value-type="float">
            <text:p>8523.83368559</text:p>
          </table:table-cell>
          <table:table-cell office:value-type="float" office:value="8789.76751317" calcext:value-type="float">
            <text:p>8789.76751317</text:p>
          </table:table-cell>
          <table:table-cell office:value-type="float" office:value="8987.90148711" calcext:value-type="float">
            <text:p>8987.90148711</text:p>
          </table:table-cell>
          <table:table-cell office:value-type="float" office:value="9402.53697133" calcext:value-type="float">
            <text:p>9402.536971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UZB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29.88148962" calcext:value-type="float">
            <text:p>29.88148962</text:p>
          </table:table-cell>
          <table:table-cell office:value-type="float" office:value="42.43660993" calcext:value-type="float">
            <text:p>42.43660993</text:p>
          </table:table-cell>
          <table:table-cell office:value-type="float" office:value="42.95802623" calcext:value-type="float">
            <text:p>42.95802623</text:p>
          </table:table-cell>
          <table:table-cell office:value-type="float" office:value="39.50567647" calcext:value-type="float">
            <text:p>39.50567647</text:p>
          </table:table-cell>
          <table:table-cell office:value-type="float" office:value="39.07646406" calcext:value-type="float">
            <text:p>39.07646406</text:p>
          </table:table-cell>
          <table:table-cell office:value-type="float" office:value="29.71507593" calcext:value-type="float">
            <text:p>29.71507593</text:p>
          </table:table-cell>
          <table:table-cell office:value-type="float" office:value="24.75619022" calcext:value-type="float">
            <text:p>24.75619022</text:p>
          </table:table-cell>
          <table:table-cell office:value-type="float" office:value="20.92919275" calcext:value-type="float">
            <text:p>20.92919275</text:p>
          </table:table-cell>
          <table:table-cell office:value-type="float" office:value="20.65254496" calcext:value-type="float">
            <text:p>20.65254496</text:p>
          </table:table-cell>
          <table:table-cell office:value-type="float" office:value="23.99079169" calcext:value-type="float">
            <text:p>23.99079169</text:p>
          </table:table-cell>
          <table:table-cell office:value-type="float" office:value="28.19646782" calcext:value-type="float">
            <text:p>28.19646782</text:p>
          </table:table-cell>
          <table:table-cell office:value-type="float" office:value="35.62839039" calcext:value-type="float">
            <text:p>35.62839039</text:p>
          </table:table-cell>
          <table:table-cell office:value-type="float" office:value="48.75463179" calcext:value-type="float">
            <text:p>48.75463179</text:p>
          </table:table-cell>
          <table:table-cell office:value-type="float" office:value="61.2728105" calcext:value-type="float">
            <text:p>61.2728105</text:p>
          </table:table-cell>
          <table:table-cell office:value-type="float" office:value="75.74763336" calcext:value-type="float">
            <text:p>75.74763336</text:p>
          </table:table-cell>
          <table:table-cell office:value-type="float" office:value="75.74480851" calcext:value-type="float">
            <text:p>75.74480851</text:p>
          </table:table-cell>
          <table:table-cell office:value-type="float" office:value="90.90451018" calcext:value-type="float">
            <text:p>90.90451018</text:p>
          </table:table-cell>
          <table:table-cell office:value-type="float" office:value="116.16043758" calcext:value-type="float">
            <text:p>116.16043758</text:p>
          </table:table-cell>
          <table:table-cell office:value-type="float" office:value="123.48715524" calcext:value-type="float">
            <text:p>123.48715524</text:p>
          </table:table-cell>
          <table:table-cell office:value-type="float" office:value="124.10909747" calcext:value-type="float">
            <text:p>124.10909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. Vincent and the Grenadines</text:p>
          </table:table-cell>
          <table:table-cell office:value-type="string" calcext:value-type="string">
            <text:p>VCT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65.7004983" calcext:value-type="float">
            <text:p>165.7004983</text:p>
          </table:table-cell>
          <table:table-cell office:value-type="float" office:value="175.31015945" calcext:value-type="float">
            <text:p>175.31015945</text:p>
          </table:table-cell>
          <table:table-cell office:value-type="float" office:value="202.92151731" calcext:value-type="float">
            <text:p>202.92151731</text:p>
          </table:table-cell>
          <table:table-cell office:value-type="float" office:value="200.42175417" calcext:value-type="float">
            <text:p>200.42175417</text:p>
          </table:table-cell>
          <table:table-cell office:value-type="float" office:value="198.97463628" calcext:value-type="float">
            <text:p>198.97463628</text:p>
          </table:table-cell>
          <table:table-cell office:value-type="float" office:value="136.93665146" calcext:value-type="float">
            <text:p>136.93665146</text:p>
          </table:table-cell>
          <table:table-cell office:value-type="float" office:value="145.14787333" calcext:value-type="float">
            <text:p>145.14787333</text:p>
          </table:table-cell>
          <table:table-cell office:value-type="float" office:value="167.90465606" calcext:value-type="float">
            <text:p>167.90465606</text:p>
          </table:table-cell>
          <table:table-cell office:value-type="float" office:value="173.66601195" calcext:value-type="float">
            <text:p>173.66601195</text:p>
          </table:table-cell>
          <table:table-cell office:value-type="float" office:value="178.98124021" calcext:value-type="float">
            <text:p>178.98124021</text:p>
          </table:table-cell>
          <table:table-cell office:value-type="float" office:value="185.30267964" calcext:value-type="float">
            <text:p>185.30267964</text:p>
          </table:table-cell>
          <table:table-cell office:value-type="float" office:value="217.79510404" calcext:value-type="float">
            <text:p>217.79510404</text:p>
          </table:table-cell>
          <table:table-cell office:value-type="float" office:value="245.90522833" calcext:value-type="float">
            <text:p>245.90522833</text:p>
          </table:table-cell>
          <table:table-cell office:value-type="float" office:value="299.19031289" calcext:value-type="float">
            <text:p>299.19031289</text:p>
          </table:table-cell>
          <table:table-cell office:value-type="float" office:value="316.92847691" calcext:value-type="float">
            <text:p>316.92847691</text:p>
          </table:table-cell>
          <table:table-cell office:value-type="float" office:value="293.44590672" calcext:value-type="float">
            <text:p>293.44590672</text:p>
          </table:table-cell>
          <table:table-cell office:value-type="float" office:value="309.10433554" calcext:value-type="float">
            <text:p>309.10433554</text:p>
          </table:table-cell>
          <table:table-cell office:value-type="float" office:value="538.43776378" calcext:value-type="float">
            <text:p>538.43776378</text:p>
          </table:table-cell>
          <table:table-cell office:value-type="float" office:value="342.49138803" calcext:value-type="float">
            <text:p>342.49138803</text:p>
          </table:table-cell>
          <table:table-cell office:value-type="float" office:value="575.05734597" calcext:value-type="float">
            <text:p>575.057345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nezuela, RB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83.06749351" calcext:value-type="float">
            <text:p>183.06749351</text:p>
          </table:table-cell>
          <table:table-cell office:value-type="float" office:value="142.46875903" calcext:value-type="float">
            <text:p>142.46875903</text:p>
          </table:table-cell>
          <table:table-cell office:value-type="float" office:value="150.75418199" calcext:value-type="float">
            <text:p>150.75418199</text:p>
          </table:table-cell>
          <table:table-cell office:value-type="float" office:value="172.23981013" calcext:value-type="float">
            <text:p>172.23981013</text:p>
          </table:table-cell>
          <table:table-cell office:value-type="float" office:value="200.63536192" calcext:value-type="float">
            <text:p>200.63536192</text:p>
          </table:table-cell>
          <table:table-cell office:value-type="float" office:value="234.78851744" calcext:value-type="float">
            <text:p>234.78851744</text:p>
          </table:table-cell>
          <table:table-cell office:value-type="float" office:value="256.68345606" calcext:value-type="float">
            <text:p>256.68345606</text:p>
          </table:table-cell>
          <table:table-cell office:value-type="float" office:value="180.35231124" calcext:value-type="float">
            <text:p>180.35231124</text:p>
          </table:table-cell>
          <table:table-cell office:value-type="float" office:value="159.36875494" calcext:value-type="float">
            <text:p>159.36875494</text:p>
          </table:table-cell>
          <table:table-cell office:value-type="float" office:value="204.25157226" calcext:value-type="float">
            <text:p>204.25157226</text:p>
          </table:table-cell>
          <table:table-cell office:value-type="float" office:value="255.16139256" calcext:value-type="float">
            <text:p>255.16139256</text:p>
          </table:table-cell>
          <table:table-cell office:value-type="float" office:value="326.93249678" calcext:value-type="float">
            <text:p>326.93249678</text:p>
          </table:table-cell>
          <table:table-cell office:value-type="float" office:value="437.33700575" calcext:value-type="float">
            <text:p>437.33700575</text:p>
          </table:table-cell>
          <table:table-cell office:value-type="float" office:value="446.79375171" calcext:value-type="float">
            <text:p>446.79375171</text:p>
          </table:table-cell>
          <table:table-cell office:value-type="float" office:value="670.59120465" calcext:value-type="float">
            <text:p>670.59120465</text:p>
          </table:table-cell>
          <table:table-cell office:value-type="float" office:value="684.05784328" calcext:value-type="float">
            <text:p>684.05784328</text:p>
          </table:table-cell>
          <table:table-cell office:value-type="float" office:value="564.07273431" calcext:value-type="float">
            <text:p>564.07273431</text:p>
          </table:table-cell>
          <table:table-cell office:value-type="float" office:value="613.2415622" calcext:value-type="float">
            <text:p>613.2415622</text:p>
          </table:table-cell>
          <table:table-cell office:value-type="float" office:value="605.50489095" calcext:value-type="float">
            <text:p>605.50489095</text:p>
          </table:table-cell>
          <table:table-cell office:value-type="float" office:value="873.38432219" calcext:value-type="float">
            <text:p>873.384322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tish Virgin Islands</text:p>
          </table:table-cell>
          <table:table-cell office:value-type="string" calcext:value-type="string">
            <text:p>VGB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Virgin Islands (U.S.)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Viet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14.30465923" calcext:value-type="float">
            <text:p>14.30465923</text:p>
          </table:table-cell>
          <table:table-cell office:value-type="float" office:value="16.30967746" calcext:value-type="float">
            <text:p>16.30967746</text:p>
          </table:table-cell>
          <table:table-cell office:value-type="float" office:value="16.90240917" calcext:value-type="float">
            <text:p>16.90240917</text:p>
          </table:table-cell>
          <table:table-cell office:value-type="float" office:value="17.05646327" calcext:value-type="float">
            <text:p>17.05646327</text:p>
          </table:table-cell>
          <table:table-cell office:value-type="float" office:value="17.6420315" calcext:value-type="float">
            <text:p>17.6420315</text:p>
          </table:table-cell>
          <table:table-cell office:value-type="float" office:value="20.49500152" calcext:value-type="float">
            <text:p>20.49500152</text:p>
          </table:table-cell>
          <table:table-cell office:value-type="float" office:value="22.50697102" calcext:value-type="float">
            <text:p>22.50697102</text:p>
          </table:table-cell>
          <table:table-cell office:value-type="float" office:value="21.76353955" calcext:value-type="float">
            <text:p>21.76353955</text:p>
          </table:table-cell>
          <table:table-cell office:value-type="float" office:value="24.99998954" calcext:value-type="float">
            <text:p>24.99998954</text:p>
          </table:table-cell>
          <table:table-cell office:value-type="float" office:value="30.13258629" calcext:value-type="float">
            <text:p>30.13258629</text:p>
          </table:table-cell>
          <table:table-cell office:value-type="float" office:value="36.80053658" calcext:value-type="float">
            <text:p>36.80053658</text:p>
          </table:table-cell>
          <table:table-cell office:value-type="float" office:value="43.44546244" calcext:value-type="float">
            <text:p>43.44546244</text:p>
          </table:table-cell>
          <table:table-cell office:value-type="float" office:value="54.98803667" calcext:value-type="float">
            <text:p>54.98803667</text:p>
          </table:table-cell>
          <table:table-cell office:value-type="float" office:value="63.2902605" calcext:value-type="float">
            <text:p>63.2902605</text:p>
          </table:table-cell>
          <table:table-cell office:value-type="float" office:value="73.2207569" calcext:value-type="float">
            <text:p>73.2207569</text:p>
          </table:table-cell>
          <table:table-cell office:value-type="float" office:value="83.45891629" calcext:value-type="float">
            <text:p>83.45891629</text:p>
          </table:table-cell>
          <table:table-cell office:value-type="float" office:value="94.10525085" calcext:value-type="float">
            <text:p>94.10525085</text:p>
          </table:table-cell>
          <table:table-cell office:value-type="float" office:value="120.11497648" calcext:value-type="float">
            <text:p>120.11497648</text:p>
          </table:table-cell>
          <table:table-cell office:value-type="float" office:value="134.2645765" calcext:value-type="float">
            <text:p>134.2645765</text:p>
          </table:table-cell>
          <table:table-cell office:value-type="float" office:value="142.37388905" calcext:value-type="float">
            <text:p>142.373889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39.57934583" calcext:value-type="float">
            <text:p>39.57934583</text:p>
          </table:table-cell>
          <table:table-cell office:value-type="float" office:value="35.02815847" calcext:value-type="float">
            <text:p>35.02815847</text:p>
          </table:table-cell>
          <table:table-cell office:value-type="float" office:value="44.13847374" calcext:value-type="float">
            <text:p>44.13847374</text:p>
          </table:table-cell>
          <table:table-cell office:value-type="float" office:value="53.11655865" calcext:value-type="float">
            <text:p>53.11655865</text:p>
          </table:table-cell>
          <table:table-cell office:value-type="float" office:value="47.57526872" calcext:value-type="float">
            <text:p>47.57526872</text:p>
          </table:table-cell>
          <table:table-cell office:value-type="float" office:value="48.26495264" calcext:value-type="float">
            <text:p>48.26495264</text:p>
          </table:table-cell>
          <table:table-cell office:value-type="float" office:value="45.85723421" calcext:value-type="float">
            <text:p>45.85723421</text:p>
          </table:table-cell>
          <table:table-cell office:value-type="float" office:value="47.69578083" calcext:value-type="float">
            <text:p>47.69578083</text:p>
          </table:table-cell>
          <table:table-cell office:value-type="float" office:value="63.52338977" calcext:value-type="float">
            <text:p>63.52338977</text:p>
          </table:table-cell>
          <table:table-cell office:value-type="float" office:value="73.60102809" calcext:value-type="float">
            <text:p>73.60102809</text:p>
          </table:table-cell>
          <table:table-cell office:value-type="float" office:value="72.97012906" calcext:value-type="float">
            <text:p>72.97012906</text:p>
          </table:table-cell>
          <table:table-cell office:value-type="float" office:value="81.11489553" calcext:value-type="float">
            <text:p>81.11489553</text:p>
          </table:table-cell>
          <table:table-cell office:value-type="float" office:value="87.83874474" calcext:value-type="float">
            <text:p>87.83874474</text:p>
          </table:table-cell>
          <table:table-cell office:value-type="float" office:value="98.84513924" calcext:value-type="float">
            <text:p>98.84513924</text:p>
          </table:table-cell>
          <table:table-cell office:value-type="float" office:value="103.16298035" calcext:value-type="float">
            <text:p>103.16298035</text:p>
          </table:table-cell>
          <table:table-cell office:value-type="float" office:value="139.71942865" calcext:value-type="float">
            <text:p>139.71942865</text:p>
          </table:table-cell>
          <table:table-cell office:value-type="float" office:value="125.9419654" calcext:value-type="float">
            <text:p>125.9419654</text:p>
          </table:table-cell>
          <table:table-cell office:value-type="float" office:value="116.94052111" calcext:value-type="float">
            <text:p>116.94052111</text:p>
          </table:table-cell>
          <table:table-cell office:value-type="float" office:value="124.15840697" calcext:value-type="float">
            <text:p>124.15840697</text:p>
          </table:table-cell>
          <table:table-cell office:value-type="float" office:value="157.51068884" calcext:value-type="float">
            <text:p>157.510688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461.443066566392" calcext:value-type="float">
            <text:p>461.4430665664</text:p>
          </table:table-cell>
          <table:table-cell office:value-type="float" office:value="467.534692846158" calcext:value-type="float">
            <text:p>467.5346928462</text:p>
          </table:table-cell>
          <table:table-cell office:value-type="float" office:value="463.060121008664" calcext:value-type="float">
            <text:p>463.0601210087</text:p>
          </table:table-cell>
          <table:table-cell office:value-type="float" office:value="466.70540046038" calcext:value-type="float">
            <text:p>466.7054004604</text:p>
          </table:table-cell>
          <table:table-cell office:value-type="float" office:value="483.894413003678" calcext:value-type="float">
            <text:p>483.8944130037</text:p>
          </table:table-cell>
          <table:table-cell office:value-type="float" office:value="492.976884309643" calcext:value-type="float">
            <text:p>492.9768843096</text:p>
          </table:table-cell>
          <table:table-cell office:value-type="float" office:value="506.293041013624" calcext:value-type="float">
            <text:p>506.2930410136</text:p>
          </table:table-cell>
          <table:table-cell office:value-type="float" office:value="535.112068867325" calcext:value-type="float">
            <text:p>535.1120688673</text:p>
          </table:table-cell>
          <table:table-cell office:value-type="float" office:value="601.37006618973" calcext:value-type="float">
            <text:p>601.3700661897</text:p>
          </table:table-cell>
          <table:table-cell office:value-type="float" office:value="661.494784870081" calcext:value-type="float">
            <text:p>661.4947848701</text:p>
          </table:table-cell>
          <table:table-cell office:value-type="float" office:value="706.278710980651" calcext:value-type="float">
            <text:p>706.2787109807</text:p>
          </table:table-cell>
          <table:table-cell office:value-type="float" office:value="748.052822235818" calcext:value-type="float">
            <text:p>748.0528222358</text:p>
          </table:table-cell>
          <table:table-cell office:value-type="float" office:value="821.135204507191" calcext:value-type="float">
            <text:p>821.1352045072</text:p>
          </table:table-cell>
          <table:table-cell office:value-type="float" office:value="894.579151260498" calcext:value-type="float">
            <text:p>894.5791512605</text:p>
          </table:table-cell>
          <table:table-cell office:value-type="float" office:value="905.613220935882" calcext:value-type="float">
            <text:p>905.6132209359</text:p>
          </table:table-cell>
          <table:table-cell office:value-type="float" office:value="947.175431072473" calcext:value-type="float">
            <text:p>947.1754310725</text:p>
          </table:table-cell>
          <table:table-cell office:value-type="float" office:value="1017.05896687648" calcext:value-type="float">
            <text:p>1017.0589668765</text:p>
          </table:table-cell>
          <table:table-cell office:value-type="float" office:value="1024.19538776756" calcext:value-type="float">
            <text:p>1024.1953877676</text:p>
          </table:table-cell>
          <table:table-cell office:value-type="float" office:value="1038.6970931537" calcext:value-type="float">
            <text:p>1038.6970931537</text:p>
          </table:table-cell>
          <table:table-cell office:value-type="float" office:value="1058.5178242697" calcext:value-type="float">
            <text:p>1058.5178242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oa</text:p>
          </table:table-cell>
          <table:table-cell office:value-type="string" calcext:value-type="string">
            <text:p>WSM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60.90659426" calcext:value-type="float">
            <text:p>60.90659426</text:p>
          </table:table-cell>
          <table:table-cell office:value-type="float" office:value="61.72436497" calcext:value-type="float">
            <text:p>61.72436497</text:p>
          </table:table-cell>
          <table:table-cell office:value-type="float" office:value="73.92725118" calcext:value-type="float">
            <text:p>73.92725118</text:p>
          </table:table-cell>
          <table:table-cell office:value-type="float" office:value="75.15659829" calcext:value-type="float">
            <text:p>75.15659829</text:p>
          </table:table-cell>
          <table:table-cell office:value-type="float" office:value="83.01517186" calcext:value-type="float">
            <text:p>83.01517186</text:p>
          </table:table-cell>
          <table:table-cell office:value-type="float" office:value="79.07623394" calcext:value-type="float">
            <text:p>79.07623394</text:p>
          </table:table-cell>
          <table:table-cell office:value-type="float" office:value="79.06846984" calcext:value-type="float">
            <text:p>79.06846984</text:p>
          </table:table-cell>
          <table:table-cell office:value-type="float" office:value="84.10002772" calcext:value-type="float">
            <text:p>84.10002772</text:p>
          </table:table-cell>
          <table:table-cell office:value-type="float" office:value="95.59219731" calcext:value-type="float">
            <text:p>95.59219731</text:p>
          </table:table-cell>
          <table:table-cell office:value-type="float" office:value="107.44455165" calcext:value-type="float">
            <text:p>107.44455165</text:p>
          </table:table-cell>
          <table:table-cell office:value-type="float" office:value="115.59524965" calcext:value-type="float">
            <text:p>115.59524965</text:p>
          </table:table-cell>
          <table:table-cell office:value-type="float" office:value="130.65125441" calcext:value-type="float">
            <text:p>130.65125441</text:p>
          </table:table-cell>
          <table:table-cell office:value-type="float" office:value="164.37413903" calcext:value-type="float">
            <text:p>164.37413903</text:p>
          </table:table-cell>
          <table:table-cell office:value-type="float" office:value="152.57537397" calcext:value-type="float">
            <text:p>152.57537397</text:p>
          </table:table-cell>
          <table:table-cell office:value-type="float" office:value="160.04492268" calcext:value-type="float">
            <text:p>160.04492268</text:p>
          </table:table-cell>
          <table:table-cell office:value-type="float" office:value="201.41500915" calcext:value-type="float">
            <text:p>201.41500915</text:p>
          </table:table-cell>
          <table:table-cell office:value-type="float" office:value="235.76054799" calcext:value-type="float">
            <text:p>235.76054799</text:p>
          </table:table-cell>
          <table:table-cell office:value-type="float" office:value="213.56641358" calcext:value-type="float">
            <text:p>213.56641358</text:p>
          </table:table-cell>
          <table:table-cell office:value-type="float" office:value="288.79050092" calcext:value-type="float">
            <text:p>288.79050092</text:p>
          </table:table-cell>
          <table:table-cell office:value-type="float" office:value="301.09711263" calcext:value-type="float">
            <text:p>301.097112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sovo</text:p>
          </table:table-cell>
          <table:table-cell office:value-type="string" calcext:value-type="string">
            <text:p>XKX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Yemen, Rep.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39.65532113" calcext:value-type="float">
            <text:p>39.65532113</text:p>
          </table:table-cell>
          <table:table-cell office:value-type="float" office:value="23.33038735" calcext:value-type="float">
            <text:p>23.33038735</text:p>
          </table:table-cell>
          <table:table-cell office:value-type="float" office:value="20.31450104" calcext:value-type="float">
            <text:p>20.31450104</text:p>
          </table:table-cell>
          <table:table-cell office:value-type="float" office:value="21.44267557" calcext:value-type="float">
            <text:p>21.44267557</text:p>
          </table:table-cell>
          <table:table-cell office:value-type="float" office:value="21.51043167" calcext:value-type="float">
            <text:p>21.51043167</text:p>
          </table:table-cell>
          <table:table-cell office:value-type="float" office:value="25.26729843" calcext:value-type="float">
            <text:p>25.26729843</text:p>
          </table:table-cell>
          <table:table-cell office:value-type="float" office:value="26.61915889" calcext:value-type="float">
            <text:p>26.61915889</text:p>
          </table:table-cell>
          <table:table-cell office:value-type="float" office:value="27.43931418" calcext:value-type="float">
            <text:p>27.43931418</text:p>
          </table:table-cell>
          <table:table-cell office:value-type="float" office:value="35.01216658" calcext:value-type="float">
            <text:p>35.01216658</text:p>
          </table:table-cell>
          <table:table-cell office:value-type="float" office:value="38.38332031" calcext:value-type="float">
            <text:p>38.38332031</text:p>
          </table:table-cell>
          <table:table-cell office:value-type="float" office:value="42.53610453" calcext:value-type="float">
            <text:p>42.53610453</text:p>
          </table:table-cell>
          <table:table-cell office:value-type="float" office:value="52.0957528" calcext:value-type="float">
            <text:p>52.0957528</text:p>
          </table:table-cell>
          <table:table-cell office:value-type="float" office:value="58.08815663" calcext:value-type="float">
            <text:p>58.08815663</text:p>
          </table:table-cell>
          <table:table-cell office:value-type="float" office:value="69.6851483" calcext:value-type="float">
            <text:p>69.6851483</text:p>
          </table:table-cell>
          <table:table-cell office:value-type="float" office:value="65.91392692" calcext:value-type="float">
            <text:p>65.91392692</text:p>
          </table:table-cell>
          <table:table-cell office:value-type="float" office:value="67.74874258" calcext:value-type="float">
            <text:p>67.74874258</text:p>
          </table:table-cell>
          <table:table-cell office:value-type="float" office:value="64.65160379" calcext:value-type="float">
            <text:p>64.65160379</text:p>
          </table:table-cell>
          <table:table-cell office:value-type="float" office:value="73.90669273" calcext:value-type="float">
            <text:p>73.90669273</text:p>
          </table:table-cell>
          <table:table-cell office:value-type="float" office:value="78.52249036" calcext:value-type="float">
            <text:p>78.52249036</text:p>
          </table:table-cell>
          <table:table-cell office:value-type="float" office:value="79.93696624" calcext:value-type="float">
            <text:p>79.936966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310.86415329" calcext:value-type="float">
            <text:p>310.86415329</text:p>
          </table:table-cell>
          <table:table-cell office:value-type="float" office:value="296.25329423" calcext:value-type="float">
            <text:p>296.25329423</text:p>
          </table:table-cell>
          <table:table-cell office:value-type="float" office:value="305.33825679" calcext:value-type="float">
            <text:p>305.33825679</text:p>
          </table:table-cell>
          <table:table-cell office:value-type="float" office:value="268.22730149" calcext:value-type="float">
            <text:p>268.22730149</text:p>
          </table:table-cell>
          <table:table-cell office:value-type="float" office:value="262.73001075" calcext:value-type="float">
            <text:p>262.73001075</text:p>
          </table:table-cell>
          <table:table-cell office:value-type="float" office:value="245.05728208" calcext:value-type="float">
            <text:p>245.05728208</text:p>
          </table:table-cell>
          <table:table-cell office:value-type="float" office:value="221.67467732" calcext:value-type="float">
            <text:p>221.67467732</text:p>
          </table:table-cell>
          <table:table-cell office:value-type="float" office:value="201.79558319" calcext:value-type="float">
            <text:p>201.79558319</text:p>
          </table:table-cell>
          <table:table-cell office:value-type="float" office:value="308.09228507" calcext:value-type="float">
            <text:p>308.09228507</text:p>
          </table:table-cell>
          <table:table-cell office:value-type="float" office:value="380.12745847" calcext:value-type="float">
            <text:p>380.12745847</text:p>
          </table:table-cell>
          <table:table-cell office:value-type="float" office:value="414.14522267" calcext:value-type="float">
            <text:p>414.14522267</text:p>
          </table:table-cell>
          <table:table-cell office:value-type="float" office:value="419.29046417" calcext:value-type="float">
            <text:p>419.29046417</text:p>
          </table:table-cell>
          <table:table-cell office:value-type="float" office:value="453.88669643" calcext:value-type="float">
            <text:p>453.88669643</text:p>
          </table:table-cell>
          <table:table-cell office:value-type="float" office:value="441.23855998" calcext:value-type="float">
            <text:p>441.23855998</text:p>
          </table:table-cell>
          <table:table-cell office:value-type="float" office:value="486.7066269" calcext:value-type="float">
            <text:p>486.7066269</text:p>
          </table:table-cell>
          <table:table-cell office:value-type="float" office:value="618.350112" calcext:value-type="float">
            <text:p>618.350112</text:p>
          </table:table-cell>
          <table:table-cell office:value-type="float" office:value="686.94122021" calcext:value-type="float">
            <text:p>686.94122021</text:p>
          </table:table-cell>
          <table:table-cell office:value-type="float" office:value="661.43396521" calcext:value-type="float">
            <text:p>661.43396521</text:p>
          </table:table-cell>
          <table:table-cell office:value-type="float" office:value="601.37237519" calcext:value-type="float">
            <text:p>601.37237519</text:p>
          </table:table-cell>
          <table:table-cell office:value-type="float" office:value="570.20607359" calcext:value-type="float">
            <text:p>570.206073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35"/>
          <table:table-cell office:value-type="float" office:value="20.47757919" calcext:value-type="float">
            <text:p>20.47757919</text:p>
          </table:table-cell>
          <table:table-cell office:value-type="float" office:value="22.73446894" calcext:value-type="float">
            <text:p>22.73446894</text:p>
          </table:table-cell>
          <table:table-cell office:value-type="float" office:value="27.67649894" calcext:value-type="float">
            <text:p>27.67649894</text:p>
          </table:table-cell>
          <table:table-cell office:value-type="float" office:value="24.90824007" calcext:value-type="float">
            <text:p>24.90824007</text:p>
          </table:table-cell>
          <table:table-cell office:value-type="float" office:value="24.3207841" calcext:value-type="float">
            <text:p>24.3207841</text:p>
          </table:table-cell>
          <table:table-cell office:value-type="float" office:value="24.36048524" calcext:value-type="float">
            <text:p>24.36048524</text:p>
          </table:table-cell>
          <table:table-cell office:value-type="float" office:value="24.74165066" calcext:value-type="float">
            <text:p>24.74165066</text:p>
          </table:table-cell>
          <table:table-cell office:value-type="float" office:value="26.08083993" calcext:value-type="float">
            <text:p>26.08083993</text:p>
          </table:table-cell>
          <table:table-cell office:value-type="float" office:value="35.07592245" calcext:value-type="float">
            <text:p>35.07592245</text:p>
          </table:table-cell>
          <table:table-cell office:value-type="float" office:value="38.86516106" calcext:value-type="float">
            <text:p>38.86516106</text:p>
          </table:table-cell>
          <table:table-cell office:value-type="float" office:value="52.27383468" calcext:value-type="float">
            <text:p>52.27383468</text:p>
          </table:table-cell>
          <table:table-cell office:value-type="float" office:value="62.92278027" calcext:value-type="float">
            <text:p>62.92278027</text:p>
          </table:table-cell>
          <table:table-cell office:value-type="float" office:value="48.1756618" calcext:value-type="float">
            <text:p>48.1756618</text:p>
          </table:table-cell>
          <table:table-cell office:value-type="float" office:value="66.53854373" calcext:value-type="float">
            <text:p>66.53854373</text:p>
          </table:table-cell>
          <table:table-cell office:value-type="float" office:value="53.65967398" calcext:value-type="float">
            <text:p>53.65967398</text:p>
          </table:table-cell>
          <table:table-cell office:value-type="float" office:value="64.17510388" calcext:value-type="float">
            <text:p>64.17510388</text:p>
          </table:table-cell>
          <table:table-cell office:value-type="float" office:value="70.52581827" calcext:value-type="float">
            <text:p>70.52581827</text:p>
          </table:table-cell>
          <table:table-cell office:value-type="float" office:value="82.86919808" calcext:value-type="float">
            <text:p>82.86919808</text:p>
          </table:table-cell>
          <table:table-cell office:value-type="float" office:value="87.83302346" calcext:value-type="float">
            <text:p>87.83302346</text:p>
          </table:table-cell>
          <table:table-cell office:value-type="float" office:value="85.85307416" calcext:value-type="float">
            <text:p>85.853074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mbabwe</text:p>
          </table:table-cell>
          <table:table-cell office:value-type="string" calcext:value-type="string">
            <text:p>ZWE</text:p>
          </table:table-cell>
          <table:table-cell office:value-type="string" calcext:value-type="string">
            <text:p>Health expenditure per capita (current US$)</text:p>
          </table:table-cell>
          <table:table-cell office:value-type="string" calcext:value-type="string">
            <text:p>SH.XPD.PCAP</text:p>
          </table:table-cell>
          <table:table-cell table:number-columns-repeated="40"/>
          <table:table-cell office:value-type="float" office:value="37.51600657" calcext:value-type="float">
            <text:p>37.51600657</text:p>
          </table:table-cell>
          <table:table-cell office:value-type="float" office:value="33.10799264" calcext:value-type="float">
            <text:p>33.10799264</text:p>
          </table:table-cell>
          <table:table-cell office:value-type="float" office:value="32.64026949" calcext:value-type="float">
            <text:p>32.64026949</text:p>
          </table:table-cell>
          <table:table-cell office:value-type="float" office:value="29.2115538" calcext:value-type="float">
            <text:p>29.2115538</text:p>
          </table:table-cell>
          <table:table-cell office:value-type="float" office:value="32.17087301" calcext:value-type="float">
            <text:p>32.17087301</text:p>
          </table:table-cell>
          <table:table-cell office:value-type="float" office:value="28.52517713" calcext:value-type="float">
            <text:p>28.52517713</text:p>
          </table:table-cell>
          <table:table-cell office:value-type="float" office:value="21.24877429" calcext:value-type="float">
            <text:p>21.24877429</text:p>
          </table:table-cell>
          <table:table-cell office:value-type="float" office:value="17.80401666" calcext:value-type="float">
            <text:p>17.80401666</text:p>
          </table:table-cell>
          <table:table-cell office:value-type="float" office:value="16.21371054" calcext:value-type="float">
            <text:p>16.21371054</text:p>
          </table:table-cell>
          <table:table-cell office:value-type="float" office:value="37.20702422" calcext:value-type="float">
            <text:p>37.20702422</text:p>
          </table:table-cell>
          <table:table-cell office:value-type="float" office:value="36.36279411" calcext:value-type="float">
            <text:p>36.36279411</text:p>
          </table:table-cell>
          <table:table-cell office:value-type="float" office:value="48.46958014" calcext:value-type="float">
            <text:p>48.46958014</text:p>
          </table:table-cell>
          <table:table-cell office:value-type="float" office:value="57.25376348" calcext:value-type="float">
            <text:p>57.25376348</text:p>
          </table:table-cell>
          <table:table-cell office:value-type="float" office:value="62.30922835" calcext:value-type="float">
            <text:p>62.30922835</text:p>
          </table:table-cell>
          <table:table-cell office:value-type="float" office:value="57.71045218" calcext:value-type="float">
            <text:p>57.7104521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2T21:17:09.483655796</dc:date>
    <meta:editing-duration>PT20S</meta:editing-duration>
    <meta:editing-cycles>1</meta:editing-cycles>
    <meta:document-statistic meta:table-count="1" meta:cell-count="5793" meta:object-count="0"/>
    <meta:generator>LibreOffice/5.1.6.2$Linux_X86_64 LibreOffice_project/10m0$Build-2</meta:generator>
  </office:meta>
</office:document-meta>
</file>